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2.49pt solid #99cc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37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3489" calcext:value-type="float">
            <text:p>3489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formula="of:=IF([.F4]=2;&quot;Liczba jest pierwsza&quot;;IF(ISEVEN([.F4]);&quot;liczba nie jest liczbą pierwszą&quot;;IF([.F4]=3;&quot;Liczba jest pierwsza&quot;;IF([.F4]=7;&quot;Liczba jest pierwsza&quot;;IF(MOD([.F4];3)=0;&quot;liczba nie jest liczbą pierwszą&quot;;IF(MOD([.F4];7)=0;&quot;liczba nie jest liczbą pierwszą&quot;;&quot;liczba jest pierwsza&quot;))))))" office:value-type="string" office:string-value="liczba nie jest liczbą pierwszą" calcext:value-type="string" table:number-columns-spanned="4" table:number-rows-spanned="2">
            <text:p>liczba nie jest liczbą pierwszą</text:p>
          </table:table-cell>
          <table:covered-table-cell table:number-columns-repeated="2" table:style-name="ce12"/>
          <table:covered-table-cell table:style-name="ce15"/>
          <table:table-cell table:style-name="ce17"/>
          <table:table-cell table:style-name="ce35" table:formula="of:=IF([.$F$4]&lt;=0;&quot;liczba nie należy do żadnego przedziłu&quot;;IF($f$4.=6001;&quot;Liczba nie należy do żadnego przedziału&quot;;IF(COUNT([.$B$7:.$B$6005])=1;&quot;podana liczba jest pierwsza&quot;;&quot;podana liczba nie jest pierwsza&quot;)))" office:value-type="string" office:string-value="podana liczba nie jest pierwsza" calcext:value-type="string">
            <text:p>podana liczba nie jest pierwsza</text:p>
          </table:table-cell>
          <table:table-cell table:style-name="ce17" table:number-columns-repeated="4"/>
          <table:table-cell table:number-columns-repeated="1010"/>
        </table:table-row>
        <table:table-row table:style-name="ro3">
          <table:table-cell/>
          <table:table-cell table:style-name="Default"/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style-name="Default" table:formula="of:=IF(MOD([.$F$4];[.A7])=0;[.A7];&quot; &quot;)" office:value-type="string" office:string-value=" " calcext:value-type="string">
            <text:p><text:s/></text:p>
          </table:table-cell>
          <table:table-cell table:number-columns-repeated="9"/>
          <table:table-cell table:style-name="ce37" table:formula="of:=IF(OR([.$F$4]&lt;=0;$f$4.=6001);&quot;liczba nie należy do żadnego przedziału&quot;;IF(COUNT([.$B$7:.$B$6005])=1;&quot;podana liczba jest pierwsza&quot;;&quot;podana liczba nie jest pierwsza&quot;))" office:value-type="string" office:string-value="podana liczba nie jest pierwsza" calcext:value-type="string">
            <text:p>podana liczba nie jest pierwsza</text:p>
          </table:table-cell>
          <table:table-cell table:number-columns-repeated="101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style-name="Default" table:formula="of:=IF(MOD([.$F$4];[.A8])=0;[.A8];&quot; 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style-name="Default" table:formula="of:=IF(MOD([.$F$4];[.A9])=0;[.A9]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style-name="Default" table:formula="of:=IF(MOD([.$F$4];[.A10])=0;[.A10]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style-name="Default" table:formula="of:=IF(MOD([.$F$4];[.A11])=0;[.A11]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style-name="Default" table:formula="of:=IF(MOD([.$F$4];[.A12])=0;[.A12]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style-name="Default" table:formula="of:=IF(MOD([.$F$4];[.A13])=0;[.A13]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style-name="Default" table:formula="of:=IF(MOD([.$F$4];[.A14])=0;[.A14]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style-name="Default" table:formula="of:=IF(MOD([.$F$4];[.A15])=0;[.A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style-name="Default" table:formula="of:=IF(MOD([.$F$4];[.A16])=0;[.A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style-name="Default" table:formula="of:=IF(MOD([.$F$4];[.A17])=0;[.A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style-name="Default" table:formula="of:=IF(MOD([.$F$4];[.A18])=0;[.A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style-name="Default" table:formula="of:=IF(MOD([.$F$4];[.A19])=0;[.A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style-name="Default" table:formula="of:=IF(MOD([.$F$4];[.A20])=0;[.A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style-name="Default" table:formula="of:=IF(MOD([.$F$4];[.A21])=0;[.A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style-name="Default" table:formula="of:=IF(MOD([.$F$4];[.A22])=0;[.A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style-name="Default" table:formula="of:=IF(MOD([.$F$4];[.A23])=0;[.A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style-name="Default" table:formula="of:=IF(MOD([.$F$4];[.A24])=0;[.A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style-name="Default" table:formula="of:=IF(MOD([.$F$4];[.A25])=0;[.A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style-name="Default" table:formula="of:=IF(MOD([.$F$4];[.A26])=0;[.A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style-name="Default" table:formula="of:=IF(MOD([.$F$4];[.A27])=0;[.A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style-name="Default" table:formula="of:=IF(MOD([.$F$4];[.A28])=0;[.A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style-name="Default" table:formula="of:=IF(MOD([.$F$4];[.A29])=0;[.A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style-name="Default" table:formula="of:=IF(MOD([.$F$4];[.A30])=0;[.A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style-name="Default" table:formula="of:=IF(MOD([.$F$4];[.A31])=0;[.A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style-name="Default" table:formula="of:=IF(MOD([.$F$4];[.A32])=0;[.A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style-name="Default" table:formula="of:=IF(MOD([.$F$4];[.A33])=0;[.A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style-name="Default" table:formula="of:=IF(MOD([.$F$4];[.A34])=0;[.A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style-name="Default" table:formula="of:=IF(MOD([.$F$4];[.A35])=0;[.A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style-name="Default" table:formula="of:=IF(MOD([.$F$4];[.A36])=0;[.A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style-name="Default" table:formula="of:=IF(MOD([.$F$4];[.A37])=0;[.A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style-name="Default" table:formula="of:=IF(MOD([.$F$4];[.A38])=0;[.A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style-name="Default" table:formula="of:=IF(MOD([.$F$4];[.A39])=0;[.A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style-name="Default" table:formula="of:=IF(MOD([.$F$4];[.A40])=0;[.A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style-name="Default" table:formula="of:=IF(MOD([.$F$4];[.A41])=0;[.A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style-name="Default" table:formula="of:=IF(MOD([.$F$4];[.A42])=0;[.A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style-name="Default" table:formula="of:=IF(MOD([.$F$4];[.A43])=0;[.A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style-name="Default" table:formula="of:=IF(MOD([.$F$4];[.A44])=0;[.A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style-name="Default" table:formula="of:=IF(MOD([.$F$4];[.A45])=0;[.A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style-name="Default" table:formula="of:=IF(MOD([.$F$4];[.A46])=0;[.A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style-name="Default" table:formula="of:=IF(MOD([.$F$4];[.A47])=0;[.A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style-name="Default" table:formula="of:=IF(MOD([.$F$4];[.A48])=0;[.A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style-name="Default" table:formula="of:=IF(MOD([.$F$4];[.A49])=0;[.A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style-name="Default" table:formula="of:=IF(MOD([.$F$4];[.A50])=0;[.A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style-name="Default" table:formula="of:=IF(MOD([.$F$4];[.A51])=0;[.A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style-name="Default" table:formula="of:=IF(MOD([.$F$4];[.A52])=0;[.A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style-name="Default" table:formula="of:=IF(MOD([.$F$4];[.A53])=0;[.A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style-name="Default" table:formula="of:=IF(MOD([.$F$4];[.A54])=0;[.A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style-name="Default" table:formula="of:=IF(MOD([.$F$4];[.A55])=0;[.A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style-name="Default" table:formula="of:=IF(MOD([.$F$4];[.A56])=0;[.A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style-name="Default" table:formula="of:=IF(MOD([.$F$4];[.A57])=0;[.A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style-name="Default" table:formula="of:=IF(MOD([.$F$4];[.A58])=0;[.A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style-name="Default" table:formula="of:=IF(MOD([.$F$4];[.A59])=0;[.A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style-name="Default" table:formula="of:=IF(MOD([.$F$4];[.A60])=0;[.A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style-name="Default" table:formula="of:=IF(MOD([.$F$4];[.A61])=0;[.A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style-name="Default" table:formula="of:=IF(MOD([.$F$4];[.A62])=0;[.A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style-name="Default" table:formula="of:=IF(MOD([.$F$4];[.A63])=0;[.A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style-name="Default" table:formula="of:=IF(MOD([.$F$4];[.A64])=0;[.A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style-name="Default" table:formula="of:=IF(MOD([.$F$4];[.A65])=0;[.A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style-name="Default" table:formula="of:=IF(MOD([.$F$4];[.A66])=0;[.A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style-name="Default" table:formula="of:=IF(MOD([.$F$4];[.A67])=0;[.A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style-name="Default" table:formula="of:=IF(MOD([.$F$4];[.A68])=0;[.A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style-name="Default" table:formula="of:=IF(MOD([.$F$4];[.A69])=0;[.A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style-name="Default" table:formula="of:=IF(MOD([.$F$4];[.A70])=0;[.A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style-name="Default" table:formula="of:=IF(MOD([.$F$4];[.A71])=0;[.A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style-name="Default" table:formula="of:=IF(MOD([.$F$4];[.A72])=0;[.A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style-name="Default" table:formula="of:=IF(MOD([.$F$4];[.A73])=0;[.A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style-name="Default" table:formula="of:=IF(MOD([.$F$4];[.A74])=0;[.A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style-name="Default" table:formula="of:=IF(MOD([.$F$4];[.A75])=0;[.A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style-name="Default" table:formula="of:=IF(MOD([.$F$4];[.A76])=0;[.A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style-name="Default" table:formula="of:=IF(MOD([.$F$4];[.A77])=0;[.A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style-name="Default" table:formula="of:=IF(MOD([.$F$4];[.A78])=0;[.A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style-name="Default" table:formula="of:=IF(MOD([.$F$4];[.A79])=0;[.A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style-name="Default" table:formula="of:=IF(MOD([.$F$4];[.A80])=0;[.A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style-name="Default" table:formula="of:=IF(MOD([.$F$4];[.A81])=0;[.A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style-name="Default" table:formula="of:=IF(MOD([.$F$4];[.A82])=0;[.A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style-name="Default" table:formula="of:=IF(MOD([.$F$4];[.A83])=0;[.A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style-name="Default" table:formula="of:=IF(MOD([.$F$4];[.A84])=0;[.A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style-name="Default" table:formula="of:=IF(MOD([.$F$4];[.A85])=0;[.A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style-name="Default" table:formula="of:=IF(MOD([.$F$4];[.A86])=0;[.A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style-name="Default" table:formula="of:=IF(MOD([.$F$4];[.A87])=0;[.A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style-name="Default" table:formula="of:=IF(MOD([.$F$4];[.A88])=0;[.A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style-name="Default" table:formula="of:=IF(MOD([.$F$4];[.A89])=0;[.A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style-name="Default" table:formula="of:=IF(MOD([.$F$4];[.A90])=0;[.A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style-name="Default" table:formula="of:=IF(MOD([.$F$4];[.A91])=0;[.A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style-name="Default" table:formula="of:=IF(MOD([.$F$4];[.A92])=0;[.A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style-name="Default" table:formula="of:=IF(MOD([.$F$4];[.A93])=0;[.A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style-name="Default" table:formula="of:=IF(MOD([.$F$4];[.A94])=0;[.A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style-name="Default" table:formula="of:=IF(MOD([.$F$4];[.A95])=0;[.A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style-name="Default" table:formula="of:=IF(MOD([.$F$4];[.A96])=0;[.A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style-name="Default" table:formula="of:=IF(MOD([.$F$4];[.A97])=0;[.A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style-name="Default" table:formula="of:=IF(MOD([.$F$4];[.A98])=0;[.A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style-name="Default" table:formula="of:=IF(MOD([.$F$4];[.A99])=0;[.A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style-name="Default" table:formula="of:=IF(MOD([.$F$4];[.A100])=0;[.A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style-name="Default" table:formula="of:=IF(MOD([.$F$4];[.A101])=0;[.A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style-name="Default" table:formula="of:=IF(MOD([.$F$4];[.A102])=0;[.A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style-name="Default" table:formula="of:=IF(MOD([.$F$4];[.A103])=0;[.A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style-name="Default" table:formula="of:=IF(MOD([.$F$4];[.A104])=0;[.A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style-name="Default" table:formula="of:=IF(MOD([.$F$4];[.A105])=0;[.A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style-name="Default" table:formula="of:=IF(MOD([.$F$4];[.A106])=0;[.A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style-name="Default" table:formula="of:=IF(MOD([.$F$4];[.A107])=0;[.A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style-name="Default" table:formula="of:=IF(MOD([.$F$4];[.A108])=0;[.A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style-name="Default" table:formula="of:=IF(MOD([.$F$4];[.A109])=0;[.A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style-name="Default" table:formula="of:=IF(MOD([.$F$4];[.A110])=0;[.A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style-name="Default" table:formula="of:=IF(MOD([.$F$4];[.A111])=0;[.A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style-name="Default" table:formula="of:=IF(MOD([.$F$4];[.A112])=0;[.A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style-name="Default" table:formula="of:=IF(MOD([.$F$4];[.A113])=0;[.A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style-name="Default" table:formula="of:=IF(MOD([.$F$4];[.A114])=0;[.A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style-name="Default" table:formula="of:=IF(MOD([.$F$4];[.A115])=0;[.A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style-name="Default" table:formula="of:=IF(MOD([.$F$4];[.A116])=0;[.A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style-name="Default" table:formula="of:=IF(MOD([.$F$4];[.A117])=0;[.A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style-name="Default" table:formula="of:=IF(MOD([.$F$4];[.A118])=0;[.A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style-name="Default" table:formula="of:=IF(MOD([.$F$4];[.A119])=0;[.A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style-name="Default" table:formula="of:=IF(MOD([.$F$4];[.A120])=0;[.A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style-name="Default" table:formula="of:=IF(MOD([.$F$4];[.A121])=0;[.A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style-name="Default" table:formula="of:=IF(MOD([.$F$4];[.A122])=0;[.A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style-name="Default" table:formula="of:=IF(MOD([.$F$4];[.A123])=0;[.A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style-name="Default" table:formula="of:=IF(MOD([.$F$4];[.A124])=0;[.A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style-name="Default" table:formula="of:=IF(MOD([.$F$4];[.A125])=0;[.A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style-name="Default" table:formula="of:=IF(MOD([.$F$4];[.A126])=0;[.A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style-name="Default" table:formula="of:=IF(MOD([.$F$4];[.A127])=0;[.A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style-name="Default" table:formula="of:=IF(MOD([.$F$4];[.A128])=0;[.A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style-name="Default" table:formula="of:=IF(MOD([.$F$4];[.A129])=0;[.A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style-name="Default" table:formula="of:=IF(MOD([.$F$4];[.A130])=0;[.A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style-name="Default" table:formula="of:=IF(MOD([.$F$4];[.A131])=0;[.A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style-name="Default" table:formula="of:=IF(MOD([.$F$4];[.A132])=0;[.A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style-name="Default" table:formula="of:=IF(MOD([.$F$4];[.A133])=0;[.A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style-name="Default" table:formula="of:=IF(MOD([.$F$4];[.A134])=0;[.A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style-name="Default" table:formula="of:=IF(MOD([.$F$4];[.A135])=0;[.A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style-name="Default" table:formula="of:=IF(MOD([.$F$4];[.A136])=0;[.A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style-name="Default" table:formula="of:=IF(MOD([.$F$4];[.A137])=0;[.A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style-name="Default" table:formula="of:=IF(MOD([.$F$4];[.A138])=0;[.A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style-name="Default" table:formula="of:=IF(MOD([.$F$4];[.A139])=0;[.A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style-name="Default" table:formula="of:=IF(MOD([.$F$4];[.A140])=0;[.A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style-name="Default" table:formula="of:=IF(MOD([.$F$4];[.A141])=0;[.A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style-name="Default" table:formula="of:=IF(MOD([.$F$4];[.A142])=0;[.A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style-name="Default" table:formula="of:=IF(MOD([.$F$4];[.A143])=0;[.A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style-name="Default" table:formula="of:=IF(MOD([.$F$4];[.A144])=0;[.A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style-name="Default" table:formula="of:=IF(MOD([.$F$4];[.A145])=0;[.A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style-name="Default" table:formula="of:=IF(MOD([.$F$4];[.A146])=0;[.A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style-name="Default" table:formula="of:=IF(MOD([.$F$4];[.A147])=0;[.A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style-name="Default" table:formula="of:=IF(MOD([.$F$4];[.A148])=0;[.A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style-name="Default" table:formula="of:=IF(MOD([.$F$4];[.A149])=0;[.A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style-name="Default" table:formula="of:=IF(MOD([.$F$4];[.A150])=0;[.A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style-name="Default" table:formula="of:=IF(MOD([.$F$4];[.A151])=0;[.A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style-name="Default" table:formula="of:=IF(MOD([.$F$4];[.A152])=0;[.A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style-name="Default" table:formula="of:=IF(MOD([.$F$4];[.A153])=0;[.A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style-name="Default" table:formula="of:=IF(MOD([.$F$4];[.A154])=0;[.A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style-name="Default" table:formula="of:=IF(MOD([.$F$4];[.A155])=0;[.A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style-name="Default" table:formula="of:=IF(MOD([.$F$4];[.A156])=0;[.A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style-name="Default" table:formula="of:=IF(MOD([.$F$4];[.A157])=0;[.A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style-name="Default" table:formula="of:=IF(MOD([.$F$4];[.A158])=0;[.A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style-name="Default" table:formula="of:=IF(MOD([.$F$4];[.A159])=0;[.A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style-name="Default" table:formula="of:=IF(MOD([.$F$4];[.A160])=0;[.A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style-name="Default" table:formula="of:=IF(MOD([.$F$4];[.A161])=0;[.A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style-name="Default" table:formula="of:=IF(MOD([.$F$4];[.A162])=0;[.A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style-name="Default" table:formula="of:=IF(MOD([.$F$4];[.A163])=0;[.A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style-name="Default" table:formula="of:=IF(MOD([.$F$4];[.A164])=0;[.A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style-name="Default" table:formula="of:=IF(MOD([.$F$4];[.A165])=0;[.A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style-name="Default" table:formula="of:=IF(MOD([.$F$4];[.A166])=0;[.A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style-name="Default" table:formula="of:=IF(MOD([.$F$4];[.A167])=0;[.A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style-name="Default" table:formula="of:=IF(MOD([.$F$4];[.A168])=0;[.A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style-name="Default" table:formula="of:=IF(MOD([.$F$4];[.A169])=0;[.A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style-name="Default" table:formula="of:=IF(MOD([.$F$4];[.A170])=0;[.A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style-name="Default" table:formula="of:=IF(MOD([.$F$4];[.A171])=0;[.A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style-name="Default" table:formula="of:=IF(MOD([.$F$4];[.A172])=0;[.A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style-name="Default" table:formula="of:=IF(MOD([.$F$4];[.A173])=0;[.A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style-name="Default" table:formula="of:=IF(MOD([.$F$4];[.A174])=0;[.A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style-name="Default" table:formula="of:=IF(MOD([.$F$4];[.A175])=0;[.A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style-name="Default" table:formula="of:=IF(MOD([.$F$4];[.A176])=0;[.A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style-name="Default" table:formula="of:=IF(MOD([.$F$4];[.A177])=0;[.A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style-name="Default" table:formula="of:=IF(MOD([.$F$4];[.A178])=0;[.A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style-name="Default" table:formula="of:=IF(MOD([.$F$4];[.A179])=0;[.A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style-name="Default" table:formula="of:=IF(MOD([.$F$4];[.A180])=0;[.A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style-name="Default" table:formula="of:=IF(MOD([.$F$4];[.A181])=0;[.A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style-name="Default" table:formula="of:=IF(MOD([.$F$4];[.A182])=0;[.A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style-name="Default" table:formula="of:=IF(MOD([.$F$4];[.A183])=0;[.A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style-name="Default" table:formula="of:=IF(MOD([.$F$4];[.A184])=0;[.A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style-name="Default" table:formula="of:=IF(MOD([.$F$4];[.A185])=0;[.A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style-name="Default" table:formula="of:=IF(MOD([.$F$4];[.A186])=0;[.A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style-name="Default" table:formula="of:=IF(MOD([.$F$4];[.A187])=0;[.A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style-name="Default" table:formula="of:=IF(MOD([.$F$4];[.A188])=0;[.A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style-name="Default" table:formula="of:=IF(MOD([.$F$4];[.A189])=0;[.A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style-name="Default" table:formula="of:=IF(MOD([.$F$4];[.A190])=0;[.A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style-name="Default" table:formula="of:=IF(MOD([.$F$4];[.A191])=0;[.A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style-name="Default" table:formula="of:=IF(MOD([.$F$4];[.A192])=0;[.A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style-name="Default" table:formula="of:=IF(MOD([.$F$4];[.A193])=0;[.A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style-name="Default" table:formula="of:=IF(MOD([.$F$4];[.A194])=0;[.A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style-name="Default" table:formula="of:=IF(MOD([.$F$4];[.A195])=0;[.A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style-name="Default" table:formula="of:=IF(MOD([.$F$4];[.A196])=0;[.A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style-name="Default" table:formula="of:=IF(MOD([.$F$4];[.A197])=0;[.A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style-name="Default" table:formula="of:=IF(MOD([.$F$4];[.A198])=0;[.A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style-name="Default" table:formula="of:=IF(MOD([.$F$4];[.A199])=0;[.A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style-name="Default" table:formula="of:=IF(MOD([.$F$4];[.A200])=0;[.A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style-name="Default" table:formula="of:=IF(MOD([.$F$4];[.A201])=0;[.A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style-name="Default" table:formula="of:=IF(MOD([.$F$4];[.A202])=0;[.A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style-name="Default" table:formula="of:=IF(MOD([.$F$4];[.A203])=0;[.A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style-name="Default" table:formula="of:=IF(MOD([.$F$4];[.A204])=0;[.A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style-name="Default" table:formula="of:=IF(MOD([.$F$4];[.A205])=0;[.A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style-name="Default" table:formula="of:=IF(MOD([.$F$4];[.A206])=0;[.A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style-name="Default" table:formula="of:=IF(MOD([.$F$4];[.A207])=0;[.A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style-name="Default" table:formula="of:=IF(MOD([.$F$4];[.A208])=0;[.A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style-name="Default" table:formula="of:=IF(MOD([.$F$4];[.A209])=0;[.A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style-name="Default" table:formula="of:=IF(MOD([.$F$4];[.A210])=0;[.A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style-name="Default" table:formula="of:=IF(MOD([.$F$4];[.A211])=0;[.A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style-name="Default" table:formula="of:=IF(MOD([.$F$4];[.A212])=0;[.A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style-name="Default" table:formula="of:=IF(MOD([.$F$4];[.A213])=0;[.A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style-name="Default" table:formula="of:=IF(MOD([.$F$4];[.A214])=0;[.A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style-name="Default" table:formula="of:=IF(MOD([.$F$4];[.A215])=0;[.A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style-name="Default" table:formula="of:=IF(MOD([.$F$4];[.A216])=0;[.A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style-name="Default" table:formula="of:=IF(MOD([.$F$4];[.A217])=0;[.A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style-name="Default" table:formula="of:=IF(MOD([.$F$4];[.A218])=0;[.A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style-name="Default" table:formula="of:=IF(MOD([.$F$4];[.A219])=0;[.A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style-name="Default" table:formula="of:=IF(MOD([.$F$4];[.A220])=0;[.A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style-name="Default" table:formula="of:=IF(MOD([.$F$4];[.A221])=0;[.A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style-name="Default" table:formula="of:=IF(MOD([.$F$4];[.A222])=0;[.A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style-name="Default" table:formula="of:=IF(MOD([.$F$4];[.A223])=0;[.A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style-name="Default" table:formula="of:=IF(MOD([.$F$4];[.A224])=0;[.A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style-name="Default" table:formula="of:=IF(MOD([.$F$4];[.A225])=0;[.A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style-name="Default" table:formula="of:=IF(MOD([.$F$4];[.A226])=0;[.A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style-name="Default" table:formula="of:=IF(MOD([.$F$4];[.A227])=0;[.A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style-name="Default" table:formula="of:=IF(MOD([.$F$4];[.A228])=0;[.A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style-name="Default" table:formula="of:=IF(MOD([.$F$4];[.A229])=0;[.A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style-name="Default" table:formula="of:=IF(MOD([.$F$4];[.A230])=0;[.A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style-name="Default" table:formula="of:=IF(MOD([.$F$4];[.A231])=0;[.A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style-name="Default" table:formula="of:=IF(MOD([.$F$4];[.A232])=0;[.A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style-name="Default" table:formula="of:=IF(MOD([.$F$4];[.A233])=0;[.A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style-name="Default" table:formula="of:=IF(MOD([.$F$4];[.A234])=0;[.A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style-name="Default" table:formula="of:=IF(MOD([.$F$4];[.A235])=0;[.A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style-name="Default" table:formula="of:=IF(MOD([.$F$4];[.A236])=0;[.A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style-name="Default" table:formula="of:=IF(MOD([.$F$4];[.A237])=0;[.A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style-name="Default" table:formula="of:=IF(MOD([.$F$4];[.A238])=0;[.A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style-name="Default" table:formula="of:=IF(MOD([.$F$4];[.A239])=0;[.A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style-name="Default" table:formula="of:=IF(MOD([.$F$4];[.A240])=0;[.A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style-name="Default" table:formula="of:=IF(MOD([.$F$4];[.A241])=0;[.A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style-name="Default" table:formula="of:=IF(MOD([.$F$4];[.A242])=0;[.A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style-name="Default" table:formula="of:=IF(MOD([.$F$4];[.A243])=0;[.A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style-name="Default" table:formula="of:=IF(MOD([.$F$4];[.A244])=0;[.A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style-name="Default" table:formula="of:=IF(MOD([.$F$4];[.A245])=0;[.A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style-name="Default" table:formula="of:=IF(MOD([.$F$4];[.A246])=0;[.A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style-name="Default" table:formula="of:=IF(MOD([.$F$4];[.A247])=0;[.A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style-name="Default" table:formula="of:=IF(MOD([.$F$4];[.A248])=0;[.A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style-name="Default" table:formula="of:=IF(MOD([.$F$4];[.A249])=0;[.A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style-name="Default" table:formula="of:=IF(MOD([.$F$4];[.A250])=0;[.A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style-name="Default" table:formula="of:=IF(MOD([.$F$4];[.A251])=0;[.A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style-name="Default" table:formula="of:=IF(MOD([.$F$4];[.A252])=0;[.A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style-name="Default" table:formula="of:=IF(MOD([.$F$4];[.A253])=0;[.A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style-name="Default" table:formula="of:=IF(MOD([.$F$4];[.A254])=0;[.A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style-name="Default" table:formula="of:=IF(MOD([.$F$4];[.A255])=0;[.A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style-name="Default" table:formula="of:=IF(MOD([.$F$4];[.A256])=0;[.A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style-name="Default" table:formula="of:=IF(MOD([.$F$4];[.A257])=0;[.A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style-name="Default" table:formula="of:=IF(MOD([.$F$4];[.A258])=0;[.A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style-name="Default" table:formula="of:=IF(MOD([.$F$4];[.A259])=0;[.A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style-name="Default" table:formula="of:=IF(MOD([.$F$4];[.A260])=0;[.A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style-name="Default" table:formula="of:=IF(MOD([.$F$4];[.A261])=0;[.A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style-name="Default" table:formula="of:=IF(MOD([.$F$4];[.A262])=0;[.A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style-name="Default" table:formula="of:=IF(MOD([.$F$4];[.A263])=0;[.A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style-name="Default" table:formula="of:=IF(MOD([.$F$4];[.A264])=0;[.A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style-name="Default" table:formula="of:=IF(MOD([.$F$4];[.A265])=0;[.A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style-name="Default" table:formula="of:=IF(MOD([.$F$4];[.A266])=0;[.A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style-name="Default" table:formula="of:=IF(MOD([.$F$4];[.A267])=0;[.A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style-name="Default" table:formula="of:=IF(MOD([.$F$4];[.A268])=0;[.A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style-name="Default" table:formula="of:=IF(MOD([.$F$4];[.A269])=0;[.A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style-name="Default" table:formula="of:=IF(MOD([.$F$4];[.A270])=0;[.A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style-name="Default" table:formula="of:=IF(MOD([.$F$4];[.A271])=0;[.A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style-name="Default" table:formula="of:=IF(MOD([.$F$4];[.A272])=0;[.A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style-name="Default" table:formula="of:=IF(MOD([.$F$4];[.A273])=0;[.A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style-name="Default" table:formula="of:=IF(MOD([.$F$4];[.A274])=0;[.A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style-name="Default" table:formula="of:=IF(MOD([.$F$4];[.A275])=0;[.A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style-name="Default" table:formula="of:=IF(MOD([.$F$4];[.A276])=0;[.A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style-name="Default" table:formula="of:=IF(MOD([.$F$4];[.A277])=0;[.A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style-name="Default" table:formula="of:=IF(MOD([.$F$4];[.A278])=0;[.A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style-name="Default" table:formula="of:=IF(MOD([.$F$4];[.A279])=0;[.A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style-name="Default" table:formula="of:=IF(MOD([.$F$4];[.A280])=0;[.A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style-name="Default" table:formula="of:=IF(MOD([.$F$4];[.A281])=0;[.A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style-name="Default" table:formula="of:=IF(MOD([.$F$4];[.A282])=0;[.A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style-name="Default" table:formula="of:=IF(MOD([.$F$4];[.A283])=0;[.A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style-name="Default" table:formula="of:=IF(MOD([.$F$4];[.A284])=0;[.A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style-name="Default" table:formula="of:=IF(MOD([.$F$4];[.A285])=0;[.A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style-name="Default" table:formula="of:=IF(MOD([.$F$4];[.A286])=0;[.A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style-name="Default" table:formula="of:=IF(MOD([.$F$4];[.A287])=0;[.A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style-name="Default" table:formula="of:=IF(MOD([.$F$4];[.A288])=0;[.A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style-name="Default" table:formula="of:=IF(MOD([.$F$4];[.A289])=0;[.A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style-name="Default" table:formula="of:=IF(MOD([.$F$4];[.A290])=0;[.A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style-name="Default" table:formula="of:=IF(MOD([.$F$4];[.A291])=0;[.A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style-name="Default" table:formula="of:=IF(MOD([.$F$4];[.A292])=0;[.A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style-name="Default" table:formula="of:=IF(MOD([.$F$4];[.A293])=0;[.A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style-name="Default" table:formula="of:=IF(MOD([.$F$4];[.A294])=0;[.A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style-name="Default" table:formula="of:=IF(MOD([.$F$4];[.A295])=0;[.A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style-name="Default" table:formula="of:=IF(MOD([.$F$4];[.A296])=0;[.A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style-name="Default" table:formula="of:=IF(MOD([.$F$4];[.A297])=0;[.A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style-name="Default" table:formula="of:=IF(MOD([.$F$4];[.A298])=0;[.A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style-name="Default" table:formula="of:=IF(MOD([.$F$4];[.A299])=0;[.A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style-name="Default" table:formula="of:=IF(MOD([.$F$4];[.A300])=0;[.A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style-name="Default" table:formula="of:=IF(MOD([.$F$4];[.A301])=0;[.A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style-name="Default" table:formula="of:=IF(MOD([.$F$4];[.A302])=0;[.A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style-name="Default" table:formula="of:=IF(MOD([.$F$4];[.A303])=0;[.A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style-name="Default" table:formula="of:=IF(MOD([.$F$4];[.A304])=0;[.A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style-name="Default" table:formula="of:=IF(MOD([.$F$4];[.A305])=0;[.A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style-name="Default" table:formula="of:=IF(MOD([.$F$4];[.A306])=0;[.A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style-name="Default" table:formula="of:=IF(MOD([.$F$4];[.A307])=0;[.A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style-name="Default" table:formula="of:=IF(MOD([.$F$4];[.A308])=0;[.A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style-name="Default" table:formula="of:=IF(MOD([.$F$4];[.A309])=0;[.A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style-name="Default" table:formula="of:=IF(MOD([.$F$4];[.A310])=0;[.A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style-name="Default" table:formula="of:=IF(MOD([.$F$4];[.A311])=0;[.A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style-name="Default" table:formula="of:=IF(MOD([.$F$4];[.A312])=0;[.A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style-name="Default" table:formula="of:=IF(MOD([.$F$4];[.A313])=0;[.A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style-name="Default" table:formula="of:=IF(MOD([.$F$4];[.A314])=0;[.A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style-name="Default" table:formula="of:=IF(MOD([.$F$4];[.A315])=0;[.A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style-name="Default" table:formula="of:=IF(MOD([.$F$4];[.A316])=0;[.A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style-name="Default" table:formula="of:=IF(MOD([.$F$4];[.A317])=0;[.A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style-name="Default" table:formula="of:=IF(MOD([.$F$4];[.A318])=0;[.A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style-name="Default" table:formula="of:=IF(MOD([.$F$4];[.A319])=0;[.A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style-name="Default" table:formula="of:=IF(MOD([.$F$4];[.A320])=0;[.A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style-name="Default" table:formula="of:=IF(MOD([.$F$4];[.A321])=0;[.A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style-name="Default" table:formula="of:=IF(MOD([.$F$4];[.A322])=0;[.A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style-name="Default" table:formula="of:=IF(MOD([.$F$4];[.A323])=0;[.A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style-name="Default" table:formula="of:=IF(MOD([.$F$4];[.A324])=0;[.A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style-name="Default" table:formula="of:=IF(MOD([.$F$4];[.A325])=0;[.A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style-name="Default" table:formula="of:=IF(MOD([.$F$4];[.A326])=0;[.A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style-name="Default" table:formula="of:=IF(MOD([.$F$4];[.A327])=0;[.A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style-name="Default" table:formula="of:=IF(MOD([.$F$4];[.A328])=0;[.A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style-name="Default" table:formula="of:=IF(MOD([.$F$4];[.A329])=0;[.A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style-name="Default" table:formula="of:=IF(MOD([.$F$4];[.A330])=0;[.A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style-name="Default" table:formula="of:=IF(MOD([.$F$4];[.A331])=0;[.A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style-name="Default" table:formula="of:=IF(MOD([.$F$4];[.A332])=0;[.A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style-name="Default" table:formula="of:=IF(MOD([.$F$4];[.A333])=0;[.A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style-name="Default" table:formula="of:=IF(MOD([.$F$4];[.A334])=0;[.A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style-name="Default" table:formula="of:=IF(MOD([.$F$4];[.A335])=0;[.A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style-name="Default" table:formula="of:=IF(MOD([.$F$4];[.A336])=0;[.A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style-name="Default" table:formula="of:=IF(MOD([.$F$4];[.A337])=0;[.A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style-name="Default" table:formula="of:=IF(MOD([.$F$4];[.A338])=0;[.A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style-name="Default" table:formula="of:=IF(MOD([.$F$4];[.A339])=0;[.A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style-name="Default" table:formula="of:=IF(MOD([.$F$4];[.A340])=0;[.A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style-name="Default" table:formula="of:=IF(MOD([.$F$4];[.A341])=0;[.A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style-name="Default" table:formula="of:=IF(MOD([.$F$4];[.A342])=0;[.A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style-name="Default" table:formula="of:=IF(MOD([.$F$4];[.A343])=0;[.A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style-name="Default" table:formula="of:=IF(MOD([.$F$4];[.A344])=0;[.A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style-name="Default" table:formula="of:=IF(MOD([.$F$4];[.A345])=0;[.A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style-name="Default" table:formula="of:=IF(MOD([.$F$4];[.A346])=0;[.A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style-name="Default" table:formula="of:=IF(MOD([.$F$4];[.A347])=0;[.A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style-name="Default" table:formula="of:=IF(MOD([.$F$4];[.A348])=0;[.A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style-name="Default" table:formula="of:=IF(MOD([.$F$4];[.A349])=0;[.A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style-name="Default" table:formula="of:=IF(MOD([.$F$4];[.A350])=0;[.A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style-name="Default" table:formula="of:=IF(MOD([.$F$4];[.A351])=0;[.A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style-name="Default" table:formula="of:=IF(MOD([.$F$4];[.A352])=0;[.A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style-name="Default" table:formula="of:=IF(MOD([.$F$4];[.A353])=0;[.A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style-name="Default" table:formula="of:=IF(MOD([.$F$4];[.A354])=0;[.A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style-name="Default" table:formula="of:=IF(MOD([.$F$4];[.A355])=0;[.A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style-name="Default" table:formula="of:=IF(MOD([.$F$4];[.A356])=0;[.A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style-name="Default" table:formula="of:=IF(MOD([.$F$4];[.A357])=0;[.A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style-name="Default" table:formula="of:=IF(MOD([.$F$4];[.A358])=0;[.A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style-name="Default" table:formula="of:=IF(MOD([.$F$4];[.A359])=0;[.A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style-name="Default" table:formula="of:=IF(MOD([.$F$4];[.A360])=0;[.A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style-name="Default" table:formula="of:=IF(MOD([.$F$4];[.A361])=0;[.A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style-name="Default" table:formula="of:=IF(MOD([.$F$4];[.A362])=0;[.A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style-name="Default" table:formula="of:=IF(MOD([.$F$4];[.A363])=0;[.A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style-name="Default" table:formula="of:=IF(MOD([.$F$4];[.A364])=0;[.A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style-name="Default" table:formula="of:=IF(MOD([.$F$4];[.A365])=0;[.A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style-name="Default" table:formula="of:=IF(MOD([.$F$4];[.A366])=0;[.A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style-name="Default" table:formula="of:=IF(MOD([.$F$4];[.A367])=0;[.A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style-name="Default" table:formula="of:=IF(MOD([.$F$4];[.A368])=0;[.A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style-name="Default" table:formula="of:=IF(MOD([.$F$4];[.A369])=0;[.A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style-name="Default" table:formula="of:=IF(MOD([.$F$4];[.A370])=0;[.A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style-name="Default" table:formula="of:=IF(MOD([.$F$4];[.A371])=0;[.A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style-name="Default" table:formula="of:=IF(MOD([.$F$4];[.A372])=0;[.A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style-name="Default" table:formula="of:=IF(MOD([.$F$4];[.A373])=0;[.A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style-name="Default" table:formula="of:=IF(MOD([.$F$4];[.A374])=0;[.A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style-name="Default" table:formula="of:=IF(MOD([.$F$4];[.A375])=0;[.A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style-name="Default" table:formula="of:=IF(MOD([.$F$4];[.A376])=0;[.A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style-name="Default" table:formula="of:=IF(MOD([.$F$4];[.A377])=0;[.A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style-name="Default" table:formula="of:=IF(MOD([.$F$4];[.A378])=0;[.A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style-name="Default" table:formula="of:=IF(MOD([.$F$4];[.A379])=0;[.A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style-name="Default" table:formula="of:=IF(MOD([.$F$4];[.A380])=0;[.A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style-name="Default" table:formula="of:=IF(MOD([.$F$4];[.A381])=0;[.A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style-name="Default" table:formula="of:=IF(MOD([.$F$4];[.A382])=0;[.A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style-name="Default" table:formula="of:=IF(MOD([.$F$4];[.A383])=0;[.A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style-name="Default" table:formula="of:=IF(MOD([.$F$4];[.A384])=0;[.A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style-name="Default" table:formula="of:=IF(MOD([.$F$4];[.A385])=0;[.A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style-name="Default" table:formula="of:=IF(MOD([.$F$4];[.A386])=0;[.A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style-name="Default" table:formula="of:=IF(MOD([.$F$4];[.A387])=0;[.A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style-name="Default" table:formula="of:=IF(MOD([.$F$4];[.A388])=0;[.A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style-name="Default" table:formula="of:=IF(MOD([.$F$4];[.A389])=0;[.A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style-name="Default" table:formula="of:=IF(MOD([.$F$4];[.A390])=0;[.A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style-name="Default" table:formula="of:=IF(MOD([.$F$4];[.A391])=0;[.A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style-name="Default" table:formula="of:=IF(MOD([.$F$4];[.A392])=0;[.A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style-name="Default" table:formula="of:=IF(MOD([.$F$4];[.A393])=0;[.A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style-name="Default" table:formula="of:=IF(MOD([.$F$4];[.A394])=0;[.A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style-name="Default" table:formula="of:=IF(MOD([.$F$4];[.A395])=0;[.A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style-name="Default" table:formula="of:=IF(MOD([.$F$4];[.A396])=0;[.A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style-name="Default" table:formula="of:=IF(MOD([.$F$4];[.A397])=0;[.A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style-name="Default" table:formula="of:=IF(MOD([.$F$4];[.A398])=0;[.A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style-name="Default" table:formula="of:=IF(MOD([.$F$4];[.A399])=0;[.A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style-name="Default" table:formula="of:=IF(MOD([.$F$4];[.A400])=0;[.A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style-name="Default" table:formula="of:=IF(MOD([.$F$4];[.A401])=0;[.A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style-name="Default" table:formula="of:=IF(MOD([.$F$4];[.A402])=0;[.A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style-name="Default" table:formula="of:=IF(MOD([.$F$4];[.A403])=0;[.A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style-name="Default" table:formula="of:=IF(MOD([.$F$4];[.A404])=0;[.A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style-name="Default" table:formula="of:=IF(MOD([.$F$4];[.A405])=0;[.A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style-name="Default" table:formula="of:=IF(MOD([.$F$4];[.A406])=0;[.A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style-name="Default" table:formula="of:=IF(MOD([.$F$4];[.A407])=0;[.A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style-name="Default" table:formula="of:=IF(MOD([.$F$4];[.A408])=0;[.A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style-name="Default" table:formula="of:=IF(MOD([.$F$4];[.A409])=0;[.A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style-name="Default" table:formula="of:=IF(MOD([.$F$4];[.A410])=0;[.A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style-name="Default" table:formula="of:=IF(MOD([.$F$4];[.A411])=0;[.A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style-name="Default" table:formula="of:=IF(MOD([.$F$4];[.A412])=0;[.A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style-name="Default" table:formula="of:=IF(MOD([.$F$4];[.A413])=0;[.A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style-name="Default" table:formula="of:=IF(MOD([.$F$4];[.A414])=0;[.A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style-name="Default" table:formula="of:=IF(MOD([.$F$4];[.A415])=0;[.A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style-name="Default" table:formula="of:=IF(MOD([.$F$4];[.A416])=0;[.A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style-name="Default" table:formula="of:=IF(MOD([.$F$4];[.A417])=0;[.A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style-name="Default" table:formula="of:=IF(MOD([.$F$4];[.A418])=0;[.A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style-name="Default" table:formula="of:=IF(MOD([.$F$4];[.A419])=0;[.A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style-name="Default" table:formula="of:=IF(MOD([.$F$4];[.A420])=0;[.A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style-name="Default" table:formula="of:=IF(MOD([.$F$4];[.A421])=0;[.A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style-name="Default" table:formula="of:=IF(MOD([.$F$4];[.A422])=0;[.A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style-name="Default" table:formula="of:=IF(MOD([.$F$4];[.A423])=0;[.A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style-name="Default" table:formula="of:=IF(MOD([.$F$4];[.A424])=0;[.A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style-name="Default" table:formula="of:=IF(MOD([.$F$4];[.A425])=0;[.A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style-name="Default" table:formula="of:=IF(MOD([.$F$4];[.A426])=0;[.A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style-name="Default" table:formula="of:=IF(MOD([.$F$4];[.A427])=0;[.A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style-name="Default" table:formula="of:=IF(MOD([.$F$4];[.A428])=0;[.A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style-name="Default" table:formula="of:=IF(MOD([.$F$4];[.A429])=0;[.A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style-name="Default" table:formula="of:=IF(MOD([.$F$4];[.A430])=0;[.A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style-name="Default" table:formula="of:=IF(MOD([.$F$4];[.A431])=0;[.A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style-name="Default" table:formula="of:=IF(MOD([.$F$4];[.A432])=0;[.A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style-name="Default" table:formula="of:=IF(MOD([.$F$4];[.A433])=0;[.A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style-name="Default" table:formula="of:=IF(MOD([.$F$4];[.A434])=0;[.A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style-name="Default" table:formula="of:=IF(MOD([.$F$4];[.A435])=0;[.A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style-name="Default" table:formula="of:=IF(MOD([.$F$4];[.A436])=0;[.A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style-name="Default" table:formula="of:=IF(MOD([.$F$4];[.A437])=0;[.A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style-name="Default" table:formula="of:=IF(MOD([.$F$4];[.A438])=0;[.A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style-name="Default" table:formula="of:=IF(MOD([.$F$4];[.A439])=0;[.A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style-name="Default" table:formula="of:=IF(MOD([.$F$4];[.A440])=0;[.A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style-name="Default" table:formula="of:=IF(MOD([.$F$4];[.A441])=0;[.A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style-name="Default" table:formula="of:=IF(MOD([.$F$4];[.A442])=0;[.A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style-name="Default" table:formula="of:=IF(MOD([.$F$4];[.A443])=0;[.A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style-name="Default" table:formula="of:=IF(MOD([.$F$4];[.A444])=0;[.A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style-name="Default" table:formula="of:=IF(MOD([.$F$4];[.A445])=0;[.A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style-name="Default" table:formula="of:=IF(MOD([.$F$4];[.A446])=0;[.A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style-name="Default" table:formula="of:=IF(MOD([.$F$4];[.A447])=0;[.A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style-name="Default" table:formula="of:=IF(MOD([.$F$4];[.A448])=0;[.A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style-name="Default" table:formula="of:=IF(MOD([.$F$4];[.A449])=0;[.A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style-name="Default" table:formula="of:=IF(MOD([.$F$4];[.A450])=0;[.A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style-name="Default" table:formula="of:=IF(MOD([.$F$4];[.A451])=0;[.A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style-name="Default" table:formula="of:=IF(MOD([.$F$4];[.A452])=0;[.A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style-name="Default" table:formula="of:=IF(MOD([.$F$4];[.A453])=0;[.A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style-name="Default" table:formula="of:=IF(MOD([.$F$4];[.A454])=0;[.A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style-name="Default" table:formula="of:=IF(MOD([.$F$4];[.A455])=0;[.A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style-name="Default" table:formula="of:=IF(MOD([.$F$4];[.A456])=0;[.A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style-name="Default" table:formula="of:=IF(MOD([.$F$4];[.A457])=0;[.A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style-name="Default" table:formula="of:=IF(MOD([.$F$4];[.A458])=0;[.A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style-name="Default" table:formula="of:=IF(MOD([.$F$4];[.A459])=0;[.A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style-name="Default" table:formula="of:=IF(MOD([.$F$4];[.A460])=0;[.A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style-name="Default" table:formula="of:=IF(MOD([.$F$4];[.A461])=0;[.A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style-name="Default" table:formula="of:=IF(MOD([.$F$4];[.A462])=0;[.A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style-name="Default" table:formula="of:=IF(MOD([.$F$4];[.A463])=0;[.A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style-name="Default" table:formula="of:=IF(MOD([.$F$4];[.A464])=0;[.A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style-name="Default" table:formula="of:=IF(MOD([.$F$4];[.A465])=0;[.A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style-name="Default" table:formula="of:=IF(MOD([.$F$4];[.A466])=0;[.A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style-name="Default" table:formula="of:=IF(MOD([.$F$4];[.A467])=0;[.A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style-name="Default" table:formula="of:=IF(MOD([.$F$4];[.A468])=0;[.A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style-name="Default" table:formula="of:=IF(MOD([.$F$4];[.A469])=0;[.A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style-name="Default" table:formula="of:=IF(MOD([.$F$4];[.A470])=0;[.A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style-name="Default" table:formula="of:=IF(MOD([.$F$4];[.A471])=0;[.A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style-name="Default" table:formula="of:=IF(MOD([.$F$4];[.A472])=0;[.A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style-name="Default" table:formula="of:=IF(MOD([.$F$4];[.A473])=0;[.A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style-name="Default" table:formula="of:=IF(MOD([.$F$4];[.A474])=0;[.A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style-name="Default" table:formula="of:=IF(MOD([.$F$4];[.A475])=0;[.A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style-name="Default" table:formula="of:=IF(MOD([.$F$4];[.A476])=0;[.A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style-name="Default" table:formula="of:=IF(MOD([.$F$4];[.A477])=0;[.A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style-name="Default" table:formula="of:=IF(MOD([.$F$4];[.A478])=0;[.A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style-name="Default" table:formula="of:=IF(MOD([.$F$4];[.A479])=0;[.A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style-name="Default" table:formula="of:=IF(MOD([.$F$4];[.A480])=0;[.A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style-name="Default" table:formula="of:=IF(MOD([.$F$4];[.A481])=0;[.A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style-name="Default" table:formula="of:=IF(MOD([.$F$4];[.A482])=0;[.A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style-name="Default" table:formula="of:=IF(MOD([.$F$4];[.A483])=0;[.A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style-name="Default" table:formula="of:=IF(MOD([.$F$4];[.A484])=0;[.A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style-name="Default" table:formula="of:=IF(MOD([.$F$4];[.A485])=0;[.A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style-name="Default" table:formula="of:=IF(MOD([.$F$4];[.A486])=0;[.A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style-name="Default" table:formula="of:=IF(MOD([.$F$4];[.A487])=0;[.A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style-name="Default" table:formula="of:=IF(MOD([.$F$4];[.A488])=0;[.A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style-name="Default" table:formula="of:=IF(MOD([.$F$4];[.A489])=0;[.A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style-name="Default" table:formula="of:=IF(MOD([.$F$4];[.A490])=0;[.A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style-name="Default" table:formula="of:=IF(MOD([.$F$4];[.A491])=0;[.A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style-name="Default" table:formula="of:=IF(MOD([.$F$4];[.A492])=0;[.A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style-name="Default" table:formula="of:=IF(MOD([.$F$4];[.A493])=0;[.A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style-name="Default" table:formula="of:=IF(MOD([.$F$4];[.A494])=0;[.A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style-name="Default" table:formula="of:=IF(MOD([.$F$4];[.A495])=0;[.A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style-name="Default" table:formula="of:=IF(MOD([.$F$4];[.A496])=0;[.A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style-name="Default" table:formula="of:=IF(MOD([.$F$4];[.A497])=0;[.A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style-name="Default" table:formula="of:=IF(MOD([.$F$4];[.A498])=0;[.A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style-name="Default" table:formula="of:=IF(MOD([.$F$4];[.A499])=0;[.A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style-name="Default" table:formula="of:=IF(MOD([.$F$4];[.A500])=0;[.A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style-name="Default" table:formula="of:=IF(MOD([.$F$4];[.A501])=0;[.A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style-name="Default" table:formula="of:=IF(MOD([.$F$4];[.A502])=0;[.A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style-name="Default" table:formula="of:=IF(MOD([.$F$4];[.A503])=0;[.A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style-name="Default" table:formula="of:=IF(MOD([.$F$4];[.A504])=0;[.A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style-name="Default" table:formula="of:=IF(MOD([.$F$4];[.A505])=0;[.A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style-name="Default" table:formula="of:=IF(MOD([.$F$4];[.A506])=0;[.A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style-name="Default" table:formula="of:=IF(MOD([.$F$4];[.A507])=0;[.A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style-name="Default" table:formula="of:=IF(MOD([.$F$4];[.A508])=0;[.A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style-name="Default" table:formula="of:=IF(MOD([.$F$4];[.A509])=0;[.A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style-name="Default" table:formula="of:=IF(MOD([.$F$4];[.A510])=0;[.A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style-name="Default" table:formula="of:=IF(MOD([.$F$4];[.A511])=0;[.A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style-name="Default" table:formula="of:=IF(MOD([.$F$4];[.A512])=0;[.A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style-name="Default" table:formula="of:=IF(MOD([.$F$4];[.A513])=0;[.A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style-name="Default" table:formula="of:=IF(MOD([.$F$4];[.A514])=0;[.A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style-name="Default" table:formula="of:=IF(MOD([.$F$4];[.A515])=0;[.A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style-name="Default" table:formula="of:=IF(MOD([.$F$4];[.A516])=0;[.A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style-name="Default" table:formula="of:=IF(MOD([.$F$4];[.A517])=0;[.A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style-name="Default" table:formula="of:=IF(MOD([.$F$4];[.A518])=0;[.A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style-name="Default" table:formula="of:=IF(MOD([.$F$4];[.A519])=0;[.A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style-name="Default" table:formula="of:=IF(MOD([.$F$4];[.A520])=0;[.A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style-name="Default" table:formula="of:=IF(MOD([.$F$4];[.A521])=0;[.A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style-name="Default" table:formula="of:=IF(MOD([.$F$4];[.A522])=0;[.A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style-name="Default" table:formula="of:=IF(MOD([.$F$4];[.A523])=0;[.A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style-name="Default" table:formula="of:=IF(MOD([.$F$4];[.A524])=0;[.A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style-name="Default" table:formula="of:=IF(MOD([.$F$4];[.A525])=0;[.A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style-name="Default" table:formula="of:=IF(MOD([.$F$4];[.A526])=0;[.A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style-name="Default" table:formula="of:=IF(MOD([.$F$4];[.A527])=0;[.A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style-name="Default" table:formula="of:=IF(MOD([.$F$4];[.A528])=0;[.A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style-name="Default" table:formula="of:=IF(MOD([.$F$4];[.A529])=0;[.A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style-name="Default" table:formula="of:=IF(MOD([.$F$4];[.A530])=0;[.A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style-name="Default" table:formula="of:=IF(MOD([.$F$4];[.A531])=0;[.A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style-name="Default" table:formula="of:=IF(MOD([.$F$4];[.A532])=0;[.A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style-name="Default" table:formula="of:=IF(MOD([.$F$4];[.A533])=0;[.A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style-name="Default" table:formula="of:=IF(MOD([.$F$4];[.A534])=0;[.A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style-name="Default" table:formula="of:=IF(MOD([.$F$4];[.A535])=0;[.A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style-name="Default" table:formula="of:=IF(MOD([.$F$4];[.A536])=0;[.A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style-name="Default" table:formula="of:=IF(MOD([.$F$4];[.A537])=0;[.A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style-name="Default" table:formula="of:=IF(MOD([.$F$4];[.A538])=0;[.A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style-name="Default" table:formula="of:=IF(MOD([.$F$4];[.A539])=0;[.A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style-name="Default" table:formula="of:=IF(MOD([.$F$4];[.A540])=0;[.A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style-name="Default" table:formula="of:=IF(MOD([.$F$4];[.A541])=0;[.A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style-name="Default" table:formula="of:=IF(MOD([.$F$4];[.A542])=0;[.A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style-name="Default" table:formula="of:=IF(MOD([.$F$4];[.A543])=0;[.A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style-name="Default" table:formula="of:=IF(MOD([.$F$4];[.A544])=0;[.A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style-name="Default" table:formula="of:=IF(MOD([.$F$4];[.A545])=0;[.A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style-name="Default" table:formula="of:=IF(MOD([.$F$4];[.A546])=0;[.A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style-name="Default" table:formula="of:=IF(MOD([.$F$4];[.A547])=0;[.A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style-name="Default" table:formula="of:=IF(MOD([.$F$4];[.A548])=0;[.A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style-name="Default" table:formula="of:=IF(MOD([.$F$4];[.A549])=0;[.A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style-name="Default" table:formula="of:=IF(MOD([.$F$4];[.A550])=0;[.A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style-name="Default" table:formula="of:=IF(MOD([.$F$4];[.A551])=0;[.A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style-name="Default" table:formula="of:=IF(MOD([.$F$4];[.A552])=0;[.A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style-name="Default" table:formula="of:=IF(MOD([.$F$4];[.A553])=0;[.A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style-name="Default" table:formula="of:=IF(MOD([.$F$4];[.A554])=0;[.A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style-name="Default" table:formula="of:=IF(MOD([.$F$4];[.A555])=0;[.A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style-name="Default" table:formula="of:=IF(MOD([.$F$4];[.A556])=0;[.A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style-name="Default" table:formula="of:=IF(MOD([.$F$4];[.A557])=0;[.A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style-name="Default" table:formula="of:=IF(MOD([.$F$4];[.A558])=0;[.A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style-name="Default" table:formula="of:=IF(MOD([.$F$4];[.A559])=0;[.A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style-name="Default" table:formula="of:=IF(MOD([.$F$4];[.A560])=0;[.A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style-name="Default" table:formula="of:=IF(MOD([.$F$4];[.A561])=0;[.A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style-name="Default" table:formula="of:=IF(MOD([.$F$4];[.A562])=0;[.A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style-name="Default" table:formula="of:=IF(MOD([.$F$4];[.A563])=0;[.A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style-name="Default" table:formula="of:=IF(MOD([.$F$4];[.A564])=0;[.A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style-name="Default" table:formula="of:=IF(MOD([.$F$4];[.A565])=0;[.A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style-name="Default" table:formula="of:=IF(MOD([.$F$4];[.A566])=0;[.A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style-name="Default" table:formula="of:=IF(MOD([.$F$4];[.A567])=0;[.A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style-name="Default" table:formula="of:=IF(MOD([.$F$4];[.A568])=0;[.A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style-name="Default" table:formula="of:=IF(MOD([.$F$4];[.A569])=0;[.A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style-name="Default" table:formula="of:=IF(MOD([.$F$4];[.A570])=0;[.A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style-name="Default" table:formula="of:=IF(MOD([.$F$4];[.A571])=0;[.A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style-name="Default" table:formula="of:=IF(MOD([.$F$4];[.A572])=0;[.A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style-name="Default" table:formula="of:=IF(MOD([.$F$4];[.A573])=0;[.A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style-name="Default" table:formula="of:=IF(MOD([.$F$4];[.A574])=0;[.A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style-name="Default" table:formula="of:=IF(MOD([.$F$4];[.A575])=0;[.A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style-name="Default" table:formula="of:=IF(MOD([.$F$4];[.A576])=0;[.A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style-name="Default" table:formula="of:=IF(MOD([.$F$4];[.A577])=0;[.A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style-name="Default" table:formula="of:=IF(MOD([.$F$4];[.A578])=0;[.A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style-name="Default" table:formula="of:=IF(MOD([.$F$4];[.A579])=0;[.A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style-name="Default" table:formula="of:=IF(MOD([.$F$4];[.A580])=0;[.A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style-name="Default" table:formula="of:=IF(MOD([.$F$4];[.A581])=0;[.A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style-name="Default" table:formula="of:=IF(MOD([.$F$4];[.A582])=0;[.A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style-name="Default" table:formula="of:=IF(MOD([.$F$4];[.A583])=0;[.A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style-name="Default" table:formula="of:=IF(MOD([.$F$4];[.A584])=0;[.A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style-name="Default" table:formula="of:=IF(MOD([.$F$4];[.A585])=0;[.A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style-name="Default" table:formula="of:=IF(MOD([.$F$4];[.A586])=0;[.A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style-name="Default" table:formula="of:=IF(MOD([.$F$4];[.A587])=0;[.A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style-name="Default" table:formula="of:=IF(MOD([.$F$4];[.A588])=0;[.A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style-name="Default" table:formula="of:=IF(MOD([.$F$4];[.A589])=0;[.A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style-name="Default" table:formula="of:=IF(MOD([.$F$4];[.A590])=0;[.A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style-name="Default" table:formula="of:=IF(MOD([.$F$4];[.A591])=0;[.A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style-name="Default" table:formula="of:=IF(MOD([.$F$4];[.A592])=0;[.A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style-name="Default" table:formula="of:=IF(MOD([.$F$4];[.A593])=0;[.A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style-name="Default" table:formula="of:=IF(MOD([.$F$4];[.A594])=0;[.A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style-name="Default" table:formula="of:=IF(MOD([.$F$4];[.A595])=0;[.A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style-name="Default" table:formula="of:=IF(MOD([.$F$4];[.A596])=0;[.A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style-name="Default" table:formula="of:=IF(MOD([.$F$4];[.A597])=0;[.A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style-name="Default" table:formula="of:=IF(MOD([.$F$4];[.A598])=0;[.A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style-name="Default" table:formula="of:=IF(MOD([.$F$4];[.A599])=0;[.A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style-name="Default" table:formula="of:=IF(MOD([.$F$4];[.A600])=0;[.A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style-name="Default" table:formula="of:=IF(MOD([.$F$4];[.A601])=0;[.A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style-name="Default" table:formula="of:=IF(MOD([.$F$4];[.A602])=0;[.A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style-name="Default" table:formula="of:=IF(MOD([.$F$4];[.A603])=0;[.A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style-name="Default" table:formula="of:=IF(MOD([.$F$4];[.A604])=0;[.A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style-name="Default" table:formula="of:=IF(MOD([.$F$4];[.A605])=0;[.A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style-name="Default" table:formula="of:=IF(MOD([.$F$4];[.A606])=0;[.A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style-name="Default" table:formula="of:=IF(MOD([.$F$4];[.A607])=0;[.A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style-name="Default" table:formula="of:=IF(MOD([.$F$4];[.A608])=0;[.A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style-name="Default" table:formula="of:=IF(MOD([.$F$4];[.A609])=0;[.A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style-name="Default" table:formula="of:=IF(MOD([.$F$4];[.A610])=0;[.A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style-name="Default" table:formula="of:=IF(MOD([.$F$4];[.A611])=0;[.A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style-name="Default" table:formula="of:=IF(MOD([.$F$4];[.A612])=0;[.A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style-name="Default" table:formula="of:=IF(MOD([.$F$4];[.A613])=0;[.A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style-name="Default" table:formula="of:=IF(MOD([.$F$4];[.A614])=0;[.A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style-name="Default" table:formula="of:=IF(MOD([.$F$4];[.A615])=0;[.A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style-name="Default" table:formula="of:=IF(MOD([.$F$4];[.A616])=0;[.A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style-name="Default" table:formula="of:=IF(MOD([.$F$4];[.A617])=0;[.A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style-name="Default" table:formula="of:=IF(MOD([.$F$4];[.A618])=0;[.A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style-name="Default" table:formula="of:=IF(MOD([.$F$4];[.A619])=0;[.A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style-name="Default" table:formula="of:=IF(MOD([.$F$4];[.A620])=0;[.A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style-name="Default" table:formula="of:=IF(MOD([.$F$4];[.A621])=0;[.A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style-name="Default" table:formula="of:=IF(MOD([.$F$4];[.A622])=0;[.A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style-name="Default" table:formula="of:=IF(MOD([.$F$4];[.A623])=0;[.A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style-name="Default" table:formula="of:=IF(MOD([.$F$4];[.A624])=0;[.A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style-name="Default" table:formula="of:=IF(MOD([.$F$4];[.A625])=0;[.A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style-name="Default" table:formula="of:=IF(MOD([.$F$4];[.A626])=0;[.A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style-name="Default" table:formula="of:=IF(MOD([.$F$4];[.A627])=0;[.A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style-name="Default" table:formula="of:=IF(MOD([.$F$4];[.A628])=0;[.A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style-name="Default" table:formula="of:=IF(MOD([.$F$4];[.A629])=0;[.A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style-name="Default" table:formula="of:=IF(MOD([.$F$4];[.A630])=0;[.A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style-name="Default" table:formula="of:=IF(MOD([.$F$4];[.A631])=0;[.A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style-name="Default" table:formula="of:=IF(MOD([.$F$4];[.A632])=0;[.A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style-name="Default" table:formula="of:=IF(MOD([.$F$4];[.A633])=0;[.A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style-name="Default" table:formula="of:=IF(MOD([.$F$4];[.A634])=0;[.A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style-name="Default" table:formula="of:=IF(MOD([.$F$4];[.A635])=0;[.A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style-name="Default" table:formula="of:=IF(MOD([.$F$4];[.A636])=0;[.A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style-name="Default" table:formula="of:=IF(MOD([.$F$4];[.A637])=0;[.A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style-name="Default" table:formula="of:=IF(MOD([.$F$4];[.A638])=0;[.A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style-name="Default" table:formula="of:=IF(MOD([.$F$4];[.A639])=0;[.A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style-name="Default" table:formula="of:=IF(MOD([.$F$4];[.A640])=0;[.A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style-name="Default" table:formula="of:=IF(MOD([.$F$4];[.A641])=0;[.A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style-name="Default" table:formula="of:=IF(MOD([.$F$4];[.A642])=0;[.A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style-name="Default" table:formula="of:=IF(MOD([.$F$4];[.A643])=0;[.A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style-name="Default" table:formula="of:=IF(MOD([.$F$4];[.A644])=0;[.A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style-name="Default" table:formula="of:=IF(MOD([.$F$4];[.A645])=0;[.A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style-name="Default" table:formula="of:=IF(MOD([.$F$4];[.A646])=0;[.A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style-name="Default" table:formula="of:=IF(MOD([.$F$4];[.A647])=0;[.A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style-name="Default" table:formula="of:=IF(MOD([.$F$4];[.A648])=0;[.A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style-name="Default" table:formula="of:=IF(MOD([.$F$4];[.A649])=0;[.A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style-name="Default" table:formula="of:=IF(MOD([.$F$4];[.A650])=0;[.A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style-name="Default" table:formula="of:=IF(MOD([.$F$4];[.A651])=0;[.A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style-name="Default" table:formula="of:=IF(MOD([.$F$4];[.A652])=0;[.A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style-name="Default" table:formula="of:=IF(MOD([.$F$4];[.A653])=0;[.A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style-name="Default" table:formula="of:=IF(MOD([.$F$4];[.A654])=0;[.A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style-name="Default" table:formula="of:=IF(MOD([.$F$4];[.A655])=0;[.A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style-name="Default" table:formula="of:=IF(MOD([.$F$4];[.A656])=0;[.A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style-name="Default" table:formula="of:=IF(MOD([.$F$4];[.A657])=0;[.A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style-name="Default" table:formula="of:=IF(MOD([.$F$4];[.A658])=0;[.A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style-name="Default" table:formula="of:=IF(MOD([.$F$4];[.A659])=0;[.A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style-name="Default" table:formula="of:=IF(MOD([.$F$4];[.A660])=0;[.A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style-name="Default" table:formula="of:=IF(MOD([.$F$4];[.A661])=0;[.A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style-name="Default" table:formula="of:=IF(MOD([.$F$4];[.A662])=0;[.A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style-name="Default" table:formula="of:=IF(MOD([.$F$4];[.A663])=0;[.A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style-name="Default" table:formula="of:=IF(MOD([.$F$4];[.A664])=0;[.A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style-name="Default" table:formula="of:=IF(MOD([.$F$4];[.A665])=0;[.A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style-name="Default" table:formula="of:=IF(MOD([.$F$4];[.A666])=0;[.A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style-name="Default" table:formula="of:=IF(MOD([.$F$4];[.A667])=0;[.A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style-name="Default" table:formula="of:=IF(MOD([.$F$4];[.A668])=0;[.A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style-name="Default" table:formula="of:=IF(MOD([.$F$4];[.A669])=0;[.A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style-name="Default" table:formula="of:=IF(MOD([.$F$4];[.A670])=0;[.A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style-name="Default" table:formula="of:=IF(MOD([.$F$4];[.A671])=0;[.A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style-name="Default" table:formula="of:=IF(MOD([.$F$4];[.A672])=0;[.A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style-name="Default" table:formula="of:=IF(MOD([.$F$4];[.A673])=0;[.A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style-name="Default" table:formula="of:=IF(MOD([.$F$4];[.A674])=0;[.A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style-name="Default" table:formula="of:=IF(MOD([.$F$4];[.A675])=0;[.A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style-name="Default" table:formula="of:=IF(MOD([.$F$4];[.A676])=0;[.A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style-name="Default" table:formula="of:=IF(MOD([.$F$4];[.A677])=0;[.A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style-name="Default" table:formula="of:=IF(MOD([.$F$4];[.A678])=0;[.A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style-name="Default" table:formula="of:=IF(MOD([.$F$4];[.A679])=0;[.A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style-name="Default" table:formula="of:=IF(MOD([.$F$4];[.A680])=0;[.A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style-name="Default" table:formula="of:=IF(MOD([.$F$4];[.A681])=0;[.A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style-name="Default" table:formula="of:=IF(MOD([.$F$4];[.A682])=0;[.A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style-name="Default" table:formula="of:=IF(MOD([.$F$4];[.A683])=0;[.A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style-name="Default" table:formula="of:=IF(MOD([.$F$4];[.A684])=0;[.A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style-name="Default" table:formula="of:=IF(MOD([.$F$4];[.A685])=0;[.A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style-name="Default" table:formula="of:=IF(MOD([.$F$4];[.A686])=0;[.A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style-name="Default" table:formula="of:=IF(MOD([.$F$4];[.A687])=0;[.A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style-name="Default" table:formula="of:=IF(MOD([.$F$4];[.A688])=0;[.A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style-name="Default" table:formula="of:=IF(MOD([.$F$4];[.A689])=0;[.A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style-name="Default" table:formula="of:=IF(MOD([.$F$4];[.A690])=0;[.A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style-name="Default" table:formula="of:=IF(MOD([.$F$4];[.A691])=0;[.A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style-name="Default" table:formula="of:=IF(MOD([.$F$4];[.A692])=0;[.A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style-name="Default" table:formula="of:=IF(MOD([.$F$4];[.A693])=0;[.A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style-name="Default" table:formula="of:=IF(MOD([.$F$4];[.A694])=0;[.A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style-name="Default" table:formula="of:=IF(MOD([.$F$4];[.A695])=0;[.A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style-name="Default" table:formula="of:=IF(MOD([.$F$4];[.A696])=0;[.A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style-name="Default" table:formula="of:=IF(MOD([.$F$4];[.A697])=0;[.A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style-name="Default" table:formula="of:=IF(MOD([.$F$4];[.A698])=0;[.A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style-name="Default" table:formula="of:=IF(MOD([.$F$4];[.A699])=0;[.A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style-name="Default" table:formula="of:=IF(MOD([.$F$4];[.A700])=0;[.A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style-name="Default" table:formula="of:=IF(MOD([.$F$4];[.A701])=0;[.A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style-name="Default" table:formula="of:=IF(MOD([.$F$4];[.A702])=0;[.A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style-name="Default" table:formula="of:=IF(MOD([.$F$4];[.A703])=0;[.A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style-name="Default" table:formula="of:=IF(MOD([.$F$4];[.A704])=0;[.A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style-name="Default" table:formula="of:=IF(MOD([.$F$4];[.A705])=0;[.A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style-name="Default" table:formula="of:=IF(MOD([.$F$4];[.A706])=0;[.A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style-name="Default" table:formula="of:=IF(MOD([.$F$4];[.A707])=0;[.A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style-name="Default" table:formula="of:=IF(MOD([.$F$4];[.A708])=0;[.A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style-name="Default" table:formula="of:=IF(MOD([.$F$4];[.A709])=0;[.A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style-name="Default" table:formula="of:=IF(MOD([.$F$4];[.A710])=0;[.A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style-name="Default" table:formula="of:=IF(MOD([.$F$4];[.A711])=0;[.A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style-name="Default" table:formula="of:=IF(MOD([.$F$4];[.A712])=0;[.A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style-name="Default" table:formula="of:=IF(MOD([.$F$4];[.A713])=0;[.A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style-name="Default" table:formula="of:=IF(MOD([.$F$4];[.A714])=0;[.A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style-name="Default" table:formula="of:=IF(MOD([.$F$4];[.A715])=0;[.A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style-name="Default" table:formula="of:=IF(MOD([.$F$4];[.A716])=0;[.A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style-name="Default" table:formula="of:=IF(MOD([.$F$4];[.A717])=0;[.A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style-name="Default" table:formula="of:=IF(MOD([.$F$4];[.A718])=0;[.A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style-name="Default" table:formula="of:=IF(MOD([.$F$4];[.A719])=0;[.A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style-name="Default" table:formula="of:=IF(MOD([.$F$4];[.A720])=0;[.A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style-name="Default" table:formula="of:=IF(MOD([.$F$4];[.A721])=0;[.A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style-name="Default" table:formula="of:=IF(MOD([.$F$4];[.A722])=0;[.A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style-name="Default" table:formula="of:=IF(MOD([.$F$4];[.A723])=0;[.A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style-name="Default" table:formula="of:=IF(MOD([.$F$4];[.A724])=0;[.A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style-name="Default" table:formula="of:=IF(MOD([.$F$4];[.A725])=0;[.A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style-name="Default" table:formula="of:=IF(MOD([.$F$4];[.A726])=0;[.A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style-name="Default" table:formula="of:=IF(MOD([.$F$4];[.A727])=0;[.A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style-name="Default" table:formula="of:=IF(MOD([.$F$4];[.A728])=0;[.A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style-name="Default" table:formula="of:=IF(MOD([.$F$4];[.A729])=0;[.A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style-name="Default" table:formula="of:=IF(MOD([.$F$4];[.A730])=0;[.A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style-name="Default" table:formula="of:=IF(MOD([.$F$4];[.A731])=0;[.A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style-name="Default" table:formula="of:=IF(MOD([.$F$4];[.A732])=0;[.A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style-name="Default" table:formula="of:=IF(MOD([.$F$4];[.A733])=0;[.A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style-name="Default" table:formula="of:=IF(MOD([.$F$4];[.A734])=0;[.A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style-name="Default" table:formula="of:=IF(MOD([.$F$4];[.A735])=0;[.A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style-name="Default" table:formula="of:=IF(MOD([.$F$4];[.A736])=0;[.A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style-name="Default" table:formula="of:=IF(MOD([.$F$4];[.A737])=0;[.A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style-name="Default" table:formula="of:=IF(MOD([.$F$4];[.A738])=0;[.A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style-name="Default" table:formula="of:=IF(MOD([.$F$4];[.A739])=0;[.A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style-name="Default" table:formula="of:=IF(MOD([.$F$4];[.A740])=0;[.A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style-name="Default" table:formula="of:=IF(MOD([.$F$4];[.A741])=0;[.A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style-name="Default" table:formula="of:=IF(MOD([.$F$4];[.A742])=0;[.A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style-name="Default" table:formula="of:=IF(MOD([.$F$4];[.A743])=0;[.A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style-name="Default" table:formula="of:=IF(MOD([.$F$4];[.A744])=0;[.A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style-name="Default" table:formula="of:=IF(MOD([.$F$4];[.A745])=0;[.A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style-name="Default" table:formula="of:=IF(MOD([.$F$4];[.A746])=0;[.A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style-name="Default" table:formula="of:=IF(MOD([.$F$4];[.A747])=0;[.A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style-name="Default" table:formula="of:=IF(MOD([.$F$4];[.A748])=0;[.A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style-name="Default" table:formula="of:=IF(MOD([.$F$4];[.A749])=0;[.A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style-name="Default" table:formula="of:=IF(MOD([.$F$4];[.A750])=0;[.A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style-name="Default" table:formula="of:=IF(MOD([.$F$4];[.A751])=0;[.A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style-name="Default" table:formula="of:=IF(MOD([.$F$4];[.A752])=0;[.A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style-name="Default" table:formula="of:=IF(MOD([.$F$4];[.A753])=0;[.A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style-name="Default" table:formula="of:=IF(MOD([.$F$4];[.A754])=0;[.A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style-name="Default" table:formula="of:=IF(MOD([.$F$4];[.A755])=0;[.A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style-name="Default" table:formula="of:=IF(MOD([.$F$4];[.A756])=0;[.A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style-name="Default" table:formula="of:=IF(MOD([.$F$4];[.A757])=0;[.A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style-name="Default" table:formula="of:=IF(MOD([.$F$4];[.A758])=0;[.A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style-name="Default" table:formula="of:=IF(MOD([.$F$4];[.A759])=0;[.A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style-name="Default" table:formula="of:=IF(MOD([.$F$4];[.A760])=0;[.A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style-name="Default" table:formula="of:=IF(MOD([.$F$4];[.A761])=0;[.A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style-name="Default" table:formula="of:=IF(MOD([.$F$4];[.A762])=0;[.A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style-name="Default" table:formula="of:=IF(MOD([.$F$4];[.A763])=0;[.A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style-name="Default" table:formula="of:=IF(MOD([.$F$4];[.A764])=0;[.A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style-name="Default" table:formula="of:=IF(MOD([.$F$4];[.A765])=0;[.A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style-name="Default" table:formula="of:=IF(MOD([.$F$4];[.A766])=0;[.A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style-name="Default" table:formula="of:=IF(MOD([.$F$4];[.A767])=0;[.A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style-name="Default" table:formula="of:=IF(MOD([.$F$4];[.A768])=0;[.A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style-name="Default" table:formula="of:=IF(MOD([.$F$4];[.A769])=0;[.A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style-name="Default" table:formula="of:=IF(MOD([.$F$4];[.A770])=0;[.A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style-name="Default" table:formula="of:=IF(MOD([.$F$4];[.A771])=0;[.A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style-name="Default" table:formula="of:=IF(MOD([.$F$4];[.A772])=0;[.A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style-name="Default" table:formula="of:=IF(MOD([.$F$4];[.A773])=0;[.A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style-name="Default" table:formula="of:=IF(MOD([.$F$4];[.A774])=0;[.A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style-name="Default" table:formula="of:=IF(MOD([.$F$4];[.A775])=0;[.A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style-name="Default" table:formula="of:=IF(MOD([.$F$4];[.A776])=0;[.A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style-name="Default" table:formula="of:=IF(MOD([.$F$4];[.A777])=0;[.A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style-name="Default" table:formula="of:=IF(MOD([.$F$4];[.A778])=0;[.A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style-name="Default" table:formula="of:=IF(MOD([.$F$4];[.A779])=0;[.A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style-name="Default" table:formula="of:=IF(MOD([.$F$4];[.A780])=0;[.A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style-name="Default" table:formula="of:=IF(MOD([.$F$4];[.A781])=0;[.A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style-name="Default" table:formula="of:=IF(MOD([.$F$4];[.A782])=0;[.A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style-name="Default" table:formula="of:=IF(MOD([.$F$4];[.A783])=0;[.A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style-name="Default" table:formula="of:=IF(MOD([.$F$4];[.A784])=0;[.A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style-name="Default" table:formula="of:=IF(MOD([.$F$4];[.A785])=0;[.A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style-name="Default" table:formula="of:=IF(MOD([.$F$4];[.A786])=0;[.A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style-name="Default" table:formula="of:=IF(MOD([.$F$4];[.A787])=0;[.A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style-name="Default" table:formula="of:=IF(MOD([.$F$4];[.A788])=0;[.A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style-name="Default" table:formula="of:=IF(MOD([.$F$4];[.A789])=0;[.A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style-name="Default" table:formula="of:=IF(MOD([.$F$4];[.A790])=0;[.A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style-name="Default" table:formula="of:=IF(MOD([.$F$4];[.A791])=0;[.A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style-name="Default" table:formula="of:=IF(MOD([.$F$4];[.A792])=0;[.A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style-name="Default" table:formula="of:=IF(MOD([.$F$4];[.A793])=0;[.A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style-name="Default" table:formula="of:=IF(MOD([.$F$4];[.A794])=0;[.A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style-name="Default" table:formula="of:=IF(MOD([.$F$4];[.A795])=0;[.A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style-name="Default" table:formula="of:=IF(MOD([.$F$4];[.A796])=0;[.A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style-name="Default" table:formula="of:=IF(MOD([.$F$4];[.A797])=0;[.A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style-name="Default" table:formula="of:=IF(MOD([.$F$4];[.A798])=0;[.A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style-name="Default" table:formula="of:=IF(MOD([.$F$4];[.A799])=0;[.A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style-name="Default" table:formula="of:=IF(MOD([.$F$4];[.A800])=0;[.A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style-name="Default" table:formula="of:=IF(MOD([.$F$4];[.A801])=0;[.A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style-name="Default" table:formula="of:=IF(MOD([.$F$4];[.A802])=0;[.A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style-name="Default" table:formula="of:=IF(MOD([.$F$4];[.A803])=0;[.A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style-name="Default" table:formula="of:=IF(MOD([.$F$4];[.A804])=0;[.A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style-name="Default" table:formula="of:=IF(MOD([.$F$4];[.A805])=0;[.A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style-name="Default" table:formula="of:=IF(MOD([.$F$4];[.A806])=0;[.A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style-name="Default" table:formula="of:=IF(MOD([.$F$4];[.A807])=0;[.A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style-name="Default" table:formula="of:=IF(MOD([.$F$4];[.A808])=0;[.A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style-name="Default" table:formula="of:=IF(MOD([.$F$4];[.A809])=0;[.A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style-name="Default" table:formula="of:=IF(MOD([.$F$4];[.A810])=0;[.A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style-name="Default" table:formula="of:=IF(MOD([.$F$4];[.A811])=0;[.A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style-name="Default" table:formula="of:=IF(MOD([.$F$4];[.A812])=0;[.A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style-name="Default" table:formula="of:=IF(MOD([.$F$4];[.A813])=0;[.A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style-name="Default" table:formula="of:=IF(MOD([.$F$4];[.A814])=0;[.A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style-name="Default" table:formula="of:=IF(MOD([.$F$4];[.A815])=0;[.A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style-name="Default" table:formula="of:=IF(MOD([.$F$4];[.A816])=0;[.A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style-name="Default" table:formula="of:=IF(MOD([.$F$4];[.A817])=0;[.A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style-name="Default" table:formula="of:=IF(MOD([.$F$4];[.A818])=0;[.A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style-name="Default" table:formula="of:=IF(MOD([.$F$4];[.A819])=0;[.A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style-name="Default" table:formula="of:=IF(MOD([.$F$4];[.A820])=0;[.A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style-name="Default" table:formula="of:=IF(MOD([.$F$4];[.A821])=0;[.A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style-name="Default" table:formula="of:=IF(MOD([.$F$4];[.A822])=0;[.A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style-name="Default" table:formula="of:=IF(MOD([.$F$4];[.A823])=0;[.A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style-name="Default" table:formula="of:=IF(MOD([.$F$4];[.A824])=0;[.A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style-name="Default" table:formula="of:=IF(MOD([.$F$4];[.A825])=0;[.A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style-name="Default" table:formula="of:=IF(MOD([.$F$4];[.A826])=0;[.A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style-name="Default" table:formula="of:=IF(MOD([.$F$4];[.A827])=0;[.A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style-name="Default" table:formula="of:=IF(MOD([.$F$4];[.A828])=0;[.A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style-name="Default" table:formula="of:=IF(MOD([.$F$4];[.A829])=0;[.A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style-name="Default" table:formula="of:=IF(MOD([.$F$4];[.A830])=0;[.A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style-name="Default" table:formula="of:=IF(MOD([.$F$4];[.A831])=0;[.A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style-name="Default" table:formula="of:=IF(MOD([.$F$4];[.A832])=0;[.A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style-name="Default" table:formula="of:=IF(MOD([.$F$4];[.A833])=0;[.A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style-name="Default" table:formula="of:=IF(MOD([.$F$4];[.A834])=0;[.A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style-name="Default" table:formula="of:=IF(MOD([.$F$4];[.A835])=0;[.A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style-name="Default" table:formula="of:=IF(MOD([.$F$4];[.A836])=0;[.A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style-name="Default" table:formula="of:=IF(MOD([.$F$4];[.A837])=0;[.A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style-name="Default" table:formula="of:=IF(MOD([.$F$4];[.A838])=0;[.A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style-name="Default" table:formula="of:=IF(MOD([.$F$4];[.A839])=0;[.A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style-name="Default" table:formula="of:=IF(MOD([.$F$4];[.A840])=0;[.A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style-name="Default" table:formula="of:=IF(MOD([.$F$4];[.A841])=0;[.A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style-name="Default" table:formula="of:=IF(MOD([.$F$4];[.A842])=0;[.A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style-name="Default" table:formula="of:=IF(MOD([.$F$4];[.A843])=0;[.A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style-name="Default" table:formula="of:=IF(MOD([.$F$4];[.A844])=0;[.A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style-name="Default" table:formula="of:=IF(MOD([.$F$4];[.A845])=0;[.A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style-name="Default" table:formula="of:=IF(MOD([.$F$4];[.A846])=0;[.A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style-name="Default" table:formula="of:=IF(MOD([.$F$4];[.A847])=0;[.A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style-name="Default" table:formula="of:=IF(MOD([.$F$4];[.A848])=0;[.A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style-name="Default" table:formula="of:=IF(MOD([.$F$4];[.A849])=0;[.A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style-name="Default" table:formula="of:=IF(MOD([.$F$4];[.A850])=0;[.A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style-name="Default" table:formula="of:=IF(MOD([.$F$4];[.A851])=0;[.A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style-name="Default" table:formula="of:=IF(MOD([.$F$4];[.A852])=0;[.A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style-name="Default" table:formula="of:=IF(MOD([.$F$4];[.A853])=0;[.A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style-name="Default" table:formula="of:=IF(MOD([.$F$4];[.A854])=0;[.A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style-name="Default" table:formula="of:=IF(MOD([.$F$4];[.A855])=0;[.A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style-name="Default" table:formula="of:=IF(MOD([.$F$4];[.A856])=0;[.A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style-name="Default" table:formula="of:=IF(MOD([.$F$4];[.A857])=0;[.A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style-name="Default" table:formula="of:=IF(MOD([.$F$4];[.A858])=0;[.A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style-name="Default" table:formula="of:=IF(MOD([.$F$4];[.A859])=0;[.A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style-name="Default" table:formula="of:=IF(MOD([.$F$4];[.A860])=0;[.A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style-name="Default" table:formula="of:=IF(MOD([.$F$4];[.A861])=0;[.A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style-name="Default" table:formula="of:=IF(MOD([.$F$4];[.A862])=0;[.A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style-name="Default" table:formula="of:=IF(MOD([.$F$4];[.A863])=0;[.A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style-name="Default" table:formula="of:=IF(MOD([.$F$4];[.A864])=0;[.A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style-name="Default" table:formula="of:=IF(MOD([.$F$4];[.A865])=0;[.A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style-name="Default" table:formula="of:=IF(MOD([.$F$4];[.A866])=0;[.A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style-name="Default" table:formula="of:=IF(MOD([.$F$4];[.A867])=0;[.A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style-name="Default" table:formula="of:=IF(MOD([.$F$4];[.A868])=0;[.A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style-name="Default" table:formula="of:=IF(MOD([.$F$4];[.A869])=0;[.A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style-name="Default" table:formula="of:=IF(MOD([.$F$4];[.A870])=0;[.A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style-name="Default" table:formula="of:=IF(MOD([.$F$4];[.A871])=0;[.A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style-name="Default" table:formula="of:=IF(MOD([.$F$4];[.A872])=0;[.A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style-name="Default" table:formula="of:=IF(MOD([.$F$4];[.A873])=0;[.A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style-name="Default" table:formula="of:=IF(MOD([.$F$4];[.A874])=0;[.A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style-name="Default" table:formula="of:=IF(MOD([.$F$4];[.A875])=0;[.A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style-name="Default" table:formula="of:=IF(MOD([.$F$4];[.A876])=0;[.A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style-name="Default" table:formula="of:=IF(MOD([.$F$4];[.A877])=0;[.A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style-name="Default" table:formula="of:=IF(MOD([.$F$4];[.A878])=0;[.A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style-name="Default" table:formula="of:=IF(MOD([.$F$4];[.A879])=0;[.A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style-name="Default" table:formula="of:=IF(MOD([.$F$4];[.A880])=0;[.A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style-name="Default" table:formula="of:=IF(MOD([.$F$4];[.A881])=0;[.A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style-name="Default" table:formula="of:=IF(MOD([.$F$4];[.A882])=0;[.A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style-name="Default" table:formula="of:=IF(MOD([.$F$4];[.A883])=0;[.A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style-name="Default" table:formula="of:=IF(MOD([.$F$4];[.A884])=0;[.A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style-name="Default" table:formula="of:=IF(MOD([.$F$4];[.A885])=0;[.A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style-name="Default" table:formula="of:=IF(MOD([.$F$4];[.A886])=0;[.A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style-name="Default" table:formula="of:=IF(MOD([.$F$4];[.A887])=0;[.A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style-name="Default" table:formula="of:=IF(MOD([.$F$4];[.A888])=0;[.A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style-name="Default" table:formula="of:=IF(MOD([.$F$4];[.A889])=0;[.A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style-name="Default" table:formula="of:=IF(MOD([.$F$4];[.A890])=0;[.A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style-name="Default" table:formula="of:=IF(MOD([.$F$4];[.A891])=0;[.A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style-name="Default" table:formula="of:=IF(MOD([.$F$4];[.A892])=0;[.A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style-name="Default" table:formula="of:=IF(MOD([.$F$4];[.A893])=0;[.A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style-name="Default" table:formula="of:=IF(MOD([.$F$4];[.A894])=0;[.A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style-name="Default" table:formula="of:=IF(MOD([.$F$4];[.A895])=0;[.A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style-name="Default" table:formula="of:=IF(MOD([.$F$4];[.A896])=0;[.A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style-name="Default" table:formula="of:=IF(MOD([.$F$4];[.A897])=0;[.A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style-name="Default" table:formula="of:=IF(MOD([.$F$4];[.A898])=0;[.A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style-name="Default" table:formula="of:=IF(MOD([.$F$4];[.A899])=0;[.A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style-name="Default" table:formula="of:=IF(MOD([.$F$4];[.A900])=0;[.A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style-name="Default" table:formula="of:=IF(MOD([.$F$4];[.A901])=0;[.A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style-name="Default" table:formula="of:=IF(MOD([.$F$4];[.A902])=0;[.A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style-name="Default" table:formula="of:=IF(MOD([.$F$4];[.A903])=0;[.A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style-name="Default" table:formula="of:=IF(MOD([.$F$4];[.A904])=0;[.A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style-name="Default" table:formula="of:=IF(MOD([.$F$4];[.A905])=0;[.A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style-name="Default" table:formula="of:=IF(MOD([.$F$4];[.A906])=0;[.A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style-name="Default" table:formula="of:=IF(MOD([.$F$4];[.A907])=0;[.A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style-name="Default" table:formula="of:=IF(MOD([.$F$4];[.A908])=0;[.A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style-name="Default" table:formula="of:=IF(MOD([.$F$4];[.A909])=0;[.A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style-name="Default" table:formula="of:=IF(MOD([.$F$4];[.A910])=0;[.A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style-name="Default" table:formula="of:=IF(MOD([.$F$4];[.A911])=0;[.A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style-name="Default" table:formula="of:=IF(MOD([.$F$4];[.A912])=0;[.A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style-name="Default" table:formula="of:=IF(MOD([.$F$4];[.A913])=0;[.A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style-name="Default" table:formula="of:=IF(MOD([.$F$4];[.A914])=0;[.A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style-name="Default" table:formula="of:=IF(MOD([.$F$4];[.A915])=0;[.A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style-name="Default" table:formula="of:=IF(MOD([.$F$4];[.A916])=0;[.A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style-name="Default" table:formula="of:=IF(MOD([.$F$4];[.A917])=0;[.A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style-name="Default" table:formula="of:=IF(MOD([.$F$4];[.A918])=0;[.A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style-name="Default" table:formula="of:=IF(MOD([.$F$4];[.A919])=0;[.A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style-name="Default" table:formula="of:=IF(MOD([.$F$4];[.A920])=0;[.A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style-name="Default" table:formula="of:=IF(MOD([.$F$4];[.A921])=0;[.A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style-name="Default" table:formula="of:=IF(MOD([.$F$4];[.A922])=0;[.A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style-name="Default" table:formula="of:=IF(MOD([.$F$4];[.A923])=0;[.A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style-name="Default" table:formula="of:=IF(MOD([.$F$4];[.A924])=0;[.A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style-name="Default" table:formula="of:=IF(MOD([.$F$4];[.A925])=0;[.A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style-name="Default" table:formula="of:=IF(MOD([.$F$4];[.A926])=0;[.A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style-name="Default" table:formula="of:=IF(MOD([.$F$4];[.A927])=0;[.A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style-name="Default" table:formula="of:=IF(MOD([.$F$4];[.A928])=0;[.A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style-name="Default" table:formula="of:=IF(MOD([.$F$4];[.A929])=0;[.A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style-name="Default" table:formula="of:=IF(MOD([.$F$4];[.A930])=0;[.A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style-name="Default" table:formula="of:=IF(MOD([.$F$4];[.A931])=0;[.A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style-name="Default" table:formula="of:=IF(MOD([.$F$4];[.A932])=0;[.A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style-name="Default" table:formula="of:=IF(MOD([.$F$4];[.A933])=0;[.A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style-name="Default" table:formula="of:=IF(MOD([.$F$4];[.A934])=0;[.A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style-name="Default" table:formula="of:=IF(MOD([.$F$4];[.A935])=0;[.A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style-name="Default" table:formula="of:=IF(MOD([.$F$4];[.A936])=0;[.A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style-name="Default" table:formula="of:=IF(MOD([.$F$4];[.A937])=0;[.A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style-name="Default" table:formula="of:=IF(MOD([.$F$4];[.A938])=0;[.A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style-name="Default" table:formula="of:=IF(MOD([.$F$4];[.A939])=0;[.A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style-name="Default" table:formula="of:=IF(MOD([.$F$4];[.A940])=0;[.A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style-name="Default" table:formula="of:=IF(MOD([.$F$4];[.A941])=0;[.A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style-name="Default" table:formula="of:=IF(MOD([.$F$4];[.A942])=0;[.A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style-name="Default" table:formula="of:=IF(MOD([.$F$4];[.A943])=0;[.A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style-name="Default" table:formula="of:=IF(MOD([.$F$4];[.A944])=0;[.A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style-name="Default" table:formula="of:=IF(MOD([.$F$4];[.A945])=0;[.A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style-name="Default" table:formula="of:=IF(MOD([.$F$4];[.A946])=0;[.A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style-name="Default" table:formula="of:=IF(MOD([.$F$4];[.A947])=0;[.A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style-name="Default" table:formula="of:=IF(MOD([.$F$4];[.A948])=0;[.A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style-name="Default" table:formula="of:=IF(MOD([.$F$4];[.A949])=0;[.A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style-name="Default" table:formula="of:=IF(MOD([.$F$4];[.A950])=0;[.A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style-name="Default" table:formula="of:=IF(MOD([.$F$4];[.A951])=0;[.A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style-name="Default" table:formula="of:=IF(MOD([.$F$4];[.A952])=0;[.A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style-name="Default" table:formula="of:=IF(MOD([.$F$4];[.A953])=0;[.A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style-name="Default" table:formula="of:=IF(MOD([.$F$4];[.A954])=0;[.A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style-name="Default" table:formula="of:=IF(MOD([.$F$4];[.A955])=0;[.A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style-name="Default" table:formula="of:=IF(MOD([.$F$4];[.A956])=0;[.A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style-name="Default" table:formula="of:=IF(MOD([.$F$4];[.A957])=0;[.A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style-name="Default" table:formula="of:=IF(MOD([.$F$4];[.A958])=0;[.A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style-name="Default" table:formula="of:=IF(MOD([.$F$4];[.A959])=0;[.A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style-name="Default" table:formula="of:=IF(MOD([.$F$4];[.A960])=0;[.A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style-name="Default" table:formula="of:=IF(MOD([.$F$4];[.A961])=0;[.A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style-name="Default" table:formula="of:=IF(MOD([.$F$4];[.A962])=0;[.A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style-name="Default" table:formula="of:=IF(MOD([.$F$4];[.A963])=0;[.A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style-name="Default" table:formula="of:=IF(MOD([.$F$4];[.A964])=0;[.A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style-name="Default" table:formula="of:=IF(MOD([.$F$4];[.A965])=0;[.A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style-name="Default" table:formula="of:=IF(MOD([.$F$4];[.A966])=0;[.A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style-name="Default" table:formula="of:=IF(MOD([.$F$4];[.A967])=0;[.A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style-name="Default" table:formula="of:=IF(MOD([.$F$4];[.A968])=0;[.A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style-name="Default" table:formula="of:=IF(MOD([.$F$4];[.A969])=0;[.A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style-name="Default" table:formula="of:=IF(MOD([.$F$4];[.A970])=0;[.A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style-name="Default" table:formula="of:=IF(MOD([.$F$4];[.A971])=0;[.A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style-name="Default" table:formula="of:=IF(MOD([.$F$4];[.A972])=0;[.A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style-name="Default" table:formula="of:=IF(MOD([.$F$4];[.A973])=0;[.A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style-name="Default" table:formula="of:=IF(MOD([.$F$4];[.A974])=0;[.A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style-name="Default" table:formula="of:=IF(MOD([.$F$4];[.A975])=0;[.A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style-name="Default" table:formula="of:=IF(MOD([.$F$4];[.A976])=0;[.A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style-name="Default" table:formula="of:=IF(MOD([.$F$4];[.A977])=0;[.A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style-name="Default" table:formula="of:=IF(MOD([.$F$4];[.A978])=0;[.A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style-name="Default" table:formula="of:=IF(MOD([.$F$4];[.A979])=0;[.A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style-name="Default" table:formula="of:=IF(MOD([.$F$4];[.A980])=0;[.A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style-name="Default" table:formula="of:=IF(MOD([.$F$4];[.A981])=0;[.A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style-name="Default" table:formula="of:=IF(MOD([.$F$4];[.A982])=0;[.A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style-name="Default" table:formula="of:=IF(MOD([.$F$4];[.A983])=0;[.A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style-name="Default" table:formula="of:=IF(MOD([.$F$4];[.A984])=0;[.A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style-name="Default" table:formula="of:=IF(MOD([.$F$4];[.A985])=0;[.A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style-name="Default" table:formula="of:=IF(MOD([.$F$4];[.A986])=0;[.A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style-name="Default" table:formula="of:=IF(MOD([.$F$4];[.A987])=0;[.A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style-name="Default" table:formula="of:=IF(MOD([.$F$4];[.A988])=0;[.A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style-name="Default" table:formula="of:=IF(MOD([.$F$4];[.A989])=0;[.A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style-name="Default" table:formula="of:=IF(MOD([.$F$4];[.A990])=0;[.A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style-name="Default" table:formula="of:=IF(MOD([.$F$4];[.A991])=0;[.A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style-name="Default" table:formula="of:=IF(MOD([.$F$4];[.A992])=0;[.A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style-name="Default" table:formula="of:=IF(MOD([.$F$4];[.A993])=0;[.A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style-name="Default" table:formula="of:=IF(MOD([.$F$4];[.A994])=0;[.A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style-name="Default" table:formula="of:=IF(MOD([.$F$4];[.A995])=0;[.A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style-name="Default" table:formula="of:=IF(MOD([.$F$4];[.A996])=0;[.A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style-name="Default" table:formula="of:=IF(MOD([.$F$4];[.A997])=0;[.A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style-name="Default" table:formula="of:=IF(MOD([.$F$4];[.A998])=0;[.A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style-name="Default" table:formula="of:=IF(MOD([.$F$4];[.A999])=0;[.A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style-name="Default" table:formula="of:=IF(MOD([.$F$4];[.A1000])=0;[.A1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style-name="Default" table:formula="of:=IF(MOD([.$F$4];[.A1001])=0;[.A1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style-name="Default" table:formula="of:=IF(MOD([.$F$4];[.A1002])=0;[.A1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style-name="Default" table:formula="of:=IF(MOD([.$F$4];[.A1003])=0;[.A1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style-name="Default" table:formula="of:=IF(MOD([.$F$4];[.A1004])=0;[.A1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style-name="Default" table:formula="of:=IF(MOD([.$F$4];[.A1005])=0;[.A1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style-name="Default" table:formula="of:=IF(MOD([.$F$4];[.A1006])=0;[.A1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style-name="Default" table:formula="of:=IF(MOD([.$F$4];[.A1007])=0;[.A1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style-name="Default" table:formula="of:=IF(MOD([.$F$4];[.A1008])=0;[.A1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style-name="Default" table:formula="of:=IF(MOD([.$F$4];[.A1009])=0;[.A1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style-name="Default" table:formula="of:=IF(MOD([.$F$4];[.A1010])=0;[.A1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style-name="Default" table:formula="of:=IF(MOD([.$F$4];[.A1011])=0;[.A1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style-name="Default" table:formula="of:=IF(MOD([.$F$4];[.A1012])=0;[.A1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style-name="Default" table:formula="of:=IF(MOD([.$F$4];[.A1013])=0;[.A1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style-name="Default" table:formula="of:=IF(MOD([.$F$4];[.A1014])=0;[.A1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style-name="Default" table:formula="of:=IF(MOD([.$F$4];[.A1015])=0;[.A1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style-name="Default" table:formula="of:=IF(MOD([.$F$4];[.A1016])=0;[.A1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style-name="Default" table:formula="of:=IF(MOD([.$F$4];[.A1017])=0;[.A1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style-name="Default" table:formula="of:=IF(MOD([.$F$4];[.A1018])=0;[.A1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style-name="Default" table:formula="of:=IF(MOD([.$F$4];[.A1019])=0;[.A1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style-name="Default" table:formula="of:=IF(MOD([.$F$4];[.A1020])=0;[.A1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style-name="Default" table:formula="of:=IF(MOD([.$F$4];[.A1021])=0;[.A1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style-name="Default" table:formula="of:=IF(MOD([.$F$4];[.A1022])=0;[.A1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style-name="Default" table:formula="of:=IF(MOD([.$F$4];[.A1023])=0;[.A1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style-name="Default" table:formula="of:=IF(MOD([.$F$4];[.A1024])=0;[.A1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style-name="Default" table:formula="of:=IF(MOD([.$F$4];[.A1025])=0;[.A1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style-name="Default" table:formula="of:=IF(MOD([.$F$4];[.A1026])=0;[.A1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style-name="Default" table:formula="of:=IF(MOD([.$F$4];[.A1027])=0;[.A1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style-name="Default" table:formula="of:=IF(MOD([.$F$4];[.A1028])=0;[.A1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style-name="Default" table:formula="of:=IF(MOD([.$F$4];[.A1029])=0;[.A1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style-name="Default" table:formula="of:=IF(MOD([.$F$4];[.A1030])=0;[.A1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style-name="Default" table:formula="of:=IF(MOD([.$F$4];[.A1031])=0;[.A1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style-name="Default" table:formula="of:=IF(MOD([.$F$4];[.A1032])=0;[.A1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style-name="Default" table:formula="of:=IF(MOD([.$F$4];[.A1033])=0;[.A1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style-name="Default" table:formula="of:=IF(MOD([.$F$4];[.A1034])=0;[.A1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style-name="Default" table:formula="of:=IF(MOD([.$F$4];[.A1035])=0;[.A1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style-name="Default" table:formula="of:=IF(MOD([.$F$4];[.A1036])=0;[.A1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style-name="Default" table:formula="of:=IF(MOD([.$F$4];[.A1037])=0;[.A1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style-name="Default" table:formula="of:=IF(MOD([.$F$4];[.A1038])=0;[.A1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style-name="Default" table:formula="of:=IF(MOD([.$F$4];[.A1039])=0;[.A1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style-name="Default" table:formula="of:=IF(MOD([.$F$4];[.A1040])=0;[.A1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style-name="Default" table:formula="of:=IF(MOD([.$F$4];[.A1041])=0;[.A1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style-name="Default" table:formula="of:=IF(MOD([.$F$4];[.A1042])=0;[.A1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style-name="Default" table:formula="of:=IF(MOD([.$F$4];[.A1043])=0;[.A1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style-name="Default" table:formula="of:=IF(MOD([.$F$4];[.A1044])=0;[.A1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style-name="Default" table:formula="of:=IF(MOD([.$F$4];[.A1045])=0;[.A1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style-name="Default" table:formula="of:=IF(MOD([.$F$4];[.A1046])=0;[.A1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style-name="Default" table:formula="of:=IF(MOD([.$F$4];[.A1047])=0;[.A1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style-name="Default" table:formula="of:=IF(MOD([.$F$4];[.A1048])=0;[.A1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style-name="Default" table:formula="of:=IF(MOD([.$F$4];[.A1049])=0;[.A1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style-name="Default" table:formula="of:=IF(MOD([.$F$4];[.A1050])=0;[.A1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style-name="Default" table:formula="of:=IF(MOD([.$F$4];[.A1051])=0;[.A1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style-name="Default" table:formula="of:=IF(MOD([.$F$4];[.A1052])=0;[.A1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style-name="Default" table:formula="of:=IF(MOD([.$F$4];[.A1053])=0;[.A1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style-name="Default" table:formula="of:=IF(MOD([.$F$4];[.A1054])=0;[.A1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style-name="Default" table:formula="of:=IF(MOD([.$F$4];[.A1055])=0;[.A1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style-name="Default" table:formula="of:=IF(MOD([.$F$4];[.A1056])=0;[.A1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style-name="Default" table:formula="of:=IF(MOD([.$F$4];[.A1057])=0;[.A1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style-name="Default" table:formula="of:=IF(MOD([.$F$4];[.A1058])=0;[.A1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style-name="Default" table:formula="of:=IF(MOD([.$F$4];[.A1059])=0;[.A1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style-name="Default" table:formula="of:=IF(MOD([.$F$4];[.A1060])=0;[.A1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style-name="Default" table:formula="of:=IF(MOD([.$F$4];[.A1061])=0;[.A1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style-name="Default" table:formula="of:=IF(MOD([.$F$4];[.A1062])=0;[.A1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style-name="Default" table:formula="of:=IF(MOD([.$F$4];[.A1063])=0;[.A1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style-name="Default" table:formula="of:=IF(MOD([.$F$4];[.A1064])=0;[.A1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style-name="Default" table:formula="of:=IF(MOD([.$F$4];[.A1065])=0;[.A1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style-name="Default" table:formula="of:=IF(MOD([.$F$4];[.A1066])=0;[.A1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style-name="Default" table:formula="of:=IF(MOD([.$F$4];[.A1067])=0;[.A1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style-name="Default" table:formula="of:=IF(MOD([.$F$4];[.A1068])=0;[.A1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style-name="Default" table:formula="of:=IF(MOD([.$F$4];[.A1069])=0;[.A1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style-name="Default" table:formula="of:=IF(MOD([.$F$4];[.A1070])=0;[.A1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style-name="Default" table:formula="of:=IF(MOD([.$F$4];[.A1071])=0;[.A1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style-name="Default" table:formula="of:=IF(MOD([.$F$4];[.A1072])=0;[.A1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style-name="Default" table:formula="of:=IF(MOD([.$F$4];[.A1073])=0;[.A1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style-name="Default" table:formula="of:=IF(MOD([.$F$4];[.A1074])=0;[.A1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style-name="Default" table:formula="of:=IF(MOD([.$F$4];[.A1075])=0;[.A1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style-name="Default" table:formula="of:=IF(MOD([.$F$4];[.A1076])=0;[.A1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style-name="Default" table:formula="of:=IF(MOD([.$F$4];[.A1077])=0;[.A1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style-name="Default" table:formula="of:=IF(MOD([.$F$4];[.A1078])=0;[.A1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style-name="Default" table:formula="of:=IF(MOD([.$F$4];[.A1079])=0;[.A1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style-name="Default" table:formula="of:=IF(MOD([.$F$4];[.A1080])=0;[.A1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style-name="Default" table:formula="of:=IF(MOD([.$F$4];[.A1081])=0;[.A1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style-name="Default" table:formula="of:=IF(MOD([.$F$4];[.A1082])=0;[.A1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style-name="Default" table:formula="of:=IF(MOD([.$F$4];[.A1083])=0;[.A1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style-name="Default" table:formula="of:=IF(MOD([.$F$4];[.A1084])=0;[.A1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style-name="Default" table:formula="of:=IF(MOD([.$F$4];[.A1085])=0;[.A1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style-name="Default" table:formula="of:=IF(MOD([.$F$4];[.A1086])=0;[.A1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style-name="Default" table:formula="of:=IF(MOD([.$F$4];[.A1087])=0;[.A1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style-name="Default" table:formula="of:=IF(MOD([.$F$4];[.A1088])=0;[.A1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style-name="Default" table:formula="of:=IF(MOD([.$F$4];[.A1089])=0;[.A1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style-name="Default" table:formula="of:=IF(MOD([.$F$4];[.A1090])=0;[.A1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style-name="Default" table:formula="of:=IF(MOD([.$F$4];[.A1091])=0;[.A1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style-name="Default" table:formula="of:=IF(MOD([.$F$4];[.A1092])=0;[.A1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style-name="Default" table:formula="of:=IF(MOD([.$F$4];[.A1093])=0;[.A1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style-name="Default" table:formula="of:=IF(MOD([.$F$4];[.A1094])=0;[.A1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style-name="Default" table:formula="of:=IF(MOD([.$F$4];[.A1095])=0;[.A1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style-name="Default" table:formula="of:=IF(MOD([.$F$4];[.A1096])=0;[.A1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style-name="Default" table:formula="of:=IF(MOD([.$F$4];[.A1097])=0;[.A1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style-name="Default" table:formula="of:=IF(MOD([.$F$4];[.A1098])=0;[.A1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style-name="Default" table:formula="of:=IF(MOD([.$F$4];[.A1099])=0;[.A1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style-name="Default" table:formula="of:=IF(MOD([.$F$4];[.A1100])=0;[.A1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style-name="Default" table:formula="of:=IF(MOD([.$F$4];[.A1101])=0;[.A1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style-name="Default" table:formula="of:=IF(MOD([.$F$4];[.A1102])=0;[.A1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style-name="Default" table:formula="of:=IF(MOD([.$F$4];[.A1103])=0;[.A1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style-name="Default" table:formula="of:=IF(MOD([.$F$4];[.A1104])=0;[.A1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style-name="Default" table:formula="of:=IF(MOD([.$F$4];[.A1105])=0;[.A1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style-name="Default" table:formula="of:=IF(MOD([.$F$4];[.A1106])=0;[.A1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style-name="Default" table:formula="of:=IF(MOD([.$F$4];[.A1107])=0;[.A1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style-name="Default" table:formula="of:=IF(MOD([.$F$4];[.A1108])=0;[.A1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style-name="Default" table:formula="of:=IF(MOD([.$F$4];[.A1109])=0;[.A1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style-name="Default" table:formula="of:=IF(MOD([.$F$4];[.A1110])=0;[.A1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style-name="Default" table:formula="of:=IF(MOD([.$F$4];[.A1111])=0;[.A1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style-name="Default" table:formula="of:=IF(MOD([.$F$4];[.A1112])=0;[.A1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style-name="Default" table:formula="of:=IF(MOD([.$F$4];[.A1113])=0;[.A1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style-name="Default" table:formula="of:=IF(MOD([.$F$4];[.A1114])=0;[.A1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style-name="Default" table:formula="of:=IF(MOD([.$F$4];[.A1115])=0;[.A1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style-name="Default" table:formula="of:=IF(MOD([.$F$4];[.A1116])=0;[.A1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style-name="Default" table:formula="of:=IF(MOD([.$F$4];[.A1117])=0;[.A1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style-name="Default" table:formula="of:=IF(MOD([.$F$4];[.A1118])=0;[.A1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style-name="Default" table:formula="of:=IF(MOD([.$F$4];[.A1119])=0;[.A1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style-name="Default" table:formula="of:=IF(MOD([.$F$4];[.A1120])=0;[.A1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style-name="Default" table:formula="of:=IF(MOD([.$F$4];[.A1121])=0;[.A1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style-name="Default" table:formula="of:=IF(MOD([.$F$4];[.A1122])=0;[.A1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style-name="Default" table:formula="of:=IF(MOD([.$F$4];[.A1123])=0;[.A1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style-name="Default" table:formula="of:=IF(MOD([.$F$4];[.A1124])=0;[.A1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style-name="Default" table:formula="of:=IF(MOD([.$F$4];[.A1125])=0;[.A1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style-name="Default" table:formula="of:=IF(MOD([.$F$4];[.A1126])=0;[.A1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style-name="Default" table:formula="of:=IF(MOD([.$F$4];[.A1127])=0;[.A1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style-name="Default" table:formula="of:=IF(MOD([.$F$4];[.A1128])=0;[.A1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style-name="Default" table:formula="of:=IF(MOD([.$F$4];[.A1129])=0;[.A1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style-name="Default" table:formula="of:=IF(MOD([.$F$4];[.A1130])=0;[.A1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style-name="Default" table:formula="of:=IF(MOD([.$F$4];[.A1131])=0;[.A1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style-name="Default" table:formula="of:=IF(MOD([.$F$4];[.A1132])=0;[.A1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style-name="Default" table:formula="of:=IF(MOD([.$F$4];[.A1133])=0;[.A1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style-name="Default" table:formula="of:=IF(MOD([.$F$4];[.A1134])=0;[.A1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style-name="Default" table:formula="of:=IF(MOD([.$F$4];[.A1135])=0;[.A1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style-name="Default" table:formula="of:=IF(MOD([.$F$4];[.A1136])=0;[.A1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style-name="Default" table:formula="of:=IF(MOD([.$F$4];[.A1137])=0;[.A1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style-name="Default" table:formula="of:=IF(MOD([.$F$4];[.A1138])=0;[.A1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style-name="Default" table:formula="of:=IF(MOD([.$F$4];[.A1139])=0;[.A1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style-name="Default" table:formula="of:=IF(MOD([.$F$4];[.A1140])=0;[.A1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style-name="Default" table:formula="of:=IF(MOD([.$F$4];[.A1141])=0;[.A1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style-name="Default" table:formula="of:=IF(MOD([.$F$4];[.A1142])=0;[.A1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style-name="Default" table:formula="of:=IF(MOD([.$F$4];[.A1143])=0;[.A1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style-name="Default" table:formula="of:=IF(MOD([.$F$4];[.A1144])=0;[.A1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style-name="Default" table:formula="of:=IF(MOD([.$F$4];[.A1145])=0;[.A1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style-name="Default" table:formula="of:=IF(MOD([.$F$4];[.A1146])=0;[.A1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style-name="Default" table:formula="of:=IF(MOD([.$F$4];[.A1147])=0;[.A1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style-name="Default" table:formula="of:=IF(MOD([.$F$4];[.A1148])=0;[.A1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style-name="Default" table:formula="of:=IF(MOD([.$F$4];[.A1149])=0;[.A1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style-name="Default" table:formula="of:=IF(MOD([.$F$4];[.A1150])=0;[.A1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style-name="Default" table:formula="of:=IF(MOD([.$F$4];[.A1151])=0;[.A1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style-name="Default" table:formula="of:=IF(MOD([.$F$4];[.A1152])=0;[.A1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style-name="Default" table:formula="of:=IF(MOD([.$F$4];[.A1153])=0;[.A1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style-name="Default" table:formula="of:=IF(MOD([.$F$4];[.A1154])=0;[.A1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style-name="Default" table:formula="of:=IF(MOD([.$F$4];[.A1155])=0;[.A1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style-name="Default" table:formula="of:=IF(MOD([.$F$4];[.A1156])=0;[.A1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style-name="Default" table:formula="of:=IF(MOD([.$F$4];[.A1157])=0;[.A1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style-name="Default" table:formula="of:=IF(MOD([.$F$4];[.A1158])=0;[.A1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style-name="Default" table:formula="of:=IF(MOD([.$F$4];[.A1159])=0;[.A1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style-name="Default" table:formula="of:=IF(MOD([.$F$4];[.A1160])=0;[.A1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style-name="Default" table:formula="of:=IF(MOD([.$F$4];[.A1161])=0;[.A1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style-name="Default" table:formula="of:=IF(MOD([.$F$4];[.A1162])=0;[.A1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style-name="Default" table:formula="of:=IF(MOD([.$F$4];[.A1163])=0;[.A1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style-name="Default" table:formula="of:=IF(MOD([.$F$4];[.A1164])=0;[.A1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style-name="Default" table:formula="of:=IF(MOD([.$F$4];[.A1165])=0;[.A1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style-name="Default" table:formula="of:=IF(MOD([.$F$4];[.A1166])=0;[.A1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style-name="Default" table:formula="of:=IF(MOD([.$F$4];[.A1167])=0;[.A1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style-name="Default" table:formula="of:=IF(MOD([.$F$4];[.A1168])=0;[.A1168];&quot; &quot;)" office:value-type="float" office:value="1163" calcext:value-type="float">
            <text:p>1163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style-name="Default" table:formula="of:=IF(MOD([.$F$4];[.A1169])=0;[.A1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style-name="Default" table:formula="of:=IF(MOD([.$F$4];[.A1170])=0;[.A1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style-name="Default" table:formula="of:=IF(MOD([.$F$4];[.A1171])=0;[.A1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style-name="Default" table:formula="of:=IF(MOD([.$F$4];[.A1172])=0;[.A1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style-name="Default" table:formula="of:=IF(MOD([.$F$4];[.A1173])=0;[.A1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style-name="Default" table:formula="of:=IF(MOD([.$F$4];[.A1174])=0;[.A1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style-name="Default" table:formula="of:=IF(MOD([.$F$4];[.A1175])=0;[.A1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style-name="Default" table:formula="of:=IF(MOD([.$F$4];[.A1176])=0;[.A1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style-name="Default" table:formula="of:=IF(MOD([.$F$4];[.A1177])=0;[.A1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style-name="Default" table:formula="of:=IF(MOD([.$F$4];[.A1178])=0;[.A1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style-name="Default" table:formula="of:=IF(MOD([.$F$4];[.A1179])=0;[.A1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style-name="Default" table:formula="of:=IF(MOD([.$F$4];[.A1180])=0;[.A1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style-name="Default" table:formula="of:=IF(MOD([.$F$4];[.A1181])=0;[.A1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style-name="Default" table:formula="of:=IF(MOD([.$F$4];[.A1182])=0;[.A1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style-name="Default" table:formula="of:=IF(MOD([.$F$4];[.A1183])=0;[.A1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style-name="Default" table:formula="of:=IF(MOD([.$F$4];[.A1184])=0;[.A1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style-name="Default" table:formula="of:=IF(MOD([.$F$4];[.A1185])=0;[.A1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style-name="Default" table:formula="of:=IF(MOD([.$F$4];[.A1186])=0;[.A1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style-name="Default" table:formula="of:=IF(MOD([.$F$4];[.A1187])=0;[.A1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style-name="Default" table:formula="of:=IF(MOD([.$F$4];[.A1188])=0;[.A1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style-name="Default" table:formula="of:=IF(MOD([.$F$4];[.A1189])=0;[.A1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style-name="Default" table:formula="of:=IF(MOD([.$F$4];[.A1190])=0;[.A1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style-name="Default" table:formula="of:=IF(MOD([.$F$4];[.A1191])=0;[.A1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style-name="Default" table:formula="of:=IF(MOD([.$F$4];[.A1192])=0;[.A1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style-name="Default" table:formula="of:=IF(MOD([.$F$4];[.A1193])=0;[.A1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style-name="Default" table:formula="of:=IF(MOD([.$F$4];[.A1194])=0;[.A1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style-name="Default" table:formula="of:=IF(MOD([.$F$4];[.A1195])=0;[.A1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style-name="Default" table:formula="of:=IF(MOD([.$F$4];[.A1196])=0;[.A1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style-name="Default" table:formula="of:=IF(MOD([.$F$4];[.A1197])=0;[.A1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style-name="Default" table:formula="of:=IF(MOD([.$F$4];[.A1198])=0;[.A1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style-name="Default" table:formula="of:=IF(MOD([.$F$4];[.A1199])=0;[.A1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style-name="Default" table:formula="of:=IF(MOD([.$F$4];[.A1200])=0;[.A1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style-name="Default" table:formula="of:=IF(MOD([.$F$4];[.A1201])=0;[.A1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style-name="Default" table:formula="of:=IF(MOD([.$F$4];[.A1202])=0;[.A1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style-name="Default" table:formula="of:=IF(MOD([.$F$4];[.A1203])=0;[.A1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style-name="Default" table:formula="of:=IF(MOD([.$F$4];[.A1204])=0;[.A1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style-name="Default" table:formula="of:=IF(MOD([.$F$4];[.A1205])=0;[.A1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style-name="Default" table:formula="of:=IF(MOD([.$F$4];[.A1206])=0;[.A1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style-name="Default" table:formula="of:=IF(MOD([.$F$4];[.A1207])=0;[.A1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style-name="Default" table:formula="of:=IF(MOD([.$F$4];[.A1208])=0;[.A1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style-name="Default" table:formula="of:=IF(MOD([.$F$4];[.A1209])=0;[.A1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style-name="Default" table:formula="of:=IF(MOD([.$F$4];[.A1210])=0;[.A1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style-name="Default" table:formula="of:=IF(MOD([.$F$4];[.A1211])=0;[.A1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style-name="Default" table:formula="of:=IF(MOD([.$F$4];[.A1212])=0;[.A1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style-name="Default" table:formula="of:=IF(MOD([.$F$4];[.A1213])=0;[.A1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style-name="Default" table:formula="of:=IF(MOD([.$F$4];[.A1214])=0;[.A1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style-name="Default" table:formula="of:=IF(MOD([.$F$4];[.A1215])=0;[.A1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style-name="Default" table:formula="of:=IF(MOD([.$F$4];[.A1216])=0;[.A1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style-name="Default" table:formula="of:=IF(MOD([.$F$4];[.A1217])=0;[.A1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style-name="Default" table:formula="of:=IF(MOD([.$F$4];[.A1218])=0;[.A1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style-name="Default" table:formula="of:=IF(MOD([.$F$4];[.A1219])=0;[.A1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style-name="Default" table:formula="of:=IF(MOD([.$F$4];[.A1220])=0;[.A1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style-name="Default" table:formula="of:=IF(MOD([.$F$4];[.A1221])=0;[.A1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style-name="Default" table:formula="of:=IF(MOD([.$F$4];[.A1222])=0;[.A1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style-name="Default" table:formula="of:=IF(MOD([.$F$4];[.A1223])=0;[.A1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style-name="Default" table:formula="of:=IF(MOD([.$F$4];[.A1224])=0;[.A1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style-name="Default" table:formula="of:=IF(MOD([.$F$4];[.A1225])=0;[.A1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style-name="Default" table:formula="of:=IF(MOD([.$F$4];[.A1226])=0;[.A1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style-name="Default" table:formula="of:=IF(MOD([.$F$4];[.A1227])=0;[.A1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style-name="Default" table:formula="of:=IF(MOD([.$F$4];[.A1228])=0;[.A1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style-name="Default" table:formula="of:=IF(MOD([.$F$4];[.A1229])=0;[.A1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style-name="Default" table:formula="of:=IF(MOD([.$F$4];[.A1230])=0;[.A1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style-name="Default" table:formula="of:=IF(MOD([.$F$4];[.A1231])=0;[.A1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style-name="Default" table:formula="of:=IF(MOD([.$F$4];[.A1232])=0;[.A1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style-name="Default" table:formula="of:=IF(MOD([.$F$4];[.A1233])=0;[.A1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style-name="Default" table:formula="of:=IF(MOD([.$F$4];[.A1234])=0;[.A1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style-name="Default" table:formula="of:=IF(MOD([.$F$4];[.A1235])=0;[.A1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style-name="Default" table:formula="of:=IF(MOD([.$F$4];[.A1236])=0;[.A1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style-name="Default" table:formula="of:=IF(MOD([.$F$4];[.A1237])=0;[.A1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style-name="Default" table:formula="of:=IF(MOD([.$F$4];[.A1238])=0;[.A1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style-name="Default" table:formula="of:=IF(MOD([.$F$4];[.A1239])=0;[.A1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style-name="Default" table:formula="of:=IF(MOD([.$F$4];[.A1240])=0;[.A1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style-name="Default" table:formula="of:=IF(MOD([.$F$4];[.A1241])=0;[.A1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style-name="Default" table:formula="of:=IF(MOD([.$F$4];[.A1242])=0;[.A1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style-name="Default" table:formula="of:=IF(MOD([.$F$4];[.A1243])=0;[.A1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style-name="Default" table:formula="of:=IF(MOD([.$F$4];[.A1244])=0;[.A1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style-name="Default" table:formula="of:=IF(MOD([.$F$4];[.A1245])=0;[.A1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style-name="Default" table:formula="of:=IF(MOD([.$F$4];[.A1246])=0;[.A1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style-name="Default" table:formula="of:=IF(MOD([.$F$4];[.A1247])=0;[.A1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style-name="Default" table:formula="of:=IF(MOD([.$F$4];[.A1248])=0;[.A1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style-name="Default" table:formula="of:=IF(MOD([.$F$4];[.A1249])=0;[.A1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style-name="Default" table:formula="of:=IF(MOD([.$F$4];[.A1250])=0;[.A1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style-name="Default" table:formula="of:=IF(MOD([.$F$4];[.A1251])=0;[.A1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style-name="Default" table:formula="of:=IF(MOD([.$F$4];[.A1252])=0;[.A1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style-name="Default" table:formula="of:=IF(MOD([.$F$4];[.A1253])=0;[.A1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style-name="Default" table:formula="of:=IF(MOD([.$F$4];[.A1254])=0;[.A1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style-name="Default" table:formula="of:=IF(MOD([.$F$4];[.A1255])=0;[.A1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style-name="Default" table:formula="of:=IF(MOD([.$F$4];[.A1256])=0;[.A1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style-name="Default" table:formula="of:=IF(MOD([.$F$4];[.A1257])=0;[.A1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style-name="Default" table:formula="of:=IF(MOD([.$F$4];[.A1258])=0;[.A1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style-name="Default" table:formula="of:=IF(MOD([.$F$4];[.A1259])=0;[.A1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style-name="Default" table:formula="of:=IF(MOD([.$F$4];[.A1260])=0;[.A1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style-name="Default" table:formula="of:=IF(MOD([.$F$4];[.A1261])=0;[.A1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style-name="Default" table:formula="of:=IF(MOD([.$F$4];[.A1262])=0;[.A1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style-name="Default" table:formula="of:=IF(MOD([.$F$4];[.A1263])=0;[.A1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style-name="Default" table:formula="of:=IF(MOD([.$F$4];[.A1264])=0;[.A1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style-name="Default" table:formula="of:=IF(MOD([.$F$4];[.A1265])=0;[.A1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style-name="Default" table:formula="of:=IF(MOD([.$F$4];[.A1266])=0;[.A1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style-name="Default" table:formula="of:=IF(MOD([.$F$4];[.A1267])=0;[.A1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style-name="Default" table:formula="of:=IF(MOD([.$F$4];[.A1268])=0;[.A1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style-name="Default" table:formula="of:=IF(MOD([.$F$4];[.A1269])=0;[.A1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style-name="Default" table:formula="of:=IF(MOD([.$F$4];[.A1270])=0;[.A1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style-name="Default" table:formula="of:=IF(MOD([.$F$4];[.A1271])=0;[.A1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style-name="Default" table:formula="of:=IF(MOD([.$F$4];[.A1272])=0;[.A1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style-name="Default" table:formula="of:=IF(MOD([.$F$4];[.A1273])=0;[.A1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style-name="Default" table:formula="of:=IF(MOD([.$F$4];[.A1274])=0;[.A1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style-name="Default" table:formula="of:=IF(MOD([.$F$4];[.A1275])=0;[.A1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style-name="Default" table:formula="of:=IF(MOD([.$F$4];[.A1276])=0;[.A1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style-name="Default" table:formula="of:=IF(MOD([.$F$4];[.A1277])=0;[.A1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style-name="Default" table:formula="of:=IF(MOD([.$F$4];[.A1278])=0;[.A1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style-name="Default" table:formula="of:=IF(MOD([.$F$4];[.A1279])=0;[.A1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style-name="Default" table:formula="of:=IF(MOD([.$F$4];[.A1280])=0;[.A1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style-name="Default" table:formula="of:=IF(MOD([.$F$4];[.A1281])=0;[.A1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style-name="Default" table:formula="of:=IF(MOD([.$F$4];[.A1282])=0;[.A1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style-name="Default" table:formula="of:=IF(MOD([.$F$4];[.A1283])=0;[.A1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style-name="Default" table:formula="of:=IF(MOD([.$F$4];[.A1284])=0;[.A1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style-name="Default" table:formula="of:=IF(MOD([.$F$4];[.A1285])=0;[.A1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style-name="Default" table:formula="of:=IF(MOD([.$F$4];[.A1286])=0;[.A1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style-name="Default" table:formula="of:=IF(MOD([.$F$4];[.A1287])=0;[.A1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style-name="Default" table:formula="of:=IF(MOD([.$F$4];[.A1288])=0;[.A1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style-name="Default" table:formula="of:=IF(MOD([.$F$4];[.A1289])=0;[.A1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style-name="Default" table:formula="of:=IF(MOD([.$F$4];[.A1290])=0;[.A1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style-name="Default" table:formula="of:=IF(MOD([.$F$4];[.A1291])=0;[.A1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style-name="Default" table:formula="of:=IF(MOD([.$F$4];[.A1292])=0;[.A1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style-name="Default" table:formula="of:=IF(MOD([.$F$4];[.A1293])=0;[.A1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style-name="Default" table:formula="of:=IF(MOD([.$F$4];[.A1294])=0;[.A1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style-name="Default" table:formula="of:=IF(MOD([.$F$4];[.A1295])=0;[.A1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style-name="Default" table:formula="of:=IF(MOD([.$F$4];[.A1296])=0;[.A1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style-name="Default" table:formula="of:=IF(MOD([.$F$4];[.A1297])=0;[.A1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style-name="Default" table:formula="of:=IF(MOD([.$F$4];[.A1298])=0;[.A1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style-name="Default" table:formula="of:=IF(MOD([.$F$4];[.A1299])=0;[.A1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style-name="Default" table:formula="of:=IF(MOD([.$F$4];[.A1300])=0;[.A1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style-name="Default" table:formula="of:=IF(MOD([.$F$4];[.A1301])=0;[.A1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style-name="Default" table:formula="of:=IF(MOD([.$F$4];[.A1302])=0;[.A1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style-name="Default" table:formula="of:=IF(MOD([.$F$4];[.A1303])=0;[.A1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style-name="Default" table:formula="of:=IF(MOD([.$F$4];[.A1304])=0;[.A1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style-name="Default" table:formula="of:=IF(MOD([.$F$4];[.A1305])=0;[.A1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style-name="Default" table:formula="of:=IF(MOD([.$F$4];[.A1306])=0;[.A1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style-name="Default" table:formula="of:=IF(MOD([.$F$4];[.A1307])=0;[.A1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style-name="Default" table:formula="of:=IF(MOD([.$F$4];[.A1308])=0;[.A1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style-name="Default" table:formula="of:=IF(MOD([.$F$4];[.A1309])=0;[.A1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style-name="Default" table:formula="of:=IF(MOD([.$F$4];[.A1310])=0;[.A1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style-name="Default" table:formula="of:=IF(MOD([.$F$4];[.A1311])=0;[.A1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style-name="Default" table:formula="of:=IF(MOD([.$F$4];[.A1312])=0;[.A1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style-name="Default" table:formula="of:=IF(MOD([.$F$4];[.A1313])=0;[.A1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style-name="Default" table:formula="of:=IF(MOD([.$F$4];[.A1314])=0;[.A1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style-name="Default" table:formula="of:=IF(MOD([.$F$4];[.A1315])=0;[.A1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style-name="Default" table:formula="of:=IF(MOD([.$F$4];[.A1316])=0;[.A1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style-name="Default" table:formula="of:=IF(MOD([.$F$4];[.A1317])=0;[.A1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style-name="Default" table:formula="of:=IF(MOD([.$F$4];[.A1318])=0;[.A1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style-name="Default" table:formula="of:=IF(MOD([.$F$4];[.A1319])=0;[.A1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style-name="Default" table:formula="of:=IF(MOD([.$F$4];[.A1320])=0;[.A1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style-name="Default" table:formula="of:=IF(MOD([.$F$4];[.A1321])=0;[.A1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style-name="Default" table:formula="of:=IF(MOD([.$F$4];[.A1322])=0;[.A1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style-name="Default" table:formula="of:=IF(MOD([.$F$4];[.A1323])=0;[.A1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style-name="Default" table:formula="of:=IF(MOD([.$F$4];[.A1324])=0;[.A1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style-name="Default" table:formula="of:=IF(MOD([.$F$4];[.A1325])=0;[.A1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style-name="Default" table:formula="of:=IF(MOD([.$F$4];[.A1326])=0;[.A1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style-name="Default" table:formula="of:=IF(MOD([.$F$4];[.A1327])=0;[.A1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style-name="Default" table:formula="of:=IF(MOD([.$F$4];[.A1328])=0;[.A1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style-name="Default" table:formula="of:=IF(MOD([.$F$4];[.A1329])=0;[.A1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style-name="Default" table:formula="of:=IF(MOD([.$F$4];[.A1330])=0;[.A1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style-name="Default" table:formula="of:=IF(MOD([.$F$4];[.A1331])=0;[.A1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style-name="Default" table:formula="of:=IF(MOD([.$F$4];[.A1332])=0;[.A1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style-name="Default" table:formula="of:=IF(MOD([.$F$4];[.A1333])=0;[.A1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style-name="Default" table:formula="of:=IF(MOD([.$F$4];[.A1334])=0;[.A1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style-name="Default" table:formula="of:=IF(MOD([.$F$4];[.A1335])=0;[.A1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style-name="Default" table:formula="of:=IF(MOD([.$F$4];[.A1336])=0;[.A1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style-name="Default" table:formula="of:=IF(MOD([.$F$4];[.A1337])=0;[.A1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style-name="Default" table:formula="of:=IF(MOD([.$F$4];[.A1338])=0;[.A1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style-name="Default" table:formula="of:=IF(MOD([.$F$4];[.A1339])=0;[.A1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style-name="Default" table:formula="of:=IF(MOD([.$F$4];[.A1340])=0;[.A1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style-name="Default" table:formula="of:=IF(MOD([.$F$4];[.A1341])=0;[.A1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style-name="Default" table:formula="of:=IF(MOD([.$F$4];[.A1342])=0;[.A1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style-name="Default" table:formula="of:=IF(MOD([.$F$4];[.A1343])=0;[.A1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style-name="Default" table:formula="of:=IF(MOD([.$F$4];[.A1344])=0;[.A1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style-name="Default" table:formula="of:=IF(MOD([.$F$4];[.A1345])=0;[.A1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style-name="Default" table:formula="of:=IF(MOD([.$F$4];[.A1346])=0;[.A1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style-name="Default" table:formula="of:=IF(MOD([.$F$4];[.A1347])=0;[.A1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style-name="Default" table:formula="of:=IF(MOD([.$F$4];[.A1348])=0;[.A1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style-name="Default" table:formula="of:=IF(MOD([.$F$4];[.A1349])=0;[.A1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style-name="Default" table:formula="of:=IF(MOD([.$F$4];[.A1350])=0;[.A1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style-name="Default" table:formula="of:=IF(MOD([.$F$4];[.A1351])=0;[.A1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style-name="Default" table:formula="of:=IF(MOD([.$F$4];[.A1352])=0;[.A1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style-name="Default" table:formula="of:=IF(MOD([.$F$4];[.A1353])=0;[.A1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style-name="Default" table:formula="of:=IF(MOD([.$F$4];[.A1354])=0;[.A1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style-name="Default" table:formula="of:=IF(MOD([.$F$4];[.A1355])=0;[.A1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style-name="Default" table:formula="of:=IF(MOD([.$F$4];[.A1356])=0;[.A1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style-name="Default" table:formula="of:=IF(MOD([.$F$4];[.A1357])=0;[.A1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style-name="Default" table:formula="of:=IF(MOD([.$F$4];[.A1358])=0;[.A1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style-name="Default" table:formula="of:=IF(MOD([.$F$4];[.A1359])=0;[.A1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style-name="Default" table:formula="of:=IF(MOD([.$F$4];[.A1360])=0;[.A1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style-name="Default" table:formula="of:=IF(MOD([.$F$4];[.A1361])=0;[.A1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style-name="Default" table:formula="of:=IF(MOD([.$F$4];[.A1362])=0;[.A1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style-name="Default" table:formula="of:=IF(MOD([.$F$4];[.A1363])=0;[.A1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style-name="Default" table:formula="of:=IF(MOD([.$F$4];[.A1364])=0;[.A1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style-name="Default" table:formula="of:=IF(MOD([.$F$4];[.A1365])=0;[.A1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style-name="Default" table:formula="of:=IF(MOD([.$F$4];[.A1366])=0;[.A1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style-name="Default" table:formula="of:=IF(MOD([.$F$4];[.A1367])=0;[.A1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style-name="Default" table:formula="of:=IF(MOD([.$F$4];[.A1368])=0;[.A1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style-name="Default" table:formula="of:=IF(MOD([.$F$4];[.A1369])=0;[.A1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style-name="Default" table:formula="of:=IF(MOD([.$F$4];[.A1370])=0;[.A1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style-name="Default" table:formula="of:=IF(MOD([.$F$4];[.A1371])=0;[.A1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style-name="Default" table:formula="of:=IF(MOD([.$F$4];[.A1372])=0;[.A1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style-name="Default" table:formula="of:=IF(MOD([.$F$4];[.A1373])=0;[.A1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style-name="Default" table:formula="of:=IF(MOD([.$F$4];[.A1374])=0;[.A1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style-name="Default" table:formula="of:=IF(MOD([.$F$4];[.A1375])=0;[.A1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style-name="Default" table:formula="of:=IF(MOD([.$F$4];[.A1376])=0;[.A1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style-name="Default" table:formula="of:=IF(MOD([.$F$4];[.A1377])=0;[.A1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style-name="Default" table:formula="of:=IF(MOD([.$F$4];[.A1378])=0;[.A1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style-name="Default" table:formula="of:=IF(MOD([.$F$4];[.A1379])=0;[.A1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style-name="Default" table:formula="of:=IF(MOD([.$F$4];[.A1380])=0;[.A1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style-name="Default" table:formula="of:=IF(MOD([.$F$4];[.A1381])=0;[.A1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style-name="Default" table:formula="of:=IF(MOD([.$F$4];[.A1382])=0;[.A1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style-name="Default" table:formula="of:=IF(MOD([.$F$4];[.A1383])=0;[.A1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style-name="Default" table:formula="of:=IF(MOD([.$F$4];[.A1384])=0;[.A1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style-name="Default" table:formula="of:=IF(MOD([.$F$4];[.A1385])=0;[.A1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style-name="Default" table:formula="of:=IF(MOD([.$F$4];[.A1386])=0;[.A1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style-name="Default" table:formula="of:=IF(MOD([.$F$4];[.A1387])=0;[.A1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style-name="Default" table:formula="of:=IF(MOD([.$F$4];[.A1388])=0;[.A1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style-name="Default" table:formula="of:=IF(MOD([.$F$4];[.A1389])=0;[.A1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style-name="Default" table:formula="of:=IF(MOD([.$F$4];[.A1390])=0;[.A1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style-name="Default" table:formula="of:=IF(MOD([.$F$4];[.A1391])=0;[.A1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style-name="Default" table:formula="of:=IF(MOD([.$F$4];[.A1392])=0;[.A1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style-name="Default" table:formula="of:=IF(MOD([.$F$4];[.A1393])=0;[.A1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style-name="Default" table:formula="of:=IF(MOD([.$F$4];[.A1394])=0;[.A1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style-name="Default" table:formula="of:=IF(MOD([.$F$4];[.A1395])=0;[.A1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style-name="Default" table:formula="of:=IF(MOD([.$F$4];[.A1396])=0;[.A1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style-name="Default" table:formula="of:=IF(MOD([.$F$4];[.A1397])=0;[.A1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style-name="Default" table:formula="of:=IF(MOD([.$F$4];[.A1398])=0;[.A1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style-name="Default" table:formula="of:=IF(MOD([.$F$4];[.A1399])=0;[.A1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style-name="Default" table:formula="of:=IF(MOD([.$F$4];[.A1400])=0;[.A1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style-name="Default" table:formula="of:=IF(MOD([.$F$4];[.A1401])=0;[.A1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style-name="Default" table:formula="of:=IF(MOD([.$F$4];[.A1402])=0;[.A1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style-name="Default" table:formula="of:=IF(MOD([.$F$4];[.A1403])=0;[.A1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style-name="Default" table:formula="of:=IF(MOD([.$F$4];[.A1404])=0;[.A1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style-name="Default" table:formula="of:=IF(MOD([.$F$4];[.A1405])=0;[.A1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style-name="Default" table:formula="of:=IF(MOD([.$F$4];[.A1406])=0;[.A1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style-name="Default" table:formula="of:=IF(MOD([.$F$4];[.A1407])=0;[.A1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style-name="Default" table:formula="of:=IF(MOD([.$F$4];[.A1408])=0;[.A1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style-name="Default" table:formula="of:=IF(MOD([.$F$4];[.A1409])=0;[.A1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style-name="Default" table:formula="of:=IF(MOD([.$F$4];[.A1410])=0;[.A1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style-name="Default" table:formula="of:=IF(MOD([.$F$4];[.A1411])=0;[.A1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style-name="Default" table:formula="of:=IF(MOD([.$F$4];[.A1412])=0;[.A1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style-name="Default" table:formula="of:=IF(MOD([.$F$4];[.A1413])=0;[.A1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style-name="Default" table:formula="of:=IF(MOD([.$F$4];[.A1414])=0;[.A1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style-name="Default" table:formula="of:=IF(MOD([.$F$4];[.A1415])=0;[.A1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style-name="Default" table:formula="of:=IF(MOD([.$F$4];[.A1416])=0;[.A1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style-name="Default" table:formula="of:=IF(MOD([.$F$4];[.A1417])=0;[.A1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style-name="Default" table:formula="of:=IF(MOD([.$F$4];[.A1418])=0;[.A1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style-name="Default" table:formula="of:=IF(MOD([.$F$4];[.A1419])=0;[.A1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style-name="Default" table:formula="of:=IF(MOD([.$F$4];[.A1420])=0;[.A1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style-name="Default" table:formula="of:=IF(MOD([.$F$4];[.A1421])=0;[.A1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style-name="Default" table:formula="of:=IF(MOD([.$F$4];[.A1422])=0;[.A1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style-name="Default" table:formula="of:=IF(MOD([.$F$4];[.A1423])=0;[.A1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style-name="Default" table:formula="of:=IF(MOD([.$F$4];[.A1424])=0;[.A1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style-name="Default" table:formula="of:=IF(MOD([.$F$4];[.A1425])=0;[.A1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style-name="Default" table:formula="of:=IF(MOD([.$F$4];[.A1426])=0;[.A1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style-name="Default" table:formula="of:=IF(MOD([.$F$4];[.A1427])=0;[.A1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style-name="Default" table:formula="of:=IF(MOD([.$F$4];[.A1428])=0;[.A1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style-name="Default" table:formula="of:=IF(MOD([.$F$4];[.A1429])=0;[.A1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style-name="Default" table:formula="of:=IF(MOD([.$F$4];[.A1430])=0;[.A1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style-name="Default" table:formula="of:=IF(MOD([.$F$4];[.A1431])=0;[.A1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style-name="Default" table:formula="of:=IF(MOD([.$F$4];[.A1432])=0;[.A1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style-name="Default" table:formula="of:=IF(MOD([.$F$4];[.A1433])=0;[.A1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style-name="Default" table:formula="of:=IF(MOD([.$F$4];[.A1434])=0;[.A1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style-name="Default" table:formula="of:=IF(MOD([.$F$4];[.A1435])=0;[.A1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style-name="Default" table:formula="of:=IF(MOD([.$F$4];[.A1436])=0;[.A1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style-name="Default" table:formula="of:=IF(MOD([.$F$4];[.A1437])=0;[.A1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style-name="Default" table:formula="of:=IF(MOD([.$F$4];[.A1438])=0;[.A1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style-name="Default" table:formula="of:=IF(MOD([.$F$4];[.A1439])=0;[.A1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style-name="Default" table:formula="of:=IF(MOD([.$F$4];[.A1440])=0;[.A1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style-name="Default" table:formula="of:=IF(MOD([.$F$4];[.A1441])=0;[.A1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style-name="Default" table:formula="of:=IF(MOD([.$F$4];[.A1442])=0;[.A1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style-name="Default" table:formula="of:=IF(MOD([.$F$4];[.A1443])=0;[.A1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style-name="Default" table:formula="of:=IF(MOD([.$F$4];[.A1444])=0;[.A1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style-name="Default" table:formula="of:=IF(MOD([.$F$4];[.A1445])=0;[.A1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style-name="Default" table:formula="of:=IF(MOD([.$F$4];[.A1446])=0;[.A1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style-name="Default" table:formula="of:=IF(MOD([.$F$4];[.A1447])=0;[.A1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style-name="Default" table:formula="of:=IF(MOD([.$F$4];[.A1448])=0;[.A1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style-name="Default" table:formula="of:=IF(MOD([.$F$4];[.A1449])=0;[.A1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style-name="Default" table:formula="of:=IF(MOD([.$F$4];[.A1450])=0;[.A1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style-name="Default" table:formula="of:=IF(MOD([.$F$4];[.A1451])=0;[.A1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style-name="Default" table:formula="of:=IF(MOD([.$F$4];[.A1452])=0;[.A1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style-name="Default" table:formula="of:=IF(MOD([.$F$4];[.A1453])=0;[.A1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style-name="Default" table:formula="of:=IF(MOD([.$F$4];[.A1454])=0;[.A1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style-name="Default" table:formula="of:=IF(MOD([.$F$4];[.A1455])=0;[.A1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style-name="Default" table:formula="of:=IF(MOD([.$F$4];[.A1456])=0;[.A1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style-name="Default" table:formula="of:=IF(MOD([.$F$4];[.A1457])=0;[.A1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style-name="Default" table:formula="of:=IF(MOD([.$F$4];[.A1458])=0;[.A1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style-name="Default" table:formula="of:=IF(MOD([.$F$4];[.A1459])=0;[.A1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style-name="Default" table:formula="of:=IF(MOD([.$F$4];[.A1460])=0;[.A1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style-name="Default" table:formula="of:=IF(MOD([.$F$4];[.A1461])=0;[.A1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style-name="Default" table:formula="of:=IF(MOD([.$F$4];[.A1462])=0;[.A1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style-name="Default" table:formula="of:=IF(MOD([.$F$4];[.A1463])=0;[.A1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style-name="Default" table:formula="of:=IF(MOD([.$F$4];[.A1464])=0;[.A1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style-name="Default" table:formula="of:=IF(MOD([.$F$4];[.A1465])=0;[.A1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style-name="Default" table:formula="of:=IF(MOD([.$F$4];[.A1466])=0;[.A1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style-name="Default" table:formula="of:=IF(MOD([.$F$4];[.A1467])=0;[.A1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style-name="Default" table:formula="of:=IF(MOD([.$F$4];[.A1468])=0;[.A1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style-name="Default" table:formula="of:=IF(MOD([.$F$4];[.A1469])=0;[.A1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style-name="Default" table:formula="of:=IF(MOD([.$F$4];[.A1470])=0;[.A1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style-name="Default" table:formula="of:=IF(MOD([.$F$4];[.A1471])=0;[.A1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style-name="Default" table:formula="of:=IF(MOD([.$F$4];[.A1472])=0;[.A1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style-name="Default" table:formula="of:=IF(MOD([.$F$4];[.A1473])=0;[.A1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style-name="Default" table:formula="of:=IF(MOD([.$F$4];[.A1474])=0;[.A1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style-name="Default" table:formula="of:=IF(MOD([.$F$4];[.A1475])=0;[.A1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style-name="Default" table:formula="of:=IF(MOD([.$F$4];[.A1476])=0;[.A1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style-name="Default" table:formula="of:=IF(MOD([.$F$4];[.A1477])=0;[.A1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style-name="Default" table:formula="of:=IF(MOD([.$F$4];[.A1478])=0;[.A1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style-name="Default" table:formula="of:=IF(MOD([.$F$4];[.A1479])=0;[.A1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style-name="Default" table:formula="of:=IF(MOD([.$F$4];[.A1480])=0;[.A1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style-name="Default" table:formula="of:=IF(MOD([.$F$4];[.A1481])=0;[.A1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style-name="Default" table:formula="of:=IF(MOD([.$F$4];[.A1482])=0;[.A1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style-name="Default" table:formula="of:=IF(MOD([.$F$4];[.A1483])=0;[.A1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style-name="Default" table:formula="of:=IF(MOD([.$F$4];[.A1484])=0;[.A1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style-name="Default" table:formula="of:=IF(MOD([.$F$4];[.A1485])=0;[.A1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style-name="Default" table:formula="of:=IF(MOD([.$F$4];[.A1486])=0;[.A1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style-name="Default" table:formula="of:=IF(MOD([.$F$4];[.A1487])=0;[.A1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style-name="Default" table:formula="of:=IF(MOD([.$F$4];[.A1488])=0;[.A1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style-name="Default" table:formula="of:=IF(MOD([.$F$4];[.A1489])=0;[.A1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style-name="Default" table:formula="of:=IF(MOD([.$F$4];[.A1490])=0;[.A1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style-name="Default" table:formula="of:=IF(MOD([.$F$4];[.A1491])=0;[.A1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style-name="Default" table:formula="of:=IF(MOD([.$F$4];[.A1492])=0;[.A1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style-name="Default" table:formula="of:=IF(MOD([.$F$4];[.A1493])=0;[.A1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style-name="Default" table:formula="of:=IF(MOD([.$F$4];[.A1494])=0;[.A1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style-name="Default" table:formula="of:=IF(MOD([.$F$4];[.A1495])=0;[.A1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style-name="Default" table:formula="of:=IF(MOD([.$F$4];[.A1496])=0;[.A1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style-name="Default" table:formula="of:=IF(MOD([.$F$4];[.A1497])=0;[.A1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style-name="Default" table:formula="of:=IF(MOD([.$F$4];[.A1498])=0;[.A1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style-name="Default" table:formula="of:=IF(MOD([.$F$4];[.A1499])=0;[.A1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style-name="Default" table:formula="of:=IF(MOD([.$F$4];[.A1500])=0;[.A1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style-name="Default" table:formula="of:=IF(MOD([.$F$4];[.A1501])=0;[.A1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style-name="Default" table:formula="of:=IF(MOD([.$F$4];[.A1502])=0;[.A1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style-name="Default" table:formula="of:=IF(MOD([.$F$4];[.A1503])=0;[.A1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style-name="Default" table:formula="of:=IF(MOD([.$F$4];[.A1504])=0;[.A1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style-name="Default" table:formula="of:=IF(MOD([.$F$4];[.A1505])=0;[.A1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style-name="Default" table:formula="of:=IF(MOD([.$F$4];[.A1506])=0;[.A1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style-name="Default" table:formula="of:=IF(MOD([.$F$4];[.A1507])=0;[.A1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style-name="Default" table:formula="of:=IF(MOD([.$F$4];[.A1508])=0;[.A1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style-name="Default" table:formula="of:=IF(MOD([.$F$4];[.A1509])=0;[.A1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style-name="Default" table:formula="of:=IF(MOD([.$F$4];[.A1510])=0;[.A1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style-name="Default" table:formula="of:=IF(MOD([.$F$4];[.A1511])=0;[.A1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style-name="Default" table:formula="of:=IF(MOD([.$F$4];[.A1512])=0;[.A1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style-name="Default" table:formula="of:=IF(MOD([.$F$4];[.A1513])=0;[.A1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style-name="Default" table:formula="of:=IF(MOD([.$F$4];[.A1514])=0;[.A1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style-name="Default" table:formula="of:=IF(MOD([.$F$4];[.A1515])=0;[.A1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style-name="Default" table:formula="of:=IF(MOD([.$F$4];[.A1516])=0;[.A1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style-name="Default" table:formula="of:=IF(MOD([.$F$4];[.A1517])=0;[.A1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style-name="Default" table:formula="of:=IF(MOD([.$F$4];[.A1518])=0;[.A1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style-name="Default" table:formula="of:=IF(MOD([.$F$4];[.A1519])=0;[.A1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style-name="Default" table:formula="of:=IF(MOD([.$F$4];[.A1520])=0;[.A1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style-name="Default" table:formula="of:=IF(MOD([.$F$4];[.A1521])=0;[.A1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style-name="Default" table:formula="of:=IF(MOD([.$F$4];[.A1522])=0;[.A1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style-name="Default" table:formula="of:=IF(MOD([.$F$4];[.A1523])=0;[.A1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style-name="Default" table:formula="of:=IF(MOD([.$F$4];[.A1524])=0;[.A1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style-name="Default" table:formula="of:=IF(MOD([.$F$4];[.A1525])=0;[.A1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style-name="Default" table:formula="of:=IF(MOD([.$F$4];[.A1526])=0;[.A1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style-name="Default" table:formula="of:=IF(MOD([.$F$4];[.A1527])=0;[.A1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style-name="Default" table:formula="of:=IF(MOD([.$F$4];[.A1528])=0;[.A1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style-name="Default" table:formula="of:=IF(MOD([.$F$4];[.A1529])=0;[.A1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style-name="Default" table:formula="of:=IF(MOD([.$F$4];[.A1530])=0;[.A1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style-name="Default" table:formula="of:=IF(MOD([.$F$4];[.A1531])=0;[.A1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style-name="Default" table:formula="of:=IF(MOD([.$F$4];[.A1532])=0;[.A1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style-name="Default" table:formula="of:=IF(MOD([.$F$4];[.A1533])=0;[.A1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style-name="Default" table:formula="of:=IF(MOD([.$F$4];[.A1534])=0;[.A1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style-name="Default" table:formula="of:=IF(MOD([.$F$4];[.A1535])=0;[.A1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style-name="Default" table:formula="of:=IF(MOD([.$F$4];[.A1536])=0;[.A1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style-name="Default" table:formula="of:=IF(MOD([.$F$4];[.A1537])=0;[.A1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style-name="Default" table:formula="of:=IF(MOD([.$F$4];[.A1538])=0;[.A1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style-name="Default" table:formula="of:=IF(MOD([.$F$4];[.A1539])=0;[.A1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style-name="Default" table:formula="of:=IF(MOD([.$F$4];[.A1540])=0;[.A1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style-name="Default" table:formula="of:=IF(MOD([.$F$4];[.A1541])=0;[.A1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style-name="Default" table:formula="of:=IF(MOD([.$F$4];[.A1542])=0;[.A1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style-name="Default" table:formula="of:=IF(MOD([.$F$4];[.A1543])=0;[.A1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style-name="Default" table:formula="of:=IF(MOD([.$F$4];[.A1544])=0;[.A1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style-name="Default" table:formula="of:=IF(MOD([.$F$4];[.A1545])=0;[.A1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style-name="Default" table:formula="of:=IF(MOD([.$F$4];[.A1546])=0;[.A1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style-name="Default" table:formula="of:=IF(MOD([.$F$4];[.A1547])=0;[.A1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style-name="Default" table:formula="of:=IF(MOD([.$F$4];[.A1548])=0;[.A1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style-name="Default" table:formula="of:=IF(MOD([.$F$4];[.A1549])=0;[.A1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style-name="Default" table:formula="of:=IF(MOD([.$F$4];[.A1550])=0;[.A1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style-name="Default" table:formula="of:=IF(MOD([.$F$4];[.A1551])=0;[.A1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style-name="Default" table:formula="of:=IF(MOD([.$F$4];[.A1552])=0;[.A1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style-name="Default" table:formula="of:=IF(MOD([.$F$4];[.A1553])=0;[.A1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style-name="Default" table:formula="of:=IF(MOD([.$F$4];[.A1554])=0;[.A1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style-name="Default" table:formula="of:=IF(MOD([.$F$4];[.A1555])=0;[.A1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style-name="Default" table:formula="of:=IF(MOD([.$F$4];[.A1556])=0;[.A1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style-name="Default" table:formula="of:=IF(MOD([.$F$4];[.A1557])=0;[.A1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style-name="Default" table:formula="of:=IF(MOD([.$F$4];[.A1558])=0;[.A1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style-name="Default" table:formula="of:=IF(MOD([.$F$4];[.A1559])=0;[.A1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style-name="Default" table:formula="of:=IF(MOD([.$F$4];[.A1560])=0;[.A1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style-name="Default" table:formula="of:=IF(MOD([.$F$4];[.A1561])=0;[.A1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style-name="Default" table:formula="of:=IF(MOD([.$F$4];[.A1562])=0;[.A1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style-name="Default" table:formula="of:=IF(MOD([.$F$4];[.A1563])=0;[.A1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style-name="Default" table:formula="of:=IF(MOD([.$F$4];[.A1564])=0;[.A1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style-name="Default" table:formula="of:=IF(MOD([.$F$4];[.A1565])=0;[.A1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style-name="Default" table:formula="of:=IF(MOD([.$F$4];[.A1566])=0;[.A1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style-name="Default" table:formula="of:=IF(MOD([.$F$4];[.A1567])=0;[.A1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style-name="Default" table:formula="of:=IF(MOD([.$F$4];[.A1568])=0;[.A1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style-name="Default" table:formula="of:=IF(MOD([.$F$4];[.A1569])=0;[.A1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style-name="Default" table:formula="of:=IF(MOD([.$F$4];[.A1570])=0;[.A1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style-name="Default" table:formula="of:=IF(MOD([.$F$4];[.A1571])=0;[.A1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style-name="Default" table:formula="of:=IF(MOD([.$F$4];[.A1572])=0;[.A1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style-name="Default" table:formula="of:=IF(MOD([.$F$4];[.A1573])=0;[.A1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style-name="Default" table:formula="of:=IF(MOD([.$F$4];[.A1574])=0;[.A1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style-name="Default" table:formula="of:=IF(MOD([.$F$4];[.A1575])=0;[.A1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style-name="Default" table:formula="of:=IF(MOD([.$F$4];[.A1576])=0;[.A1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style-name="Default" table:formula="of:=IF(MOD([.$F$4];[.A1577])=0;[.A1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style-name="Default" table:formula="of:=IF(MOD([.$F$4];[.A1578])=0;[.A1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style-name="Default" table:formula="of:=IF(MOD([.$F$4];[.A1579])=0;[.A1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style-name="Default" table:formula="of:=IF(MOD([.$F$4];[.A1580])=0;[.A1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style-name="Default" table:formula="of:=IF(MOD([.$F$4];[.A1581])=0;[.A1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style-name="Default" table:formula="of:=IF(MOD([.$F$4];[.A1582])=0;[.A1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style-name="Default" table:formula="of:=IF(MOD([.$F$4];[.A1583])=0;[.A1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style-name="Default" table:formula="of:=IF(MOD([.$F$4];[.A1584])=0;[.A1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style-name="Default" table:formula="of:=IF(MOD([.$F$4];[.A1585])=0;[.A1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style-name="Default" table:formula="of:=IF(MOD([.$F$4];[.A1586])=0;[.A1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style-name="Default" table:formula="of:=IF(MOD([.$F$4];[.A1587])=0;[.A1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style-name="Default" table:formula="of:=IF(MOD([.$F$4];[.A1588])=0;[.A1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style-name="Default" table:formula="of:=IF(MOD([.$F$4];[.A1589])=0;[.A1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style-name="Default" table:formula="of:=IF(MOD([.$F$4];[.A1590])=0;[.A1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style-name="Default" table:formula="of:=IF(MOD([.$F$4];[.A1591])=0;[.A1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style-name="Default" table:formula="of:=IF(MOD([.$F$4];[.A1592])=0;[.A1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style-name="Default" table:formula="of:=IF(MOD([.$F$4];[.A1593])=0;[.A1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style-name="Default" table:formula="of:=IF(MOD([.$F$4];[.A1594])=0;[.A1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style-name="Default" table:formula="of:=IF(MOD([.$F$4];[.A1595])=0;[.A1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style-name="Default" table:formula="of:=IF(MOD([.$F$4];[.A1596])=0;[.A1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style-name="Default" table:formula="of:=IF(MOD([.$F$4];[.A1597])=0;[.A1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style-name="Default" table:formula="of:=IF(MOD([.$F$4];[.A1598])=0;[.A1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style-name="Default" table:formula="of:=IF(MOD([.$F$4];[.A1599])=0;[.A1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style-name="Default" table:formula="of:=IF(MOD([.$F$4];[.A1600])=0;[.A1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style-name="Default" table:formula="of:=IF(MOD([.$F$4];[.A1601])=0;[.A1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style-name="Default" table:formula="of:=IF(MOD([.$F$4];[.A1602])=0;[.A1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style-name="Default" table:formula="of:=IF(MOD([.$F$4];[.A1603])=0;[.A1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style-name="Default" table:formula="of:=IF(MOD([.$F$4];[.A1604])=0;[.A1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style-name="Default" table:formula="of:=IF(MOD([.$F$4];[.A1605])=0;[.A1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style-name="Default" table:formula="of:=IF(MOD([.$F$4];[.A1606])=0;[.A1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style-name="Default" table:formula="of:=IF(MOD([.$F$4];[.A1607])=0;[.A1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style-name="Default" table:formula="of:=IF(MOD([.$F$4];[.A1608])=0;[.A1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style-name="Default" table:formula="of:=IF(MOD([.$F$4];[.A1609])=0;[.A1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style-name="Default" table:formula="of:=IF(MOD([.$F$4];[.A1610])=0;[.A1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style-name="Default" table:formula="of:=IF(MOD([.$F$4];[.A1611])=0;[.A1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style-name="Default" table:formula="of:=IF(MOD([.$F$4];[.A1612])=0;[.A1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style-name="Default" table:formula="of:=IF(MOD([.$F$4];[.A1613])=0;[.A1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style-name="Default" table:formula="of:=IF(MOD([.$F$4];[.A1614])=0;[.A1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style-name="Default" table:formula="of:=IF(MOD([.$F$4];[.A1615])=0;[.A1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style-name="Default" table:formula="of:=IF(MOD([.$F$4];[.A1616])=0;[.A1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style-name="Default" table:formula="of:=IF(MOD([.$F$4];[.A1617])=0;[.A1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style-name="Default" table:formula="of:=IF(MOD([.$F$4];[.A1618])=0;[.A1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style-name="Default" table:formula="of:=IF(MOD([.$F$4];[.A1619])=0;[.A1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style-name="Default" table:formula="of:=IF(MOD([.$F$4];[.A1620])=0;[.A1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style-name="Default" table:formula="of:=IF(MOD([.$F$4];[.A1621])=0;[.A1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style-name="Default" table:formula="of:=IF(MOD([.$F$4];[.A1622])=0;[.A1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style-name="Default" table:formula="of:=IF(MOD([.$F$4];[.A1623])=0;[.A1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style-name="Default" table:formula="of:=IF(MOD([.$F$4];[.A1624])=0;[.A1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style-name="Default" table:formula="of:=IF(MOD([.$F$4];[.A1625])=0;[.A1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style-name="Default" table:formula="of:=IF(MOD([.$F$4];[.A1626])=0;[.A1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style-name="Default" table:formula="of:=IF(MOD([.$F$4];[.A1627])=0;[.A1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style-name="Default" table:formula="of:=IF(MOD([.$F$4];[.A1628])=0;[.A1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style-name="Default" table:formula="of:=IF(MOD([.$F$4];[.A1629])=0;[.A1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style-name="Default" table:formula="of:=IF(MOD([.$F$4];[.A1630])=0;[.A1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style-name="Default" table:formula="of:=IF(MOD([.$F$4];[.A1631])=0;[.A1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style-name="Default" table:formula="of:=IF(MOD([.$F$4];[.A1632])=0;[.A1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style-name="Default" table:formula="of:=IF(MOD([.$F$4];[.A1633])=0;[.A1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style-name="Default" table:formula="of:=IF(MOD([.$F$4];[.A1634])=0;[.A1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style-name="Default" table:formula="of:=IF(MOD([.$F$4];[.A1635])=0;[.A1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style-name="Default" table:formula="of:=IF(MOD([.$F$4];[.A1636])=0;[.A1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style-name="Default" table:formula="of:=IF(MOD([.$F$4];[.A1637])=0;[.A1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style-name="Default" table:formula="of:=IF(MOD([.$F$4];[.A1638])=0;[.A1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style-name="Default" table:formula="of:=IF(MOD([.$F$4];[.A1639])=0;[.A1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style-name="Default" table:formula="of:=IF(MOD([.$F$4];[.A1640])=0;[.A1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style-name="Default" table:formula="of:=IF(MOD([.$F$4];[.A1641])=0;[.A1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style-name="Default" table:formula="of:=IF(MOD([.$F$4];[.A1642])=0;[.A1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style-name="Default" table:formula="of:=IF(MOD([.$F$4];[.A1643])=0;[.A1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style-name="Default" table:formula="of:=IF(MOD([.$F$4];[.A1644])=0;[.A1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style-name="Default" table:formula="of:=IF(MOD([.$F$4];[.A1645])=0;[.A1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style-name="Default" table:formula="of:=IF(MOD([.$F$4];[.A1646])=0;[.A1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style-name="Default" table:formula="of:=IF(MOD([.$F$4];[.A1647])=0;[.A1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style-name="Default" table:formula="of:=IF(MOD([.$F$4];[.A1648])=0;[.A1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style-name="Default" table:formula="of:=IF(MOD([.$F$4];[.A1649])=0;[.A1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style-name="Default" table:formula="of:=IF(MOD([.$F$4];[.A1650])=0;[.A1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style-name="Default" table:formula="of:=IF(MOD([.$F$4];[.A1651])=0;[.A1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style-name="Default" table:formula="of:=IF(MOD([.$F$4];[.A1652])=0;[.A1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style-name="Default" table:formula="of:=IF(MOD([.$F$4];[.A1653])=0;[.A1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style-name="Default" table:formula="of:=IF(MOD([.$F$4];[.A1654])=0;[.A1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style-name="Default" table:formula="of:=IF(MOD([.$F$4];[.A1655])=0;[.A1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style-name="Default" table:formula="of:=IF(MOD([.$F$4];[.A1656])=0;[.A1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style-name="Default" table:formula="of:=IF(MOD([.$F$4];[.A1657])=0;[.A1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style-name="Default" table:formula="of:=IF(MOD([.$F$4];[.A1658])=0;[.A1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style-name="Default" table:formula="of:=IF(MOD([.$F$4];[.A1659])=0;[.A1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style-name="Default" table:formula="of:=IF(MOD([.$F$4];[.A1660])=0;[.A1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style-name="Default" table:formula="of:=IF(MOD([.$F$4];[.A1661])=0;[.A1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style-name="Default" table:formula="of:=IF(MOD([.$F$4];[.A1662])=0;[.A1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style-name="Default" table:formula="of:=IF(MOD([.$F$4];[.A1663])=0;[.A1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style-name="Default" table:formula="of:=IF(MOD([.$F$4];[.A1664])=0;[.A1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style-name="Default" table:formula="of:=IF(MOD([.$F$4];[.A1665])=0;[.A1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style-name="Default" table:formula="of:=IF(MOD([.$F$4];[.A1666])=0;[.A1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style-name="Default" table:formula="of:=IF(MOD([.$F$4];[.A1667])=0;[.A1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style-name="Default" table:formula="of:=IF(MOD([.$F$4];[.A1668])=0;[.A1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style-name="Default" table:formula="of:=IF(MOD([.$F$4];[.A1669])=0;[.A1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style-name="Default" table:formula="of:=IF(MOD([.$F$4];[.A1670])=0;[.A1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style-name="Default" table:formula="of:=IF(MOD([.$F$4];[.A1671])=0;[.A1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style-name="Default" table:formula="of:=IF(MOD([.$F$4];[.A1672])=0;[.A1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style-name="Default" table:formula="of:=IF(MOD([.$F$4];[.A1673])=0;[.A1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style-name="Default" table:formula="of:=IF(MOD([.$F$4];[.A1674])=0;[.A1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style-name="Default" table:formula="of:=IF(MOD([.$F$4];[.A1675])=0;[.A1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style-name="Default" table:formula="of:=IF(MOD([.$F$4];[.A1676])=0;[.A1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style-name="Default" table:formula="of:=IF(MOD([.$F$4];[.A1677])=0;[.A1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style-name="Default" table:formula="of:=IF(MOD([.$F$4];[.A1678])=0;[.A1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style-name="Default" table:formula="of:=IF(MOD([.$F$4];[.A1679])=0;[.A1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style-name="Default" table:formula="of:=IF(MOD([.$F$4];[.A1680])=0;[.A1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style-name="Default" table:formula="of:=IF(MOD([.$F$4];[.A1681])=0;[.A1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style-name="Default" table:formula="of:=IF(MOD([.$F$4];[.A1682])=0;[.A1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style-name="Default" table:formula="of:=IF(MOD([.$F$4];[.A1683])=0;[.A1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style-name="Default" table:formula="of:=IF(MOD([.$F$4];[.A1684])=0;[.A1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style-name="Default" table:formula="of:=IF(MOD([.$F$4];[.A1685])=0;[.A1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style-name="Default" table:formula="of:=IF(MOD([.$F$4];[.A1686])=0;[.A1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style-name="Default" table:formula="of:=IF(MOD([.$F$4];[.A1687])=0;[.A1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style-name="Default" table:formula="of:=IF(MOD([.$F$4];[.A1688])=0;[.A1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style-name="Default" table:formula="of:=IF(MOD([.$F$4];[.A1689])=0;[.A1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style-name="Default" table:formula="of:=IF(MOD([.$F$4];[.A1690])=0;[.A1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style-name="Default" table:formula="of:=IF(MOD([.$F$4];[.A1691])=0;[.A1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style-name="Default" table:formula="of:=IF(MOD([.$F$4];[.A1692])=0;[.A1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style-name="Default" table:formula="of:=IF(MOD([.$F$4];[.A1693])=0;[.A1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style-name="Default" table:formula="of:=IF(MOD([.$F$4];[.A1694])=0;[.A1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style-name="Default" table:formula="of:=IF(MOD([.$F$4];[.A1695])=0;[.A1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style-name="Default" table:formula="of:=IF(MOD([.$F$4];[.A1696])=0;[.A1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style-name="Default" table:formula="of:=IF(MOD([.$F$4];[.A1697])=0;[.A1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style-name="Default" table:formula="of:=IF(MOD([.$F$4];[.A1698])=0;[.A1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style-name="Default" table:formula="of:=IF(MOD([.$F$4];[.A1699])=0;[.A1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style-name="Default" table:formula="of:=IF(MOD([.$F$4];[.A1700])=0;[.A1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style-name="Default" table:formula="of:=IF(MOD([.$F$4];[.A1701])=0;[.A1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style-name="Default" table:formula="of:=IF(MOD([.$F$4];[.A1702])=0;[.A1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style-name="Default" table:formula="of:=IF(MOD([.$F$4];[.A1703])=0;[.A1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style-name="Default" table:formula="of:=IF(MOD([.$F$4];[.A1704])=0;[.A1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style-name="Default" table:formula="of:=IF(MOD([.$F$4];[.A1705])=0;[.A1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style-name="Default" table:formula="of:=IF(MOD([.$F$4];[.A1706])=0;[.A1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style-name="Default" table:formula="of:=IF(MOD([.$F$4];[.A1707])=0;[.A1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style-name="Default" table:formula="of:=IF(MOD([.$F$4];[.A1708])=0;[.A1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style-name="Default" table:formula="of:=IF(MOD([.$F$4];[.A1709])=0;[.A1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style-name="Default" table:formula="of:=IF(MOD([.$F$4];[.A1710])=0;[.A1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style-name="Default" table:formula="of:=IF(MOD([.$F$4];[.A1711])=0;[.A1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style-name="Default" table:formula="of:=IF(MOD([.$F$4];[.A1712])=0;[.A1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style-name="Default" table:formula="of:=IF(MOD([.$F$4];[.A1713])=0;[.A1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style-name="Default" table:formula="of:=IF(MOD([.$F$4];[.A1714])=0;[.A1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style-name="Default" table:formula="of:=IF(MOD([.$F$4];[.A1715])=0;[.A1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style-name="Default" table:formula="of:=IF(MOD([.$F$4];[.A1716])=0;[.A1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style-name="Default" table:formula="of:=IF(MOD([.$F$4];[.A1717])=0;[.A1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style-name="Default" table:formula="of:=IF(MOD([.$F$4];[.A1718])=0;[.A1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style-name="Default" table:formula="of:=IF(MOD([.$F$4];[.A1719])=0;[.A1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style-name="Default" table:formula="of:=IF(MOD([.$F$4];[.A1720])=0;[.A1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style-name="Default" table:formula="of:=IF(MOD([.$F$4];[.A1721])=0;[.A1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style-name="Default" table:formula="of:=IF(MOD([.$F$4];[.A1722])=0;[.A1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style-name="Default" table:formula="of:=IF(MOD([.$F$4];[.A1723])=0;[.A1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style-name="Default" table:formula="of:=IF(MOD([.$F$4];[.A1724])=0;[.A1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style-name="Default" table:formula="of:=IF(MOD([.$F$4];[.A1725])=0;[.A1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style-name="Default" table:formula="of:=IF(MOD([.$F$4];[.A1726])=0;[.A1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style-name="Default" table:formula="of:=IF(MOD([.$F$4];[.A1727])=0;[.A1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style-name="Default" table:formula="of:=IF(MOD([.$F$4];[.A1728])=0;[.A1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style-name="Default" table:formula="of:=IF(MOD([.$F$4];[.A1729])=0;[.A1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style-name="Default" table:formula="of:=IF(MOD([.$F$4];[.A1730])=0;[.A1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style-name="Default" table:formula="of:=IF(MOD([.$F$4];[.A1731])=0;[.A1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style-name="Default" table:formula="of:=IF(MOD([.$F$4];[.A1732])=0;[.A1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style-name="Default" table:formula="of:=IF(MOD([.$F$4];[.A1733])=0;[.A1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style-name="Default" table:formula="of:=IF(MOD([.$F$4];[.A1734])=0;[.A1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style-name="Default" table:formula="of:=IF(MOD([.$F$4];[.A1735])=0;[.A1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style-name="Default" table:formula="of:=IF(MOD([.$F$4];[.A1736])=0;[.A1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style-name="Default" table:formula="of:=IF(MOD([.$F$4];[.A1737])=0;[.A1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style-name="Default" table:formula="of:=IF(MOD([.$F$4];[.A1738])=0;[.A1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style-name="Default" table:formula="of:=IF(MOD([.$F$4];[.A1739])=0;[.A1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style-name="Default" table:formula="of:=IF(MOD([.$F$4];[.A1740])=0;[.A1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style-name="Default" table:formula="of:=IF(MOD([.$F$4];[.A1741])=0;[.A1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style-name="Default" table:formula="of:=IF(MOD([.$F$4];[.A1742])=0;[.A1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style-name="Default" table:formula="of:=IF(MOD([.$F$4];[.A1743])=0;[.A1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style-name="Default" table:formula="of:=IF(MOD([.$F$4];[.A1744])=0;[.A1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style-name="Default" table:formula="of:=IF(MOD([.$F$4];[.A1745])=0;[.A1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style-name="Default" table:formula="of:=IF(MOD([.$F$4];[.A1746])=0;[.A1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style-name="Default" table:formula="of:=IF(MOD([.$F$4];[.A1747])=0;[.A1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style-name="Default" table:formula="of:=IF(MOD([.$F$4];[.A1748])=0;[.A1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style-name="Default" table:formula="of:=IF(MOD([.$F$4];[.A1749])=0;[.A1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style-name="Default" table:formula="of:=IF(MOD([.$F$4];[.A1750])=0;[.A1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style-name="Default" table:formula="of:=IF(MOD([.$F$4];[.A1751])=0;[.A1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style-name="Default" table:formula="of:=IF(MOD([.$F$4];[.A1752])=0;[.A1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style-name="Default" table:formula="of:=IF(MOD([.$F$4];[.A1753])=0;[.A1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style-name="Default" table:formula="of:=IF(MOD([.$F$4];[.A1754])=0;[.A1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style-name="Default" table:formula="of:=IF(MOD([.$F$4];[.A1755])=0;[.A1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style-name="Default" table:formula="of:=IF(MOD([.$F$4];[.A1756])=0;[.A1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style-name="Default" table:formula="of:=IF(MOD([.$F$4];[.A1757])=0;[.A1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style-name="Default" table:formula="of:=IF(MOD([.$F$4];[.A1758])=0;[.A1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style-name="Default" table:formula="of:=IF(MOD([.$F$4];[.A1759])=0;[.A1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style-name="Default" table:formula="of:=IF(MOD([.$F$4];[.A1760])=0;[.A1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style-name="Default" table:formula="of:=IF(MOD([.$F$4];[.A1761])=0;[.A1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style-name="Default" table:formula="of:=IF(MOD([.$F$4];[.A1762])=0;[.A1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style-name="Default" table:formula="of:=IF(MOD([.$F$4];[.A1763])=0;[.A1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style-name="Default" table:formula="of:=IF(MOD([.$F$4];[.A1764])=0;[.A1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style-name="Default" table:formula="of:=IF(MOD([.$F$4];[.A1765])=0;[.A1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style-name="Default" table:formula="of:=IF(MOD([.$F$4];[.A1766])=0;[.A1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style-name="Default" table:formula="of:=IF(MOD([.$F$4];[.A1767])=0;[.A1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style-name="Default" table:formula="of:=IF(MOD([.$F$4];[.A1768])=0;[.A1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style-name="Default" table:formula="of:=IF(MOD([.$F$4];[.A1769])=0;[.A1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style-name="Default" table:formula="of:=IF(MOD([.$F$4];[.A1770])=0;[.A1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style-name="Default" table:formula="of:=IF(MOD([.$F$4];[.A1771])=0;[.A1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style-name="Default" table:formula="of:=IF(MOD([.$F$4];[.A1772])=0;[.A1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style-name="Default" table:formula="of:=IF(MOD([.$F$4];[.A1773])=0;[.A1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style-name="Default" table:formula="of:=IF(MOD([.$F$4];[.A1774])=0;[.A1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style-name="Default" table:formula="of:=IF(MOD([.$F$4];[.A1775])=0;[.A1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style-name="Default" table:formula="of:=IF(MOD([.$F$4];[.A1776])=0;[.A1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style-name="Default" table:formula="of:=IF(MOD([.$F$4];[.A1777])=0;[.A1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style-name="Default" table:formula="of:=IF(MOD([.$F$4];[.A1778])=0;[.A1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style-name="Default" table:formula="of:=IF(MOD([.$F$4];[.A1779])=0;[.A1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style-name="Default" table:formula="of:=IF(MOD([.$F$4];[.A1780])=0;[.A1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style-name="Default" table:formula="of:=IF(MOD([.$F$4];[.A1781])=0;[.A1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style-name="Default" table:formula="of:=IF(MOD([.$F$4];[.A1782])=0;[.A1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style-name="Default" table:formula="of:=IF(MOD([.$F$4];[.A1783])=0;[.A1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style-name="Default" table:formula="of:=IF(MOD([.$F$4];[.A1784])=0;[.A1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style-name="Default" table:formula="of:=IF(MOD([.$F$4];[.A1785])=0;[.A1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style-name="Default" table:formula="of:=IF(MOD([.$F$4];[.A1786])=0;[.A1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style-name="Default" table:formula="of:=IF(MOD([.$F$4];[.A1787])=0;[.A1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style-name="Default" table:formula="of:=IF(MOD([.$F$4];[.A1788])=0;[.A1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style-name="Default" table:formula="of:=IF(MOD([.$F$4];[.A1789])=0;[.A1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style-name="Default" table:formula="of:=IF(MOD([.$F$4];[.A1790])=0;[.A1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style-name="Default" table:formula="of:=IF(MOD([.$F$4];[.A1791])=0;[.A1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style-name="Default" table:formula="of:=IF(MOD([.$F$4];[.A1792])=0;[.A1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style-name="Default" table:formula="of:=IF(MOD([.$F$4];[.A1793])=0;[.A1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style-name="Default" table:formula="of:=IF(MOD([.$F$4];[.A1794])=0;[.A1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style-name="Default" table:formula="of:=IF(MOD([.$F$4];[.A1795])=0;[.A1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style-name="Default" table:formula="of:=IF(MOD([.$F$4];[.A1796])=0;[.A1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style-name="Default" table:formula="of:=IF(MOD([.$F$4];[.A1797])=0;[.A1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style-name="Default" table:formula="of:=IF(MOD([.$F$4];[.A1798])=0;[.A1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style-name="Default" table:formula="of:=IF(MOD([.$F$4];[.A1799])=0;[.A1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style-name="Default" table:formula="of:=IF(MOD([.$F$4];[.A1800])=0;[.A1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style-name="Default" table:formula="of:=IF(MOD([.$F$4];[.A1801])=0;[.A1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style-name="Default" table:formula="of:=IF(MOD([.$F$4];[.A1802])=0;[.A1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style-name="Default" table:formula="of:=IF(MOD([.$F$4];[.A1803])=0;[.A1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style-name="Default" table:formula="of:=IF(MOD([.$F$4];[.A1804])=0;[.A1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style-name="Default" table:formula="of:=IF(MOD([.$F$4];[.A1805])=0;[.A1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style-name="Default" table:formula="of:=IF(MOD([.$F$4];[.A1806])=0;[.A1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style-name="Default" table:formula="of:=IF(MOD([.$F$4];[.A1807])=0;[.A1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style-name="Default" table:formula="of:=IF(MOD([.$F$4];[.A1808])=0;[.A1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style-name="Default" table:formula="of:=IF(MOD([.$F$4];[.A1809])=0;[.A1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style-name="Default" table:formula="of:=IF(MOD([.$F$4];[.A1810])=0;[.A1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style-name="Default" table:formula="of:=IF(MOD([.$F$4];[.A1811])=0;[.A1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style-name="Default" table:formula="of:=IF(MOD([.$F$4];[.A1812])=0;[.A1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style-name="Default" table:formula="of:=IF(MOD([.$F$4];[.A1813])=0;[.A1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style-name="Default" table:formula="of:=IF(MOD([.$F$4];[.A1814])=0;[.A1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style-name="Default" table:formula="of:=IF(MOD([.$F$4];[.A1815])=0;[.A1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style-name="Default" table:formula="of:=IF(MOD([.$F$4];[.A1816])=0;[.A1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style-name="Default" table:formula="of:=IF(MOD([.$F$4];[.A1817])=0;[.A1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style-name="Default" table:formula="of:=IF(MOD([.$F$4];[.A1818])=0;[.A1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style-name="Default" table:formula="of:=IF(MOD([.$F$4];[.A1819])=0;[.A1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style-name="Default" table:formula="of:=IF(MOD([.$F$4];[.A1820])=0;[.A1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style-name="Default" table:formula="of:=IF(MOD([.$F$4];[.A1821])=0;[.A1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style-name="Default" table:formula="of:=IF(MOD([.$F$4];[.A1822])=0;[.A1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style-name="Default" table:formula="of:=IF(MOD([.$F$4];[.A1823])=0;[.A1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style-name="Default" table:formula="of:=IF(MOD([.$F$4];[.A1824])=0;[.A1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style-name="Default" table:formula="of:=IF(MOD([.$F$4];[.A1825])=0;[.A1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style-name="Default" table:formula="of:=IF(MOD([.$F$4];[.A1826])=0;[.A1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style-name="Default" table:formula="of:=IF(MOD([.$F$4];[.A1827])=0;[.A1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style-name="Default" table:formula="of:=IF(MOD([.$F$4];[.A1828])=0;[.A1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style-name="Default" table:formula="of:=IF(MOD([.$F$4];[.A1829])=0;[.A1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style-name="Default" table:formula="of:=IF(MOD([.$F$4];[.A1830])=0;[.A1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style-name="Default" table:formula="of:=IF(MOD([.$F$4];[.A1831])=0;[.A1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style-name="Default" table:formula="of:=IF(MOD([.$F$4];[.A1832])=0;[.A1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style-name="Default" table:formula="of:=IF(MOD([.$F$4];[.A1833])=0;[.A1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style-name="Default" table:formula="of:=IF(MOD([.$F$4];[.A1834])=0;[.A1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style-name="Default" table:formula="of:=IF(MOD([.$F$4];[.A1835])=0;[.A1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style-name="Default" table:formula="of:=IF(MOD([.$F$4];[.A1836])=0;[.A1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style-name="Default" table:formula="of:=IF(MOD([.$F$4];[.A1837])=0;[.A1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style-name="Default" table:formula="of:=IF(MOD([.$F$4];[.A1838])=0;[.A1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style-name="Default" table:formula="of:=IF(MOD([.$F$4];[.A1839])=0;[.A1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style-name="Default" table:formula="of:=IF(MOD([.$F$4];[.A1840])=0;[.A1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style-name="Default" table:formula="of:=IF(MOD([.$F$4];[.A1841])=0;[.A1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style-name="Default" table:formula="of:=IF(MOD([.$F$4];[.A1842])=0;[.A1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style-name="Default" table:formula="of:=IF(MOD([.$F$4];[.A1843])=0;[.A1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style-name="Default" table:formula="of:=IF(MOD([.$F$4];[.A1844])=0;[.A1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style-name="Default" table:formula="of:=IF(MOD([.$F$4];[.A1845])=0;[.A1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style-name="Default" table:formula="of:=IF(MOD([.$F$4];[.A1846])=0;[.A1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style-name="Default" table:formula="of:=IF(MOD([.$F$4];[.A1847])=0;[.A1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style-name="Default" table:formula="of:=IF(MOD([.$F$4];[.A1848])=0;[.A1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style-name="Default" table:formula="of:=IF(MOD([.$F$4];[.A1849])=0;[.A1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style-name="Default" table:formula="of:=IF(MOD([.$F$4];[.A1850])=0;[.A1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style-name="Default" table:formula="of:=IF(MOD([.$F$4];[.A1851])=0;[.A1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style-name="Default" table:formula="of:=IF(MOD([.$F$4];[.A1852])=0;[.A1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style-name="Default" table:formula="of:=IF(MOD([.$F$4];[.A1853])=0;[.A1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style-name="Default" table:formula="of:=IF(MOD([.$F$4];[.A1854])=0;[.A1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style-name="Default" table:formula="of:=IF(MOD([.$F$4];[.A1855])=0;[.A1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style-name="Default" table:formula="of:=IF(MOD([.$F$4];[.A1856])=0;[.A1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style-name="Default" table:formula="of:=IF(MOD([.$F$4];[.A1857])=0;[.A1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style-name="Default" table:formula="of:=IF(MOD([.$F$4];[.A1858])=0;[.A1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style-name="Default" table:formula="of:=IF(MOD([.$F$4];[.A1859])=0;[.A1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style-name="Default" table:formula="of:=IF(MOD([.$F$4];[.A1860])=0;[.A1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style-name="Default" table:formula="of:=IF(MOD([.$F$4];[.A1861])=0;[.A1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style-name="Default" table:formula="of:=IF(MOD([.$F$4];[.A1862])=0;[.A1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style-name="Default" table:formula="of:=IF(MOD([.$F$4];[.A1863])=0;[.A1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style-name="Default" table:formula="of:=IF(MOD([.$F$4];[.A1864])=0;[.A1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style-name="Default" table:formula="of:=IF(MOD([.$F$4];[.A1865])=0;[.A1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style-name="Default" table:formula="of:=IF(MOD([.$F$4];[.A1866])=0;[.A1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style-name="Default" table:formula="of:=IF(MOD([.$F$4];[.A1867])=0;[.A1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style-name="Default" table:formula="of:=IF(MOD([.$F$4];[.A1868])=0;[.A1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style-name="Default" table:formula="of:=IF(MOD([.$F$4];[.A1869])=0;[.A1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style-name="Default" table:formula="of:=IF(MOD([.$F$4];[.A1870])=0;[.A1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style-name="Default" table:formula="of:=IF(MOD([.$F$4];[.A1871])=0;[.A1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style-name="Default" table:formula="of:=IF(MOD([.$F$4];[.A1872])=0;[.A1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style-name="Default" table:formula="of:=IF(MOD([.$F$4];[.A1873])=0;[.A1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style-name="Default" table:formula="of:=IF(MOD([.$F$4];[.A1874])=0;[.A1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style-name="Default" table:formula="of:=IF(MOD([.$F$4];[.A1875])=0;[.A1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style-name="Default" table:formula="of:=IF(MOD([.$F$4];[.A1876])=0;[.A1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style-name="Default" table:formula="of:=IF(MOD([.$F$4];[.A1877])=0;[.A1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style-name="Default" table:formula="of:=IF(MOD([.$F$4];[.A1878])=0;[.A1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style-name="Default" table:formula="of:=IF(MOD([.$F$4];[.A1879])=0;[.A1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style-name="Default" table:formula="of:=IF(MOD([.$F$4];[.A1880])=0;[.A1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style-name="Default" table:formula="of:=IF(MOD([.$F$4];[.A1881])=0;[.A1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style-name="Default" table:formula="of:=IF(MOD([.$F$4];[.A1882])=0;[.A1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style-name="Default" table:formula="of:=IF(MOD([.$F$4];[.A1883])=0;[.A1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style-name="Default" table:formula="of:=IF(MOD([.$F$4];[.A1884])=0;[.A1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style-name="Default" table:formula="of:=IF(MOD([.$F$4];[.A1885])=0;[.A1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style-name="Default" table:formula="of:=IF(MOD([.$F$4];[.A1886])=0;[.A1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style-name="Default" table:formula="of:=IF(MOD([.$F$4];[.A1887])=0;[.A1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style-name="Default" table:formula="of:=IF(MOD([.$F$4];[.A1888])=0;[.A1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style-name="Default" table:formula="of:=IF(MOD([.$F$4];[.A1889])=0;[.A1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style-name="Default" table:formula="of:=IF(MOD([.$F$4];[.A1890])=0;[.A1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style-name="Default" table:formula="of:=IF(MOD([.$F$4];[.A1891])=0;[.A1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style-name="Default" table:formula="of:=IF(MOD([.$F$4];[.A1892])=0;[.A1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style-name="Default" table:formula="of:=IF(MOD([.$F$4];[.A1893])=0;[.A1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style-name="Default" table:formula="of:=IF(MOD([.$F$4];[.A1894])=0;[.A1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style-name="Default" table:formula="of:=IF(MOD([.$F$4];[.A1895])=0;[.A1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style-name="Default" table:formula="of:=IF(MOD([.$F$4];[.A1896])=0;[.A1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style-name="Default" table:formula="of:=IF(MOD([.$F$4];[.A1897])=0;[.A1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style-name="Default" table:formula="of:=IF(MOD([.$F$4];[.A1898])=0;[.A1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style-name="Default" table:formula="of:=IF(MOD([.$F$4];[.A1899])=0;[.A1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style-name="Default" table:formula="of:=IF(MOD([.$F$4];[.A1900])=0;[.A1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style-name="Default" table:formula="of:=IF(MOD([.$F$4];[.A1901])=0;[.A1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style-name="Default" table:formula="of:=IF(MOD([.$F$4];[.A1902])=0;[.A1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style-name="Default" table:formula="of:=IF(MOD([.$F$4];[.A1903])=0;[.A1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style-name="Default" table:formula="of:=IF(MOD([.$F$4];[.A1904])=0;[.A1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style-name="Default" table:formula="of:=IF(MOD([.$F$4];[.A1905])=0;[.A1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style-name="Default" table:formula="of:=IF(MOD([.$F$4];[.A1906])=0;[.A1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style-name="Default" table:formula="of:=IF(MOD([.$F$4];[.A1907])=0;[.A1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style-name="Default" table:formula="of:=IF(MOD([.$F$4];[.A1908])=0;[.A1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style-name="Default" table:formula="of:=IF(MOD([.$F$4];[.A1909])=0;[.A1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style-name="Default" table:formula="of:=IF(MOD([.$F$4];[.A1910])=0;[.A1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style-name="Default" table:formula="of:=IF(MOD([.$F$4];[.A1911])=0;[.A1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style-name="Default" table:formula="of:=IF(MOD([.$F$4];[.A1912])=0;[.A1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style-name="Default" table:formula="of:=IF(MOD([.$F$4];[.A1913])=0;[.A1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style-name="Default" table:formula="of:=IF(MOD([.$F$4];[.A1914])=0;[.A1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style-name="Default" table:formula="of:=IF(MOD([.$F$4];[.A1915])=0;[.A1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style-name="Default" table:formula="of:=IF(MOD([.$F$4];[.A1916])=0;[.A1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style-name="Default" table:formula="of:=IF(MOD([.$F$4];[.A1917])=0;[.A1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style-name="Default" table:formula="of:=IF(MOD([.$F$4];[.A1918])=0;[.A1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style-name="Default" table:formula="of:=IF(MOD([.$F$4];[.A1919])=0;[.A1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style-name="Default" table:formula="of:=IF(MOD([.$F$4];[.A1920])=0;[.A1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style-name="Default" table:formula="of:=IF(MOD([.$F$4];[.A1921])=0;[.A1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style-name="Default" table:formula="of:=IF(MOD([.$F$4];[.A1922])=0;[.A1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style-name="Default" table:formula="of:=IF(MOD([.$F$4];[.A1923])=0;[.A1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style-name="Default" table:formula="of:=IF(MOD([.$F$4];[.A1924])=0;[.A1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style-name="Default" table:formula="of:=IF(MOD([.$F$4];[.A1925])=0;[.A1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style-name="Default" table:formula="of:=IF(MOD([.$F$4];[.A1926])=0;[.A1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style-name="Default" table:formula="of:=IF(MOD([.$F$4];[.A1927])=0;[.A1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style-name="Default" table:formula="of:=IF(MOD([.$F$4];[.A1928])=0;[.A1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style-name="Default" table:formula="of:=IF(MOD([.$F$4];[.A1929])=0;[.A1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style-name="Default" table:formula="of:=IF(MOD([.$F$4];[.A1930])=0;[.A1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style-name="Default" table:formula="of:=IF(MOD([.$F$4];[.A1931])=0;[.A1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style-name="Default" table:formula="of:=IF(MOD([.$F$4];[.A1932])=0;[.A1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style-name="Default" table:formula="of:=IF(MOD([.$F$4];[.A1933])=0;[.A1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style-name="Default" table:formula="of:=IF(MOD([.$F$4];[.A1934])=0;[.A1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style-name="Default" table:formula="of:=IF(MOD([.$F$4];[.A1935])=0;[.A1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style-name="Default" table:formula="of:=IF(MOD([.$F$4];[.A1936])=0;[.A1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style-name="Default" table:formula="of:=IF(MOD([.$F$4];[.A1937])=0;[.A1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style-name="Default" table:formula="of:=IF(MOD([.$F$4];[.A1938])=0;[.A1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style-name="Default" table:formula="of:=IF(MOD([.$F$4];[.A1939])=0;[.A1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style-name="Default" table:formula="of:=IF(MOD([.$F$4];[.A1940])=0;[.A1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style-name="Default" table:formula="of:=IF(MOD([.$F$4];[.A1941])=0;[.A1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style-name="Default" table:formula="of:=IF(MOD([.$F$4];[.A1942])=0;[.A1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style-name="Default" table:formula="of:=IF(MOD([.$F$4];[.A1943])=0;[.A1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style-name="Default" table:formula="of:=IF(MOD([.$F$4];[.A1944])=0;[.A1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style-name="Default" table:formula="of:=IF(MOD([.$F$4];[.A1945])=0;[.A1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style-name="Default" table:formula="of:=IF(MOD([.$F$4];[.A1946])=0;[.A1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style-name="Default" table:formula="of:=IF(MOD([.$F$4];[.A1947])=0;[.A1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style-name="Default" table:formula="of:=IF(MOD([.$F$4];[.A1948])=0;[.A1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style-name="Default" table:formula="of:=IF(MOD([.$F$4];[.A1949])=0;[.A1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style-name="Default" table:formula="of:=IF(MOD([.$F$4];[.A1950])=0;[.A1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style-name="Default" table:formula="of:=IF(MOD([.$F$4];[.A1951])=0;[.A1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style-name="Default" table:formula="of:=IF(MOD([.$F$4];[.A1952])=0;[.A1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style-name="Default" table:formula="of:=IF(MOD([.$F$4];[.A1953])=0;[.A1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style-name="Default" table:formula="of:=IF(MOD([.$F$4];[.A1954])=0;[.A1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style-name="Default" table:formula="of:=IF(MOD([.$F$4];[.A1955])=0;[.A1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style-name="Default" table:formula="of:=IF(MOD([.$F$4];[.A1956])=0;[.A1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style-name="Default" table:formula="of:=IF(MOD([.$F$4];[.A1957])=0;[.A1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style-name="Default" table:formula="of:=IF(MOD([.$F$4];[.A1958])=0;[.A1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style-name="Default" table:formula="of:=IF(MOD([.$F$4];[.A1959])=0;[.A1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style-name="Default" table:formula="of:=IF(MOD([.$F$4];[.A1960])=0;[.A1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style-name="Default" table:formula="of:=IF(MOD([.$F$4];[.A1961])=0;[.A1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style-name="Default" table:formula="of:=IF(MOD([.$F$4];[.A1962])=0;[.A1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style-name="Default" table:formula="of:=IF(MOD([.$F$4];[.A1963])=0;[.A1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style-name="Default" table:formula="of:=IF(MOD([.$F$4];[.A1964])=0;[.A1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style-name="Default" table:formula="of:=IF(MOD([.$F$4];[.A1965])=0;[.A1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style-name="Default" table:formula="of:=IF(MOD([.$F$4];[.A1966])=0;[.A1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style-name="Default" table:formula="of:=IF(MOD([.$F$4];[.A1967])=0;[.A1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style-name="Default" table:formula="of:=IF(MOD([.$F$4];[.A1968])=0;[.A1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style-name="Default" table:formula="of:=IF(MOD([.$F$4];[.A1969])=0;[.A1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style-name="Default" table:formula="of:=IF(MOD([.$F$4];[.A1970])=0;[.A1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style-name="Default" table:formula="of:=IF(MOD([.$F$4];[.A1971])=0;[.A1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style-name="Default" table:formula="of:=IF(MOD([.$F$4];[.A1972])=0;[.A1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style-name="Default" table:formula="of:=IF(MOD([.$F$4];[.A1973])=0;[.A1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style-name="Default" table:formula="of:=IF(MOD([.$F$4];[.A1974])=0;[.A1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style-name="Default" table:formula="of:=IF(MOD([.$F$4];[.A1975])=0;[.A1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style-name="Default" table:formula="of:=IF(MOD([.$F$4];[.A1976])=0;[.A1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style-name="Default" table:formula="of:=IF(MOD([.$F$4];[.A1977])=0;[.A1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style-name="Default" table:formula="of:=IF(MOD([.$F$4];[.A1978])=0;[.A1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style-name="Default" table:formula="of:=IF(MOD([.$F$4];[.A1979])=0;[.A1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style-name="Default" table:formula="of:=IF(MOD([.$F$4];[.A1980])=0;[.A1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style-name="Default" table:formula="of:=IF(MOD([.$F$4];[.A1981])=0;[.A1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style-name="Default" table:formula="of:=IF(MOD([.$F$4];[.A1982])=0;[.A1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style-name="Default" table:formula="of:=IF(MOD([.$F$4];[.A1983])=0;[.A1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style-name="Default" table:formula="of:=IF(MOD([.$F$4];[.A1984])=0;[.A1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style-name="Default" table:formula="of:=IF(MOD([.$F$4];[.A1985])=0;[.A1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style-name="Default" table:formula="of:=IF(MOD([.$F$4];[.A1986])=0;[.A1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style-name="Default" table:formula="of:=IF(MOD([.$F$4];[.A1987])=0;[.A1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style-name="Default" table:formula="of:=IF(MOD([.$F$4];[.A1988])=0;[.A1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style-name="Default" table:formula="of:=IF(MOD([.$F$4];[.A1989])=0;[.A1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style-name="Default" table:formula="of:=IF(MOD([.$F$4];[.A1990])=0;[.A1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style-name="Default" table:formula="of:=IF(MOD([.$F$4];[.A1991])=0;[.A1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style-name="Default" table:formula="of:=IF(MOD([.$F$4];[.A1992])=0;[.A1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style-name="Default" table:formula="of:=IF(MOD([.$F$4];[.A1993])=0;[.A1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style-name="Default" table:formula="of:=IF(MOD([.$F$4];[.A1994])=0;[.A1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style-name="Default" table:formula="of:=IF(MOD([.$F$4];[.A1995])=0;[.A1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style-name="Default" table:formula="of:=IF(MOD([.$F$4];[.A1996])=0;[.A1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style-name="Default" table:formula="of:=IF(MOD([.$F$4];[.A1997])=0;[.A1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style-name="Default" table:formula="of:=IF(MOD([.$F$4];[.A1998])=0;[.A1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style-name="Default" table:formula="of:=IF(MOD([.$F$4];[.A1999])=0;[.A1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style-name="Default" table:formula="of:=IF(MOD([.$F$4];[.A2000])=0;[.A2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style-name="Default" table:formula="of:=IF(MOD([.$F$4];[.A2001])=0;[.A2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style-name="Default" table:formula="of:=IF(MOD([.$F$4];[.A2002])=0;[.A2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style-name="Default" table:formula="of:=IF(MOD([.$F$4];[.A2003])=0;[.A2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style-name="Default" table:formula="of:=IF(MOD([.$F$4];[.A2004])=0;[.A2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style-name="Default" table:formula="of:=IF(MOD([.$F$4];[.A2005])=0;[.A2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style-name="Default" table:formula="of:=IF(MOD([.$F$4];[.A2006])=0;[.A2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style-name="Default" table:formula="of:=IF(MOD([.$F$4];[.A2007])=0;[.A2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style-name="Default" table:formula="of:=IF(MOD([.$F$4];[.A2008])=0;[.A2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style-name="Default" table:formula="of:=IF(MOD([.$F$4];[.A2009])=0;[.A2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style-name="Default" table:formula="of:=IF(MOD([.$F$4];[.A2010])=0;[.A2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style-name="Default" table:formula="of:=IF(MOD([.$F$4];[.A2011])=0;[.A2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style-name="Default" table:formula="of:=IF(MOD([.$F$4];[.A2012])=0;[.A2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style-name="Default" table:formula="of:=IF(MOD([.$F$4];[.A2013])=0;[.A2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style-name="Default" table:formula="of:=IF(MOD([.$F$4];[.A2014])=0;[.A2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style-name="Default" table:formula="of:=IF(MOD([.$F$4];[.A2015])=0;[.A2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style-name="Default" table:formula="of:=IF(MOD([.$F$4];[.A2016])=0;[.A2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style-name="Default" table:formula="of:=IF(MOD([.$F$4];[.A2017])=0;[.A2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style-name="Default" table:formula="of:=IF(MOD([.$F$4];[.A2018])=0;[.A2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style-name="Default" table:formula="of:=IF(MOD([.$F$4];[.A2019])=0;[.A2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style-name="Default" table:formula="of:=IF(MOD([.$F$4];[.A2020])=0;[.A2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style-name="Default" table:formula="of:=IF(MOD([.$F$4];[.A2021])=0;[.A2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style-name="Default" table:formula="of:=IF(MOD([.$F$4];[.A2022])=0;[.A2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style-name="Default" table:formula="of:=IF(MOD([.$F$4];[.A2023])=0;[.A2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style-name="Default" table:formula="of:=IF(MOD([.$F$4];[.A2024])=0;[.A2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style-name="Default" table:formula="of:=IF(MOD([.$F$4];[.A2025])=0;[.A2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style-name="Default" table:formula="of:=IF(MOD([.$F$4];[.A2026])=0;[.A2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style-name="Default" table:formula="of:=IF(MOD([.$F$4];[.A2027])=0;[.A2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style-name="Default" table:formula="of:=IF(MOD([.$F$4];[.A2028])=0;[.A2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style-name="Default" table:formula="of:=IF(MOD([.$F$4];[.A2029])=0;[.A2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style-name="Default" table:formula="of:=IF(MOD([.$F$4];[.A2030])=0;[.A2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style-name="Default" table:formula="of:=IF(MOD([.$F$4];[.A2031])=0;[.A2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style-name="Default" table:formula="of:=IF(MOD([.$F$4];[.A2032])=0;[.A2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style-name="Default" table:formula="of:=IF(MOD([.$F$4];[.A2033])=0;[.A2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style-name="Default" table:formula="of:=IF(MOD([.$F$4];[.A2034])=0;[.A2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style-name="Default" table:formula="of:=IF(MOD([.$F$4];[.A2035])=0;[.A2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style-name="Default" table:formula="of:=IF(MOD([.$F$4];[.A2036])=0;[.A2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style-name="Default" table:formula="of:=IF(MOD([.$F$4];[.A2037])=0;[.A2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style-name="Default" table:formula="of:=IF(MOD([.$F$4];[.A2038])=0;[.A2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style-name="Default" table:formula="of:=IF(MOD([.$F$4];[.A2039])=0;[.A2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style-name="Default" table:formula="of:=IF(MOD([.$F$4];[.A2040])=0;[.A2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style-name="Default" table:formula="of:=IF(MOD([.$F$4];[.A2041])=0;[.A2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style-name="Default" table:formula="of:=IF(MOD([.$F$4];[.A2042])=0;[.A2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style-name="Default" table:formula="of:=IF(MOD([.$F$4];[.A2043])=0;[.A2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style-name="Default" table:formula="of:=IF(MOD([.$F$4];[.A2044])=0;[.A2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style-name="Default" table:formula="of:=IF(MOD([.$F$4];[.A2045])=0;[.A2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style-name="Default" table:formula="of:=IF(MOD([.$F$4];[.A2046])=0;[.A2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style-name="Default" table:formula="of:=IF(MOD([.$F$4];[.A2047])=0;[.A2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style-name="Default" table:formula="of:=IF(MOD([.$F$4];[.A2048])=0;[.A2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style-name="Default" table:formula="of:=IF(MOD([.$F$4];[.A2049])=0;[.A2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style-name="Default" table:formula="of:=IF(MOD([.$F$4];[.A2050])=0;[.A2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style-name="Default" table:formula="of:=IF(MOD([.$F$4];[.A2051])=0;[.A2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style-name="Default" table:formula="of:=IF(MOD([.$F$4];[.A2052])=0;[.A2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style-name="Default" table:formula="of:=IF(MOD([.$F$4];[.A2053])=0;[.A2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style-name="Default" table:formula="of:=IF(MOD([.$F$4];[.A2054])=0;[.A2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style-name="Default" table:formula="of:=IF(MOD([.$F$4];[.A2055])=0;[.A2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style-name="Default" table:formula="of:=IF(MOD([.$F$4];[.A2056])=0;[.A2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style-name="Default" table:formula="of:=IF(MOD([.$F$4];[.A2057])=0;[.A2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style-name="Default" table:formula="of:=IF(MOD([.$F$4];[.A2058])=0;[.A2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style-name="Default" table:formula="of:=IF(MOD([.$F$4];[.A2059])=0;[.A2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style-name="Default" table:formula="of:=IF(MOD([.$F$4];[.A2060])=0;[.A2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style-name="Default" table:formula="of:=IF(MOD([.$F$4];[.A2061])=0;[.A2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style-name="Default" table:formula="of:=IF(MOD([.$F$4];[.A2062])=0;[.A2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style-name="Default" table:formula="of:=IF(MOD([.$F$4];[.A2063])=0;[.A2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style-name="Default" table:formula="of:=IF(MOD([.$F$4];[.A2064])=0;[.A2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style-name="Default" table:formula="of:=IF(MOD([.$F$4];[.A2065])=0;[.A2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style-name="Default" table:formula="of:=IF(MOD([.$F$4];[.A2066])=0;[.A2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style-name="Default" table:formula="of:=IF(MOD([.$F$4];[.A2067])=0;[.A2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style-name="Default" table:formula="of:=IF(MOD([.$F$4];[.A2068])=0;[.A2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style-name="Default" table:formula="of:=IF(MOD([.$F$4];[.A2069])=0;[.A2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style-name="Default" table:formula="of:=IF(MOD([.$F$4];[.A2070])=0;[.A2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style-name="Default" table:formula="of:=IF(MOD([.$F$4];[.A2071])=0;[.A2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style-name="Default" table:formula="of:=IF(MOD([.$F$4];[.A2072])=0;[.A2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style-name="Default" table:formula="of:=IF(MOD([.$F$4];[.A2073])=0;[.A2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style-name="Default" table:formula="of:=IF(MOD([.$F$4];[.A2074])=0;[.A2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style-name="Default" table:formula="of:=IF(MOD([.$F$4];[.A2075])=0;[.A2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style-name="Default" table:formula="of:=IF(MOD([.$F$4];[.A2076])=0;[.A2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style-name="Default" table:formula="of:=IF(MOD([.$F$4];[.A2077])=0;[.A2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style-name="Default" table:formula="of:=IF(MOD([.$F$4];[.A2078])=0;[.A2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style-name="Default" table:formula="of:=IF(MOD([.$F$4];[.A2079])=0;[.A2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style-name="Default" table:formula="of:=IF(MOD([.$F$4];[.A2080])=0;[.A2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style-name="Default" table:formula="of:=IF(MOD([.$F$4];[.A2081])=0;[.A2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style-name="Default" table:formula="of:=IF(MOD([.$F$4];[.A2082])=0;[.A2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style-name="Default" table:formula="of:=IF(MOD([.$F$4];[.A2083])=0;[.A2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style-name="Default" table:formula="of:=IF(MOD([.$F$4];[.A2084])=0;[.A2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style-name="Default" table:formula="of:=IF(MOD([.$F$4];[.A2085])=0;[.A2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style-name="Default" table:formula="of:=IF(MOD([.$F$4];[.A2086])=0;[.A2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style-name="Default" table:formula="of:=IF(MOD([.$F$4];[.A2087])=0;[.A2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style-name="Default" table:formula="of:=IF(MOD([.$F$4];[.A2088])=0;[.A2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style-name="Default" table:formula="of:=IF(MOD([.$F$4];[.A2089])=0;[.A2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style-name="Default" table:formula="of:=IF(MOD([.$F$4];[.A2090])=0;[.A2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style-name="Default" table:formula="of:=IF(MOD([.$F$4];[.A2091])=0;[.A2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style-name="Default" table:formula="of:=IF(MOD([.$F$4];[.A2092])=0;[.A2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style-name="Default" table:formula="of:=IF(MOD([.$F$4];[.A2093])=0;[.A2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style-name="Default" table:formula="of:=IF(MOD([.$F$4];[.A2094])=0;[.A2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style-name="Default" table:formula="of:=IF(MOD([.$F$4];[.A2095])=0;[.A2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style-name="Default" table:formula="of:=IF(MOD([.$F$4];[.A2096])=0;[.A2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style-name="Default" table:formula="of:=IF(MOD([.$F$4];[.A2097])=0;[.A2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style-name="Default" table:formula="of:=IF(MOD([.$F$4];[.A2098])=0;[.A2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style-name="Default" table:formula="of:=IF(MOD([.$F$4];[.A2099])=0;[.A2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style-name="Default" table:formula="of:=IF(MOD([.$F$4];[.A2100])=0;[.A2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style-name="Default" table:formula="of:=IF(MOD([.$F$4];[.A2101])=0;[.A2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style-name="Default" table:formula="of:=IF(MOD([.$F$4];[.A2102])=0;[.A2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style-name="Default" table:formula="of:=IF(MOD([.$F$4];[.A2103])=0;[.A2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style-name="Default" table:formula="of:=IF(MOD([.$F$4];[.A2104])=0;[.A2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style-name="Default" table:formula="of:=IF(MOD([.$F$4];[.A2105])=0;[.A2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style-name="Default" table:formula="of:=IF(MOD([.$F$4];[.A2106])=0;[.A2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style-name="Default" table:formula="of:=IF(MOD([.$F$4];[.A2107])=0;[.A2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style-name="Default" table:formula="of:=IF(MOD([.$F$4];[.A2108])=0;[.A2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style-name="Default" table:formula="of:=IF(MOD([.$F$4];[.A2109])=0;[.A2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style-name="Default" table:formula="of:=IF(MOD([.$F$4];[.A2110])=0;[.A2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style-name="Default" table:formula="of:=IF(MOD([.$F$4];[.A2111])=0;[.A2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style-name="Default" table:formula="of:=IF(MOD([.$F$4];[.A2112])=0;[.A2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style-name="Default" table:formula="of:=IF(MOD([.$F$4];[.A2113])=0;[.A2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style-name="Default" table:formula="of:=IF(MOD([.$F$4];[.A2114])=0;[.A2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style-name="Default" table:formula="of:=IF(MOD([.$F$4];[.A2115])=0;[.A2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style-name="Default" table:formula="of:=IF(MOD([.$F$4];[.A2116])=0;[.A2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style-name="Default" table:formula="of:=IF(MOD([.$F$4];[.A2117])=0;[.A2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style-name="Default" table:formula="of:=IF(MOD([.$F$4];[.A2118])=0;[.A2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style-name="Default" table:formula="of:=IF(MOD([.$F$4];[.A2119])=0;[.A2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style-name="Default" table:formula="of:=IF(MOD([.$F$4];[.A2120])=0;[.A2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style-name="Default" table:formula="of:=IF(MOD([.$F$4];[.A2121])=0;[.A2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style-name="Default" table:formula="of:=IF(MOD([.$F$4];[.A2122])=0;[.A2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style-name="Default" table:formula="of:=IF(MOD([.$F$4];[.A2123])=0;[.A2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style-name="Default" table:formula="of:=IF(MOD([.$F$4];[.A2124])=0;[.A2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style-name="Default" table:formula="of:=IF(MOD([.$F$4];[.A2125])=0;[.A2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style-name="Default" table:formula="of:=IF(MOD([.$F$4];[.A2126])=0;[.A2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style-name="Default" table:formula="of:=IF(MOD([.$F$4];[.A2127])=0;[.A2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style-name="Default" table:formula="of:=IF(MOD([.$F$4];[.A2128])=0;[.A2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style-name="Default" table:formula="of:=IF(MOD([.$F$4];[.A2129])=0;[.A2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style-name="Default" table:formula="of:=IF(MOD([.$F$4];[.A2130])=0;[.A2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style-name="Default" table:formula="of:=IF(MOD([.$F$4];[.A2131])=0;[.A2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style-name="Default" table:formula="of:=IF(MOD([.$F$4];[.A2132])=0;[.A2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style-name="Default" table:formula="of:=IF(MOD([.$F$4];[.A2133])=0;[.A2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style-name="Default" table:formula="of:=IF(MOD([.$F$4];[.A2134])=0;[.A2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style-name="Default" table:formula="of:=IF(MOD([.$F$4];[.A2135])=0;[.A2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style-name="Default" table:formula="of:=IF(MOD([.$F$4];[.A2136])=0;[.A2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style-name="Default" table:formula="of:=IF(MOD([.$F$4];[.A2137])=0;[.A2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style-name="Default" table:formula="of:=IF(MOD([.$F$4];[.A2138])=0;[.A2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style-name="Default" table:formula="of:=IF(MOD([.$F$4];[.A2139])=0;[.A2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style-name="Default" table:formula="of:=IF(MOD([.$F$4];[.A2140])=0;[.A2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style-name="Default" table:formula="of:=IF(MOD([.$F$4];[.A2141])=0;[.A2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style-name="Default" table:formula="of:=IF(MOD([.$F$4];[.A2142])=0;[.A2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style-name="Default" table:formula="of:=IF(MOD([.$F$4];[.A2143])=0;[.A2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style-name="Default" table:formula="of:=IF(MOD([.$F$4];[.A2144])=0;[.A2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style-name="Default" table:formula="of:=IF(MOD([.$F$4];[.A2145])=0;[.A2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style-name="Default" table:formula="of:=IF(MOD([.$F$4];[.A2146])=0;[.A2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style-name="Default" table:formula="of:=IF(MOD([.$F$4];[.A2147])=0;[.A2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style-name="Default" table:formula="of:=IF(MOD([.$F$4];[.A2148])=0;[.A2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style-name="Default" table:formula="of:=IF(MOD([.$F$4];[.A2149])=0;[.A2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style-name="Default" table:formula="of:=IF(MOD([.$F$4];[.A2150])=0;[.A2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style-name="Default" table:formula="of:=IF(MOD([.$F$4];[.A2151])=0;[.A2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style-name="Default" table:formula="of:=IF(MOD([.$F$4];[.A2152])=0;[.A2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style-name="Default" table:formula="of:=IF(MOD([.$F$4];[.A2153])=0;[.A2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style-name="Default" table:formula="of:=IF(MOD([.$F$4];[.A2154])=0;[.A2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style-name="Default" table:formula="of:=IF(MOD([.$F$4];[.A2155])=0;[.A2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style-name="Default" table:formula="of:=IF(MOD([.$F$4];[.A2156])=0;[.A2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style-name="Default" table:formula="of:=IF(MOD([.$F$4];[.A2157])=0;[.A2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style-name="Default" table:formula="of:=IF(MOD([.$F$4];[.A2158])=0;[.A2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style-name="Default" table:formula="of:=IF(MOD([.$F$4];[.A2159])=0;[.A2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style-name="Default" table:formula="of:=IF(MOD([.$F$4];[.A2160])=0;[.A2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style-name="Default" table:formula="of:=IF(MOD([.$F$4];[.A2161])=0;[.A2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style-name="Default" table:formula="of:=IF(MOD([.$F$4];[.A2162])=0;[.A2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style-name="Default" table:formula="of:=IF(MOD([.$F$4];[.A2163])=0;[.A2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style-name="Default" table:formula="of:=IF(MOD([.$F$4];[.A2164])=0;[.A2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style-name="Default" table:formula="of:=IF(MOD([.$F$4];[.A2165])=0;[.A2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style-name="Default" table:formula="of:=IF(MOD([.$F$4];[.A2166])=0;[.A2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style-name="Default" table:formula="of:=IF(MOD([.$F$4];[.A2167])=0;[.A2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style-name="Default" table:formula="of:=IF(MOD([.$F$4];[.A2168])=0;[.A2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style-name="Default" table:formula="of:=IF(MOD([.$F$4];[.A2169])=0;[.A2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style-name="Default" table:formula="of:=IF(MOD([.$F$4];[.A2170])=0;[.A2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style-name="Default" table:formula="of:=IF(MOD([.$F$4];[.A2171])=0;[.A2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style-name="Default" table:formula="of:=IF(MOD([.$F$4];[.A2172])=0;[.A2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style-name="Default" table:formula="of:=IF(MOD([.$F$4];[.A2173])=0;[.A2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style-name="Default" table:formula="of:=IF(MOD([.$F$4];[.A2174])=0;[.A2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style-name="Default" table:formula="of:=IF(MOD([.$F$4];[.A2175])=0;[.A2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style-name="Default" table:formula="of:=IF(MOD([.$F$4];[.A2176])=0;[.A2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style-name="Default" table:formula="of:=IF(MOD([.$F$4];[.A2177])=0;[.A2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style-name="Default" table:formula="of:=IF(MOD([.$F$4];[.A2178])=0;[.A2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style-name="Default" table:formula="of:=IF(MOD([.$F$4];[.A2179])=0;[.A2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style-name="Default" table:formula="of:=IF(MOD([.$F$4];[.A2180])=0;[.A2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style-name="Default" table:formula="of:=IF(MOD([.$F$4];[.A2181])=0;[.A2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style-name="Default" table:formula="of:=IF(MOD([.$F$4];[.A2182])=0;[.A2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style-name="Default" table:formula="of:=IF(MOD([.$F$4];[.A2183])=0;[.A2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style-name="Default" table:formula="of:=IF(MOD([.$F$4];[.A2184])=0;[.A2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style-name="Default" table:formula="of:=IF(MOD([.$F$4];[.A2185])=0;[.A2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style-name="Default" table:formula="of:=IF(MOD([.$F$4];[.A2186])=0;[.A2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style-name="Default" table:formula="of:=IF(MOD([.$F$4];[.A2187])=0;[.A2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style-name="Default" table:formula="of:=IF(MOD([.$F$4];[.A2188])=0;[.A2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style-name="Default" table:formula="of:=IF(MOD([.$F$4];[.A2189])=0;[.A2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style-name="Default" table:formula="of:=IF(MOD([.$F$4];[.A2190])=0;[.A2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style-name="Default" table:formula="of:=IF(MOD([.$F$4];[.A2191])=0;[.A2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style-name="Default" table:formula="of:=IF(MOD([.$F$4];[.A2192])=0;[.A2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style-name="Default" table:formula="of:=IF(MOD([.$F$4];[.A2193])=0;[.A2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style-name="Default" table:formula="of:=IF(MOD([.$F$4];[.A2194])=0;[.A2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style-name="Default" table:formula="of:=IF(MOD([.$F$4];[.A2195])=0;[.A2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style-name="Default" table:formula="of:=IF(MOD([.$F$4];[.A2196])=0;[.A2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style-name="Default" table:formula="of:=IF(MOD([.$F$4];[.A2197])=0;[.A2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style-name="Default" table:formula="of:=IF(MOD([.$F$4];[.A2198])=0;[.A2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style-name="Default" table:formula="of:=IF(MOD([.$F$4];[.A2199])=0;[.A2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style-name="Default" table:formula="of:=IF(MOD([.$F$4];[.A2200])=0;[.A2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style-name="Default" table:formula="of:=IF(MOD([.$F$4];[.A2201])=0;[.A2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style-name="Default" table:formula="of:=IF(MOD([.$F$4];[.A2202])=0;[.A2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style-name="Default" table:formula="of:=IF(MOD([.$F$4];[.A2203])=0;[.A2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style-name="Default" table:formula="of:=IF(MOD([.$F$4];[.A2204])=0;[.A2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style-name="Default" table:formula="of:=IF(MOD([.$F$4];[.A2205])=0;[.A2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style-name="Default" table:formula="of:=IF(MOD([.$F$4];[.A2206])=0;[.A2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style-name="Default" table:formula="of:=IF(MOD([.$F$4];[.A2207])=0;[.A2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style-name="Default" table:formula="of:=IF(MOD([.$F$4];[.A2208])=0;[.A2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style-name="Default" table:formula="of:=IF(MOD([.$F$4];[.A2209])=0;[.A2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style-name="Default" table:formula="of:=IF(MOD([.$F$4];[.A2210])=0;[.A2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style-name="Default" table:formula="of:=IF(MOD([.$F$4];[.A2211])=0;[.A2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style-name="Default" table:formula="of:=IF(MOD([.$F$4];[.A2212])=0;[.A2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style-name="Default" table:formula="of:=IF(MOD([.$F$4];[.A2213])=0;[.A2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style-name="Default" table:formula="of:=IF(MOD([.$F$4];[.A2214])=0;[.A2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style-name="Default" table:formula="of:=IF(MOD([.$F$4];[.A2215])=0;[.A2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style-name="Default" table:formula="of:=IF(MOD([.$F$4];[.A2216])=0;[.A2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style-name="Default" table:formula="of:=IF(MOD([.$F$4];[.A2217])=0;[.A2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style-name="Default" table:formula="of:=IF(MOD([.$F$4];[.A2218])=0;[.A2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style-name="Default" table:formula="of:=IF(MOD([.$F$4];[.A2219])=0;[.A2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style-name="Default" table:formula="of:=IF(MOD([.$F$4];[.A2220])=0;[.A2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style-name="Default" table:formula="of:=IF(MOD([.$F$4];[.A2221])=0;[.A2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style-name="Default" table:formula="of:=IF(MOD([.$F$4];[.A2222])=0;[.A2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style-name="Default" table:formula="of:=IF(MOD([.$F$4];[.A2223])=0;[.A2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style-name="Default" table:formula="of:=IF(MOD([.$F$4];[.A2224])=0;[.A2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style-name="Default" table:formula="of:=IF(MOD([.$F$4];[.A2225])=0;[.A2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style-name="Default" table:formula="of:=IF(MOD([.$F$4];[.A2226])=0;[.A2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style-name="Default" table:formula="of:=IF(MOD([.$F$4];[.A2227])=0;[.A2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style-name="Default" table:formula="of:=IF(MOD([.$F$4];[.A2228])=0;[.A2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style-name="Default" table:formula="of:=IF(MOD([.$F$4];[.A2229])=0;[.A2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style-name="Default" table:formula="of:=IF(MOD([.$F$4];[.A2230])=0;[.A2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style-name="Default" table:formula="of:=IF(MOD([.$F$4];[.A2231])=0;[.A2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style-name="Default" table:formula="of:=IF(MOD([.$F$4];[.A2232])=0;[.A2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style-name="Default" table:formula="of:=IF(MOD([.$F$4];[.A2233])=0;[.A2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style-name="Default" table:formula="of:=IF(MOD([.$F$4];[.A2234])=0;[.A2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style-name="Default" table:formula="of:=IF(MOD([.$F$4];[.A2235])=0;[.A2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style-name="Default" table:formula="of:=IF(MOD([.$F$4];[.A2236])=0;[.A2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style-name="Default" table:formula="of:=IF(MOD([.$F$4];[.A2237])=0;[.A2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style-name="Default" table:formula="of:=IF(MOD([.$F$4];[.A2238])=0;[.A2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style-name="Default" table:formula="of:=IF(MOD([.$F$4];[.A2239])=0;[.A2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style-name="Default" table:formula="of:=IF(MOD([.$F$4];[.A2240])=0;[.A2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style-name="Default" table:formula="of:=IF(MOD([.$F$4];[.A2241])=0;[.A2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style-name="Default" table:formula="of:=IF(MOD([.$F$4];[.A2242])=0;[.A2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style-name="Default" table:formula="of:=IF(MOD([.$F$4];[.A2243])=0;[.A2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style-name="Default" table:formula="of:=IF(MOD([.$F$4];[.A2244])=0;[.A2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style-name="Default" table:formula="of:=IF(MOD([.$F$4];[.A2245])=0;[.A2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style-name="Default" table:formula="of:=IF(MOD([.$F$4];[.A2246])=0;[.A2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style-name="Default" table:formula="of:=IF(MOD([.$F$4];[.A2247])=0;[.A2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style-name="Default" table:formula="of:=IF(MOD([.$F$4];[.A2248])=0;[.A2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style-name="Default" table:formula="of:=IF(MOD([.$F$4];[.A2249])=0;[.A2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style-name="Default" table:formula="of:=IF(MOD([.$F$4];[.A2250])=0;[.A2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style-name="Default" table:formula="of:=IF(MOD([.$F$4];[.A2251])=0;[.A2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style-name="Default" table:formula="of:=IF(MOD([.$F$4];[.A2252])=0;[.A2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style-name="Default" table:formula="of:=IF(MOD([.$F$4];[.A2253])=0;[.A2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style-name="Default" table:formula="of:=IF(MOD([.$F$4];[.A2254])=0;[.A2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style-name="Default" table:formula="of:=IF(MOD([.$F$4];[.A2255])=0;[.A2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style-name="Default" table:formula="of:=IF(MOD([.$F$4];[.A2256])=0;[.A2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style-name="Default" table:formula="of:=IF(MOD([.$F$4];[.A2257])=0;[.A2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style-name="Default" table:formula="of:=IF(MOD([.$F$4];[.A2258])=0;[.A2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style-name="Default" table:formula="of:=IF(MOD([.$F$4];[.A2259])=0;[.A2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style-name="Default" table:formula="of:=IF(MOD([.$F$4];[.A2260])=0;[.A2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style-name="Default" table:formula="of:=IF(MOD([.$F$4];[.A2261])=0;[.A2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style-name="Default" table:formula="of:=IF(MOD([.$F$4];[.A2262])=0;[.A2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style-name="Default" table:formula="of:=IF(MOD([.$F$4];[.A2263])=0;[.A2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style-name="Default" table:formula="of:=IF(MOD([.$F$4];[.A2264])=0;[.A2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style-name="Default" table:formula="of:=IF(MOD([.$F$4];[.A2265])=0;[.A2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style-name="Default" table:formula="of:=IF(MOD([.$F$4];[.A2266])=0;[.A2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style-name="Default" table:formula="of:=IF(MOD([.$F$4];[.A2267])=0;[.A2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style-name="Default" table:formula="of:=IF(MOD([.$F$4];[.A2268])=0;[.A2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style-name="Default" table:formula="of:=IF(MOD([.$F$4];[.A2269])=0;[.A2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style-name="Default" table:formula="of:=IF(MOD([.$F$4];[.A2270])=0;[.A2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style-name="Default" table:formula="of:=IF(MOD([.$F$4];[.A2271])=0;[.A2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style-name="Default" table:formula="of:=IF(MOD([.$F$4];[.A2272])=0;[.A2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style-name="Default" table:formula="of:=IF(MOD([.$F$4];[.A2273])=0;[.A2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style-name="Default" table:formula="of:=IF(MOD([.$F$4];[.A2274])=0;[.A2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style-name="Default" table:formula="of:=IF(MOD([.$F$4];[.A2275])=0;[.A2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style-name="Default" table:formula="of:=IF(MOD([.$F$4];[.A2276])=0;[.A2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style-name="Default" table:formula="of:=IF(MOD([.$F$4];[.A2277])=0;[.A2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style-name="Default" table:formula="of:=IF(MOD([.$F$4];[.A2278])=0;[.A2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style-name="Default" table:formula="of:=IF(MOD([.$F$4];[.A2279])=0;[.A2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style-name="Default" table:formula="of:=IF(MOD([.$F$4];[.A2280])=0;[.A2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style-name="Default" table:formula="of:=IF(MOD([.$F$4];[.A2281])=0;[.A2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style-name="Default" table:formula="of:=IF(MOD([.$F$4];[.A2282])=0;[.A2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style-name="Default" table:formula="of:=IF(MOD([.$F$4];[.A2283])=0;[.A2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style-name="Default" table:formula="of:=IF(MOD([.$F$4];[.A2284])=0;[.A2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style-name="Default" table:formula="of:=IF(MOD([.$F$4];[.A2285])=0;[.A2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style-name="Default" table:formula="of:=IF(MOD([.$F$4];[.A2286])=0;[.A2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style-name="Default" table:formula="of:=IF(MOD([.$F$4];[.A2287])=0;[.A2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style-name="Default" table:formula="of:=IF(MOD([.$F$4];[.A2288])=0;[.A2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style-name="Default" table:formula="of:=IF(MOD([.$F$4];[.A2289])=0;[.A2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style-name="Default" table:formula="of:=IF(MOD([.$F$4];[.A2290])=0;[.A2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style-name="Default" table:formula="of:=IF(MOD([.$F$4];[.A2291])=0;[.A2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style-name="Default" table:formula="of:=IF(MOD([.$F$4];[.A2292])=0;[.A2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style-name="Default" table:formula="of:=IF(MOD([.$F$4];[.A2293])=0;[.A2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style-name="Default" table:formula="of:=IF(MOD([.$F$4];[.A2294])=0;[.A2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style-name="Default" table:formula="of:=IF(MOD([.$F$4];[.A2295])=0;[.A2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style-name="Default" table:formula="of:=IF(MOD([.$F$4];[.A2296])=0;[.A2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style-name="Default" table:formula="of:=IF(MOD([.$F$4];[.A2297])=0;[.A2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style-name="Default" table:formula="of:=IF(MOD([.$F$4];[.A2298])=0;[.A2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style-name="Default" table:formula="of:=IF(MOD([.$F$4];[.A2299])=0;[.A2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style-name="Default" table:formula="of:=IF(MOD([.$F$4];[.A2300])=0;[.A2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style-name="Default" table:formula="of:=IF(MOD([.$F$4];[.A2301])=0;[.A2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style-name="Default" table:formula="of:=IF(MOD([.$F$4];[.A2302])=0;[.A2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style-name="Default" table:formula="of:=IF(MOD([.$F$4];[.A2303])=0;[.A2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style-name="Default" table:formula="of:=IF(MOD([.$F$4];[.A2304])=0;[.A2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style-name="Default" table:formula="of:=IF(MOD([.$F$4];[.A2305])=0;[.A2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style-name="Default" table:formula="of:=IF(MOD([.$F$4];[.A2306])=0;[.A2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style-name="Default" table:formula="of:=IF(MOD([.$F$4];[.A2307])=0;[.A2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style-name="Default" table:formula="of:=IF(MOD([.$F$4];[.A2308])=0;[.A2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style-name="Default" table:formula="of:=IF(MOD([.$F$4];[.A2309])=0;[.A2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style-name="Default" table:formula="of:=IF(MOD([.$F$4];[.A2310])=0;[.A2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style-name="Default" table:formula="of:=IF(MOD([.$F$4];[.A2311])=0;[.A2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style-name="Default" table:formula="of:=IF(MOD([.$F$4];[.A2312])=0;[.A2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style-name="Default" table:formula="of:=IF(MOD([.$F$4];[.A2313])=0;[.A2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style-name="Default" table:formula="of:=IF(MOD([.$F$4];[.A2314])=0;[.A2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style-name="Default" table:formula="of:=IF(MOD([.$F$4];[.A2315])=0;[.A2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style-name="Default" table:formula="of:=IF(MOD([.$F$4];[.A2316])=0;[.A2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style-name="Default" table:formula="of:=IF(MOD([.$F$4];[.A2317])=0;[.A2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style-name="Default" table:formula="of:=IF(MOD([.$F$4];[.A2318])=0;[.A2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style-name="Default" table:formula="of:=IF(MOD([.$F$4];[.A2319])=0;[.A2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style-name="Default" table:formula="of:=IF(MOD([.$F$4];[.A2320])=0;[.A2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style-name="Default" table:formula="of:=IF(MOD([.$F$4];[.A2321])=0;[.A2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style-name="Default" table:formula="of:=IF(MOD([.$F$4];[.A2322])=0;[.A2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style-name="Default" table:formula="of:=IF(MOD([.$F$4];[.A2323])=0;[.A2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style-name="Default" table:formula="of:=IF(MOD([.$F$4];[.A2324])=0;[.A2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style-name="Default" table:formula="of:=IF(MOD([.$F$4];[.A2325])=0;[.A2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style-name="Default" table:formula="of:=IF(MOD([.$F$4];[.A2326])=0;[.A2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style-name="Default" table:formula="of:=IF(MOD([.$F$4];[.A2327])=0;[.A2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style-name="Default" table:formula="of:=IF(MOD([.$F$4];[.A2328])=0;[.A2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style-name="Default" table:formula="of:=IF(MOD([.$F$4];[.A2329])=0;[.A2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style-name="Default" table:formula="of:=IF(MOD([.$F$4];[.A2330])=0;[.A2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style-name="Default" table:formula="of:=IF(MOD([.$F$4];[.A2331])=0;[.A2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style-name="Default" table:formula="of:=IF(MOD([.$F$4];[.A2332])=0;[.A2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style-name="Default" table:formula="of:=IF(MOD([.$F$4];[.A2333])=0;[.A2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style-name="Default" table:formula="of:=IF(MOD([.$F$4];[.A2334])=0;[.A2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style-name="Default" table:formula="of:=IF(MOD([.$F$4];[.A2335])=0;[.A2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style-name="Default" table:formula="of:=IF(MOD([.$F$4];[.A2336])=0;[.A2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style-name="Default" table:formula="of:=IF(MOD([.$F$4];[.A2337])=0;[.A2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style-name="Default" table:formula="of:=IF(MOD([.$F$4];[.A2338])=0;[.A2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style-name="Default" table:formula="of:=IF(MOD([.$F$4];[.A2339])=0;[.A2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style-name="Default" table:formula="of:=IF(MOD([.$F$4];[.A2340])=0;[.A2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style-name="Default" table:formula="of:=IF(MOD([.$F$4];[.A2341])=0;[.A2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style-name="Default" table:formula="of:=IF(MOD([.$F$4];[.A2342])=0;[.A2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style-name="Default" table:formula="of:=IF(MOD([.$F$4];[.A2343])=0;[.A2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style-name="Default" table:formula="of:=IF(MOD([.$F$4];[.A2344])=0;[.A2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style-name="Default" table:formula="of:=IF(MOD([.$F$4];[.A2345])=0;[.A2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style-name="Default" table:formula="of:=IF(MOD([.$F$4];[.A2346])=0;[.A2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style-name="Default" table:formula="of:=IF(MOD([.$F$4];[.A2347])=0;[.A2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style-name="Default" table:formula="of:=IF(MOD([.$F$4];[.A2348])=0;[.A2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style-name="Default" table:formula="of:=IF(MOD([.$F$4];[.A2349])=0;[.A2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style-name="Default" table:formula="of:=IF(MOD([.$F$4];[.A2350])=0;[.A2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style-name="Default" table:formula="of:=IF(MOD([.$F$4];[.A2351])=0;[.A2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style-name="Default" table:formula="of:=IF(MOD([.$F$4];[.A2352])=0;[.A2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style-name="Default" table:formula="of:=IF(MOD([.$F$4];[.A2353])=0;[.A2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style-name="Default" table:formula="of:=IF(MOD([.$F$4];[.A2354])=0;[.A2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style-name="Default" table:formula="of:=IF(MOD([.$F$4];[.A2355])=0;[.A2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style-name="Default" table:formula="of:=IF(MOD([.$F$4];[.A2356])=0;[.A2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style-name="Default" table:formula="of:=IF(MOD([.$F$4];[.A2357])=0;[.A2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style-name="Default" table:formula="of:=IF(MOD([.$F$4];[.A2358])=0;[.A2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style-name="Default" table:formula="of:=IF(MOD([.$F$4];[.A2359])=0;[.A2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style-name="Default" table:formula="of:=IF(MOD([.$F$4];[.A2360])=0;[.A2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style-name="Default" table:formula="of:=IF(MOD([.$F$4];[.A2361])=0;[.A2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style-name="Default" table:formula="of:=IF(MOD([.$F$4];[.A2362])=0;[.A2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style-name="Default" table:formula="of:=IF(MOD([.$F$4];[.A2363])=0;[.A2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style-name="Default" table:formula="of:=IF(MOD([.$F$4];[.A2364])=0;[.A2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style-name="Default" table:formula="of:=IF(MOD([.$F$4];[.A2365])=0;[.A2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style-name="Default" table:formula="of:=IF(MOD([.$F$4];[.A2366])=0;[.A2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style-name="Default" table:formula="of:=IF(MOD([.$F$4];[.A2367])=0;[.A2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style-name="Default" table:formula="of:=IF(MOD([.$F$4];[.A2368])=0;[.A2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style-name="Default" table:formula="of:=IF(MOD([.$F$4];[.A2369])=0;[.A2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style-name="Default" table:formula="of:=IF(MOD([.$F$4];[.A2370])=0;[.A2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style-name="Default" table:formula="of:=IF(MOD([.$F$4];[.A2371])=0;[.A2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style-name="Default" table:formula="of:=IF(MOD([.$F$4];[.A2372])=0;[.A2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style-name="Default" table:formula="of:=IF(MOD([.$F$4];[.A2373])=0;[.A2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style-name="Default" table:formula="of:=IF(MOD([.$F$4];[.A2374])=0;[.A2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style-name="Default" table:formula="of:=IF(MOD([.$F$4];[.A2375])=0;[.A2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style-name="Default" table:formula="of:=IF(MOD([.$F$4];[.A2376])=0;[.A2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style-name="Default" table:formula="of:=IF(MOD([.$F$4];[.A2377])=0;[.A2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style-name="Default" table:formula="of:=IF(MOD([.$F$4];[.A2378])=0;[.A2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style-name="Default" table:formula="of:=IF(MOD([.$F$4];[.A2379])=0;[.A2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style-name="Default" table:formula="of:=IF(MOD([.$F$4];[.A2380])=0;[.A2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style-name="Default" table:formula="of:=IF(MOD([.$F$4];[.A2381])=0;[.A2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style-name="Default" table:formula="of:=IF(MOD([.$F$4];[.A2382])=0;[.A2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style-name="Default" table:formula="of:=IF(MOD([.$F$4];[.A2383])=0;[.A2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style-name="Default" table:formula="of:=IF(MOD([.$F$4];[.A2384])=0;[.A2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style-name="Default" table:formula="of:=IF(MOD([.$F$4];[.A2385])=0;[.A2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style-name="Default" table:formula="of:=IF(MOD([.$F$4];[.A2386])=0;[.A2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style-name="Default" table:formula="of:=IF(MOD([.$F$4];[.A2387])=0;[.A2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style-name="Default" table:formula="of:=IF(MOD([.$F$4];[.A2388])=0;[.A2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style-name="Default" table:formula="of:=IF(MOD([.$F$4];[.A2389])=0;[.A2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style-name="Default" table:formula="of:=IF(MOD([.$F$4];[.A2390])=0;[.A2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style-name="Default" table:formula="of:=IF(MOD([.$F$4];[.A2391])=0;[.A2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style-name="Default" table:formula="of:=IF(MOD([.$F$4];[.A2392])=0;[.A2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style-name="Default" table:formula="of:=IF(MOD([.$F$4];[.A2393])=0;[.A2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style-name="Default" table:formula="of:=IF(MOD([.$F$4];[.A2394])=0;[.A2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style-name="Default" table:formula="of:=IF(MOD([.$F$4];[.A2395])=0;[.A2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style-name="Default" table:formula="of:=IF(MOD([.$F$4];[.A2396])=0;[.A2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style-name="Default" table:formula="of:=IF(MOD([.$F$4];[.A2397])=0;[.A2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style-name="Default" table:formula="of:=IF(MOD([.$F$4];[.A2398])=0;[.A2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style-name="Default" table:formula="of:=IF(MOD([.$F$4];[.A2399])=0;[.A2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style-name="Default" table:formula="of:=IF(MOD([.$F$4];[.A2400])=0;[.A2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style-name="Default" table:formula="of:=IF(MOD([.$F$4];[.A2401])=0;[.A2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style-name="Default" table:formula="of:=IF(MOD([.$F$4];[.A2402])=0;[.A2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style-name="Default" table:formula="of:=IF(MOD([.$F$4];[.A2403])=0;[.A2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style-name="Default" table:formula="of:=IF(MOD([.$F$4];[.A2404])=0;[.A2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style-name="Default" table:formula="of:=IF(MOD([.$F$4];[.A2405])=0;[.A2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style-name="Default" table:formula="of:=IF(MOD([.$F$4];[.A2406])=0;[.A2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style-name="Default" table:formula="of:=IF(MOD([.$F$4];[.A2407])=0;[.A2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style-name="Default" table:formula="of:=IF(MOD([.$F$4];[.A2408])=0;[.A2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style-name="Default" table:formula="of:=IF(MOD([.$F$4];[.A2409])=0;[.A2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style-name="Default" table:formula="of:=IF(MOD([.$F$4];[.A2410])=0;[.A2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style-name="Default" table:formula="of:=IF(MOD([.$F$4];[.A2411])=0;[.A2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style-name="Default" table:formula="of:=IF(MOD([.$F$4];[.A2412])=0;[.A2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style-name="Default" table:formula="of:=IF(MOD([.$F$4];[.A2413])=0;[.A2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style-name="Default" table:formula="of:=IF(MOD([.$F$4];[.A2414])=0;[.A2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style-name="Default" table:formula="of:=IF(MOD([.$F$4];[.A2415])=0;[.A2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style-name="Default" table:formula="of:=IF(MOD([.$F$4];[.A2416])=0;[.A2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style-name="Default" table:formula="of:=IF(MOD([.$F$4];[.A2417])=0;[.A2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style-name="Default" table:formula="of:=IF(MOD([.$F$4];[.A2418])=0;[.A2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style-name="Default" table:formula="of:=IF(MOD([.$F$4];[.A2419])=0;[.A2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style-name="Default" table:formula="of:=IF(MOD([.$F$4];[.A2420])=0;[.A2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style-name="Default" table:formula="of:=IF(MOD([.$F$4];[.A2421])=0;[.A2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style-name="Default" table:formula="of:=IF(MOD([.$F$4];[.A2422])=0;[.A2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style-name="Default" table:formula="of:=IF(MOD([.$F$4];[.A2423])=0;[.A2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style-name="Default" table:formula="of:=IF(MOD([.$F$4];[.A2424])=0;[.A2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style-name="Default" table:formula="of:=IF(MOD([.$F$4];[.A2425])=0;[.A2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style-name="Default" table:formula="of:=IF(MOD([.$F$4];[.A2426])=0;[.A2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style-name="Default" table:formula="of:=IF(MOD([.$F$4];[.A2427])=0;[.A2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style-name="Default" table:formula="of:=IF(MOD([.$F$4];[.A2428])=0;[.A2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style-name="Default" table:formula="of:=IF(MOD([.$F$4];[.A2429])=0;[.A2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style-name="Default" table:formula="of:=IF(MOD([.$F$4];[.A2430])=0;[.A2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style-name="Default" table:formula="of:=IF(MOD([.$F$4];[.A2431])=0;[.A2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style-name="Default" table:formula="of:=IF(MOD([.$F$4];[.A2432])=0;[.A2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style-name="Default" table:formula="of:=IF(MOD([.$F$4];[.A2433])=0;[.A2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style-name="Default" table:formula="of:=IF(MOD([.$F$4];[.A2434])=0;[.A2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style-name="Default" table:formula="of:=IF(MOD([.$F$4];[.A2435])=0;[.A2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style-name="Default" table:formula="of:=IF(MOD([.$F$4];[.A2436])=0;[.A2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style-name="Default" table:formula="of:=IF(MOD([.$F$4];[.A2437])=0;[.A2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style-name="Default" table:formula="of:=IF(MOD([.$F$4];[.A2438])=0;[.A2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style-name="Default" table:formula="of:=IF(MOD([.$F$4];[.A2439])=0;[.A2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style-name="Default" table:formula="of:=IF(MOD([.$F$4];[.A2440])=0;[.A2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style-name="Default" table:formula="of:=IF(MOD([.$F$4];[.A2441])=0;[.A2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style-name="Default" table:formula="of:=IF(MOD([.$F$4];[.A2442])=0;[.A2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style-name="Default" table:formula="of:=IF(MOD([.$F$4];[.A2443])=0;[.A2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style-name="Default" table:formula="of:=IF(MOD([.$F$4];[.A2444])=0;[.A2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style-name="Default" table:formula="of:=IF(MOD([.$F$4];[.A2445])=0;[.A2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style-name="Default" table:formula="of:=IF(MOD([.$F$4];[.A2446])=0;[.A2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style-name="Default" table:formula="of:=IF(MOD([.$F$4];[.A2447])=0;[.A2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style-name="Default" table:formula="of:=IF(MOD([.$F$4];[.A2448])=0;[.A2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style-name="Default" table:formula="of:=IF(MOD([.$F$4];[.A2449])=0;[.A2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style-name="Default" table:formula="of:=IF(MOD([.$F$4];[.A2450])=0;[.A2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style-name="Default" table:formula="of:=IF(MOD([.$F$4];[.A2451])=0;[.A2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style-name="Default" table:formula="of:=IF(MOD([.$F$4];[.A2452])=0;[.A2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style-name="Default" table:formula="of:=IF(MOD([.$F$4];[.A2453])=0;[.A2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style-name="Default" table:formula="of:=IF(MOD([.$F$4];[.A2454])=0;[.A2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style-name="Default" table:formula="of:=IF(MOD([.$F$4];[.A2455])=0;[.A2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style-name="Default" table:formula="of:=IF(MOD([.$F$4];[.A2456])=0;[.A2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style-name="Default" table:formula="of:=IF(MOD([.$F$4];[.A2457])=0;[.A2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style-name="Default" table:formula="of:=IF(MOD([.$F$4];[.A2458])=0;[.A2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style-name="Default" table:formula="of:=IF(MOD([.$F$4];[.A2459])=0;[.A2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style-name="Default" table:formula="of:=IF(MOD([.$F$4];[.A2460])=0;[.A2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style-name="Default" table:formula="of:=IF(MOD([.$F$4];[.A2461])=0;[.A2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style-name="Default" table:formula="of:=IF(MOD([.$F$4];[.A2462])=0;[.A2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style-name="Default" table:formula="of:=IF(MOD([.$F$4];[.A2463])=0;[.A2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style-name="Default" table:formula="of:=IF(MOD([.$F$4];[.A2464])=0;[.A2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style-name="Default" table:formula="of:=IF(MOD([.$F$4];[.A2465])=0;[.A2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style-name="Default" table:formula="of:=IF(MOD([.$F$4];[.A2466])=0;[.A2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style-name="Default" table:formula="of:=IF(MOD([.$F$4];[.A2467])=0;[.A2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style-name="Default" table:formula="of:=IF(MOD([.$F$4];[.A2468])=0;[.A2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style-name="Default" table:formula="of:=IF(MOD([.$F$4];[.A2469])=0;[.A2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style-name="Default" table:formula="of:=IF(MOD([.$F$4];[.A2470])=0;[.A2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style-name="Default" table:formula="of:=IF(MOD([.$F$4];[.A2471])=0;[.A2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style-name="Default" table:formula="of:=IF(MOD([.$F$4];[.A2472])=0;[.A2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style-name="Default" table:formula="of:=IF(MOD([.$F$4];[.A2473])=0;[.A2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style-name="Default" table:formula="of:=IF(MOD([.$F$4];[.A2474])=0;[.A2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style-name="Default" table:formula="of:=IF(MOD([.$F$4];[.A2475])=0;[.A2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style-name="Default" table:formula="of:=IF(MOD([.$F$4];[.A2476])=0;[.A2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style-name="Default" table:formula="of:=IF(MOD([.$F$4];[.A2477])=0;[.A2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style-name="Default" table:formula="of:=IF(MOD([.$F$4];[.A2478])=0;[.A2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style-name="Default" table:formula="of:=IF(MOD([.$F$4];[.A2479])=0;[.A2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style-name="Default" table:formula="of:=IF(MOD([.$F$4];[.A2480])=0;[.A2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style-name="Default" table:formula="of:=IF(MOD([.$F$4];[.A2481])=0;[.A2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style-name="Default" table:formula="of:=IF(MOD([.$F$4];[.A2482])=0;[.A2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style-name="Default" table:formula="of:=IF(MOD([.$F$4];[.A2483])=0;[.A2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style-name="Default" table:formula="of:=IF(MOD([.$F$4];[.A2484])=0;[.A2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style-name="Default" table:formula="of:=IF(MOD([.$F$4];[.A2485])=0;[.A2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style-name="Default" table:formula="of:=IF(MOD([.$F$4];[.A2486])=0;[.A2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style-name="Default" table:formula="of:=IF(MOD([.$F$4];[.A2487])=0;[.A2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style-name="Default" table:formula="of:=IF(MOD([.$F$4];[.A2488])=0;[.A2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style-name="Default" table:formula="of:=IF(MOD([.$F$4];[.A2489])=0;[.A2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style-name="Default" table:formula="of:=IF(MOD([.$F$4];[.A2490])=0;[.A2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style-name="Default" table:formula="of:=IF(MOD([.$F$4];[.A2491])=0;[.A2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style-name="Default" table:formula="of:=IF(MOD([.$F$4];[.A2492])=0;[.A2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style-name="Default" table:formula="of:=IF(MOD([.$F$4];[.A2493])=0;[.A2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style-name="Default" table:formula="of:=IF(MOD([.$F$4];[.A2494])=0;[.A2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style-name="Default" table:formula="of:=IF(MOD([.$F$4];[.A2495])=0;[.A2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style-name="Default" table:formula="of:=IF(MOD([.$F$4];[.A2496])=0;[.A2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style-name="Default" table:formula="of:=IF(MOD([.$F$4];[.A2497])=0;[.A2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style-name="Default" table:formula="of:=IF(MOD([.$F$4];[.A2498])=0;[.A2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style-name="Default" table:formula="of:=IF(MOD([.$F$4];[.A2499])=0;[.A2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style-name="Default" table:formula="of:=IF(MOD([.$F$4];[.A2500])=0;[.A2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style-name="Default" table:formula="of:=IF(MOD([.$F$4];[.A2501])=0;[.A2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style-name="Default" table:formula="of:=IF(MOD([.$F$4];[.A2502])=0;[.A2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style-name="Default" table:formula="of:=IF(MOD([.$F$4];[.A2503])=0;[.A2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style-name="Default" table:formula="of:=IF(MOD([.$F$4];[.A2504])=0;[.A2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style-name="Default" table:formula="of:=IF(MOD([.$F$4];[.A2505])=0;[.A2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style-name="Default" table:formula="of:=IF(MOD([.$F$4];[.A2506])=0;[.A2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style-name="Default" table:formula="of:=IF(MOD([.$F$4];[.A2507])=0;[.A2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style-name="Default" table:formula="of:=IF(MOD([.$F$4];[.A2508])=0;[.A2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style-name="Default" table:formula="of:=IF(MOD([.$F$4];[.A2509])=0;[.A2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style-name="Default" table:formula="of:=IF(MOD([.$F$4];[.A2510])=0;[.A2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style-name="Default" table:formula="of:=IF(MOD([.$F$4];[.A2511])=0;[.A2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style-name="Default" table:formula="of:=IF(MOD([.$F$4];[.A2512])=0;[.A2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style-name="Default" table:formula="of:=IF(MOD([.$F$4];[.A2513])=0;[.A2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style-name="Default" table:formula="of:=IF(MOD([.$F$4];[.A2514])=0;[.A2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style-name="Default" table:formula="of:=IF(MOD([.$F$4];[.A2515])=0;[.A2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style-name="Default" table:formula="of:=IF(MOD([.$F$4];[.A2516])=0;[.A2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style-name="Default" table:formula="of:=IF(MOD([.$F$4];[.A2517])=0;[.A2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style-name="Default" table:formula="of:=IF(MOD([.$F$4];[.A2518])=0;[.A2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style-name="Default" table:formula="of:=IF(MOD([.$F$4];[.A2519])=0;[.A2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style-name="Default" table:formula="of:=IF(MOD([.$F$4];[.A2520])=0;[.A2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style-name="Default" table:formula="of:=IF(MOD([.$F$4];[.A2521])=0;[.A2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style-name="Default" table:formula="of:=IF(MOD([.$F$4];[.A2522])=0;[.A2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style-name="Default" table:formula="of:=IF(MOD([.$F$4];[.A2523])=0;[.A2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style-name="Default" table:formula="of:=IF(MOD([.$F$4];[.A2524])=0;[.A2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style-name="Default" table:formula="of:=IF(MOD([.$F$4];[.A2525])=0;[.A2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style-name="Default" table:formula="of:=IF(MOD([.$F$4];[.A2526])=0;[.A2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style-name="Default" table:formula="of:=IF(MOD([.$F$4];[.A2527])=0;[.A2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style-name="Default" table:formula="of:=IF(MOD([.$F$4];[.A2528])=0;[.A2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style-name="Default" table:formula="of:=IF(MOD([.$F$4];[.A2529])=0;[.A2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style-name="Default" table:formula="of:=IF(MOD([.$F$4];[.A2530])=0;[.A2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style-name="Default" table:formula="of:=IF(MOD([.$F$4];[.A2531])=0;[.A2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style-name="Default" table:formula="of:=IF(MOD([.$F$4];[.A2532])=0;[.A2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style-name="Default" table:formula="of:=IF(MOD([.$F$4];[.A2533])=0;[.A2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style-name="Default" table:formula="of:=IF(MOD([.$F$4];[.A2534])=0;[.A2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style-name="Default" table:formula="of:=IF(MOD([.$F$4];[.A2535])=0;[.A2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style-name="Default" table:formula="of:=IF(MOD([.$F$4];[.A2536])=0;[.A2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style-name="Default" table:formula="of:=IF(MOD([.$F$4];[.A2537])=0;[.A2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style-name="Default" table:formula="of:=IF(MOD([.$F$4];[.A2538])=0;[.A2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style-name="Default" table:formula="of:=IF(MOD([.$F$4];[.A2539])=0;[.A2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style-name="Default" table:formula="of:=IF(MOD([.$F$4];[.A2540])=0;[.A2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style-name="Default" table:formula="of:=IF(MOD([.$F$4];[.A2541])=0;[.A2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style-name="Default" table:formula="of:=IF(MOD([.$F$4];[.A2542])=0;[.A2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style-name="Default" table:formula="of:=IF(MOD([.$F$4];[.A2543])=0;[.A2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style-name="Default" table:formula="of:=IF(MOD([.$F$4];[.A2544])=0;[.A2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style-name="Default" table:formula="of:=IF(MOD([.$F$4];[.A2545])=0;[.A2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style-name="Default" table:formula="of:=IF(MOD([.$F$4];[.A2546])=0;[.A2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style-name="Default" table:formula="of:=IF(MOD([.$F$4];[.A2547])=0;[.A2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style-name="Default" table:formula="of:=IF(MOD([.$F$4];[.A2548])=0;[.A2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style-name="Default" table:formula="of:=IF(MOD([.$F$4];[.A2549])=0;[.A2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style-name="Default" table:formula="of:=IF(MOD([.$F$4];[.A2550])=0;[.A2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style-name="Default" table:formula="of:=IF(MOD([.$F$4];[.A2551])=0;[.A2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style-name="Default" table:formula="of:=IF(MOD([.$F$4];[.A2552])=0;[.A2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style-name="Default" table:formula="of:=IF(MOD([.$F$4];[.A2553])=0;[.A2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style-name="Default" table:formula="of:=IF(MOD([.$F$4];[.A2554])=0;[.A2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style-name="Default" table:formula="of:=IF(MOD([.$F$4];[.A2555])=0;[.A2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style-name="Default" table:formula="of:=IF(MOD([.$F$4];[.A2556])=0;[.A2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style-name="Default" table:formula="of:=IF(MOD([.$F$4];[.A2557])=0;[.A2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style-name="Default" table:formula="of:=IF(MOD([.$F$4];[.A2558])=0;[.A2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style-name="Default" table:formula="of:=IF(MOD([.$F$4];[.A2559])=0;[.A2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style-name="Default" table:formula="of:=IF(MOD([.$F$4];[.A2560])=0;[.A2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style-name="Default" table:formula="of:=IF(MOD([.$F$4];[.A2561])=0;[.A2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style-name="Default" table:formula="of:=IF(MOD([.$F$4];[.A2562])=0;[.A2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style-name="Default" table:formula="of:=IF(MOD([.$F$4];[.A2563])=0;[.A2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style-name="Default" table:formula="of:=IF(MOD([.$F$4];[.A2564])=0;[.A2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style-name="Default" table:formula="of:=IF(MOD([.$F$4];[.A2565])=0;[.A2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style-name="Default" table:formula="of:=IF(MOD([.$F$4];[.A2566])=0;[.A2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style-name="Default" table:formula="of:=IF(MOD([.$F$4];[.A2567])=0;[.A2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style-name="Default" table:formula="of:=IF(MOD([.$F$4];[.A2568])=0;[.A2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style-name="Default" table:formula="of:=IF(MOD([.$F$4];[.A2569])=0;[.A2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style-name="Default" table:formula="of:=IF(MOD([.$F$4];[.A2570])=0;[.A2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style-name="Default" table:formula="of:=IF(MOD([.$F$4];[.A2571])=0;[.A2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style-name="Default" table:formula="of:=IF(MOD([.$F$4];[.A2572])=0;[.A2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style-name="Default" table:formula="of:=IF(MOD([.$F$4];[.A2573])=0;[.A2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style-name="Default" table:formula="of:=IF(MOD([.$F$4];[.A2574])=0;[.A2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style-name="Default" table:formula="of:=IF(MOD([.$F$4];[.A2575])=0;[.A2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style-name="Default" table:formula="of:=IF(MOD([.$F$4];[.A2576])=0;[.A2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style-name="Default" table:formula="of:=IF(MOD([.$F$4];[.A2577])=0;[.A2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style-name="Default" table:formula="of:=IF(MOD([.$F$4];[.A2578])=0;[.A2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style-name="Default" table:formula="of:=IF(MOD([.$F$4];[.A2579])=0;[.A2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style-name="Default" table:formula="of:=IF(MOD([.$F$4];[.A2580])=0;[.A2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style-name="Default" table:formula="of:=IF(MOD([.$F$4];[.A2581])=0;[.A2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style-name="Default" table:formula="of:=IF(MOD([.$F$4];[.A2582])=0;[.A2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style-name="Default" table:formula="of:=IF(MOD([.$F$4];[.A2583])=0;[.A2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style-name="Default" table:formula="of:=IF(MOD([.$F$4];[.A2584])=0;[.A2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style-name="Default" table:formula="of:=IF(MOD([.$F$4];[.A2585])=0;[.A2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style-name="Default" table:formula="of:=IF(MOD([.$F$4];[.A2586])=0;[.A2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style-name="Default" table:formula="of:=IF(MOD([.$F$4];[.A2587])=0;[.A2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style-name="Default" table:formula="of:=IF(MOD([.$F$4];[.A2588])=0;[.A2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style-name="Default" table:formula="of:=IF(MOD([.$F$4];[.A2589])=0;[.A2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style-name="Default" table:formula="of:=IF(MOD([.$F$4];[.A2590])=0;[.A2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style-name="Default" table:formula="of:=IF(MOD([.$F$4];[.A2591])=0;[.A2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style-name="Default" table:formula="of:=IF(MOD([.$F$4];[.A2592])=0;[.A2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style-name="Default" table:formula="of:=IF(MOD([.$F$4];[.A2593])=0;[.A2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style-name="Default" table:formula="of:=IF(MOD([.$F$4];[.A2594])=0;[.A2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style-name="Default" table:formula="of:=IF(MOD([.$F$4];[.A2595])=0;[.A2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style-name="Default" table:formula="of:=IF(MOD([.$F$4];[.A2596])=0;[.A2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style-name="Default" table:formula="of:=IF(MOD([.$F$4];[.A2597])=0;[.A2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style-name="Default" table:formula="of:=IF(MOD([.$F$4];[.A2598])=0;[.A2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style-name="Default" table:formula="of:=IF(MOD([.$F$4];[.A2599])=0;[.A2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style-name="Default" table:formula="of:=IF(MOD([.$F$4];[.A2600])=0;[.A2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style-name="Default" table:formula="of:=IF(MOD([.$F$4];[.A2601])=0;[.A2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style-name="Default" table:formula="of:=IF(MOD([.$F$4];[.A2602])=0;[.A2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style-name="Default" table:formula="of:=IF(MOD([.$F$4];[.A2603])=0;[.A2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style-name="Default" table:formula="of:=IF(MOD([.$F$4];[.A2604])=0;[.A2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style-name="Default" table:formula="of:=IF(MOD([.$F$4];[.A2605])=0;[.A2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style-name="Default" table:formula="of:=IF(MOD([.$F$4];[.A2606])=0;[.A2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style-name="Default" table:formula="of:=IF(MOD([.$F$4];[.A2607])=0;[.A2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style-name="Default" table:formula="of:=IF(MOD([.$F$4];[.A2608])=0;[.A2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style-name="Default" table:formula="of:=IF(MOD([.$F$4];[.A2609])=0;[.A2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style-name="Default" table:formula="of:=IF(MOD([.$F$4];[.A2610])=0;[.A2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style-name="Default" table:formula="of:=IF(MOD([.$F$4];[.A2611])=0;[.A2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style-name="Default" table:formula="of:=IF(MOD([.$F$4];[.A2612])=0;[.A2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style-name="Default" table:formula="of:=IF(MOD([.$F$4];[.A2613])=0;[.A2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style-name="Default" table:formula="of:=IF(MOD([.$F$4];[.A2614])=0;[.A2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style-name="Default" table:formula="of:=IF(MOD([.$F$4];[.A2615])=0;[.A2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style-name="Default" table:formula="of:=IF(MOD([.$F$4];[.A2616])=0;[.A2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style-name="Default" table:formula="of:=IF(MOD([.$F$4];[.A2617])=0;[.A2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style-name="Default" table:formula="of:=IF(MOD([.$F$4];[.A2618])=0;[.A2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style-name="Default" table:formula="of:=IF(MOD([.$F$4];[.A2619])=0;[.A2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style-name="Default" table:formula="of:=IF(MOD([.$F$4];[.A2620])=0;[.A2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style-name="Default" table:formula="of:=IF(MOD([.$F$4];[.A2621])=0;[.A2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style-name="Default" table:formula="of:=IF(MOD([.$F$4];[.A2622])=0;[.A2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style-name="Default" table:formula="of:=IF(MOD([.$F$4];[.A2623])=0;[.A2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style-name="Default" table:formula="of:=IF(MOD([.$F$4];[.A2624])=0;[.A2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style-name="Default" table:formula="of:=IF(MOD([.$F$4];[.A2625])=0;[.A2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style-name="Default" table:formula="of:=IF(MOD([.$F$4];[.A2626])=0;[.A2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style-name="Default" table:formula="of:=IF(MOD([.$F$4];[.A2627])=0;[.A2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style-name="Default" table:formula="of:=IF(MOD([.$F$4];[.A2628])=0;[.A2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style-name="Default" table:formula="of:=IF(MOD([.$F$4];[.A2629])=0;[.A2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style-name="Default" table:formula="of:=IF(MOD([.$F$4];[.A2630])=0;[.A2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style-name="Default" table:formula="of:=IF(MOD([.$F$4];[.A2631])=0;[.A2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style-name="Default" table:formula="of:=IF(MOD([.$F$4];[.A2632])=0;[.A2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style-name="Default" table:formula="of:=IF(MOD([.$F$4];[.A2633])=0;[.A2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style-name="Default" table:formula="of:=IF(MOD([.$F$4];[.A2634])=0;[.A2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style-name="Default" table:formula="of:=IF(MOD([.$F$4];[.A2635])=0;[.A2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style-name="Default" table:formula="of:=IF(MOD([.$F$4];[.A2636])=0;[.A2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style-name="Default" table:formula="of:=IF(MOD([.$F$4];[.A2637])=0;[.A2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style-name="Default" table:formula="of:=IF(MOD([.$F$4];[.A2638])=0;[.A2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style-name="Default" table:formula="of:=IF(MOD([.$F$4];[.A2639])=0;[.A2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style-name="Default" table:formula="of:=IF(MOD([.$F$4];[.A2640])=0;[.A2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style-name="Default" table:formula="of:=IF(MOD([.$F$4];[.A2641])=0;[.A2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style-name="Default" table:formula="of:=IF(MOD([.$F$4];[.A2642])=0;[.A2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style-name="Default" table:formula="of:=IF(MOD([.$F$4];[.A2643])=0;[.A2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style-name="Default" table:formula="of:=IF(MOD([.$F$4];[.A2644])=0;[.A2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style-name="Default" table:formula="of:=IF(MOD([.$F$4];[.A2645])=0;[.A2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style-name="Default" table:formula="of:=IF(MOD([.$F$4];[.A2646])=0;[.A2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style-name="Default" table:formula="of:=IF(MOD([.$F$4];[.A2647])=0;[.A2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style-name="Default" table:formula="of:=IF(MOD([.$F$4];[.A2648])=0;[.A2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style-name="Default" table:formula="of:=IF(MOD([.$F$4];[.A2649])=0;[.A2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style-name="Default" table:formula="of:=IF(MOD([.$F$4];[.A2650])=0;[.A2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style-name="Default" table:formula="of:=IF(MOD([.$F$4];[.A2651])=0;[.A2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style-name="Default" table:formula="of:=IF(MOD([.$F$4];[.A2652])=0;[.A2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style-name="Default" table:formula="of:=IF(MOD([.$F$4];[.A2653])=0;[.A2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style-name="Default" table:formula="of:=IF(MOD([.$F$4];[.A2654])=0;[.A2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style-name="Default" table:formula="of:=IF(MOD([.$F$4];[.A2655])=0;[.A2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style-name="Default" table:formula="of:=IF(MOD([.$F$4];[.A2656])=0;[.A2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style-name="Default" table:formula="of:=IF(MOD([.$F$4];[.A2657])=0;[.A2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style-name="Default" table:formula="of:=IF(MOD([.$F$4];[.A2658])=0;[.A2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style-name="Default" table:formula="of:=IF(MOD([.$F$4];[.A2659])=0;[.A2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style-name="Default" table:formula="of:=IF(MOD([.$F$4];[.A2660])=0;[.A2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style-name="Default" table:formula="of:=IF(MOD([.$F$4];[.A2661])=0;[.A2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style-name="Default" table:formula="of:=IF(MOD([.$F$4];[.A2662])=0;[.A2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style-name="Default" table:formula="of:=IF(MOD([.$F$4];[.A2663])=0;[.A2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style-name="Default" table:formula="of:=IF(MOD([.$F$4];[.A2664])=0;[.A2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style-name="Default" table:formula="of:=IF(MOD([.$F$4];[.A2665])=0;[.A2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style-name="Default" table:formula="of:=IF(MOD([.$F$4];[.A2666])=0;[.A2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style-name="Default" table:formula="of:=IF(MOD([.$F$4];[.A2667])=0;[.A2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style-name="Default" table:formula="of:=IF(MOD([.$F$4];[.A2668])=0;[.A2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style-name="Default" table:formula="of:=IF(MOD([.$F$4];[.A2669])=0;[.A2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style-name="Default" table:formula="of:=IF(MOD([.$F$4];[.A2670])=0;[.A2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style-name="Default" table:formula="of:=IF(MOD([.$F$4];[.A2671])=0;[.A2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style-name="Default" table:formula="of:=IF(MOD([.$F$4];[.A2672])=0;[.A2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style-name="Default" table:formula="of:=IF(MOD([.$F$4];[.A2673])=0;[.A2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style-name="Default" table:formula="of:=IF(MOD([.$F$4];[.A2674])=0;[.A2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style-name="Default" table:formula="of:=IF(MOD([.$F$4];[.A2675])=0;[.A2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style-name="Default" table:formula="of:=IF(MOD([.$F$4];[.A2676])=0;[.A2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style-name="Default" table:formula="of:=IF(MOD([.$F$4];[.A2677])=0;[.A2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style-name="Default" table:formula="of:=IF(MOD([.$F$4];[.A2678])=0;[.A2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style-name="Default" table:formula="of:=IF(MOD([.$F$4];[.A2679])=0;[.A2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style-name="Default" table:formula="of:=IF(MOD([.$F$4];[.A2680])=0;[.A2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style-name="Default" table:formula="of:=IF(MOD([.$F$4];[.A2681])=0;[.A2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style-name="Default" table:formula="of:=IF(MOD([.$F$4];[.A2682])=0;[.A2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style-name="Default" table:formula="of:=IF(MOD([.$F$4];[.A2683])=0;[.A2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style-name="Default" table:formula="of:=IF(MOD([.$F$4];[.A2684])=0;[.A2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style-name="Default" table:formula="of:=IF(MOD([.$F$4];[.A2685])=0;[.A2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style-name="Default" table:formula="of:=IF(MOD([.$F$4];[.A2686])=0;[.A2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style-name="Default" table:formula="of:=IF(MOD([.$F$4];[.A2687])=0;[.A2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style-name="Default" table:formula="of:=IF(MOD([.$F$4];[.A2688])=0;[.A2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style-name="Default" table:formula="of:=IF(MOD([.$F$4];[.A2689])=0;[.A2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style-name="Default" table:formula="of:=IF(MOD([.$F$4];[.A2690])=0;[.A2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style-name="Default" table:formula="of:=IF(MOD([.$F$4];[.A2691])=0;[.A2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style-name="Default" table:formula="of:=IF(MOD([.$F$4];[.A2692])=0;[.A2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style-name="Default" table:formula="of:=IF(MOD([.$F$4];[.A2693])=0;[.A2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style-name="Default" table:formula="of:=IF(MOD([.$F$4];[.A2694])=0;[.A2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style-name="Default" table:formula="of:=IF(MOD([.$F$4];[.A2695])=0;[.A2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style-name="Default" table:formula="of:=IF(MOD([.$F$4];[.A2696])=0;[.A2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style-name="Default" table:formula="of:=IF(MOD([.$F$4];[.A2697])=0;[.A2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style-name="Default" table:formula="of:=IF(MOD([.$F$4];[.A2698])=0;[.A2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style-name="Default" table:formula="of:=IF(MOD([.$F$4];[.A2699])=0;[.A2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style-name="Default" table:formula="of:=IF(MOD([.$F$4];[.A2700])=0;[.A2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style-name="Default" table:formula="of:=IF(MOD([.$F$4];[.A2701])=0;[.A2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style-name="Default" table:formula="of:=IF(MOD([.$F$4];[.A2702])=0;[.A2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style-name="Default" table:formula="of:=IF(MOD([.$F$4];[.A2703])=0;[.A2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style-name="Default" table:formula="of:=IF(MOD([.$F$4];[.A2704])=0;[.A2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style-name="Default" table:formula="of:=IF(MOD([.$F$4];[.A2705])=0;[.A2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style-name="Default" table:formula="of:=IF(MOD([.$F$4];[.A2706])=0;[.A2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style-name="Default" table:formula="of:=IF(MOD([.$F$4];[.A2707])=0;[.A2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style-name="Default" table:formula="of:=IF(MOD([.$F$4];[.A2708])=0;[.A2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style-name="Default" table:formula="of:=IF(MOD([.$F$4];[.A2709])=0;[.A2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style-name="Default" table:formula="of:=IF(MOD([.$F$4];[.A2710])=0;[.A2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style-name="Default" table:formula="of:=IF(MOD([.$F$4];[.A2711])=0;[.A2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style-name="Default" table:formula="of:=IF(MOD([.$F$4];[.A2712])=0;[.A2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style-name="Default" table:formula="of:=IF(MOD([.$F$4];[.A2713])=0;[.A2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style-name="Default" table:formula="of:=IF(MOD([.$F$4];[.A2714])=0;[.A2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style-name="Default" table:formula="of:=IF(MOD([.$F$4];[.A2715])=0;[.A2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style-name="Default" table:formula="of:=IF(MOD([.$F$4];[.A2716])=0;[.A2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style-name="Default" table:formula="of:=IF(MOD([.$F$4];[.A2717])=0;[.A2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style-name="Default" table:formula="of:=IF(MOD([.$F$4];[.A2718])=0;[.A2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style-name="Default" table:formula="of:=IF(MOD([.$F$4];[.A2719])=0;[.A2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style-name="Default" table:formula="of:=IF(MOD([.$F$4];[.A2720])=0;[.A2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style-name="Default" table:formula="of:=IF(MOD([.$F$4];[.A2721])=0;[.A2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style-name="Default" table:formula="of:=IF(MOD([.$F$4];[.A2722])=0;[.A2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style-name="Default" table:formula="of:=IF(MOD([.$F$4];[.A2723])=0;[.A2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style-name="Default" table:formula="of:=IF(MOD([.$F$4];[.A2724])=0;[.A2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style-name="Default" table:formula="of:=IF(MOD([.$F$4];[.A2725])=0;[.A2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style-name="Default" table:formula="of:=IF(MOD([.$F$4];[.A2726])=0;[.A2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style-name="Default" table:formula="of:=IF(MOD([.$F$4];[.A2727])=0;[.A2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style-name="Default" table:formula="of:=IF(MOD([.$F$4];[.A2728])=0;[.A2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style-name="Default" table:formula="of:=IF(MOD([.$F$4];[.A2729])=0;[.A2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style-name="Default" table:formula="of:=IF(MOD([.$F$4];[.A2730])=0;[.A2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style-name="Default" table:formula="of:=IF(MOD([.$F$4];[.A2731])=0;[.A2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style-name="Default" table:formula="of:=IF(MOD([.$F$4];[.A2732])=0;[.A2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style-name="Default" table:formula="of:=IF(MOD([.$F$4];[.A2733])=0;[.A2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style-name="Default" table:formula="of:=IF(MOD([.$F$4];[.A2734])=0;[.A2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style-name="Default" table:formula="of:=IF(MOD([.$F$4];[.A2735])=0;[.A2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style-name="Default" table:formula="of:=IF(MOD([.$F$4];[.A2736])=0;[.A2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style-name="Default" table:formula="of:=IF(MOD([.$F$4];[.A2737])=0;[.A2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style-name="Default" table:formula="of:=IF(MOD([.$F$4];[.A2738])=0;[.A2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style-name="Default" table:formula="of:=IF(MOD([.$F$4];[.A2739])=0;[.A2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style-name="Default" table:formula="of:=IF(MOD([.$F$4];[.A2740])=0;[.A2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style-name="Default" table:formula="of:=IF(MOD([.$F$4];[.A2741])=0;[.A2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style-name="Default" table:formula="of:=IF(MOD([.$F$4];[.A2742])=0;[.A2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style-name="Default" table:formula="of:=IF(MOD([.$F$4];[.A2743])=0;[.A2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style-name="Default" table:formula="of:=IF(MOD([.$F$4];[.A2744])=0;[.A2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style-name="Default" table:formula="of:=IF(MOD([.$F$4];[.A2745])=0;[.A2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style-name="Default" table:formula="of:=IF(MOD([.$F$4];[.A2746])=0;[.A2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style-name="Default" table:formula="of:=IF(MOD([.$F$4];[.A2747])=0;[.A2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style-name="Default" table:formula="of:=IF(MOD([.$F$4];[.A2748])=0;[.A2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style-name="Default" table:formula="of:=IF(MOD([.$F$4];[.A2749])=0;[.A2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style-name="Default" table:formula="of:=IF(MOD([.$F$4];[.A2750])=0;[.A2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style-name="Default" table:formula="of:=IF(MOD([.$F$4];[.A2751])=0;[.A2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style-name="Default" table:formula="of:=IF(MOD([.$F$4];[.A2752])=0;[.A2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style-name="Default" table:formula="of:=IF(MOD([.$F$4];[.A2753])=0;[.A2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style-name="Default" table:formula="of:=IF(MOD([.$F$4];[.A2754])=0;[.A2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style-name="Default" table:formula="of:=IF(MOD([.$F$4];[.A2755])=0;[.A2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style-name="Default" table:formula="of:=IF(MOD([.$F$4];[.A2756])=0;[.A2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style-name="Default" table:formula="of:=IF(MOD([.$F$4];[.A2757])=0;[.A2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style-name="Default" table:formula="of:=IF(MOD([.$F$4];[.A2758])=0;[.A2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style-name="Default" table:formula="of:=IF(MOD([.$F$4];[.A2759])=0;[.A2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style-name="Default" table:formula="of:=IF(MOD([.$F$4];[.A2760])=0;[.A2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style-name="Default" table:formula="of:=IF(MOD([.$F$4];[.A2761])=0;[.A2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style-name="Default" table:formula="of:=IF(MOD([.$F$4];[.A2762])=0;[.A2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style-name="Default" table:formula="of:=IF(MOD([.$F$4];[.A2763])=0;[.A2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style-name="Default" table:formula="of:=IF(MOD([.$F$4];[.A2764])=0;[.A2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style-name="Default" table:formula="of:=IF(MOD([.$F$4];[.A2765])=0;[.A2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style-name="Default" table:formula="of:=IF(MOD([.$F$4];[.A2766])=0;[.A2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style-name="Default" table:formula="of:=IF(MOD([.$F$4];[.A2767])=0;[.A2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style-name="Default" table:formula="of:=IF(MOD([.$F$4];[.A2768])=0;[.A2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style-name="Default" table:formula="of:=IF(MOD([.$F$4];[.A2769])=0;[.A2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style-name="Default" table:formula="of:=IF(MOD([.$F$4];[.A2770])=0;[.A2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style-name="Default" table:formula="of:=IF(MOD([.$F$4];[.A2771])=0;[.A2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style-name="Default" table:formula="of:=IF(MOD([.$F$4];[.A2772])=0;[.A2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style-name="Default" table:formula="of:=IF(MOD([.$F$4];[.A2773])=0;[.A2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style-name="Default" table:formula="of:=IF(MOD([.$F$4];[.A2774])=0;[.A2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style-name="Default" table:formula="of:=IF(MOD([.$F$4];[.A2775])=0;[.A2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style-name="Default" table:formula="of:=IF(MOD([.$F$4];[.A2776])=0;[.A2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style-name="Default" table:formula="of:=IF(MOD([.$F$4];[.A2777])=0;[.A2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style-name="Default" table:formula="of:=IF(MOD([.$F$4];[.A2778])=0;[.A2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style-name="Default" table:formula="of:=IF(MOD([.$F$4];[.A2779])=0;[.A2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style-name="Default" table:formula="of:=IF(MOD([.$F$4];[.A2780])=0;[.A2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style-name="Default" table:formula="of:=IF(MOD([.$F$4];[.A2781])=0;[.A2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style-name="Default" table:formula="of:=IF(MOD([.$F$4];[.A2782])=0;[.A2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style-name="Default" table:formula="of:=IF(MOD([.$F$4];[.A2783])=0;[.A2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style-name="Default" table:formula="of:=IF(MOD([.$F$4];[.A2784])=0;[.A2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style-name="Default" table:formula="of:=IF(MOD([.$F$4];[.A2785])=0;[.A2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style-name="Default" table:formula="of:=IF(MOD([.$F$4];[.A2786])=0;[.A2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style-name="Default" table:formula="of:=IF(MOD([.$F$4];[.A2787])=0;[.A2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style-name="Default" table:formula="of:=IF(MOD([.$F$4];[.A2788])=0;[.A2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style-name="Default" table:formula="of:=IF(MOD([.$F$4];[.A2789])=0;[.A2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style-name="Default" table:formula="of:=IF(MOD([.$F$4];[.A2790])=0;[.A2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style-name="Default" table:formula="of:=IF(MOD([.$F$4];[.A2791])=0;[.A2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style-name="Default" table:formula="of:=IF(MOD([.$F$4];[.A2792])=0;[.A2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style-name="Default" table:formula="of:=IF(MOD([.$F$4];[.A2793])=0;[.A2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style-name="Default" table:formula="of:=IF(MOD([.$F$4];[.A2794])=0;[.A2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style-name="Default" table:formula="of:=IF(MOD([.$F$4];[.A2795])=0;[.A2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style-name="Default" table:formula="of:=IF(MOD([.$F$4];[.A2796])=0;[.A2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style-name="Default" table:formula="of:=IF(MOD([.$F$4];[.A2797])=0;[.A2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style-name="Default" table:formula="of:=IF(MOD([.$F$4];[.A2798])=0;[.A2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style-name="Default" table:formula="of:=IF(MOD([.$F$4];[.A2799])=0;[.A2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style-name="Default" table:formula="of:=IF(MOD([.$F$4];[.A2800])=0;[.A2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style-name="Default" table:formula="of:=IF(MOD([.$F$4];[.A2801])=0;[.A2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style-name="Default" table:formula="of:=IF(MOD([.$F$4];[.A2802])=0;[.A2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style-name="Default" table:formula="of:=IF(MOD([.$F$4];[.A2803])=0;[.A2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style-name="Default" table:formula="of:=IF(MOD([.$F$4];[.A2804])=0;[.A2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style-name="Default" table:formula="of:=IF(MOD([.$F$4];[.A2805])=0;[.A2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style-name="Default" table:formula="of:=IF(MOD([.$F$4];[.A2806])=0;[.A2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style-name="Default" table:formula="of:=IF(MOD([.$F$4];[.A2807])=0;[.A2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style-name="Default" table:formula="of:=IF(MOD([.$F$4];[.A2808])=0;[.A2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style-name="Default" table:formula="of:=IF(MOD([.$F$4];[.A2809])=0;[.A2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style-name="Default" table:formula="of:=IF(MOD([.$F$4];[.A2810])=0;[.A2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style-name="Default" table:formula="of:=IF(MOD([.$F$4];[.A2811])=0;[.A2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style-name="Default" table:formula="of:=IF(MOD([.$F$4];[.A2812])=0;[.A2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style-name="Default" table:formula="of:=IF(MOD([.$F$4];[.A2813])=0;[.A2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style-name="Default" table:formula="of:=IF(MOD([.$F$4];[.A2814])=0;[.A2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style-name="Default" table:formula="of:=IF(MOD([.$F$4];[.A2815])=0;[.A2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style-name="Default" table:formula="of:=IF(MOD([.$F$4];[.A2816])=0;[.A2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style-name="Default" table:formula="of:=IF(MOD([.$F$4];[.A2817])=0;[.A2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style-name="Default" table:formula="of:=IF(MOD([.$F$4];[.A2818])=0;[.A2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style-name="Default" table:formula="of:=IF(MOD([.$F$4];[.A2819])=0;[.A2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style-name="Default" table:formula="of:=IF(MOD([.$F$4];[.A2820])=0;[.A2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style-name="Default" table:formula="of:=IF(MOD([.$F$4];[.A2821])=0;[.A2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style-name="Default" table:formula="of:=IF(MOD([.$F$4];[.A2822])=0;[.A2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style-name="Default" table:formula="of:=IF(MOD([.$F$4];[.A2823])=0;[.A2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style-name="Default" table:formula="of:=IF(MOD([.$F$4];[.A2824])=0;[.A2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style-name="Default" table:formula="of:=IF(MOD([.$F$4];[.A2825])=0;[.A2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style-name="Default" table:formula="of:=IF(MOD([.$F$4];[.A2826])=0;[.A2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style-name="Default" table:formula="of:=IF(MOD([.$F$4];[.A2827])=0;[.A2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style-name="Default" table:formula="of:=IF(MOD([.$F$4];[.A2828])=0;[.A2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style-name="Default" table:formula="of:=IF(MOD([.$F$4];[.A2829])=0;[.A2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style-name="Default" table:formula="of:=IF(MOD([.$F$4];[.A2830])=0;[.A2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style-name="Default" table:formula="of:=IF(MOD([.$F$4];[.A2831])=0;[.A2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style-name="Default" table:formula="of:=IF(MOD([.$F$4];[.A2832])=0;[.A2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style-name="Default" table:formula="of:=IF(MOD([.$F$4];[.A2833])=0;[.A2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style-name="Default" table:formula="of:=IF(MOD([.$F$4];[.A2834])=0;[.A2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style-name="Default" table:formula="of:=IF(MOD([.$F$4];[.A2835])=0;[.A2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style-name="Default" table:formula="of:=IF(MOD([.$F$4];[.A2836])=0;[.A2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style-name="Default" table:formula="of:=IF(MOD([.$F$4];[.A2837])=0;[.A2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style-name="Default" table:formula="of:=IF(MOD([.$F$4];[.A2838])=0;[.A2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style-name="Default" table:formula="of:=IF(MOD([.$F$4];[.A2839])=0;[.A2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style-name="Default" table:formula="of:=IF(MOD([.$F$4];[.A2840])=0;[.A2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style-name="Default" table:formula="of:=IF(MOD([.$F$4];[.A2841])=0;[.A2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style-name="Default" table:formula="of:=IF(MOD([.$F$4];[.A2842])=0;[.A2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style-name="Default" table:formula="of:=IF(MOD([.$F$4];[.A2843])=0;[.A2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style-name="Default" table:formula="of:=IF(MOD([.$F$4];[.A2844])=0;[.A2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style-name="Default" table:formula="of:=IF(MOD([.$F$4];[.A2845])=0;[.A2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style-name="Default" table:formula="of:=IF(MOD([.$F$4];[.A2846])=0;[.A2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style-name="Default" table:formula="of:=IF(MOD([.$F$4];[.A2847])=0;[.A2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style-name="Default" table:formula="of:=IF(MOD([.$F$4];[.A2848])=0;[.A2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style-name="Default" table:formula="of:=IF(MOD([.$F$4];[.A2849])=0;[.A2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style-name="Default" table:formula="of:=IF(MOD([.$F$4];[.A2850])=0;[.A2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style-name="Default" table:formula="of:=IF(MOD([.$F$4];[.A2851])=0;[.A2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style-name="Default" table:formula="of:=IF(MOD([.$F$4];[.A2852])=0;[.A2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style-name="Default" table:formula="of:=IF(MOD([.$F$4];[.A2853])=0;[.A2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style-name="Default" table:formula="of:=IF(MOD([.$F$4];[.A2854])=0;[.A2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style-name="Default" table:formula="of:=IF(MOD([.$F$4];[.A2855])=0;[.A2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style-name="Default" table:formula="of:=IF(MOD([.$F$4];[.A2856])=0;[.A2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style-name="Default" table:formula="of:=IF(MOD([.$F$4];[.A2857])=0;[.A2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style-name="Default" table:formula="of:=IF(MOD([.$F$4];[.A2858])=0;[.A2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style-name="Default" table:formula="of:=IF(MOD([.$F$4];[.A2859])=0;[.A2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style-name="Default" table:formula="of:=IF(MOD([.$F$4];[.A2860])=0;[.A2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style-name="Default" table:formula="of:=IF(MOD([.$F$4];[.A2861])=0;[.A2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style-name="Default" table:formula="of:=IF(MOD([.$F$4];[.A2862])=0;[.A2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style-name="Default" table:formula="of:=IF(MOD([.$F$4];[.A2863])=0;[.A2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style-name="Default" table:formula="of:=IF(MOD([.$F$4];[.A2864])=0;[.A2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style-name="Default" table:formula="of:=IF(MOD([.$F$4];[.A2865])=0;[.A2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style-name="Default" table:formula="of:=IF(MOD([.$F$4];[.A2866])=0;[.A2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style-name="Default" table:formula="of:=IF(MOD([.$F$4];[.A2867])=0;[.A2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style-name="Default" table:formula="of:=IF(MOD([.$F$4];[.A2868])=0;[.A2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style-name="Default" table:formula="of:=IF(MOD([.$F$4];[.A2869])=0;[.A2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style-name="Default" table:formula="of:=IF(MOD([.$F$4];[.A2870])=0;[.A2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style-name="Default" table:formula="of:=IF(MOD([.$F$4];[.A2871])=0;[.A2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style-name="Default" table:formula="of:=IF(MOD([.$F$4];[.A2872])=0;[.A2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style-name="Default" table:formula="of:=IF(MOD([.$F$4];[.A2873])=0;[.A2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style-name="Default" table:formula="of:=IF(MOD([.$F$4];[.A2874])=0;[.A2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style-name="Default" table:formula="of:=IF(MOD([.$F$4];[.A2875])=0;[.A2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style-name="Default" table:formula="of:=IF(MOD([.$F$4];[.A2876])=0;[.A2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style-name="Default" table:formula="of:=IF(MOD([.$F$4];[.A2877])=0;[.A2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style-name="Default" table:formula="of:=IF(MOD([.$F$4];[.A2878])=0;[.A2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style-name="Default" table:formula="of:=IF(MOD([.$F$4];[.A2879])=0;[.A2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style-name="Default" table:formula="of:=IF(MOD([.$F$4];[.A2880])=0;[.A2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style-name="Default" table:formula="of:=IF(MOD([.$F$4];[.A2881])=0;[.A2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style-name="Default" table:formula="of:=IF(MOD([.$F$4];[.A2882])=0;[.A2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style-name="Default" table:formula="of:=IF(MOD([.$F$4];[.A2883])=0;[.A2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style-name="Default" table:formula="of:=IF(MOD([.$F$4];[.A2884])=0;[.A2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style-name="Default" table:formula="of:=IF(MOD([.$F$4];[.A2885])=0;[.A2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style-name="Default" table:formula="of:=IF(MOD([.$F$4];[.A2886])=0;[.A2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style-name="Default" table:formula="of:=IF(MOD([.$F$4];[.A2887])=0;[.A2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style-name="Default" table:formula="of:=IF(MOD([.$F$4];[.A2888])=0;[.A2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style-name="Default" table:formula="of:=IF(MOD([.$F$4];[.A2889])=0;[.A2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style-name="Default" table:formula="of:=IF(MOD([.$F$4];[.A2890])=0;[.A2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style-name="Default" table:formula="of:=IF(MOD([.$F$4];[.A2891])=0;[.A2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style-name="Default" table:formula="of:=IF(MOD([.$F$4];[.A2892])=0;[.A2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style-name="Default" table:formula="of:=IF(MOD([.$F$4];[.A2893])=0;[.A2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style-name="Default" table:formula="of:=IF(MOD([.$F$4];[.A2894])=0;[.A2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style-name="Default" table:formula="of:=IF(MOD([.$F$4];[.A2895])=0;[.A2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style-name="Default" table:formula="of:=IF(MOD([.$F$4];[.A2896])=0;[.A2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style-name="Default" table:formula="of:=IF(MOD([.$F$4];[.A2897])=0;[.A2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style-name="Default" table:formula="of:=IF(MOD([.$F$4];[.A2898])=0;[.A2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style-name="Default" table:formula="of:=IF(MOD([.$F$4];[.A2899])=0;[.A2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style-name="Default" table:formula="of:=IF(MOD([.$F$4];[.A2900])=0;[.A2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style-name="Default" table:formula="of:=IF(MOD([.$F$4];[.A2901])=0;[.A2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style-name="Default" table:formula="of:=IF(MOD([.$F$4];[.A2902])=0;[.A2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style-name="Default" table:formula="of:=IF(MOD([.$F$4];[.A2903])=0;[.A2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style-name="Default" table:formula="of:=IF(MOD([.$F$4];[.A2904])=0;[.A2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style-name="Default" table:formula="of:=IF(MOD([.$F$4];[.A2905])=0;[.A2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style-name="Default" table:formula="of:=IF(MOD([.$F$4];[.A2906])=0;[.A2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style-name="Default" table:formula="of:=IF(MOD([.$F$4];[.A2907])=0;[.A2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style-name="Default" table:formula="of:=IF(MOD([.$F$4];[.A2908])=0;[.A2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style-name="Default" table:formula="of:=IF(MOD([.$F$4];[.A2909])=0;[.A2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style-name="Default" table:formula="of:=IF(MOD([.$F$4];[.A2910])=0;[.A2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style-name="Default" table:formula="of:=IF(MOD([.$F$4];[.A2911])=0;[.A2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style-name="Default" table:formula="of:=IF(MOD([.$F$4];[.A2912])=0;[.A2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style-name="Default" table:formula="of:=IF(MOD([.$F$4];[.A2913])=0;[.A2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style-name="Default" table:formula="of:=IF(MOD([.$F$4];[.A2914])=0;[.A2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style-name="Default" table:formula="of:=IF(MOD([.$F$4];[.A2915])=0;[.A2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style-name="Default" table:formula="of:=IF(MOD([.$F$4];[.A2916])=0;[.A2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style-name="Default" table:formula="of:=IF(MOD([.$F$4];[.A2917])=0;[.A2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style-name="Default" table:formula="of:=IF(MOD([.$F$4];[.A2918])=0;[.A2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style-name="Default" table:formula="of:=IF(MOD([.$F$4];[.A2919])=0;[.A2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style-name="Default" table:formula="of:=IF(MOD([.$F$4];[.A2920])=0;[.A2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style-name="Default" table:formula="of:=IF(MOD([.$F$4];[.A2921])=0;[.A2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style-name="Default" table:formula="of:=IF(MOD([.$F$4];[.A2922])=0;[.A2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style-name="Default" table:formula="of:=IF(MOD([.$F$4];[.A2923])=0;[.A2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style-name="Default" table:formula="of:=IF(MOD([.$F$4];[.A2924])=0;[.A2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style-name="Default" table:formula="of:=IF(MOD([.$F$4];[.A2925])=0;[.A2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style-name="Default" table:formula="of:=IF(MOD([.$F$4];[.A2926])=0;[.A2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style-name="Default" table:formula="of:=IF(MOD([.$F$4];[.A2927])=0;[.A2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style-name="Default" table:formula="of:=IF(MOD([.$F$4];[.A2928])=0;[.A2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style-name="Default" table:formula="of:=IF(MOD([.$F$4];[.A2929])=0;[.A2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style-name="Default" table:formula="of:=IF(MOD([.$F$4];[.A2930])=0;[.A2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style-name="Default" table:formula="of:=IF(MOD([.$F$4];[.A2931])=0;[.A2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style-name="Default" table:formula="of:=IF(MOD([.$F$4];[.A2932])=0;[.A2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style-name="Default" table:formula="of:=IF(MOD([.$F$4];[.A2933])=0;[.A2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style-name="Default" table:formula="of:=IF(MOD([.$F$4];[.A2934])=0;[.A2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style-name="Default" table:formula="of:=IF(MOD([.$F$4];[.A2935])=0;[.A2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style-name="Default" table:formula="of:=IF(MOD([.$F$4];[.A2936])=0;[.A2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style-name="Default" table:formula="of:=IF(MOD([.$F$4];[.A2937])=0;[.A2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style-name="Default" table:formula="of:=IF(MOD([.$F$4];[.A2938])=0;[.A2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style-name="Default" table:formula="of:=IF(MOD([.$F$4];[.A2939])=0;[.A2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style-name="Default" table:formula="of:=IF(MOD([.$F$4];[.A2940])=0;[.A2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style-name="Default" table:formula="of:=IF(MOD([.$F$4];[.A2941])=0;[.A2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style-name="Default" table:formula="of:=IF(MOD([.$F$4];[.A2942])=0;[.A2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style-name="Default" table:formula="of:=IF(MOD([.$F$4];[.A2943])=0;[.A2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style-name="Default" table:formula="of:=IF(MOD([.$F$4];[.A2944])=0;[.A2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style-name="Default" table:formula="of:=IF(MOD([.$F$4];[.A2945])=0;[.A2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style-name="Default" table:formula="of:=IF(MOD([.$F$4];[.A2946])=0;[.A2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style-name="Default" table:formula="of:=IF(MOD([.$F$4];[.A2947])=0;[.A2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style-name="Default" table:formula="of:=IF(MOD([.$F$4];[.A2948])=0;[.A2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style-name="Default" table:formula="of:=IF(MOD([.$F$4];[.A2949])=0;[.A2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style-name="Default" table:formula="of:=IF(MOD([.$F$4];[.A2950])=0;[.A2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style-name="Default" table:formula="of:=IF(MOD([.$F$4];[.A2951])=0;[.A2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style-name="Default" table:formula="of:=IF(MOD([.$F$4];[.A2952])=0;[.A2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style-name="Default" table:formula="of:=IF(MOD([.$F$4];[.A2953])=0;[.A2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style-name="Default" table:formula="of:=IF(MOD([.$F$4];[.A2954])=0;[.A2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style-name="Default" table:formula="of:=IF(MOD([.$F$4];[.A2955])=0;[.A2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style-name="Default" table:formula="of:=IF(MOD([.$F$4];[.A2956])=0;[.A2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style-name="Default" table:formula="of:=IF(MOD([.$F$4];[.A2957])=0;[.A2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style-name="Default" table:formula="of:=IF(MOD([.$F$4];[.A2958])=0;[.A2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style-name="Default" table:formula="of:=IF(MOD([.$F$4];[.A2959])=0;[.A2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style-name="Default" table:formula="of:=IF(MOD([.$F$4];[.A2960])=0;[.A2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style-name="Default" table:formula="of:=IF(MOD([.$F$4];[.A2961])=0;[.A2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style-name="Default" table:formula="of:=IF(MOD([.$F$4];[.A2962])=0;[.A2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style-name="Default" table:formula="of:=IF(MOD([.$F$4];[.A2963])=0;[.A2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style-name="Default" table:formula="of:=IF(MOD([.$F$4];[.A2964])=0;[.A2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style-name="Default" table:formula="of:=IF(MOD([.$F$4];[.A2965])=0;[.A2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style-name="Default" table:formula="of:=IF(MOD([.$F$4];[.A2966])=0;[.A2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style-name="Default" table:formula="of:=IF(MOD([.$F$4];[.A2967])=0;[.A2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style-name="Default" table:formula="of:=IF(MOD([.$F$4];[.A2968])=0;[.A2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style-name="Default" table:formula="of:=IF(MOD([.$F$4];[.A2969])=0;[.A2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style-name="Default" table:formula="of:=IF(MOD([.$F$4];[.A2970])=0;[.A2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style-name="Default" table:formula="of:=IF(MOD([.$F$4];[.A2971])=0;[.A2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style-name="Default" table:formula="of:=IF(MOD([.$F$4];[.A2972])=0;[.A2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style-name="Default" table:formula="of:=IF(MOD([.$F$4];[.A2973])=0;[.A2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style-name="Default" table:formula="of:=IF(MOD([.$F$4];[.A2974])=0;[.A2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style-name="Default" table:formula="of:=IF(MOD([.$F$4];[.A2975])=0;[.A2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style-name="Default" table:formula="of:=IF(MOD([.$F$4];[.A2976])=0;[.A2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style-name="Default" table:formula="of:=IF(MOD([.$F$4];[.A2977])=0;[.A2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style-name="Default" table:formula="of:=IF(MOD([.$F$4];[.A2978])=0;[.A2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style-name="Default" table:formula="of:=IF(MOD([.$F$4];[.A2979])=0;[.A2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style-name="Default" table:formula="of:=IF(MOD([.$F$4];[.A2980])=0;[.A2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style-name="Default" table:formula="of:=IF(MOD([.$F$4];[.A2981])=0;[.A2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style-name="Default" table:formula="of:=IF(MOD([.$F$4];[.A2982])=0;[.A2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style-name="Default" table:formula="of:=IF(MOD([.$F$4];[.A2983])=0;[.A2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style-name="Default" table:formula="of:=IF(MOD([.$F$4];[.A2984])=0;[.A2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style-name="Default" table:formula="of:=IF(MOD([.$F$4];[.A2985])=0;[.A2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style-name="Default" table:formula="of:=IF(MOD([.$F$4];[.A2986])=0;[.A2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style-name="Default" table:formula="of:=IF(MOD([.$F$4];[.A2987])=0;[.A2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style-name="Default" table:formula="of:=IF(MOD([.$F$4];[.A2988])=0;[.A2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style-name="Default" table:formula="of:=IF(MOD([.$F$4];[.A2989])=0;[.A2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style-name="Default" table:formula="of:=IF(MOD([.$F$4];[.A2990])=0;[.A2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style-name="Default" table:formula="of:=IF(MOD([.$F$4];[.A2991])=0;[.A2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style-name="Default" table:formula="of:=IF(MOD([.$F$4];[.A2992])=0;[.A2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style-name="Default" table:formula="of:=IF(MOD([.$F$4];[.A2993])=0;[.A2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style-name="Default" table:formula="of:=IF(MOD([.$F$4];[.A2994])=0;[.A2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style-name="Default" table:formula="of:=IF(MOD([.$F$4];[.A2995])=0;[.A2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style-name="Default" table:formula="of:=IF(MOD([.$F$4];[.A2996])=0;[.A2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style-name="Default" table:formula="of:=IF(MOD([.$F$4];[.A2997])=0;[.A2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style-name="Default" table:formula="of:=IF(MOD([.$F$4];[.A2998])=0;[.A2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style-name="Default" table:formula="of:=IF(MOD([.$F$4];[.A2999])=0;[.A2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style-name="Default" table:formula="of:=IF(MOD([.$F$4];[.A3000])=0;[.A3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style-name="Default" table:formula="of:=IF(MOD([.$F$4];[.A3001])=0;[.A3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style-name="Default" table:formula="of:=IF(MOD([.$F$4];[.A3002])=0;[.A3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style-name="Default" table:formula="of:=IF(MOD([.$F$4];[.A3003])=0;[.A3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style-name="Default" table:formula="of:=IF(MOD([.$F$4];[.A3004])=0;[.A3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style-name="Default" table:formula="of:=IF(MOD([.$F$4];[.A3005])=0;[.A3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style-name="Default" table:formula="of:=IF(MOD([.$F$4];[.A3006])=0;[.A3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style-name="Default" table:formula="of:=IF(MOD([.$F$4];[.A3007])=0;[.A3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style-name="Default" table:formula="of:=IF(MOD([.$F$4];[.A3008])=0;[.A3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style-name="Default" table:formula="of:=IF(MOD([.$F$4];[.A3009])=0;[.A3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style-name="Default" table:formula="of:=IF(MOD([.$F$4];[.A3010])=0;[.A3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style-name="Default" table:formula="of:=IF(MOD([.$F$4];[.A3011])=0;[.A3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style-name="Default" table:formula="of:=IF(MOD([.$F$4];[.A3012])=0;[.A3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style-name="Default" table:formula="of:=IF(MOD([.$F$4];[.A3013])=0;[.A3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style-name="Default" table:formula="of:=IF(MOD([.$F$4];[.A3014])=0;[.A3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style-name="Default" table:formula="of:=IF(MOD([.$F$4];[.A3015])=0;[.A3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style-name="Default" table:formula="of:=IF(MOD([.$F$4];[.A3016])=0;[.A3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style-name="Default" table:formula="of:=IF(MOD([.$F$4];[.A3017])=0;[.A3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style-name="Default" table:formula="of:=IF(MOD([.$F$4];[.A3018])=0;[.A3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style-name="Default" table:formula="of:=IF(MOD([.$F$4];[.A3019])=0;[.A3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style-name="Default" table:formula="of:=IF(MOD([.$F$4];[.A3020])=0;[.A3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style-name="Default" table:formula="of:=IF(MOD([.$F$4];[.A3021])=0;[.A3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style-name="Default" table:formula="of:=IF(MOD([.$F$4];[.A3022])=0;[.A3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style-name="Default" table:formula="of:=IF(MOD([.$F$4];[.A3023])=0;[.A3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style-name="Default" table:formula="of:=IF(MOD([.$F$4];[.A3024])=0;[.A3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style-name="Default" table:formula="of:=IF(MOD([.$F$4];[.A3025])=0;[.A3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style-name="Default" table:formula="of:=IF(MOD([.$F$4];[.A3026])=0;[.A3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style-name="Default" table:formula="of:=IF(MOD([.$F$4];[.A3027])=0;[.A3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style-name="Default" table:formula="of:=IF(MOD([.$F$4];[.A3028])=0;[.A3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style-name="Default" table:formula="of:=IF(MOD([.$F$4];[.A3029])=0;[.A3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style-name="Default" table:formula="of:=IF(MOD([.$F$4];[.A3030])=0;[.A3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style-name="Default" table:formula="of:=IF(MOD([.$F$4];[.A3031])=0;[.A3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style-name="Default" table:formula="of:=IF(MOD([.$F$4];[.A3032])=0;[.A3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style-name="Default" table:formula="of:=IF(MOD([.$F$4];[.A3033])=0;[.A3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style-name="Default" table:formula="of:=IF(MOD([.$F$4];[.A3034])=0;[.A3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style-name="Default" table:formula="of:=IF(MOD([.$F$4];[.A3035])=0;[.A3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style-name="Default" table:formula="of:=IF(MOD([.$F$4];[.A3036])=0;[.A3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style-name="Default" table:formula="of:=IF(MOD([.$F$4];[.A3037])=0;[.A3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style-name="Default" table:formula="of:=IF(MOD([.$F$4];[.A3038])=0;[.A3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style-name="Default" table:formula="of:=IF(MOD([.$F$4];[.A3039])=0;[.A3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style-name="Default" table:formula="of:=IF(MOD([.$F$4];[.A3040])=0;[.A3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style-name="Default" table:formula="of:=IF(MOD([.$F$4];[.A3041])=0;[.A3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style-name="Default" table:formula="of:=IF(MOD([.$F$4];[.A3042])=0;[.A3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style-name="Default" table:formula="of:=IF(MOD([.$F$4];[.A3043])=0;[.A3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style-name="Default" table:formula="of:=IF(MOD([.$F$4];[.A3044])=0;[.A3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style-name="Default" table:formula="of:=IF(MOD([.$F$4];[.A3045])=0;[.A3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style-name="Default" table:formula="of:=IF(MOD([.$F$4];[.A3046])=0;[.A3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style-name="Default" table:formula="of:=IF(MOD([.$F$4];[.A3047])=0;[.A3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style-name="Default" table:formula="of:=IF(MOD([.$F$4];[.A3048])=0;[.A3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style-name="Default" table:formula="of:=IF(MOD([.$F$4];[.A3049])=0;[.A3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style-name="Default" table:formula="of:=IF(MOD([.$F$4];[.A3050])=0;[.A3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style-name="Default" table:formula="of:=IF(MOD([.$F$4];[.A3051])=0;[.A3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style-name="Default" table:formula="of:=IF(MOD([.$F$4];[.A3052])=0;[.A3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style-name="Default" table:formula="of:=IF(MOD([.$F$4];[.A3053])=0;[.A3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style-name="Default" table:formula="of:=IF(MOD([.$F$4];[.A3054])=0;[.A3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style-name="Default" table:formula="of:=IF(MOD([.$F$4];[.A3055])=0;[.A3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style-name="Default" table:formula="of:=IF(MOD([.$F$4];[.A3056])=0;[.A3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style-name="Default" table:formula="of:=IF(MOD([.$F$4];[.A3057])=0;[.A3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style-name="Default" table:formula="of:=IF(MOD([.$F$4];[.A3058])=0;[.A3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style-name="Default" table:formula="of:=IF(MOD([.$F$4];[.A3059])=0;[.A3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style-name="Default" table:formula="of:=IF(MOD([.$F$4];[.A3060])=0;[.A3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style-name="Default" table:formula="of:=IF(MOD([.$F$4];[.A3061])=0;[.A3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style-name="Default" table:formula="of:=IF(MOD([.$F$4];[.A3062])=0;[.A3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style-name="Default" table:formula="of:=IF(MOD([.$F$4];[.A3063])=0;[.A3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style-name="Default" table:formula="of:=IF(MOD([.$F$4];[.A3064])=0;[.A3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style-name="Default" table:formula="of:=IF(MOD([.$F$4];[.A3065])=0;[.A3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style-name="Default" table:formula="of:=IF(MOD([.$F$4];[.A3066])=0;[.A3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style-name="Default" table:formula="of:=IF(MOD([.$F$4];[.A3067])=0;[.A3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style-name="Default" table:formula="of:=IF(MOD([.$F$4];[.A3068])=0;[.A3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style-name="Default" table:formula="of:=IF(MOD([.$F$4];[.A3069])=0;[.A3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style-name="Default" table:formula="of:=IF(MOD([.$F$4];[.A3070])=0;[.A3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style-name="Default" table:formula="of:=IF(MOD([.$F$4];[.A3071])=0;[.A3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style-name="Default" table:formula="of:=IF(MOD([.$F$4];[.A3072])=0;[.A3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style-name="Default" table:formula="of:=IF(MOD([.$F$4];[.A3073])=0;[.A3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style-name="Default" table:formula="of:=IF(MOD([.$F$4];[.A3074])=0;[.A3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style-name="Default" table:formula="of:=IF(MOD([.$F$4];[.A3075])=0;[.A3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style-name="Default" table:formula="of:=IF(MOD([.$F$4];[.A3076])=0;[.A3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style-name="Default" table:formula="of:=IF(MOD([.$F$4];[.A3077])=0;[.A3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style-name="Default" table:formula="of:=IF(MOD([.$F$4];[.A3078])=0;[.A3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style-name="Default" table:formula="of:=IF(MOD([.$F$4];[.A3079])=0;[.A3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style-name="Default" table:formula="of:=IF(MOD([.$F$4];[.A3080])=0;[.A3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style-name="Default" table:formula="of:=IF(MOD([.$F$4];[.A3081])=0;[.A3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style-name="Default" table:formula="of:=IF(MOD([.$F$4];[.A3082])=0;[.A3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style-name="Default" table:formula="of:=IF(MOD([.$F$4];[.A3083])=0;[.A3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style-name="Default" table:formula="of:=IF(MOD([.$F$4];[.A3084])=0;[.A3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style-name="Default" table:formula="of:=IF(MOD([.$F$4];[.A3085])=0;[.A3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style-name="Default" table:formula="of:=IF(MOD([.$F$4];[.A3086])=0;[.A3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style-name="Default" table:formula="of:=IF(MOD([.$F$4];[.A3087])=0;[.A3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style-name="Default" table:formula="of:=IF(MOD([.$F$4];[.A3088])=0;[.A3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style-name="Default" table:formula="of:=IF(MOD([.$F$4];[.A3089])=0;[.A3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style-name="Default" table:formula="of:=IF(MOD([.$F$4];[.A3090])=0;[.A3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style-name="Default" table:formula="of:=IF(MOD([.$F$4];[.A3091])=0;[.A3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style-name="Default" table:formula="of:=IF(MOD([.$F$4];[.A3092])=0;[.A3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style-name="Default" table:formula="of:=IF(MOD([.$F$4];[.A3093])=0;[.A3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style-name="Default" table:formula="of:=IF(MOD([.$F$4];[.A3094])=0;[.A3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style-name="Default" table:formula="of:=IF(MOD([.$F$4];[.A3095])=0;[.A3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style-name="Default" table:formula="of:=IF(MOD([.$F$4];[.A3096])=0;[.A3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style-name="Default" table:formula="of:=IF(MOD([.$F$4];[.A3097])=0;[.A3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style-name="Default" table:formula="of:=IF(MOD([.$F$4];[.A3098])=0;[.A3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style-name="Default" table:formula="of:=IF(MOD([.$F$4];[.A3099])=0;[.A3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style-name="Default" table:formula="of:=IF(MOD([.$F$4];[.A3100])=0;[.A3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style-name="Default" table:formula="of:=IF(MOD([.$F$4];[.A3101])=0;[.A3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style-name="Default" table:formula="of:=IF(MOD([.$F$4];[.A3102])=0;[.A3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style-name="Default" table:formula="of:=IF(MOD([.$F$4];[.A3103])=0;[.A3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style-name="Default" table:formula="of:=IF(MOD([.$F$4];[.A3104])=0;[.A3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style-name="Default" table:formula="of:=IF(MOD([.$F$4];[.A3105])=0;[.A3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style-name="Default" table:formula="of:=IF(MOD([.$F$4];[.A3106])=0;[.A3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style-name="Default" table:formula="of:=IF(MOD([.$F$4];[.A3107])=0;[.A3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style-name="Default" table:formula="of:=IF(MOD([.$F$4];[.A3108])=0;[.A3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style-name="Default" table:formula="of:=IF(MOD([.$F$4];[.A3109])=0;[.A3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style-name="Default" table:formula="of:=IF(MOD([.$F$4];[.A3110])=0;[.A3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style-name="Default" table:formula="of:=IF(MOD([.$F$4];[.A3111])=0;[.A3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style-name="Default" table:formula="of:=IF(MOD([.$F$4];[.A3112])=0;[.A3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style-name="Default" table:formula="of:=IF(MOD([.$F$4];[.A3113])=0;[.A3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style-name="Default" table:formula="of:=IF(MOD([.$F$4];[.A3114])=0;[.A3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style-name="Default" table:formula="of:=IF(MOD([.$F$4];[.A3115])=0;[.A3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style-name="Default" table:formula="of:=IF(MOD([.$F$4];[.A3116])=0;[.A3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style-name="Default" table:formula="of:=IF(MOD([.$F$4];[.A3117])=0;[.A3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style-name="Default" table:formula="of:=IF(MOD([.$F$4];[.A3118])=0;[.A3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style-name="Default" table:formula="of:=IF(MOD([.$F$4];[.A3119])=0;[.A3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style-name="Default" table:formula="of:=IF(MOD([.$F$4];[.A3120])=0;[.A3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style-name="Default" table:formula="of:=IF(MOD([.$F$4];[.A3121])=0;[.A3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style-name="Default" table:formula="of:=IF(MOD([.$F$4];[.A3122])=0;[.A3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style-name="Default" table:formula="of:=IF(MOD([.$F$4];[.A3123])=0;[.A3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style-name="Default" table:formula="of:=IF(MOD([.$F$4];[.A3124])=0;[.A3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style-name="Default" table:formula="of:=IF(MOD([.$F$4];[.A3125])=0;[.A3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style-name="Default" table:formula="of:=IF(MOD([.$F$4];[.A3126])=0;[.A3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style-name="Default" table:formula="of:=IF(MOD([.$F$4];[.A3127])=0;[.A3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style-name="Default" table:formula="of:=IF(MOD([.$F$4];[.A3128])=0;[.A3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style-name="Default" table:formula="of:=IF(MOD([.$F$4];[.A3129])=0;[.A3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style-name="Default" table:formula="of:=IF(MOD([.$F$4];[.A3130])=0;[.A3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style-name="Default" table:formula="of:=IF(MOD([.$F$4];[.A3131])=0;[.A3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style-name="Default" table:formula="of:=IF(MOD([.$F$4];[.A3132])=0;[.A3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style-name="Default" table:formula="of:=IF(MOD([.$F$4];[.A3133])=0;[.A3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style-name="Default" table:formula="of:=IF(MOD([.$F$4];[.A3134])=0;[.A3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style-name="Default" table:formula="of:=IF(MOD([.$F$4];[.A3135])=0;[.A3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style-name="Default" table:formula="of:=IF(MOD([.$F$4];[.A3136])=0;[.A3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style-name="Default" table:formula="of:=IF(MOD([.$F$4];[.A3137])=0;[.A3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style-name="Default" table:formula="of:=IF(MOD([.$F$4];[.A3138])=0;[.A3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style-name="Default" table:formula="of:=IF(MOD([.$F$4];[.A3139])=0;[.A3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style-name="Default" table:formula="of:=IF(MOD([.$F$4];[.A3140])=0;[.A3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style-name="Default" table:formula="of:=IF(MOD([.$F$4];[.A3141])=0;[.A3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style-name="Default" table:formula="of:=IF(MOD([.$F$4];[.A3142])=0;[.A3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style-name="Default" table:formula="of:=IF(MOD([.$F$4];[.A3143])=0;[.A3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style-name="Default" table:formula="of:=IF(MOD([.$F$4];[.A3144])=0;[.A3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style-name="Default" table:formula="of:=IF(MOD([.$F$4];[.A3145])=0;[.A3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style-name="Default" table:formula="of:=IF(MOD([.$F$4];[.A3146])=0;[.A3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style-name="Default" table:formula="of:=IF(MOD([.$F$4];[.A3147])=0;[.A3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style-name="Default" table:formula="of:=IF(MOD([.$F$4];[.A3148])=0;[.A3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style-name="Default" table:formula="of:=IF(MOD([.$F$4];[.A3149])=0;[.A3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style-name="Default" table:formula="of:=IF(MOD([.$F$4];[.A3150])=0;[.A3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style-name="Default" table:formula="of:=IF(MOD([.$F$4];[.A3151])=0;[.A3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style-name="Default" table:formula="of:=IF(MOD([.$F$4];[.A3152])=0;[.A3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style-name="Default" table:formula="of:=IF(MOD([.$F$4];[.A3153])=0;[.A3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style-name="Default" table:formula="of:=IF(MOD([.$F$4];[.A3154])=0;[.A3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style-name="Default" table:formula="of:=IF(MOD([.$F$4];[.A3155])=0;[.A3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style-name="Default" table:formula="of:=IF(MOD([.$F$4];[.A3156])=0;[.A3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style-name="Default" table:formula="of:=IF(MOD([.$F$4];[.A3157])=0;[.A3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style-name="Default" table:formula="of:=IF(MOD([.$F$4];[.A3158])=0;[.A3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style-name="Default" table:formula="of:=IF(MOD([.$F$4];[.A3159])=0;[.A3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style-name="Default" table:formula="of:=IF(MOD([.$F$4];[.A3160])=0;[.A3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style-name="Default" table:formula="of:=IF(MOD([.$F$4];[.A3161])=0;[.A3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style-name="Default" table:formula="of:=IF(MOD([.$F$4];[.A3162])=0;[.A3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style-name="Default" table:formula="of:=IF(MOD([.$F$4];[.A3163])=0;[.A3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style-name="Default" table:formula="of:=IF(MOD([.$F$4];[.A3164])=0;[.A3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style-name="Default" table:formula="of:=IF(MOD([.$F$4];[.A3165])=0;[.A3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style-name="Default" table:formula="of:=IF(MOD([.$F$4];[.A3166])=0;[.A3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style-name="Default" table:formula="of:=IF(MOD([.$F$4];[.A3167])=0;[.A3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style-name="Default" table:formula="of:=IF(MOD([.$F$4];[.A3168])=0;[.A3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style-name="Default" table:formula="of:=IF(MOD([.$F$4];[.A3169])=0;[.A3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style-name="Default" table:formula="of:=IF(MOD([.$F$4];[.A3170])=0;[.A3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style-name="Default" table:formula="of:=IF(MOD([.$F$4];[.A3171])=0;[.A3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style-name="Default" table:formula="of:=IF(MOD([.$F$4];[.A3172])=0;[.A3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style-name="Default" table:formula="of:=IF(MOD([.$F$4];[.A3173])=0;[.A3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style-name="Default" table:formula="of:=IF(MOD([.$F$4];[.A3174])=0;[.A3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style-name="Default" table:formula="of:=IF(MOD([.$F$4];[.A3175])=0;[.A3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style-name="Default" table:formula="of:=IF(MOD([.$F$4];[.A3176])=0;[.A3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style-name="Default" table:formula="of:=IF(MOD([.$F$4];[.A3177])=0;[.A3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style-name="Default" table:formula="of:=IF(MOD([.$F$4];[.A3178])=0;[.A3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style-name="Default" table:formula="of:=IF(MOD([.$F$4];[.A3179])=0;[.A3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style-name="Default" table:formula="of:=IF(MOD([.$F$4];[.A3180])=0;[.A3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style-name="Default" table:formula="of:=IF(MOD([.$F$4];[.A3181])=0;[.A3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style-name="Default" table:formula="of:=IF(MOD([.$F$4];[.A3182])=0;[.A3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style-name="Default" table:formula="of:=IF(MOD([.$F$4];[.A3183])=0;[.A3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style-name="Default" table:formula="of:=IF(MOD([.$F$4];[.A3184])=0;[.A3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style-name="Default" table:formula="of:=IF(MOD([.$F$4];[.A3185])=0;[.A3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style-name="Default" table:formula="of:=IF(MOD([.$F$4];[.A3186])=0;[.A3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style-name="Default" table:formula="of:=IF(MOD([.$F$4];[.A3187])=0;[.A3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style-name="Default" table:formula="of:=IF(MOD([.$F$4];[.A3188])=0;[.A3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style-name="Default" table:formula="of:=IF(MOD([.$F$4];[.A3189])=0;[.A3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style-name="Default" table:formula="of:=IF(MOD([.$F$4];[.A3190])=0;[.A3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style-name="Default" table:formula="of:=IF(MOD([.$F$4];[.A3191])=0;[.A3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style-name="Default" table:formula="of:=IF(MOD([.$F$4];[.A3192])=0;[.A3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style-name="Default" table:formula="of:=IF(MOD([.$F$4];[.A3193])=0;[.A3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style-name="Default" table:formula="of:=IF(MOD([.$F$4];[.A3194])=0;[.A3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style-name="Default" table:formula="of:=IF(MOD([.$F$4];[.A3195])=0;[.A3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style-name="Default" table:formula="of:=IF(MOD([.$F$4];[.A3196])=0;[.A3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style-name="Default" table:formula="of:=IF(MOD([.$F$4];[.A3197])=0;[.A3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style-name="Default" table:formula="of:=IF(MOD([.$F$4];[.A3198])=0;[.A3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style-name="Default" table:formula="of:=IF(MOD([.$F$4];[.A3199])=0;[.A3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style-name="Default" table:formula="of:=IF(MOD([.$F$4];[.A3200])=0;[.A3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style-name="Default" table:formula="of:=IF(MOD([.$F$4];[.A3201])=0;[.A3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style-name="Default" table:formula="of:=IF(MOD([.$F$4];[.A3202])=0;[.A3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style-name="Default" table:formula="of:=IF(MOD([.$F$4];[.A3203])=0;[.A3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style-name="Default" table:formula="of:=IF(MOD([.$F$4];[.A3204])=0;[.A3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style-name="Default" table:formula="of:=IF(MOD([.$F$4];[.A3205])=0;[.A3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style-name="Default" table:formula="of:=IF(MOD([.$F$4];[.A3206])=0;[.A3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style-name="Default" table:formula="of:=IF(MOD([.$F$4];[.A3207])=0;[.A3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style-name="Default" table:formula="of:=IF(MOD([.$F$4];[.A3208])=0;[.A3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style-name="Default" table:formula="of:=IF(MOD([.$F$4];[.A3209])=0;[.A3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style-name="Default" table:formula="of:=IF(MOD([.$F$4];[.A3210])=0;[.A3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style-name="Default" table:formula="of:=IF(MOD([.$F$4];[.A3211])=0;[.A3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style-name="Default" table:formula="of:=IF(MOD([.$F$4];[.A3212])=0;[.A3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style-name="Default" table:formula="of:=IF(MOD([.$F$4];[.A3213])=0;[.A3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style-name="Default" table:formula="of:=IF(MOD([.$F$4];[.A3214])=0;[.A3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style-name="Default" table:formula="of:=IF(MOD([.$F$4];[.A3215])=0;[.A3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style-name="Default" table:formula="of:=IF(MOD([.$F$4];[.A3216])=0;[.A3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style-name="Default" table:formula="of:=IF(MOD([.$F$4];[.A3217])=0;[.A3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style-name="Default" table:formula="of:=IF(MOD([.$F$4];[.A3218])=0;[.A3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style-name="Default" table:formula="of:=IF(MOD([.$F$4];[.A3219])=0;[.A3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style-name="Default" table:formula="of:=IF(MOD([.$F$4];[.A3220])=0;[.A3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style-name="Default" table:formula="of:=IF(MOD([.$F$4];[.A3221])=0;[.A3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style-name="Default" table:formula="of:=IF(MOD([.$F$4];[.A3222])=0;[.A3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style-name="Default" table:formula="of:=IF(MOD([.$F$4];[.A3223])=0;[.A3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style-name="Default" table:formula="of:=IF(MOD([.$F$4];[.A3224])=0;[.A3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style-name="Default" table:formula="of:=IF(MOD([.$F$4];[.A3225])=0;[.A3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style-name="Default" table:formula="of:=IF(MOD([.$F$4];[.A3226])=0;[.A3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style-name="Default" table:formula="of:=IF(MOD([.$F$4];[.A3227])=0;[.A3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style-name="Default" table:formula="of:=IF(MOD([.$F$4];[.A3228])=0;[.A3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style-name="Default" table:formula="of:=IF(MOD([.$F$4];[.A3229])=0;[.A3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style-name="Default" table:formula="of:=IF(MOD([.$F$4];[.A3230])=0;[.A3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style-name="Default" table:formula="of:=IF(MOD([.$F$4];[.A3231])=0;[.A3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style-name="Default" table:formula="of:=IF(MOD([.$F$4];[.A3232])=0;[.A3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style-name="Default" table:formula="of:=IF(MOD([.$F$4];[.A3233])=0;[.A3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style-name="Default" table:formula="of:=IF(MOD([.$F$4];[.A3234])=0;[.A3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style-name="Default" table:formula="of:=IF(MOD([.$F$4];[.A3235])=0;[.A3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style-name="Default" table:formula="of:=IF(MOD([.$F$4];[.A3236])=0;[.A3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style-name="Default" table:formula="of:=IF(MOD([.$F$4];[.A3237])=0;[.A3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style-name="Default" table:formula="of:=IF(MOD([.$F$4];[.A3238])=0;[.A3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style-name="Default" table:formula="of:=IF(MOD([.$F$4];[.A3239])=0;[.A3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style-name="Default" table:formula="of:=IF(MOD([.$F$4];[.A3240])=0;[.A3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style-name="Default" table:formula="of:=IF(MOD([.$F$4];[.A3241])=0;[.A3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style-name="Default" table:formula="of:=IF(MOD([.$F$4];[.A3242])=0;[.A3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style-name="Default" table:formula="of:=IF(MOD([.$F$4];[.A3243])=0;[.A3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style-name="Default" table:formula="of:=IF(MOD([.$F$4];[.A3244])=0;[.A3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style-name="Default" table:formula="of:=IF(MOD([.$F$4];[.A3245])=0;[.A3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style-name="Default" table:formula="of:=IF(MOD([.$F$4];[.A3246])=0;[.A3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style-name="Default" table:formula="of:=IF(MOD([.$F$4];[.A3247])=0;[.A3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style-name="Default" table:formula="of:=IF(MOD([.$F$4];[.A3248])=0;[.A3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style-name="Default" table:formula="of:=IF(MOD([.$F$4];[.A3249])=0;[.A3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style-name="Default" table:formula="of:=IF(MOD([.$F$4];[.A3250])=0;[.A3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style-name="Default" table:formula="of:=IF(MOD([.$F$4];[.A3251])=0;[.A3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style-name="Default" table:formula="of:=IF(MOD([.$F$4];[.A3252])=0;[.A3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style-name="Default" table:formula="of:=IF(MOD([.$F$4];[.A3253])=0;[.A3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style-name="Default" table:formula="of:=IF(MOD([.$F$4];[.A3254])=0;[.A3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style-name="Default" table:formula="of:=IF(MOD([.$F$4];[.A3255])=0;[.A3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style-name="Default" table:formula="of:=IF(MOD([.$F$4];[.A3256])=0;[.A3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style-name="Default" table:formula="of:=IF(MOD([.$F$4];[.A3257])=0;[.A3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style-name="Default" table:formula="of:=IF(MOD([.$F$4];[.A3258])=0;[.A3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style-name="Default" table:formula="of:=IF(MOD([.$F$4];[.A3259])=0;[.A3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style-name="Default" table:formula="of:=IF(MOD([.$F$4];[.A3260])=0;[.A3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style-name="Default" table:formula="of:=IF(MOD([.$F$4];[.A3261])=0;[.A3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style-name="Default" table:formula="of:=IF(MOD([.$F$4];[.A3262])=0;[.A3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style-name="Default" table:formula="of:=IF(MOD([.$F$4];[.A3263])=0;[.A3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style-name="Default" table:formula="of:=IF(MOD([.$F$4];[.A3264])=0;[.A3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style-name="Default" table:formula="of:=IF(MOD([.$F$4];[.A3265])=0;[.A3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style-name="Default" table:formula="of:=IF(MOD([.$F$4];[.A3266])=0;[.A3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style-name="Default" table:formula="of:=IF(MOD([.$F$4];[.A3267])=0;[.A3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style-name="Default" table:formula="of:=IF(MOD([.$F$4];[.A3268])=0;[.A3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style-name="Default" table:formula="of:=IF(MOD([.$F$4];[.A3269])=0;[.A3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style-name="Default" table:formula="of:=IF(MOD([.$F$4];[.A3270])=0;[.A3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style-name="Default" table:formula="of:=IF(MOD([.$F$4];[.A3271])=0;[.A3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style-name="Default" table:formula="of:=IF(MOD([.$F$4];[.A3272])=0;[.A3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style-name="Default" table:formula="of:=IF(MOD([.$F$4];[.A3273])=0;[.A3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style-name="Default" table:formula="of:=IF(MOD([.$F$4];[.A3274])=0;[.A3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style-name="Default" table:formula="of:=IF(MOD([.$F$4];[.A3275])=0;[.A3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style-name="Default" table:formula="of:=IF(MOD([.$F$4];[.A3276])=0;[.A3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style-name="Default" table:formula="of:=IF(MOD([.$F$4];[.A3277])=0;[.A3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style-name="Default" table:formula="of:=IF(MOD([.$F$4];[.A3278])=0;[.A3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style-name="Default" table:formula="of:=IF(MOD([.$F$4];[.A3279])=0;[.A3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style-name="Default" table:formula="of:=IF(MOD([.$F$4];[.A3280])=0;[.A3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style-name="Default" table:formula="of:=IF(MOD([.$F$4];[.A3281])=0;[.A3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style-name="Default" table:formula="of:=IF(MOD([.$F$4];[.A3282])=0;[.A3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style-name="Default" table:formula="of:=IF(MOD([.$F$4];[.A3283])=0;[.A3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style-name="Default" table:formula="of:=IF(MOD([.$F$4];[.A3284])=0;[.A3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style-name="Default" table:formula="of:=IF(MOD([.$F$4];[.A3285])=0;[.A3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style-name="Default" table:formula="of:=IF(MOD([.$F$4];[.A3286])=0;[.A3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style-name="Default" table:formula="of:=IF(MOD([.$F$4];[.A3287])=0;[.A3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style-name="Default" table:formula="of:=IF(MOD([.$F$4];[.A3288])=0;[.A3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style-name="Default" table:formula="of:=IF(MOD([.$F$4];[.A3289])=0;[.A3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style-name="Default" table:formula="of:=IF(MOD([.$F$4];[.A3290])=0;[.A3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style-name="Default" table:formula="of:=IF(MOD([.$F$4];[.A3291])=0;[.A3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style-name="Default" table:formula="of:=IF(MOD([.$F$4];[.A3292])=0;[.A3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style-name="Default" table:formula="of:=IF(MOD([.$F$4];[.A3293])=0;[.A3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style-name="Default" table:formula="of:=IF(MOD([.$F$4];[.A3294])=0;[.A3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style-name="Default" table:formula="of:=IF(MOD([.$F$4];[.A3295])=0;[.A3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style-name="Default" table:formula="of:=IF(MOD([.$F$4];[.A3296])=0;[.A3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style-name="Default" table:formula="of:=IF(MOD([.$F$4];[.A3297])=0;[.A3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style-name="Default" table:formula="of:=IF(MOD([.$F$4];[.A3298])=0;[.A3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style-name="Default" table:formula="of:=IF(MOD([.$F$4];[.A3299])=0;[.A3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style-name="Default" table:formula="of:=IF(MOD([.$F$4];[.A3300])=0;[.A3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style-name="Default" table:formula="of:=IF(MOD([.$F$4];[.A3301])=0;[.A3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style-name="Default" table:formula="of:=IF(MOD([.$F$4];[.A3302])=0;[.A3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style-name="Default" table:formula="of:=IF(MOD([.$F$4];[.A3303])=0;[.A3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style-name="Default" table:formula="of:=IF(MOD([.$F$4];[.A3304])=0;[.A3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style-name="Default" table:formula="of:=IF(MOD([.$F$4];[.A3305])=0;[.A3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style-name="Default" table:formula="of:=IF(MOD([.$F$4];[.A3306])=0;[.A3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style-name="Default" table:formula="of:=IF(MOD([.$F$4];[.A3307])=0;[.A3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style-name="Default" table:formula="of:=IF(MOD([.$F$4];[.A3308])=0;[.A3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style-name="Default" table:formula="of:=IF(MOD([.$F$4];[.A3309])=0;[.A3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style-name="Default" table:formula="of:=IF(MOD([.$F$4];[.A3310])=0;[.A3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style-name="Default" table:formula="of:=IF(MOD([.$F$4];[.A3311])=0;[.A3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style-name="Default" table:formula="of:=IF(MOD([.$F$4];[.A3312])=0;[.A3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style-name="Default" table:formula="of:=IF(MOD([.$F$4];[.A3313])=0;[.A3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style-name="Default" table:formula="of:=IF(MOD([.$F$4];[.A3314])=0;[.A3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style-name="Default" table:formula="of:=IF(MOD([.$F$4];[.A3315])=0;[.A3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style-name="Default" table:formula="of:=IF(MOD([.$F$4];[.A3316])=0;[.A3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style-name="Default" table:formula="of:=IF(MOD([.$F$4];[.A3317])=0;[.A3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style-name="Default" table:formula="of:=IF(MOD([.$F$4];[.A3318])=0;[.A3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style-name="Default" table:formula="of:=IF(MOD([.$F$4];[.A3319])=0;[.A3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style-name="Default" table:formula="of:=IF(MOD([.$F$4];[.A3320])=0;[.A3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style-name="Default" table:formula="of:=IF(MOD([.$F$4];[.A3321])=0;[.A3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style-name="Default" table:formula="of:=IF(MOD([.$F$4];[.A3322])=0;[.A3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style-name="Default" table:formula="of:=IF(MOD([.$F$4];[.A3323])=0;[.A3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style-name="Default" table:formula="of:=IF(MOD([.$F$4];[.A3324])=0;[.A3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style-name="Default" table:formula="of:=IF(MOD([.$F$4];[.A3325])=0;[.A3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style-name="Default" table:formula="of:=IF(MOD([.$F$4];[.A3326])=0;[.A3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style-name="Default" table:formula="of:=IF(MOD([.$F$4];[.A3327])=0;[.A3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style-name="Default" table:formula="of:=IF(MOD([.$F$4];[.A3328])=0;[.A3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style-name="Default" table:formula="of:=IF(MOD([.$F$4];[.A3329])=0;[.A3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style-name="Default" table:formula="of:=IF(MOD([.$F$4];[.A3330])=0;[.A3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style-name="Default" table:formula="of:=IF(MOD([.$F$4];[.A3331])=0;[.A3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style-name="Default" table:formula="of:=IF(MOD([.$F$4];[.A3332])=0;[.A3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style-name="Default" table:formula="of:=IF(MOD([.$F$4];[.A3333])=0;[.A3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style-name="Default" table:formula="of:=IF(MOD([.$F$4];[.A3334])=0;[.A3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style-name="Default" table:formula="of:=IF(MOD([.$F$4];[.A3335])=0;[.A3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style-name="Default" table:formula="of:=IF(MOD([.$F$4];[.A3336])=0;[.A3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style-name="Default" table:formula="of:=IF(MOD([.$F$4];[.A3337])=0;[.A3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style-name="Default" table:formula="of:=IF(MOD([.$F$4];[.A3338])=0;[.A3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style-name="Default" table:formula="of:=IF(MOD([.$F$4];[.A3339])=0;[.A3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style-name="Default" table:formula="of:=IF(MOD([.$F$4];[.A3340])=0;[.A3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style-name="Default" table:formula="of:=IF(MOD([.$F$4];[.A3341])=0;[.A3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style-name="Default" table:formula="of:=IF(MOD([.$F$4];[.A3342])=0;[.A3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style-name="Default" table:formula="of:=IF(MOD([.$F$4];[.A3343])=0;[.A3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style-name="Default" table:formula="of:=IF(MOD([.$F$4];[.A3344])=0;[.A3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style-name="Default" table:formula="of:=IF(MOD([.$F$4];[.A3345])=0;[.A3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style-name="Default" table:formula="of:=IF(MOD([.$F$4];[.A3346])=0;[.A3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style-name="Default" table:formula="of:=IF(MOD([.$F$4];[.A3347])=0;[.A3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style-name="Default" table:formula="of:=IF(MOD([.$F$4];[.A3348])=0;[.A3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style-name="Default" table:formula="of:=IF(MOD([.$F$4];[.A3349])=0;[.A3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style-name="Default" table:formula="of:=IF(MOD([.$F$4];[.A3350])=0;[.A3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style-name="Default" table:formula="of:=IF(MOD([.$F$4];[.A3351])=0;[.A3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style-name="Default" table:formula="of:=IF(MOD([.$F$4];[.A3352])=0;[.A3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style-name="Default" table:formula="of:=IF(MOD([.$F$4];[.A3353])=0;[.A3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style-name="Default" table:formula="of:=IF(MOD([.$F$4];[.A3354])=0;[.A3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style-name="Default" table:formula="of:=IF(MOD([.$F$4];[.A3355])=0;[.A3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style-name="Default" table:formula="of:=IF(MOD([.$F$4];[.A3356])=0;[.A3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style-name="Default" table:formula="of:=IF(MOD([.$F$4];[.A3357])=0;[.A3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style-name="Default" table:formula="of:=IF(MOD([.$F$4];[.A3358])=0;[.A3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style-name="Default" table:formula="of:=IF(MOD([.$F$4];[.A3359])=0;[.A3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style-name="Default" table:formula="of:=IF(MOD([.$F$4];[.A3360])=0;[.A3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style-name="Default" table:formula="of:=IF(MOD([.$F$4];[.A3361])=0;[.A3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style-name="Default" table:formula="of:=IF(MOD([.$F$4];[.A3362])=0;[.A3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style-name="Default" table:formula="of:=IF(MOD([.$F$4];[.A3363])=0;[.A3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style-name="Default" table:formula="of:=IF(MOD([.$F$4];[.A3364])=0;[.A3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style-name="Default" table:formula="of:=IF(MOD([.$F$4];[.A3365])=0;[.A3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style-name="Default" table:formula="of:=IF(MOD([.$F$4];[.A3366])=0;[.A3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style-name="Default" table:formula="of:=IF(MOD([.$F$4];[.A3367])=0;[.A3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style-name="Default" table:formula="of:=IF(MOD([.$F$4];[.A3368])=0;[.A3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style-name="Default" table:formula="of:=IF(MOD([.$F$4];[.A3369])=0;[.A3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style-name="Default" table:formula="of:=IF(MOD([.$F$4];[.A3370])=0;[.A3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style-name="Default" table:formula="of:=IF(MOD([.$F$4];[.A3371])=0;[.A3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style-name="Default" table:formula="of:=IF(MOD([.$F$4];[.A3372])=0;[.A3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style-name="Default" table:formula="of:=IF(MOD([.$F$4];[.A3373])=0;[.A3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style-name="Default" table:formula="of:=IF(MOD([.$F$4];[.A3374])=0;[.A3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style-name="Default" table:formula="of:=IF(MOD([.$F$4];[.A3375])=0;[.A3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style-name="Default" table:formula="of:=IF(MOD([.$F$4];[.A3376])=0;[.A3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style-name="Default" table:formula="of:=IF(MOD([.$F$4];[.A3377])=0;[.A3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style-name="Default" table:formula="of:=IF(MOD([.$F$4];[.A3378])=0;[.A3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style-name="Default" table:formula="of:=IF(MOD([.$F$4];[.A3379])=0;[.A3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style-name="Default" table:formula="of:=IF(MOD([.$F$4];[.A3380])=0;[.A3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style-name="Default" table:formula="of:=IF(MOD([.$F$4];[.A3381])=0;[.A3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style-name="Default" table:formula="of:=IF(MOD([.$F$4];[.A3382])=0;[.A3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style-name="Default" table:formula="of:=IF(MOD([.$F$4];[.A3383])=0;[.A3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style-name="Default" table:formula="of:=IF(MOD([.$F$4];[.A3384])=0;[.A3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style-name="Default" table:formula="of:=IF(MOD([.$F$4];[.A3385])=0;[.A3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style-name="Default" table:formula="of:=IF(MOD([.$F$4];[.A3386])=0;[.A3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style-name="Default" table:formula="of:=IF(MOD([.$F$4];[.A3387])=0;[.A3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style-name="Default" table:formula="of:=IF(MOD([.$F$4];[.A3388])=0;[.A3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style-name="Default" table:formula="of:=IF(MOD([.$F$4];[.A3389])=0;[.A3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style-name="Default" table:formula="of:=IF(MOD([.$F$4];[.A3390])=0;[.A3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style-name="Default" table:formula="of:=IF(MOD([.$F$4];[.A3391])=0;[.A3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style-name="Default" table:formula="of:=IF(MOD([.$F$4];[.A3392])=0;[.A3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style-name="Default" table:formula="of:=IF(MOD([.$F$4];[.A3393])=0;[.A3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style-name="Default" table:formula="of:=IF(MOD([.$F$4];[.A3394])=0;[.A3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style-name="Default" table:formula="of:=IF(MOD([.$F$4];[.A3395])=0;[.A3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style-name="Default" table:formula="of:=IF(MOD([.$F$4];[.A3396])=0;[.A3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style-name="Default" table:formula="of:=IF(MOD([.$F$4];[.A3397])=0;[.A3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style-name="Default" table:formula="of:=IF(MOD([.$F$4];[.A3398])=0;[.A3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style-name="Default" table:formula="of:=IF(MOD([.$F$4];[.A3399])=0;[.A3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style-name="Default" table:formula="of:=IF(MOD([.$F$4];[.A3400])=0;[.A3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style-name="Default" table:formula="of:=IF(MOD([.$F$4];[.A3401])=0;[.A3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style-name="Default" table:formula="of:=IF(MOD([.$F$4];[.A3402])=0;[.A3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style-name="Default" table:formula="of:=IF(MOD([.$F$4];[.A3403])=0;[.A3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style-name="Default" table:formula="of:=IF(MOD([.$F$4];[.A3404])=0;[.A3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style-name="Default" table:formula="of:=IF(MOD([.$F$4];[.A3405])=0;[.A3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style-name="Default" table:formula="of:=IF(MOD([.$F$4];[.A3406])=0;[.A3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style-name="Default" table:formula="of:=IF(MOD([.$F$4];[.A3407])=0;[.A3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style-name="Default" table:formula="of:=IF(MOD([.$F$4];[.A3408])=0;[.A3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style-name="Default" table:formula="of:=IF(MOD([.$F$4];[.A3409])=0;[.A3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style-name="Default" table:formula="of:=IF(MOD([.$F$4];[.A3410])=0;[.A3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style-name="Default" table:formula="of:=IF(MOD([.$F$4];[.A3411])=0;[.A3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style-name="Default" table:formula="of:=IF(MOD([.$F$4];[.A3412])=0;[.A3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style-name="Default" table:formula="of:=IF(MOD([.$F$4];[.A3413])=0;[.A3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style-name="Default" table:formula="of:=IF(MOD([.$F$4];[.A3414])=0;[.A3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style-name="Default" table:formula="of:=IF(MOD([.$F$4];[.A3415])=0;[.A3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style-name="Default" table:formula="of:=IF(MOD([.$F$4];[.A3416])=0;[.A3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style-name="Default" table:formula="of:=IF(MOD([.$F$4];[.A3417])=0;[.A3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style-name="Default" table:formula="of:=IF(MOD([.$F$4];[.A3418])=0;[.A3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style-name="Default" table:formula="of:=IF(MOD([.$F$4];[.A3419])=0;[.A3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style-name="Default" table:formula="of:=IF(MOD([.$F$4];[.A3420])=0;[.A3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style-name="Default" table:formula="of:=IF(MOD([.$F$4];[.A3421])=0;[.A3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style-name="Default" table:formula="of:=IF(MOD([.$F$4];[.A3422])=0;[.A3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style-name="Default" table:formula="of:=IF(MOD([.$F$4];[.A3423])=0;[.A3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style-name="Default" table:formula="of:=IF(MOD([.$F$4];[.A3424])=0;[.A3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style-name="Default" table:formula="of:=IF(MOD([.$F$4];[.A3425])=0;[.A3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style-name="Default" table:formula="of:=IF(MOD([.$F$4];[.A3426])=0;[.A3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style-name="Default" table:formula="of:=IF(MOD([.$F$4];[.A3427])=0;[.A3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style-name="Default" table:formula="of:=IF(MOD([.$F$4];[.A3428])=0;[.A3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style-name="Default" table:formula="of:=IF(MOD([.$F$4];[.A3429])=0;[.A3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style-name="Default" table:formula="of:=IF(MOD([.$F$4];[.A3430])=0;[.A3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style-name="Default" table:formula="of:=IF(MOD([.$F$4];[.A3431])=0;[.A3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style-name="Default" table:formula="of:=IF(MOD([.$F$4];[.A3432])=0;[.A3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style-name="Default" table:formula="of:=IF(MOD([.$F$4];[.A3433])=0;[.A3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style-name="Default" table:formula="of:=IF(MOD([.$F$4];[.A3434])=0;[.A3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style-name="Default" table:formula="of:=IF(MOD([.$F$4];[.A3435])=0;[.A3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style-name="Default" table:formula="of:=IF(MOD([.$F$4];[.A3436])=0;[.A3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style-name="Default" table:formula="of:=IF(MOD([.$F$4];[.A3437])=0;[.A3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style-name="Default" table:formula="of:=IF(MOD([.$F$4];[.A3438])=0;[.A3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style-name="Default" table:formula="of:=IF(MOD([.$F$4];[.A3439])=0;[.A3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style-name="Default" table:formula="of:=IF(MOD([.$F$4];[.A3440])=0;[.A3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style-name="Default" table:formula="of:=IF(MOD([.$F$4];[.A3441])=0;[.A3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style-name="Default" table:formula="of:=IF(MOD([.$F$4];[.A3442])=0;[.A3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style-name="Default" table:formula="of:=IF(MOD([.$F$4];[.A3443])=0;[.A3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style-name="Default" table:formula="of:=IF(MOD([.$F$4];[.A3444])=0;[.A3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style-name="Default" table:formula="of:=IF(MOD([.$F$4];[.A3445])=0;[.A3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style-name="Default" table:formula="of:=IF(MOD([.$F$4];[.A3446])=0;[.A3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style-name="Default" table:formula="of:=IF(MOD([.$F$4];[.A3447])=0;[.A3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style-name="Default" table:formula="of:=IF(MOD([.$F$4];[.A3448])=0;[.A3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style-name="Default" table:formula="of:=IF(MOD([.$F$4];[.A3449])=0;[.A3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style-name="Default" table:formula="of:=IF(MOD([.$F$4];[.A3450])=0;[.A3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style-name="Default" table:formula="of:=IF(MOD([.$F$4];[.A3451])=0;[.A3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style-name="Default" table:formula="of:=IF(MOD([.$F$4];[.A3452])=0;[.A3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style-name="Default" table:formula="of:=IF(MOD([.$F$4];[.A3453])=0;[.A3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style-name="Default" table:formula="of:=IF(MOD([.$F$4];[.A3454])=0;[.A3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style-name="Default" table:formula="of:=IF(MOD([.$F$4];[.A3455])=0;[.A3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style-name="Default" table:formula="of:=IF(MOD([.$F$4];[.A3456])=0;[.A3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style-name="Default" table:formula="of:=IF(MOD([.$F$4];[.A3457])=0;[.A3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style-name="Default" table:formula="of:=IF(MOD([.$F$4];[.A3458])=0;[.A3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style-name="Default" table:formula="of:=IF(MOD([.$F$4];[.A3459])=0;[.A3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style-name="Default" table:formula="of:=IF(MOD([.$F$4];[.A3460])=0;[.A3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style-name="Default" table:formula="of:=IF(MOD([.$F$4];[.A3461])=0;[.A3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style-name="Default" table:formula="of:=IF(MOD([.$F$4];[.A3462])=0;[.A3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style-name="Default" table:formula="of:=IF(MOD([.$F$4];[.A3463])=0;[.A3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style-name="Default" table:formula="of:=IF(MOD([.$F$4];[.A3464])=0;[.A3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style-name="Default" table:formula="of:=IF(MOD([.$F$4];[.A3465])=0;[.A3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style-name="Default" table:formula="of:=IF(MOD([.$F$4];[.A3466])=0;[.A3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style-name="Default" table:formula="of:=IF(MOD([.$F$4];[.A3467])=0;[.A3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style-name="Default" table:formula="of:=IF(MOD([.$F$4];[.A3468])=0;[.A3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style-name="Default" table:formula="of:=IF(MOD([.$F$4];[.A3469])=0;[.A3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style-name="Default" table:formula="of:=IF(MOD([.$F$4];[.A3470])=0;[.A3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style-name="Default" table:formula="of:=IF(MOD([.$F$4];[.A3471])=0;[.A3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style-name="Default" table:formula="of:=IF(MOD([.$F$4];[.A3472])=0;[.A3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style-name="Default" table:formula="of:=IF(MOD([.$F$4];[.A3473])=0;[.A3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style-name="Default" table:formula="of:=IF(MOD([.$F$4];[.A3474])=0;[.A3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style-name="Default" table:formula="of:=IF(MOD([.$F$4];[.A3475])=0;[.A3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style-name="Default" table:formula="of:=IF(MOD([.$F$4];[.A3476])=0;[.A3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style-name="Default" table:formula="of:=IF(MOD([.$F$4];[.A3477])=0;[.A3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style-name="Default" table:formula="of:=IF(MOD([.$F$4];[.A3478])=0;[.A3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style-name="Default" table:formula="of:=IF(MOD([.$F$4];[.A3479])=0;[.A3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style-name="Default" table:formula="of:=IF(MOD([.$F$4];[.A3480])=0;[.A3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style-name="Default" table:formula="of:=IF(MOD([.$F$4];[.A3481])=0;[.A3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style-name="Default" table:formula="of:=IF(MOD([.$F$4];[.A3482])=0;[.A3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style-name="Default" table:formula="of:=IF(MOD([.$F$4];[.A3483])=0;[.A3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style-name="Default" table:formula="of:=IF(MOD([.$F$4];[.A3484])=0;[.A3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style-name="Default" table:formula="of:=IF(MOD([.$F$4];[.A3485])=0;[.A3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style-name="Default" table:formula="of:=IF(MOD([.$F$4];[.A3486])=0;[.A3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style-name="Default" table:formula="of:=IF(MOD([.$F$4];[.A3487])=0;[.A3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style-name="Default" table:formula="of:=IF(MOD([.$F$4];[.A3488])=0;[.A3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style-name="Default" table:formula="of:=IF(MOD([.$F$4];[.A3489])=0;[.A3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style-name="Default" table:formula="of:=IF(MOD([.$F$4];[.A3490])=0;[.A3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style-name="Default" table:formula="of:=IF(MOD([.$F$4];[.A3491])=0;[.A3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style-name="Default" table:formula="of:=IF(MOD([.$F$4];[.A3492])=0;[.A3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style-name="Default" table:formula="of:=IF(MOD([.$F$4];[.A3493])=0;[.A3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style-name="Default" table:formula="of:=IF(MOD([.$F$4];[.A3494])=0;[.A3494];&quot; &quot;)" office:value-type="float" office:value="3489" calcext:value-type="float">
            <text:p>3489</text:p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style-name="Default" table:formula="of:=IF(MOD([.$F$4];[.A3495])=0;[.A3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style-name="Default" table:formula="of:=IF(MOD([.$F$4];[.A3496])=0;[.A3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style-name="Default" table:formula="of:=IF(MOD([.$F$4];[.A3497])=0;[.A3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style-name="Default" table:formula="of:=IF(MOD([.$F$4];[.A3498])=0;[.A3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style-name="Default" table:formula="of:=IF(MOD([.$F$4];[.A3499])=0;[.A3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style-name="Default" table:formula="of:=IF(MOD([.$F$4];[.A3500])=0;[.A3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style-name="Default" table:formula="of:=IF(MOD([.$F$4];[.A3501])=0;[.A3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style-name="Default" table:formula="of:=IF(MOD([.$F$4];[.A3502])=0;[.A3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style-name="Default" table:formula="of:=IF(MOD([.$F$4];[.A3503])=0;[.A3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style-name="Default" table:formula="of:=IF(MOD([.$F$4];[.A3504])=0;[.A3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style-name="Default" table:formula="of:=IF(MOD([.$F$4];[.A3505])=0;[.A3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style-name="Default" table:formula="of:=IF(MOD([.$F$4];[.A3506])=0;[.A3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style-name="Default" table:formula="of:=IF(MOD([.$F$4];[.A3507])=0;[.A3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style-name="Default" table:formula="of:=IF(MOD([.$F$4];[.A3508])=0;[.A3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style-name="Default" table:formula="of:=IF(MOD([.$F$4];[.A3509])=0;[.A3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style-name="Default" table:formula="of:=IF(MOD([.$F$4];[.A3510])=0;[.A3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style-name="Default" table:formula="of:=IF(MOD([.$F$4];[.A3511])=0;[.A3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style-name="Default" table:formula="of:=IF(MOD([.$F$4];[.A3512])=0;[.A3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style-name="Default" table:formula="of:=IF(MOD([.$F$4];[.A3513])=0;[.A3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style-name="Default" table:formula="of:=IF(MOD([.$F$4];[.A3514])=0;[.A3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style-name="Default" table:formula="of:=IF(MOD([.$F$4];[.A3515])=0;[.A3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style-name="Default" table:formula="of:=IF(MOD([.$F$4];[.A3516])=0;[.A3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style-name="Default" table:formula="of:=IF(MOD([.$F$4];[.A3517])=0;[.A3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style-name="Default" table:formula="of:=IF(MOD([.$F$4];[.A3518])=0;[.A3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style-name="Default" table:formula="of:=IF(MOD([.$F$4];[.A3519])=0;[.A3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style-name="Default" table:formula="of:=IF(MOD([.$F$4];[.A3520])=0;[.A3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style-name="Default" table:formula="of:=IF(MOD([.$F$4];[.A3521])=0;[.A3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style-name="Default" table:formula="of:=IF(MOD([.$F$4];[.A3522])=0;[.A3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style-name="Default" table:formula="of:=IF(MOD([.$F$4];[.A3523])=0;[.A3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style-name="Default" table:formula="of:=IF(MOD([.$F$4];[.A3524])=0;[.A3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style-name="Default" table:formula="of:=IF(MOD([.$F$4];[.A3525])=0;[.A3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style-name="Default" table:formula="of:=IF(MOD([.$F$4];[.A3526])=0;[.A3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style-name="Default" table:formula="of:=IF(MOD([.$F$4];[.A3527])=0;[.A3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style-name="Default" table:formula="of:=IF(MOD([.$F$4];[.A3528])=0;[.A3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style-name="Default" table:formula="of:=IF(MOD([.$F$4];[.A3529])=0;[.A3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style-name="Default" table:formula="of:=IF(MOD([.$F$4];[.A3530])=0;[.A3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style-name="Default" table:formula="of:=IF(MOD([.$F$4];[.A3531])=0;[.A3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style-name="Default" table:formula="of:=IF(MOD([.$F$4];[.A3532])=0;[.A3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style-name="Default" table:formula="of:=IF(MOD([.$F$4];[.A3533])=0;[.A3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style-name="Default" table:formula="of:=IF(MOD([.$F$4];[.A3534])=0;[.A3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style-name="Default" table:formula="of:=IF(MOD([.$F$4];[.A3535])=0;[.A3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style-name="Default" table:formula="of:=IF(MOD([.$F$4];[.A3536])=0;[.A3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style-name="Default" table:formula="of:=IF(MOD([.$F$4];[.A3537])=0;[.A3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style-name="Default" table:formula="of:=IF(MOD([.$F$4];[.A3538])=0;[.A3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style-name="Default" table:formula="of:=IF(MOD([.$F$4];[.A3539])=0;[.A3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style-name="Default" table:formula="of:=IF(MOD([.$F$4];[.A3540])=0;[.A3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style-name="Default" table:formula="of:=IF(MOD([.$F$4];[.A3541])=0;[.A3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style-name="Default" table:formula="of:=IF(MOD([.$F$4];[.A3542])=0;[.A3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style-name="Default" table:formula="of:=IF(MOD([.$F$4];[.A3543])=0;[.A3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style-name="Default" table:formula="of:=IF(MOD([.$F$4];[.A3544])=0;[.A3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style-name="Default" table:formula="of:=IF(MOD([.$F$4];[.A3545])=0;[.A3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style-name="Default" table:formula="of:=IF(MOD([.$F$4];[.A3546])=0;[.A3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style-name="Default" table:formula="of:=IF(MOD([.$F$4];[.A3547])=0;[.A3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style-name="Default" table:formula="of:=IF(MOD([.$F$4];[.A3548])=0;[.A3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style-name="Default" table:formula="of:=IF(MOD([.$F$4];[.A3549])=0;[.A3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style-name="Default" table:formula="of:=IF(MOD([.$F$4];[.A3550])=0;[.A3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style-name="Default" table:formula="of:=IF(MOD([.$F$4];[.A3551])=0;[.A3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style-name="Default" table:formula="of:=IF(MOD([.$F$4];[.A3552])=0;[.A3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style-name="Default" table:formula="of:=IF(MOD([.$F$4];[.A3553])=0;[.A3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style-name="Default" table:formula="of:=IF(MOD([.$F$4];[.A3554])=0;[.A3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style-name="Default" table:formula="of:=IF(MOD([.$F$4];[.A3555])=0;[.A3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style-name="Default" table:formula="of:=IF(MOD([.$F$4];[.A3556])=0;[.A3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style-name="Default" table:formula="of:=IF(MOD([.$F$4];[.A3557])=0;[.A3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style-name="Default" table:formula="of:=IF(MOD([.$F$4];[.A3558])=0;[.A3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style-name="Default" table:formula="of:=IF(MOD([.$F$4];[.A3559])=0;[.A3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style-name="Default" table:formula="of:=IF(MOD([.$F$4];[.A3560])=0;[.A3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style-name="Default" table:formula="of:=IF(MOD([.$F$4];[.A3561])=0;[.A3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style-name="Default" table:formula="of:=IF(MOD([.$F$4];[.A3562])=0;[.A3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style-name="Default" table:formula="of:=IF(MOD([.$F$4];[.A3563])=0;[.A3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style-name="Default" table:formula="of:=IF(MOD([.$F$4];[.A3564])=0;[.A3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style-name="Default" table:formula="of:=IF(MOD([.$F$4];[.A3565])=0;[.A3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style-name="Default" table:formula="of:=IF(MOD([.$F$4];[.A3566])=0;[.A3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style-name="Default" table:formula="of:=IF(MOD([.$F$4];[.A3567])=0;[.A3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style-name="Default" table:formula="of:=IF(MOD([.$F$4];[.A3568])=0;[.A3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style-name="Default" table:formula="of:=IF(MOD([.$F$4];[.A3569])=0;[.A3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style-name="Default" table:formula="of:=IF(MOD([.$F$4];[.A3570])=0;[.A3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style-name="Default" table:formula="of:=IF(MOD([.$F$4];[.A3571])=0;[.A3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style-name="Default" table:formula="of:=IF(MOD([.$F$4];[.A3572])=0;[.A3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style-name="Default" table:formula="of:=IF(MOD([.$F$4];[.A3573])=0;[.A3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style-name="Default" table:formula="of:=IF(MOD([.$F$4];[.A3574])=0;[.A3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style-name="Default" table:formula="of:=IF(MOD([.$F$4];[.A3575])=0;[.A3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style-name="Default" table:formula="of:=IF(MOD([.$F$4];[.A3576])=0;[.A3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style-name="Default" table:formula="of:=IF(MOD([.$F$4];[.A3577])=0;[.A3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style-name="Default" table:formula="of:=IF(MOD([.$F$4];[.A3578])=0;[.A3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style-name="Default" table:formula="of:=IF(MOD([.$F$4];[.A3579])=0;[.A3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style-name="Default" table:formula="of:=IF(MOD([.$F$4];[.A3580])=0;[.A3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style-name="Default" table:formula="of:=IF(MOD([.$F$4];[.A3581])=0;[.A3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style-name="Default" table:formula="of:=IF(MOD([.$F$4];[.A3582])=0;[.A3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style-name="Default" table:formula="of:=IF(MOD([.$F$4];[.A3583])=0;[.A3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style-name="Default" table:formula="of:=IF(MOD([.$F$4];[.A3584])=0;[.A3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style-name="Default" table:formula="of:=IF(MOD([.$F$4];[.A3585])=0;[.A3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style-name="Default" table:formula="of:=IF(MOD([.$F$4];[.A3586])=0;[.A3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style-name="Default" table:formula="of:=IF(MOD([.$F$4];[.A3587])=0;[.A3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style-name="Default" table:formula="of:=IF(MOD([.$F$4];[.A3588])=0;[.A3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style-name="Default" table:formula="of:=IF(MOD([.$F$4];[.A3589])=0;[.A3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style-name="Default" table:formula="of:=IF(MOD([.$F$4];[.A3590])=0;[.A3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style-name="Default" table:formula="of:=IF(MOD([.$F$4];[.A3591])=0;[.A3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style-name="Default" table:formula="of:=IF(MOD([.$F$4];[.A3592])=0;[.A3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style-name="Default" table:formula="of:=IF(MOD([.$F$4];[.A3593])=0;[.A3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style-name="Default" table:formula="of:=IF(MOD([.$F$4];[.A3594])=0;[.A3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style-name="Default" table:formula="of:=IF(MOD([.$F$4];[.A3595])=0;[.A3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style-name="Default" table:formula="of:=IF(MOD([.$F$4];[.A3596])=0;[.A3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style-name="Default" table:formula="of:=IF(MOD([.$F$4];[.A3597])=0;[.A3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style-name="Default" table:formula="of:=IF(MOD([.$F$4];[.A3598])=0;[.A3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style-name="Default" table:formula="of:=IF(MOD([.$F$4];[.A3599])=0;[.A3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style-name="Default" table:formula="of:=IF(MOD([.$F$4];[.A3600])=0;[.A3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style-name="Default" table:formula="of:=IF(MOD([.$F$4];[.A3601])=0;[.A3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style-name="Default" table:formula="of:=IF(MOD([.$F$4];[.A3602])=0;[.A3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style-name="Default" table:formula="of:=IF(MOD([.$F$4];[.A3603])=0;[.A3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style-name="Default" table:formula="of:=IF(MOD([.$F$4];[.A3604])=0;[.A3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style-name="Default" table:formula="of:=IF(MOD([.$F$4];[.A3605])=0;[.A3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style-name="Default" table:formula="of:=IF(MOD([.$F$4];[.A3606])=0;[.A3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style-name="Default" table:formula="of:=IF(MOD([.$F$4];[.A3607])=0;[.A3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style-name="Default" table:formula="of:=IF(MOD([.$F$4];[.A3608])=0;[.A3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style-name="Default" table:formula="of:=IF(MOD([.$F$4];[.A3609])=0;[.A3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style-name="Default" table:formula="of:=IF(MOD([.$F$4];[.A3610])=0;[.A3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style-name="Default" table:formula="of:=IF(MOD([.$F$4];[.A3611])=0;[.A3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style-name="Default" table:formula="of:=IF(MOD([.$F$4];[.A3612])=0;[.A3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style-name="Default" table:formula="of:=IF(MOD([.$F$4];[.A3613])=0;[.A3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style-name="Default" table:formula="of:=IF(MOD([.$F$4];[.A3614])=0;[.A3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style-name="Default" table:formula="of:=IF(MOD([.$F$4];[.A3615])=0;[.A3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style-name="Default" table:formula="of:=IF(MOD([.$F$4];[.A3616])=0;[.A3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style-name="Default" table:formula="of:=IF(MOD([.$F$4];[.A3617])=0;[.A3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style-name="Default" table:formula="of:=IF(MOD([.$F$4];[.A3618])=0;[.A3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style-name="Default" table:formula="of:=IF(MOD([.$F$4];[.A3619])=0;[.A3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style-name="Default" table:formula="of:=IF(MOD([.$F$4];[.A3620])=0;[.A3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style-name="Default" table:formula="of:=IF(MOD([.$F$4];[.A3621])=0;[.A3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style-name="Default" table:formula="of:=IF(MOD([.$F$4];[.A3622])=0;[.A3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style-name="Default" table:formula="of:=IF(MOD([.$F$4];[.A3623])=0;[.A3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style-name="Default" table:formula="of:=IF(MOD([.$F$4];[.A3624])=0;[.A3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style-name="Default" table:formula="of:=IF(MOD([.$F$4];[.A3625])=0;[.A3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style-name="Default" table:formula="of:=IF(MOD([.$F$4];[.A3626])=0;[.A3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style-name="Default" table:formula="of:=IF(MOD([.$F$4];[.A3627])=0;[.A3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style-name="Default" table:formula="of:=IF(MOD([.$F$4];[.A3628])=0;[.A3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style-name="Default" table:formula="of:=IF(MOD([.$F$4];[.A3629])=0;[.A3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style-name="Default" table:formula="of:=IF(MOD([.$F$4];[.A3630])=0;[.A3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style-name="Default" table:formula="of:=IF(MOD([.$F$4];[.A3631])=0;[.A3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style-name="Default" table:formula="of:=IF(MOD([.$F$4];[.A3632])=0;[.A3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style-name="Default" table:formula="of:=IF(MOD([.$F$4];[.A3633])=0;[.A3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style-name="Default" table:formula="of:=IF(MOD([.$F$4];[.A3634])=0;[.A3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style-name="Default" table:formula="of:=IF(MOD([.$F$4];[.A3635])=0;[.A3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style-name="Default" table:formula="of:=IF(MOD([.$F$4];[.A3636])=0;[.A3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style-name="Default" table:formula="of:=IF(MOD([.$F$4];[.A3637])=0;[.A3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style-name="Default" table:formula="of:=IF(MOD([.$F$4];[.A3638])=0;[.A3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style-name="Default" table:formula="of:=IF(MOD([.$F$4];[.A3639])=0;[.A3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style-name="Default" table:formula="of:=IF(MOD([.$F$4];[.A3640])=0;[.A3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style-name="Default" table:formula="of:=IF(MOD([.$F$4];[.A3641])=0;[.A3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style-name="Default" table:formula="of:=IF(MOD([.$F$4];[.A3642])=0;[.A3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style-name="Default" table:formula="of:=IF(MOD([.$F$4];[.A3643])=0;[.A3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style-name="Default" table:formula="of:=IF(MOD([.$F$4];[.A3644])=0;[.A3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style-name="Default" table:formula="of:=IF(MOD([.$F$4];[.A3645])=0;[.A3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style-name="Default" table:formula="of:=IF(MOD([.$F$4];[.A3646])=0;[.A3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style-name="Default" table:formula="of:=IF(MOD([.$F$4];[.A3647])=0;[.A3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style-name="Default" table:formula="of:=IF(MOD([.$F$4];[.A3648])=0;[.A3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style-name="Default" table:formula="of:=IF(MOD([.$F$4];[.A3649])=0;[.A3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style-name="Default" table:formula="of:=IF(MOD([.$F$4];[.A3650])=0;[.A3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style-name="Default" table:formula="of:=IF(MOD([.$F$4];[.A3651])=0;[.A3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style-name="Default" table:formula="of:=IF(MOD([.$F$4];[.A3652])=0;[.A3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style-name="Default" table:formula="of:=IF(MOD([.$F$4];[.A3653])=0;[.A3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style-name="Default" table:formula="of:=IF(MOD([.$F$4];[.A3654])=0;[.A3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style-name="Default" table:formula="of:=IF(MOD([.$F$4];[.A3655])=0;[.A3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style-name="Default" table:formula="of:=IF(MOD([.$F$4];[.A3656])=0;[.A3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style-name="Default" table:formula="of:=IF(MOD([.$F$4];[.A3657])=0;[.A3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style-name="Default" table:formula="of:=IF(MOD([.$F$4];[.A3658])=0;[.A3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style-name="Default" table:formula="of:=IF(MOD([.$F$4];[.A3659])=0;[.A3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style-name="Default" table:formula="of:=IF(MOD([.$F$4];[.A3660])=0;[.A3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style-name="Default" table:formula="of:=IF(MOD([.$F$4];[.A3661])=0;[.A3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style-name="Default" table:formula="of:=IF(MOD([.$F$4];[.A3662])=0;[.A3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style-name="Default" table:formula="of:=IF(MOD([.$F$4];[.A3663])=0;[.A3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style-name="Default" table:formula="of:=IF(MOD([.$F$4];[.A3664])=0;[.A3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style-name="Default" table:formula="of:=IF(MOD([.$F$4];[.A3665])=0;[.A3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style-name="Default" table:formula="of:=IF(MOD([.$F$4];[.A3666])=0;[.A3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style-name="Default" table:formula="of:=IF(MOD([.$F$4];[.A3667])=0;[.A3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style-name="Default" table:formula="of:=IF(MOD([.$F$4];[.A3668])=0;[.A3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style-name="Default" table:formula="of:=IF(MOD([.$F$4];[.A3669])=0;[.A3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style-name="Default" table:formula="of:=IF(MOD([.$F$4];[.A3670])=0;[.A3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style-name="Default" table:formula="of:=IF(MOD([.$F$4];[.A3671])=0;[.A3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style-name="Default" table:formula="of:=IF(MOD([.$F$4];[.A3672])=0;[.A3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style-name="Default" table:formula="of:=IF(MOD([.$F$4];[.A3673])=0;[.A3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style-name="Default" table:formula="of:=IF(MOD([.$F$4];[.A3674])=0;[.A3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style-name="Default" table:formula="of:=IF(MOD([.$F$4];[.A3675])=0;[.A3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style-name="Default" table:formula="of:=IF(MOD([.$F$4];[.A3676])=0;[.A3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style-name="Default" table:formula="of:=IF(MOD([.$F$4];[.A3677])=0;[.A3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style-name="Default" table:formula="of:=IF(MOD([.$F$4];[.A3678])=0;[.A3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style-name="Default" table:formula="of:=IF(MOD([.$F$4];[.A3679])=0;[.A3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style-name="Default" table:formula="of:=IF(MOD([.$F$4];[.A3680])=0;[.A3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style-name="Default" table:formula="of:=IF(MOD([.$F$4];[.A3681])=0;[.A3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style-name="Default" table:formula="of:=IF(MOD([.$F$4];[.A3682])=0;[.A3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style-name="Default" table:formula="of:=IF(MOD([.$F$4];[.A3683])=0;[.A3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style-name="Default" table:formula="of:=IF(MOD([.$F$4];[.A3684])=0;[.A3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style-name="Default" table:formula="of:=IF(MOD([.$F$4];[.A3685])=0;[.A3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style-name="Default" table:formula="of:=IF(MOD([.$F$4];[.A3686])=0;[.A3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style-name="Default" table:formula="of:=IF(MOD([.$F$4];[.A3687])=0;[.A3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style-name="Default" table:formula="of:=IF(MOD([.$F$4];[.A3688])=0;[.A3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style-name="Default" table:formula="of:=IF(MOD([.$F$4];[.A3689])=0;[.A3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style-name="Default" table:formula="of:=IF(MOD([.$F$4];[.A3690])=0;[.A3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style-name="Default" table:formula="of:=IF(MOD([.$F$4];[.A3691])=0;[.A3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style-name="Default" table:formula="of:=IF(MOD([.$F$4];[.A3692])=0;[.A3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style-name="Default" table:formula="of:=IF(MOD([.$F$4];[.A3693])=0;[.A3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style-name="Default" table:formula="of:=IF(MOD([.$F$4];[.A3694])=0;[.A3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style-name="Default" table:formula="of:=IF(MOD([.$F$4];[.A3695])=0;[.A3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style-name="Default" table:formula="of:=IF(MOD([.$F$4];[.A3696])=0;[.A3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style-name="Default" table:formula="of:=IF(MOD([.$F$4];[.A3697])=0;[.A3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style-name="Default" table:formula="of:=IF(MOD([.$F$4];[.A3698])=0;[.A3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style-name="Default" table:formula="of:=IF(MOD([.$F$4];[.A3699])=0;[.A3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style-name="Default" table:formula="of:=IF(MOD([.$F$4];[.A3700])=0;[.A3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style-name="Default" table:formula="of:=IF(MOD([.$F$4];[.A3701])=0;[.A3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style-name="Default" table:formula="of:=IF(MOD([.$F$4];[.A3702])=0;[.A3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style-name="Default" table:formula="of:=IF(MOD([.$F$4];[.A3703])=0;[.A3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style-name="Default" table:formula="of:=IF(MOD([.$F$4];[.A3704])=0;[.A3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style-name="Default" table:formula="of:=IF(MOD([.$F$4];[.A3705])=0;[.A3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style-name="Default" table:formula="of:=IF(MOD([.$F$4];[.A3706])=0;[.A3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style-name="Default" table:formula="of:=IF(MOD([.$F$4];[.A3707])=0;[.A3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style-name="Default" table:formula="of:=IF(MOD([.$F$4];[.A3708])=0;[.A3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style-name="Default" table:formula="of:=IF(MOD([.$F$4];[.A3709])=0;[.A3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style-name="Default" table:formula="of:=IF(MOD([.$F$4];[.A3710])=0;[.A3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style-name="Default" table:formula="of:=IF(MOD([.$F$4];[.A3711])=0;[.A3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style-name="Default" table:formula="of:=IF(MOD([.$F$4];[.A3712])=0;[.A3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style-name="Default" table:formula="of:=IF(MOD([.$F$4];[.A3713])=0;[.A3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style-name="Default" table:formula="of:=IF(MOD([.$F$4];[.A3714])=0;[.A3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style-name="Default" table:formula="of:=IF(MOD([.$F$4];[.A3715])=0;[.A3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style-name="Default" table:formula="of:=IF(MOD([.$F$4];[.A3716])=0;[.A3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style-name="Default" table:formula="of:=IF(MOD([.$F$4];[.A3717])=0;[.A3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style-name="Default" table:formula="of:=IF(MOD([.$F$4];[.A3718])=0;[.A3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style-name="Default" table:formula="of:=IF(MOD([.$F$4];[.A3719])=0;[.A3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style-name="Default" table:formula="of:=IF(MOD([.$F$4];[.A3720])=0;[.A3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style-name="Default" table:formula="of:=IF(MOD([.$F$4];[.A3721])=0;[.A3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style-name="Default" table:formula="of:=IF(MOD([.$F$4];[.A3722])=0;[.A3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style-name="Default" table:formula="of:=IF(MOD([.$F$4];[.A3723])=0;[.A3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style-name="Default" table:formula="of:=IF(MOD([.$F$4];[.A3724])=0;[.A3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style-name="Default" table:formula="of:=IF(MOD([.$F$4];[.A3725])=0;[.A3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style-name="Default" table:formula="of:=IF(MOD([.$F$4];[.A3726])=0;[.A3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style-name="Default" table:formula="of:=IF(MOD([.$F$4];[.A3727])=0;[.A3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style-name="Default" table:formula="of:=IF(MOD([.$F$4];[.A3728])=0;[.A3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style-name="Default" table:formula="of:=IF(MOD([.$F$4];[.A3729])=0;[.A3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style-name="Default" table:formula="of:=IF(MOD([.$F$4];[.A3730])=0;[.A3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style-name="Default" table:formula="of:=IF(MOD([.$F$4];[.A3731])=0;[.A3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style-name="Default" table:formula="of:=IF(MOD([.$F$4];[.A3732])=0;[.A3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style-name="Default" table:formula="of:=IF(MOD([.$F$4];[.A3733])=0;[.A3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style-name="Default" table:formula="of:=IF(MOD([.$F$4];[.A3734])=0;[.A3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style-name="Default" table:formula="of:=IF(MOD([.$F$4];[.A3735])=0;[.A3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style-name="Default" table:formula="of:=IF(MOD([.$F$4];[.A3736])=0;[.A3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style-name="Default" table:formula="of:=IF(MOD([.$F$4];[.A3737])=0;[.A3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style-name="Default" table:formula="of:=IF(MOD([.$F$4];[.A3738])=0;[.A3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style-name="Default" table:formula="of:=IF(MOD([.$F$4];[.A3739])=0;[.A3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style-name="Default" table:formula="of:=IF(MOD([.$F$4];[.A3740])=0;[.A3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style-name="Default" table:formula="of:=IF(MOD([.$F$4];[.A3741])=0;[.A3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style-name="Default" table:formula="of:=IF(MOD([.$F$4];[.A3742])=0;[.A3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style-name="Default" table:formula="of:=IF(MOD([.$F$4];[.A3743])=0;[.A3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style-name="Default" table:formula="of:=IF(MOD([.$F$4];[.A3744])=0;[.A3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style-name="Default" table:formula="of:=IF(MOD([.$F$4];[.A3745])=0;[.A3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style-name="Default" table:formula="of:=IF(MOD([.$F$4];[.A3746])=0;[.A3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style-name="Default" table:formula="of:=IF(MOD([.$F$4];[.A3747])=0;[.A3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style-name="Default" table:formula="of:=IF(MOD([.$F$4];[.A3748])=0;[.A3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style-name="Default" table:formula="of:=IF(MOD([.$F$4];[.A3749])=0;[.A3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style-name="Default" table:formula="of:=IF(MOD([.$F$4];[.A3750])=0;[.A3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style-name="Default" table:formula="of:=IF(MOD([.$F$4];[.A3751])=0;[.A3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style-name="Default" table:formula="of:=IF(MOD([.$F$4];[.A3752])=0;[.A3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style-name="Default" table:formula="of:=IF(MOD([.$F$4];[.A3753])=0;[.A3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style-name="Default" table:formula="of:=IF(MOD([.$F$4];[.A3754])=0;[.A3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style-name="Default" table:formula="of:=IF(MOD([.$F$4];[.A3755])=0;[.A3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style-name="Default" table:formula="of:=IF(MOD([.$F$4];[.A3756])=0;[.A3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style-name="Default" table:formula="of:=IF(MOD([.$F$4];[.A3757])=0;[.A3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style-name="Default" table:formula="of:=IF(MOD([.$F$4];[.A3758])=0;[.A3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style-name="Default" table:formula="of:=IF(MOD([.$F$4];[.A3759])=0;[.A3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style-name="Default" table:formula="of:=IF(MOD([.$F$4];[.A3760])=0;[.A3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style-name="Default" table:formula="of:=IF(MOD([.$F$4];[.A3761])=0;[.A3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style-name="Default" table:formula="of:=IF(MOD([.$F$4];[.A3762])=0;[.A3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style-name="Default" table:formula="of:=IF(MOD([.$F$4];[.A3763])=0;[.A3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style-name="Default" table:formula="of:=IF(MOD([.$F$4];[.A3764])=0;[.A3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style-name="Default" table:formula="of:=IF(MOD([.$F$4];[.A3765])=0;[.A3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style-name="Default" table:formula="of:=IF(MOD([.$F$4];[.A3766])=0;[.A3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style-name="Default" table:formula="of:=IF(MOD([.$F$4];[.A3767])=0;[.A3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style-name="Default" table:formula="of:=IF(MOD([.$F$4];[.A3768])=0;[.A3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style-name="Default" table:formula="of:=IF(MOD([.$F$4];[.A3769])=0;[.A3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style-name="Default" table:formula="of:=IF(MOD([.$F$4];[.A3770])=0;[.A3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style-name="Default" table:formula="of:=IF(MOD([.$F$4];[.A3771])=0;[.A3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style-name="Default" table:formula="of:=IF(MOD([.$F$4];[.A3772])=0;[.A3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style-name="Default" table:formula="of:=IF(MOD([.$F$4];[.A3773])=0;[.A3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style-name="Default" table:formula="of:=IF(MOD([.$F$4];[.A3774])=0;[.A3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style-name="Default" table:formula="of:=IF(MOD([.$F$4];[.A3775])=0;[.A3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style-name="Default" table:formula="of:=IF(MOD([.$F$4];[.A3776])=0;[.A3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style-name="Default" table:formula="of:=IF(MOD([.$F$4];[.A3777])=0;[.A3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style-name="Default" table:formula="of:=IF(MOD([.$F$4];[.A3778])=0;[.A3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style-name="Default" table:formula="of:=IF(MOD([.$F$4];[.A3779])=0;[.A3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style-name="Default" table:formula="of:=IF(MOD([.$F$4];[.A3780])=0;[.A3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style-name="Default" table:formula="of:=IF(MOD([.$F$4];[.A3781])=0;[.A3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style-name="Default" table:formula="of:=IF(MOD([.$F$4];[.A3782])=0;[.A3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style-name="Default" table:formula="of:=IF(MOD([.$F$4];[.A3783])=0;[.A3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style-name="Default" table:formula="of:=IF(MOD([.$F$4];[.A3784])=0;[.A3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style-name="Default" table:formula="of:=IF(MOD([.$F$4];[.A3785])=0;[.A3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style-name="Default" table:formula="of:=IF(MOD([.$F$4];[.A3786])=0;[.A3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style-name="Default" table:formula="of:=IF(MOD([.$F$4];[.A3787])=0;[.A3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style-name="Default" table:formula="of:=IF(MOD([.$F$4];[.A3788])=0;[.A3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style-name="Default" table:formula="of:=IF(MOD([.$F$4];[.A3789])=0;[.A3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style-name="Default" table:formula="of:=IF(MOD([.$F$4];[.A3790])=0;[.A3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style-name="Default" table:formula="of:=IF(MOD([.$F$4];[.A3791])=0;[.A3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style-name="Default" table:formula="of:=IF(MOD([.$F$4];[.A3792])=0;[.A3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style-name="Default" table:formula="of:=IF(MOD([.$F$4];[.A3793])=0;[.A3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style-name="Default" table:formula="of:=IF(MOD([.$F$4];[.A3794])=0;[.A3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style-name="Default" table:formula="of:=IF(MOD([.$F$4];[.A3795])=0;[.A3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style-name="Default" table:formula="of:=IF(MOD([.$F$4];[.A3796])=0;[.A3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style-name="Default" table:formula="of:=IF(MOD([.$F$4];[.A3797])=0;[.A3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style-name="Default" table:formula="of:=IF(MOD([.$F$4];[.A3798])=0;[.A3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style-name="Default" table:formula="of:=IF(MOD([.$F$4];[.A3799])=0;[.A3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style-name="Default" table:formula="of:=IF(MOD([.$F$4];[.A3800])=0;[.A3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style-name="Default" table:formula="of:=IF(MOD([.$F$4];[.A3801])=0;[.A3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style-name="Default" table:formula="of:=IF(MOD([.$F$4];[.A3802])=0;[.A3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style-name="Default" table:formula="of:=IF(MOD([.$F$4];[.A3803])=0;[.A3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style-name="Default" table:formula="of:=IF(MOD([.$F$4];[.A3804])=0;[.A3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style-name="Default" table:formula="of:=IF(MOD([.$F$4];[.A3805])=0;[.A3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style-name="Default" table:formula="of:=IF(MOD([.$F$4];[.A3806])=0;[.A3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style-name="Default" table:formula="of:=IF(MOD([.$F$4];[.A3807])=0;[.A3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style-name="Default" table:formula="of:=IF(MOD([.$F$4];[.A3808])=0;[.A3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style-name="Default" table:formula="of:=IF(MOD([.$F$4];[.A3809])=0;[.A3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style-name="Default" table:formula="of:=IF(MOD([.$F$4];[.A3810])=0;[.A3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style-name="Default" table:formula="of:=IF(MOD([.$F$4];[.A3811])=0;[.A3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style-name="Default" table:formula="of:=IF(MOD([.$F$4];[.A3812])=0;[.A3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style-name="Default" table:formula="of:=IF(MOD([.$F$4];[.A3813])=0;[.A3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style-name="Default" table:formula="of:=IF(MOD([.$F$4];[.A3814])=0;[.A3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style-name="Default" table:formula="of:=IF(MOD([.$F$4];[.A3815])=0;[.A3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style-name="Default" table:formula="of:=IF(MOD([.$F$4];[.A3816])=0;[.A3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style-name="Default" table:formula="of:=IF(MOD([.$F$4];[.A3817])=0;[.A3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style-name="Default" table:formula="of:=IF(MOD([.$F$4];[.A3818])=0;[.A3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style-name="Default" table:formula="of:=IF(MOD([.$F$4];[.A3819])=0;[.A3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style-name="Default" table:formula="of:=IF(MOD([.$F$4];[.A3820])=0;[.A3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style-name="Default" table:formula="of:=IF(MOD([.$F$4];[.A3821])=0;[.A3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style-name="Default" table:formula="of:=IF(MOD([.$F$4];[.A3822])=0;[.A3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style-name="Default" table:formula="of:=IF(MOD([.$F$4];[.A3823])=0;[.A3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style-name="Default" table:formula="of:=IF(MOD([.$F$4];[.A3824])=0;[.A3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style-name="Default" table:formula="of:=IF(MOD([.$F$4];[.A3825])=0;[.A3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style-name="Default" table:formula="of:=IF(MOD([.$F$4];[.A3826])=0;[.A3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style-name="Default" table:formula="of:=IF(MOD([.$F$4];[.A3827])=0;[.A3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style-name="Default" table:formula="of:=IF(MOD([.$F$4];[.A3828])=0;[.A3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style-name="Default" table:formula="of:=IF(MOD([.$F$4];[.A3829])=0;[.A3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style-name="Default" table:formula="of:=IF(MOD([.$F$4];[.A3830])=0;[.A3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style-name="Default" table:formula="of:=IF(MOD([.$F$4];[.A3831])=0;[.A3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style-name="Default" table:formula="of:=IF(MOD([.$F$4];[.A3832])=0;[.A3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style-name="Default" table:formula="of:=IF(MOD([.$F$4];[.A3833])=0;[.A3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style-name="Default" table:formula="of:=IF(MOD([.$F$4];[.A3834])=0;[.A3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style-name="Default" table:formula="of:=IF(MOD([.$F$4];[.A3835])=0;[.A3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style-name="Default" table:formula="of:=IF(MOD([.$F$4];[.A3836])=0;[.A3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style-name="Default" table:formula="of:=IF(MOD([.$F$4];[.A3837])=0;[.A3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style-name="Default" table:formula="of:=IF(MOD([.$F$4];[.A3838])=0;[.A3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style-name="Default" table:formula="of:=IF(MOD([.$F$4];[.A3839])=0;[.A3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style-name="Default" table:formula="of:=IF(MOD([.$F$4];[.A3840])=0;[.A3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style-name="Default" table:formula="of:=IF(MOD([.$F$4];[.A3841])=0;[.A3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style-name="Default" table:formula="of:=IF(MOD([.$F$4];[.A3842])=0;[.A3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style-name="Default" table:formula="of:=IF(MOD([.$F$4];[.A3843])=0;[.A3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style-name="Default" table:formula="of:=IF(MOD([.$F$4];[.A3844])=0;[.A3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style-name="Default" table:formula="of:=IF(MOD([.$F$4];[.A3845])=0;[.A3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style-name="Default" table:formula="of:=IF(MOD([.$F$4];[.A3846])=0;[.A3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style-name="Default" table:formula="of:=IF(MOD([.$F$4];[.A3847])=0;[.A3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style-name="Default" table:formula="of:=IF(MOD([.$F$4];[.A3848])=0;[.A3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style-name="Default" table:formula="of:=IF(MOD([.$F$4];[.A3849])=0;[.A3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style-name="Default" table:formula="of:=IF(MOD([.$F$4];[.A3850])=0;[.A3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style-name="Default" table:formula="of:=IF(MOD([.$F$4];[.A3851])=0;[.A3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style-name="Default" table:formula="of:=IF(MOD([.$F$4];[.A3852])=0;[.A3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style-name="Default" table:formula="of:=IF(MOD([.$F$4];[.A3853])=0;[.A3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style-name="Default" table:formula="of:=IF(MOD([.$F$4];[.A3854])=0;[.A3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style-name="Default" table:formula="of:=IF(MOD([.$F$4];[.A3855])=0;[.A3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style-name="Default" table:formula="of:=IF(MOD([.$F$4];[.A3856])=0;[.A3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style-name="Default" table:formula="of:=IF(MOD([.$F$4];[.A3857])=0;[.A3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style-name="Default" table:formula="of:=IF(MOD([.$F$4];[.A3858])=0;[.A3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style-name="Default" table:formula="of:=IF(MOD([.$F$4];[.A3859])=0;[.A3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style-name="Default" table:formula="of:=IF(MOD([.$F$4];[.A3860])=0;[.A3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style-name="Default" table:formula="of:=IF(MOD([.$F$4];[.A3861])=0;[.A3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style-name="Default" table:formula="of:=IF(MOD([.$F$4];[.A3862])=0;[.A3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style-name="Default" table:formula="of:=IF(MOD([.$F$4];[.A3863])=0;[.A3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style-name="Default" table:formula="of:=IF(MOD([.$F$4];[.A3864])=0;[.A3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style-name="Default" table:formula="of:=IF(MOD([.$F$4];[.A3865])=0;[.A3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style-name="Default" table:formula="of:=IF(MOD([.$F$4];[.A3866])=0;[.A3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style-name="Default" table:formula="of:=IF(MOD([.$F$4];[.A3867])=0;[.A3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style-name="Default" table:formula="of:=IF(MOD([.$F$4];[.A3868])=0;[.A3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style-name="Default" table:formula="of:=IF(MOD([.$F$4];[.A3869])=0;[.A3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style-name="Default" table:formula="of:=IF(MOD([.$F$4];[.A3870])=0;[.A3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style-name="Default" table:formula="of:=IF(MOD([.$F$4];[.A3871])=0;[.A3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style-name="Default" table:formula="of:=IF(MOD([.$F$4];[.A3872])=0;[.A3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style-name="Default" table:formula="of:=IF(MOD([.$F$4];[.A3873])=0;[.A3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style-name="Default" table:formula="of:=IF(MOD([.$F$4];[.A3874])=0;[.A3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style-name="Default" table:formula="of:=IF(MOD([.$F$4];[.A3875])=0;[.A3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style-name="Default" table:formula="of:=IF(MOD([.$F$4];[.A3876])=0;[.A3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style-name="Default" table:formula="of:=IF(MOD([.$F$4];[.A3877])=0;[.A3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style-name="Default" table:formula="of:=IF(MOD([.$F$4];[.A3878])=0;[.A3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style-name="Default" table:formula="of:=IF(MOD([.$F$4];[.A3879])=0;[.A3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style-name="Default" table:formula="of:=IF(MOD([.$F$4];[.A3880])=0;[.A3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style-name="Default" table:formula="of:=IF(MOD([.$F$4];[.A3881])=0;[.A3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style-name="Default" table:formula="of:=IF(MOD([.$F$4];[.A3882])=0;[.A3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style-name="Default" table:formula="of:=IF(MOD([.$F$4];[.A3883])=0;[.A3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style-name="Default" table:formula="of:=IF(MOD([.$F$4];[.A3884])=0;[.A3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style-name="Default" table:formula="of:=IF(MOD([.$F$4];[.A3885])=0;[.A3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style-name="Default" table:formula="of:=IF(MOD([.$F$4];[.A3886])=0;[.A3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style-name="Default" table:formula="of:=IF(MOD([.$F$4];[.A3887])=0;[.A3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style-name="Default" table:formula="of:=IF(MOD([.$F$4];[.A3888])=0;[.A3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style-name="Default" table:formula="of:=IF(MOD([.$F$4];[.A3889])=0;[.A3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style-name="Default" table:formula="of:=IF(MOD([.$F$4];[.A3890])=0;[.A3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style-name="Default" table:formula="of:=IF(MOD([.$F$4];[.A3891])=0;[.A3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style-name="Default" table:formula="of:=IF(MOD([.$F$4];[.A3892])=0;[.A3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style-name="Default" table:formula="of:=IF(MOD([.$F$4];[.A3893])=0;[.A3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style-name="Default" table:formula="of:=IF(MOD([.$F$4];[.A3894])=0;[.A3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style-name="Default" table:formula="of:=IF(MOD([.$F$4];[.A3895])=0;[.A3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style-name="Default" table:formula="of:=IF(MOD([.$F$4];[.A3896])=0;[.A3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style-name="Default" table:formula="of:=IF(MOD([.$F$4];[.A3897])=0;[.A3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style-name="Default" table:formula="of:=IF(MOD([.$F$4];[.A3898])=0;[.A3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style-name="Default" table:formula="of:=IF(MOD([.$F$4];[.A3899])=0;[.A3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style-name="Default" table:formula="of:=IF(MOD([.$F$4];[.A3900])=0;[.A3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style-name="Default" table:formula="of:=IF(MOD([.$F$4];[.A3901])=0;[.A3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style-name="Default" table:formula="of:=IF(MOD([.$F$4];[.A3902])=0;[.A3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style-name="Default" table:formula="of:=IF(MOD([.$F$4];[.A3903])=0;[.A3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style-name="Default" table:formula="of:=IF(MOD([.$F$4];[.A3904])=0;[.A3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style-name="Default" table:formula="of:=IF(MOD([.$F$4];[.A3905])=0;[.A3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style-name="Default" table:formula="of:=IF(MOD([.$F$4];[.A3906])=0;[.A3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style-name="Default" table:formula="of:=IF(MOD([.$F$4];[.A3907])=0;[.A3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style-name="Default" table:formula="of:=IF(MOD([.$F$4];[.A3908])=0;[.A3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style-name="Default" table:formula="of:=IF(MOD([.$F$4];[.A3909])=0;[.A3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style-name="Default" table:formula="of:=IF(MOD([.$F$4];[.A3910])=0;[.A3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style-name="Default" table:formula="of:=IF(MOD([.$F$4];[.A3911])=0;[.A3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style-name="Default" table:formula="of:=IF(MOD([.$F$4];[.A3912])=0;[.A3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style-name="Default" table:formula="of:=IF(MOD([.$F$4];[.A3913])=0;[.A3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style-name="Default" table:formula="of:=IF(MOD([.$F$4];[.A3914])=0;[.A3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style-name="Default" table:formula="of:=IF(MOD([.$F$4];[.A3915])=0;[.A3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style-name="Default" table:formula="of:=IF(MOD([.$F$4];[.A3916])=0;[.A3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style-name="Default" table:formula="of:=IF(MOD([.$F$4];[.A3917])=0;[.A3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style-name="Default" table:formula="of:=IF(MOD([.$F$4];[.A3918])=0;[.A3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style-name="Default" table:formula="of:=IF(MOD([.$F$4];[.A3919])=0;[.A3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style-name="Default" table:formula="of:=IF(MOD([.$F$4];[.A3920])=0;[.A3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style-name="Default" table:formula="of:=IF(MOD([.$F$4];[.A3921])=0;[.A3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style-name="Default" table:formula="of:=IF(MOD([.$F$4];[.A3922])=0;[.A3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style-name="Default" table:formula="of:=IF(MOD([.$F$4];[.A3923])=0;[.A3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style-name="Default" table:formula="of:=IF(MOD([.$F$4];[.A3924])=0;[.A3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style-name="Default" table:formula="of:=IF(MOD([.$F$4];[.A3925])=0;[.A3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style-name="Default" table:formula="of:=IF(MOD([.$F$4];[.A3926])=0;[.A3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style-name="Default" table:formula="of:=IF(MOD([.$F$4];[.A3927])=0;[.A3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style-name="Default" table:formula="of:=IF(MOD([.$F$4];[.A3928])=0;[.A3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style-name="Default" table:formula="of:=IF(MOD([.$F$4];[.A3929])=0;[.A3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style-name="Default" table:formula="of:=IF(MOD([.$F$4];[.A3930])=0;[.A3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style-name="Default" table:formula="of:=IF(MOD([.$F$4];[.A3931])=0;[.A3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style-name="Default" table:formula="of:=IF(MOD([.$F$4];[.A3932])=0;[.A3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style-name="Default" table:formula="of:=IF(MOD([.$F$4];[.A3933])=0;[.A3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style-name="Default" table:formula="of:=IF(MOD([.$F$4];[.A3934])=0;[.A3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style-name="Default" table:formula="of:=IF(MOD([.$F$4];[.A3935])=0;[.A3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style-name="Default" table:formula="of:=IF(MOD([.$F$4];[.A3936])=0;[.A3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style-name="Default" table:formula="of:=IF(MOD([.$F$4];[.A3937])=0;[.A3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style-name="Default" table:formula="of:=IF(MOD([.$F$4];[.A3938])=0;[.A3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style-name="Default" table:formula="of:=IF(MOD([.$F$4];[.A3939])=0;[.A3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style-name="Default" table:formula="of:=IF(MOD([.$F$4];[.A3940])=0;[.A3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style-name="Default" table:formula="of:=IF(MOD([.$F$4];[.A3941])=0;[.A3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style-name="Default" table:formula="of:=IF(MOD([.$F$4];[.A3942])=0;[.A3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style-name="Default" table:formula="of:=IF(MOD([.$F$4];[.A3943])=0;[.A3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style-name="Default" table:formula="of:=IF(MOD([.$F$4];[.A3944])=0;[.A3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style-name="Default" table:formula="of:=IF(MOD([.$F$4];[.A3945])=0;[.A3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style-name="Default" table:formula="of:=IF(MOD([.$F$4];[.A3946])=0;[.A3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style-name="Default" table:formula="of:=IF(MOD([.$F$4];[.A3947])=0;[.A3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style-name="Default" table:formula="of:=IF(MOD([.$F$4];[.A3948])=0;[.A3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style-name="Default" table:formula="of:=IF(MOD([.$F$4];[.A3949])=0;[.A3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style-name="Default" table:formula="of:=IF(MOD([.$F$4];[.A3950])=0;[.A3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style-name="Default" table:formula="of:=IF(MOD([.$F$4];[.A3951])=0;[.A3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style-name="Default" table:formula="of:=IF(MOD([.$F$4];[.A3952])=0;[.A3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style-name="Default" table:formula="of:=IF(MOD([.$F$4];[.A3953])=0;[.A3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style-name="Default" table:formula="of:=IF(MOD([.$F$4];[.A3954])=0;[.A3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style-name="Default" table:formula="of:=IF(MOD([.$F$4];[.A3955])=0;[.A3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style-name="Default" table:formula="of:=IF(MOD([.$F$4];[.A3956])=0;[.A3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style-name="Default" table:formula="of:=IF(MOD([.$F$4];[.A3957])=0;[.A3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style-name="Default" table:formula="of:=IF(MOD([.$F$4];[.A3958])=0;[.A3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style-name="Default" table:formula="of:=IF(MOD([.$F$4];[.A3959])=0;[.A3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style-name="Default" table:formula="of:=IF(MOD([.$F$4];[.A3960])=0;[.A3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style-name="Default" table:formula="of:=IF(MOD([.$F$4];[.A3961])=0;[.A3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style-name="Default" table:formula="of:=IF(MOD([.$F$4];[.A3962])=0;[.A3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style-name="Default" table:formula="of:=IF(MOD([.$F$4];[.A3963])=0;[.A3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style-name="Default" table:formula="of:=IF(MOD([.$F$4];[.A3964])=0;[.A3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style-name="Default" table:formula="of:=IF(MOD([.$F$4];[.A3965])=0;[.A3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style-name="Default" table:formula="of:=IF(MOD([.$F$4];[.A3966])=0;[.A3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style-name="Default" table:formula="of:=IF(MOD([.$F$4];[.A3967])=0;[.A3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style-name="Default" table:formula="of:=IF(MOD([.$F$4];[.A3968])=0;[.A3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style-name="Default" table:formula="of:=IF(MOD([.$F$4];[.A3969])=0;[.A3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style-name="Default" table:formula="of:=IF(MOD([.$F$4];[.A3970])=0;[.A3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style-name="Default" table:formula="of:=IF(MOD([.$F$4];[.A3971])=0;[.A3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style-name="Default" table:formula="of:=IF(MOD([.$F$4];[.A3972])=0;[.A3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style-name="Default" table:formula="of:=IF(MOD([.$F$4];[.A3973])=0;[.A3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style-name="Default" table:formula="of:=IF(MOD([.$F$4];[.A3974])=0;[.A3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style-name="Default" table:formula="of:=IF(MOD([.$F$4];[.A3975])=0;[.A3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style-name="Default" table:formula="of:=IF(MOD([.$F$4];[.A3976])=0;[.A3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style-name="Default" table:formula="of:=IF(MOD([.$F$4];[.A3977])=0;[.A3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style-name="Default" table:formula="of:=IF(MOD([.$F$4];[.A3978])=0;[.A3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style-name="Default" table:formula="of:=IF(MOD([.$F$4];[.A3979])=0;[.A3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style-name="Default" table:formula="of:=IF(MOD([.$F$4];[.A3980])=0;[.A3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style-name="Default" table:formula="of:=IF(MOD([.$F$4];[.A3981])=0;[.A3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style-name="Default" table:formula="of:=IF(MOD([.$F$4];[.A3982])=0;[.A3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style-name="Default" table:formula="of:=IF(MOD([.$F$4];[.A3983])=0;[.A3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style-name="Default" table:formula="of:=IF(MOD([.$F$4];[.A3984])=0;[.A3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style-name="Default" table:formula="of:=IF(MOD([.$F$4];[.A3985])=0;[.A3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style-name="Default" table:formula="of:=IF(MOD([.$F$4];[.A3986])=0;[.A3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style-name="Default" table:formula="of:=IF(MOD([.$F$4];[.A3987])=0;[.A3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style-name="Default" table:formula="of:=IF(MOD([.$F$4];[.A3988])=0;[.A3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style-name="Default" table:formula="of:=IF(MOD([.$F$4];[.A3989])=0;[.A3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style-name="Default" table:formula="of:=IF(MOD([.$F$4];[.A3990])=0;[.A3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style-name="Default" table:formula="of:=IF(MOD([.$F$4];[.A3991])=0;[.A3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style-name="Default" table:formula="of:=IF(MOD([.$F$4];[.A3992])=0;[.A3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style-name="Default" table:formula="of:=IF(MOD([.$F$4];[.A3993])=0;[.A3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style-name="Default" table:formula="of:=IF(MOD([.$F$4];[.A3994])=0;[.A3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style-name="Default" table:formula="of:=IF(MOD([.$F$4];[.A3995])=0;[.A3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style-name="Default" table:formula="of:=IF(MOD([.$F$4];[.A3996])=0;[.A3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style-name="Default" table:formula="of:=IF(MOD([.$F$4];[.A3997])=0;[.A3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style-name="Default" table:formula="of:=IF(MOD([.$F$4];[.A3998])=0;[.A3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style-name="Default" table:formula="of:=IF(MOD([.$F$4];[.A3999])=0;[.A3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style-name="Default" table:formula="of:=IF(MOD([.$F$4];[.A4000])=0;[.A4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style-name="Default" table:formula="of:=IF(MOD([.$F$4];[.A4001])=0;[.A4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style-name="Default" table:formula="of:=IF(MOD([.$F$4];[.A4002])=0;[.A4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style-name="Default" table:formula="of:=IF(MOD([.$F$4];[.A4003])=0;[.A4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style-name="Default" table:formula="of:=IF(MOD([.$F$4];[.A4004])=0;[.A4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style-name="Default" table:formula="of:=IF(MOD([.$F$4];[.A4005])=0;[.A4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style-name="Default" table:formula="of:=IF(MOD([.$F$4];[.A4006])=0;[.A4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style-name="Default" table:formula="of:=IF(MOD([.$F$4];[.A4007])=0;[.A4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style-name="Default" table:formula="of:=IF(MOD([.$F$4];[.A4008])=0;[.A4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style-name="Default" table:formula="of:=IF(MOD([.$F$4];[.A4009])=0;[.A4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style-name="Default" table:formula="of:=IF(MOD([.$F$4];[.A4010])=0;[.A4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style-name="Default" table:formula="of:=IF(MOD([.$F$4];[.A4011])=0;[.A4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style-name="Default" table:formula="of:=IF(MOD([.$F$4];[.A4012])=0;[.A4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style-name="Default" table:formula="of:=IF(MOD([.$F$4];[.A4013])=0;[.A4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style-name="Default" table:formula="of:=IF(MOD([.$F$4];[.A4014])=0;[.A4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style-name="Default" table:formula="of:=IF(MOD([.$F$4];[.A4015])=0;[.A4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style-name="Default" table:formula="of:=IF(MOD([.$F$4];[.A4016])=0;[.A4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style-name="Default" table:formula="of:=IF(MOD([.$F$4];[.A4017])=0;[.A4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style-name="Default" table:formula="of:=IF(MOD([.$F$4];[.A4018])=0;[.A4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style-name="Default" table:formula="of:=IF(MOD([.$F$4];[.A4019])=0;[.A4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style-name="Default" table:formula="of:=IF(MOD([.$F$4];[.A4020])=0;[.A4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style-name="Default" table:formula="of:=IF(MOD([.$F$4];[.A4021])=0;[.A4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style-name="Default" table:formula="of:=IF(MOD([.$F$4];[.A4022])=0;[.A4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style-name="Default" table:formula="of:=IF(MOD([.$F$4];[.A4023])=0;[.A4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style-name="Default" table:formula="of:=IF(MOD([.$F$4];[.A4024])=0;[.A4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style-name="Default" table:formula="of:=IF(MOD([.$F$4];[.A4025])=0;[.A4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style-name="Default" table:formula="of:=IF(MOD([.$F$4];[.A4026])=0;[.A4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style-name="Default" table:formula="of:=IF(MOD([.$F$4];[.A4027])=0;[.A4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style-name="Default" table:formula="of:=IF(MOD([.$F$4];[.A4028])=0;[.A4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style-name="Default" table:formula="of:=IF(MOD([.$F$4];[.A4029])=0;[.A4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style-name="Default" table:formula="of:=IF(MOD([.$F$4];[.A4030])=0;[.A4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style-name="Default" table:formula="of:=IF(MOD([.$F$4];[.A4031])=0;[.A4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style-name="Default" table:formula="of:=IF(MOD([.$F$4];[.A4032])=0;[.A4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style-name="Default" table:formula="of:=IF(MOD([.$F$4];[.A4033])=0;[.A4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style-name="Default" table:formula="of:=IF(MOD([.$F$4];[.A4034])=0;[.A4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style-name="Default" table:formula="of:=IF(MOD([.$F$4];[.A4035])=0;[.A4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style-name="Default" table:formula="of:=IF(MOD([.$F$4];[.A4036])=0;[.A4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style-name="Default" table:formula="of:=IF(MOD([.$F$4];[.A4037])=0;[.A4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style-name="Default" table:formula="of:=IF(MOD([.$F$4];[.A4038])=0;[.A4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style-name="Default" table:formula="of:=IF(MOD([.$F$4];[.A4039])=0;[.A4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style-name="Default" table:formula="of:=IF(MOD([.$F$4];[.A4040])=0;[.A4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style-name="Default" table:formula="of:=IF(MOD([.$F$4];[.A4041])=0;[.A4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style-name="Default" table:formula="of:=IF(MOD([.$F$4];[.A4042])=0;[.A4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style-name="Default" table:formula="of:=IF(MOD([.$F$4];[.A4043])=0;[.A4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style-name="Default" table:formula="of:=IF(MOD([.$F$4];[.A4044])=0;[.A4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style-name="Default" table:formula="of:=IF(MOD([.$F$4];[.A4045])=0;[.A4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style-name="Default" table:formula="of:=IF(MOD([.$F$4];[.A4046])=0;[.A4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style-name="Default" table:formula="of:=IF(MOD([.$F$4];[.A4047])=0;[.A4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style-name="Default" table:formula="of:=IF(MOD([.$F$4];[.A4048])=0;[.A4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style-name="Default" table:formula="of:=IF(MOD([.$F$4];[.A4049])=0;[.A4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style-name="Default" table:formula="of:=IF(MOD([.$F$4];[.A4050])=0;[.A4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style-name="Default" table:formula="of:=IF(MOD([.$F$4];[.A4051])=0;[.A4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style-name="Default" table:formula="of:=IF(MOD([.$F$4];[.A4052])=0;[.A4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style-name="Default" table:formula="of:=IF(MOD([.$F$4];[.A4053])=0;[.A4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style-name="Default" table:formula="of:=IF(MOD([.$F$4];[.A4054])=0;[.A4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style-name="Default" table:formula="of:=IF(MOD([.$F$4];[.A4055])=0;[.A4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style-name="Default" table:formula="of:=IF(MOD([.$F$4];[.A4056])=0;[.A4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style-name="Default" table:formula="of:=IF(MOD([.$F$4];[.A4057])=0;[.A4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style-name="Default" table:formula="of:=IF(MOD([.$F$4];[.A4058])=0;[.A4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style-name="Default" table:formula="of:=IF(MOD([.$F$4];[.A4059])=0;[.A4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style-name="Default" table:formula="of:=IF(MOD([.$F$4];[.A4060])=0;[.A4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style-name="Default" table:formula="of:=IF(MOD([.$F$4];[.A4061])=0;[.A4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style-name="Default" table:formula="of:=IF(MOD([.$F$4];[.A4062])=0;[.A4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style-name="Default" table:formula="of:=IF(MOD([.$F$4];[.A4063])=0;[.A4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style-name="Default" table:formula="of:=IF(MOD([.$F$4];[.A4064])=0;[.A4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style-name="Default" table:formula="of:=IF(MOD([.$F$4];[.A4065])=0;[.A4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style-name="Default" table:formula="of:=IF(MOD([.$F$4];[.A4066])=0;[.A4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style-name="Default" table:formula="of:=IF(MOD([.$F$4];[.A4067])=0;[.A4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style-name="Default" table:formula="of:=IF(MOD([.$F$4];[.A4068])=0;[.A4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style-name="Default" table:formula="of:=IF(MOD([.$F$4];[.A4069])=0;[.A4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style-name="Default" table:formula="of:=IF(MOD([.$F$4];[.A4070])=0;[.A4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style-name="Default" table:formula="of:=IF(MOD([.$F$4];[.A4071])=0;[.A4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style-name="Default" table:formula="of:=IF(MOD([.$F$4];[.A4072])=0;[.A4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style-name="Default" table:formula="of:=IF(MOD([.$F$4];[.A4073])=0;[.A4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style-name="Default" table:formula="of:=IF(MOD([.$F$4];[.A4074])=0;[.A4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style-name="Default" table:formula="of:=IF(MOD([.$F$4];[.A4075])=0;[.A4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style-name="Default" table:formula="of:=IF(MOD([.$F$4];[.A4076])=0;[.A4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style-name="Default" table:formula="of:=IF(MOD([.$F$4];[.A4077])=0;[.A4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style-name="Default" table:formula="of:=IF(MOD([.$F$4];[.A4078])=0;[.A4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style-name="Default" table:formula="of:=IF(MOD([.$F$4];[.A4079])=0;[.A4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style-name="Default" table:formula="of:=IF(MOD([.$F$4];[.A4080])=0;[.A4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style-name="Default" table:formula="of:=IF(MOD([.$F$4];[.A4081])=0;[.A4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style-name="Default" table:formula="of:=IF(MOD([.$F$4];[.A4082])=0;[.A4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style-name="Default" table:formula="of:=IF(MOD([.$F$4];[.A4083])=0;[.A4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style-name="Default" table:formula="of:=IF(MOD([.$F$4];[.A4084])=0;[.A4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style-name="Default" table:formula="of:=IF(MOD([.$F$4];[.A4085])=0;[.A4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style-name="Default" table:formula="of:=IF(MOD([.$F$4];[.A4086])=0;[.A4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style-name="Default" table:formula="of:=IF(MOD([.$F$4];[.A4087])=0;[.A4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style-name="Default" table:formula="of:=IF(MOD([.$F$4];[.A4088])=0;[.A4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style-name="Default" table:formula="of:=IF(MOD([.$F$4];[.A4089])=0;[.A4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style-name="Default" table:formula="of:=IF(MOD([.$F$4];[.A4090])=0;[.A4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style-name="Default" table:formula="of:=IF(MOD([.$F$4];[.A4091])=0;[.A4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style-name="Default" table:formula="of:=IF(MOD([.$F$4];[.A4092])=0;[.A4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style-name="Default" table:formula="of:=IF(MOD([.$F$4];[.A4093])=0;[.A4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style-name="Default" table:formula="of:=IF(MOD([.$F$4];[.A4094])=0;[.A4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style-name="Default" table:formula="of:=IF(MOD([.$F$4];[.A4095])=0;[.A4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style-name="Default" table:formula="of:=IF(MOD([.$F$4];[.A4096])=0;[.A4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style-name="Default" table:formula="of:=IF(MOD([.$F$4];[.A4097])=0;[.A4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style-name="Default" table:formula="of:=IF(MOD([.$F$4];[.A4098])=0;[.A4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style-name="Default" table:formula="of:=IF(MOD([.$F$4];[.A4099])=0;[.A4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style-name="Default" table:formula="of:=IF(MOD([.$F$4];[.A4100])=0;[.A4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style-name="Default" table:formula="of:=IF(MOD([.$F$4];[.A4101])=0;[.A4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style-name="Default" table:formula="of:=IF(MOD([.$F$4];[.A4102])=0;[.A4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style-name="Default" table:formula="of:=IF(MOD([.$F$4];[.A4103])=0;[.A4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style-name="Default" table:formula="of:=IF(MOD([.$F$4];[.A4104])=0;[.A4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style-name="Default" table:formula="of:=IF(MOD([.$F$4];[.A4105])=0;[.A4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style-name="Default" table:formula="of:=IF(MOD([.$F$4];[.A4106])=0;[.A4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style-name="Default" table:formula="of:=IF(MOD([.$F$4];[.A4107])=0;[.A4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style-name="Default" table:formula="of:=IF(MOD([.$F$4];[.A4108])=0;[.A4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style-name="Default" table:formula="of:=IF(MOD([.$F$4];[.A4109])=0;[.A4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style-name="Default" table:formula="of:=IF(MOD([.$F$4];[.A4110])=0;[.A4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style-name="Default" table:formula="of:=IF(MOD([.$F$4];[.A4111])=0;[.A4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style-name="Default" table:formula="of:=IF(MOD([.$F$4];[.A4112])=0;[.A4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style-name="Default" table:formula="of:=IF(MOD([.$F$4];[.A4113])=0;[.A4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style-name="Default" table:formula="of:=IF(MOD([.$F$4];[.A4114])=0;[.A4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style-name="Default" table:formula="of:=IF(MOD([.$F$4];[.A4115])=0;[.A4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style-name="Default" table:formula="of:=IF(MOD([.$F$4];[.A4116])=0;[.A4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style-name="Default" table:formula="of:=IF(MOD([.$F$4];[.A4117])=0;[.A4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style-name="Default" table:formula="of:=IF(MOD([.$F$4];[.A4118])=0;[.A4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style-name="Default" table:formula="of:=IF(MOD([.$F$4];[.A4119])=0;[.A4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style-name="Default" table:formula="of:=IF(MOD([.$F$4];[.A4120])=0;[.A4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style-name="Default" table:formula="of:=IF(MOD([.$F$4];[.A4121])=0;[.A4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style-name="Default" table:formula="of:=IF(MOD([.$F$4];[.A4122])=0;[.A4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style-name="Default" table:formula="of:=IF(MOD([.$F$4];[.A4123])=0;[.A4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style-name="Default" table:formula="of:=IF(MOD([.$F$4];[.A4124])=0;[.A4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style-name="Default" table:formula="of:=IF(MOD([.$F$4];[.A4125])=0;[.A4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style-name="Default" table:formula="of:=IF(MOD([.$F$4];[.A4126])=0;[.A4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style-name="Default" table:formula="of:=IF(MOD([.$F$4];[.A4127])=0;[.A4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style-name="Default" table:formula="of:=IF(MOD([.$F$4];[.A4128])=0;[.A4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style-name="Default" table:formula="of:=IF(MOD([.$F$4];[.A4129])=0;[.A4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style-name="Default" table:formula="of:=IF(MOD([.$F$4];[.A4130])=0;[.A4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style-name="Default" table:formula="of:=IF(MOD([.$F$4];[.A4131])=0;[.A4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style-name="Default" table:formula="of:=IF(MOD([.$F$4];[.A4132])=0;[.A4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style-name="Default" table:formula="of:=IF(MOD([.$F$4];[.A4133])=0;[.A4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style-name="Default" table:formula="of:=IF(MOD([.$F$4];[.A4134])=0;[.A4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style-name="Default" table:formula="of:=IF(MOD([.$F$4];[.A4135])=0;[.A4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style-name="Default" table:formula="of:=IF(MOD([.$F$4];[.A4136])=0;[.A4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style-name="Default" table:formula="of:=IF(MOD([.$F$4];[.A4137])=0;[.A4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style-name="Default" table:formula="of:=IF(MOD([.$F$4];[.A4138])=0;[.A4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style-name="Default" table:formula="of:=IF(MOD([.$F$4];[.A4139])=0;[.A4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style-name="Default" table:formula="of:=IF(MOD([.$F$4];[.A4140])=0;[.A4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style-name="Default" table:formula="of:=IF(MOD([.$F$4];[.A4141])=0;[.A4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style-name="Default" table:formula="of:=IF(MOD([.$F$4];[.A4142])=0;[.A4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style-name="Default" table:formula="of:=IF(MOD([.$F$4];[.A4143])=0;[.A4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style-name="Default" table:formula="of:=IF(MOD([.$F$4];[.A4144])=0;[.A4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style-name="Default" table:formula="of:=IF(MOD([.$F$4];[.A4145])=0;[.A4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style-name="Default" table:formula="of:=IF(MOD([.$F$4];[.A4146])=0;[.A4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style-name="Default" table:formula="of:=IF(MOD([.$F$4];[.A4147])=0;[.A4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style-name="Default" table:formula="of:=IF(MOD([.$F$4];[.A4148])=0;[.A4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style-name="Default" table:formula="of:=IF(MOD([.$F$4];[.A4149])=0;[.A4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style-name="Default" table:formula="of:=IF(MOD([.$F$4];[.A4150])=0;[.A4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style-name="Default" table:formula="of:=IF(MOD([.$F$4];[.A4151])=0;[.A4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style-name="Default" table:formula="of:=IF(MOD([.$F$4];[.A4152])=0;[.A4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style-name="Default" table:formula="of:=IF(MOD([.$F$4];[.A4153])=0;[.A4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style-name="Default" table:formula="of:=IF(MOD([.$F$4];[.A4154])=0;[.A4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style-name="Default" table:formula="of:=IF(MOD([.$F$4];[.A4155])=0;[.A4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style-name="Default" table:formula="of:=IF(MOD([.$F$4];[.A4156])=0;[.A4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style-name="Default" table:formula="of:=IF(MOD([.$F$4];[.A4157])=0;[.A4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style-name="Default" table:formula="of:=IF(MOD([.$F$4];[.A4158])=0;[.A4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style-name="Default" table:formula="of:=IF(MOD([.$F$4];[.A4159])=0;[.A4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style-name="Default" table:formula="of:=IF(MOD([.$F$4];[.A4160])=0;[.A4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style-name="Default" table:formula="of:=IF(MOD([.$F$4];[.A4161])=0;[.A4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style-name="Default" table:formula="of:=IF(MOD([.$F$4];[.A4162])=0;[.A4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style-name="Default" table:formula="of:=IF(MOD([.$F$4];[.A4163])=0;[.A4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style-name="Default" table:formula="of:=IF(MOD([.$F$4];[.A4164])=0;[.A4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style-name="Default" table:formula="of:=IF(MOD([.$F$4];[.A4165])=0;[.A4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style-name="Default" table:formula="of:=IF(MOD([.$F$4];[.A4166])=0;[.A4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style-name="Default" table:formula="of:=IF(MOD([.$F$4];[.A4167])=0;[.A4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style-name="Default" table:formula="of:=IF(MOD([.$F$4];[.A4168])=0;[.A4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style-name="Default" table:formula="of:=IF(MOD([.$F$4];[.A4169])=0;[.A4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style-name="Default" table:formula="of:=IF(MOD([.$F$4];[.A4170])=0;[.A4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style-name="Default" table:formula="of:=IF(MOD([.$F$4];[.A4171])=0;[.A4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style-name="Default" table:formula="of:=IF(MOD([.$F$4];[.A4172])=0;[.A4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style-name="Default" table:formula="of:=IF(MOD([.$F$4];[.A4173])=0;[.A4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style-name="Default" table:formula="of:=IF(MOD([.$F$4];[.A4174])=0;[.A4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style-name="Default" table:formula="of:=IF(MOD([.$F$4];[.A4175])=0;[.A4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style-name="Default" table:formula="of:=IF(MOD([.$F$4];[.A4176])=0;[.A4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style-name="Default" table:formula="of:=IF(MOD([.$F$4];[.A4177])=0;[.A4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style-name="Default" table:formula="of:=IF(MOD([.$F$4];[.A4178])=0;[.A4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style-name="Default" table:formula="of:=IF(MOD([.$F$4];[.A4179])=0;[.A4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style-name="Default" table:formula="of:=IF(MOD([.$F$4];[.A4180])=0;[.A4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style-name="Default" table:formula="of:=IF(MOD([.$F$4];[.A4181])=0;[.A4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style-name="Default" table:formula="of:=IF(MOD([.$F$4];[.A4182])=0;[.A4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style-name="Default" table:formula="of:=IF(MOD([.$F$4];[.A4183])=0;[.A4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style-name="Default" table:formula="of:=IF(MOD([.$F$4];[.A4184])=0;[.A4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style-name="Default" table:formula="of:=IF(MOD([.$F$4];[.A4185])=0;[.A4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style-name="Default" table:formula="of:=IF(MOD([.$F$4];[.A4186])=0;[.A4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style-name="Default" table:formula="of:=IF(MOD([.$F$4];[.A4187])=0;[.A4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style-name="Default" table:formula="of:=IF(MOD([.$F$4];[.A4188])=0;[.A4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style-name="Default" table:formula="of:=IF(MOD([.$F$4];[.A4189])=0;[.A4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style-name="Default" table:formula="of:=IF(MOD([.$F$4];[.A4190])=0;[.A4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style-name="Default" table:formula="of:=IF(MOD([.$F$4];[.A4191])=0;[.A4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style-name="Default" table:formula="of:=IF(MOD([.$F$4];[.A4192])=0;[.A4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style-name="Default" table:formula="of:=IF(MOD([.$F$4];[.A4193])=0;[.A4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style-name="Default" table:formula="of:=IF(MOD([.$F$4];[.A4194])=0;[.A4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style-name="Default" table:formula="of:=IF(MOD([.$F$4];[.A4195])=0;[.A4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style-name="Default" table:formula="of:=IF(MOD([.$F$4];[.A4196])=0;[.A4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style-name="Default" table:formula="of:=IF(MOD([.$F$4];[.A4197])=0;[.A4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style-name="Default" table:formula="of:=IF(MOD([.$F$4];[.A4198])=0;[.A4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style-name="Default" table:formula="of:=IF(MOD([.$F$4];[.A4199])=0;[.A4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style-name="Default" table:formula="of:=IF(MOD([.$F$4];[.A4200])=0;[.A4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style-name="Default" table:formula="of:=IF(MOD([.$F$4];[.A4201])=0;[.A4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style-name="Default" table:formula="of:=IF(MOD([.$F$4];[.A4202])=0;[.A4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style-name="Default" table:formula="of:=IF(MOD([.$F$4];[.A4203])=0;[.A4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style-name="Default" table:formula="of:=IF(MOD([.$F$4];[.A4204])=0;[.A4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style-name="Default" table:formula="of:=IF(MOD([.$F$4];[.A4205])=0;[.A4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style-name="Default" table:formula="of:=IF(MOD([.$F$4];[.A4206])=0;[.A4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style-name="Default" table:formula="of:=IF(MOD([.$F$4];[.A4207])=0;[.A4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style-name="Default" table:formula="of:=IF(MOD([.$F$4];[.A4208])=0;[.A4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style-name="Default" table:formula="of:=IF(MOD([.$F$4];[.A4209])=0;[.A4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style-name="Default" table:formula="of:=IF(MOD([.$F$4];[.A4210])=0;[.A4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style-name="Default" table:formula="of:=IF(MOD([.$F$4];[.A4211])=0;[.A4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style-name="Default" table:formula="of:=IF(MOD([.$F$4];[.A4212])=0;[.A4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style-name="Default" table:formula="of:=IF(MOD([.$F$4];[.A4213])=0;[.A4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style-name="Default" table:formula="of:=IF(MOD([.$F$4];[.A4214])=0;[.A4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style-name="Default" table:formula="of:=IF(MOD([.$F$4];[.A4215])=0;[.A4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style-name="Default" table:formula="of:=IF(MOD([.$F$4];[.A4216])=0;[.A4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style-name="Default" table:formula="of:=IF(MOD([.$F$4];[.A4217])=0;[.A4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style-name="Default" table:formula="of:=IF(MOD([.$F$4];[.A4218])=0;[.A4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style-name="Default" table:formula="of:=IF(MOD([.$F$4];[.A4219])=0;[.A4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style-name="Default" table:formula="of:=IF(MOD([.$F$4];[.A4220])=0;[.A4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style-name="Default" table:formula="of:=IF(MOD([.$F$4];[.A4221])=0;[.A4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style-name="Default" table:formula="of:=IF(MOD([.$F$4];[.A4222])=0;[.A4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style-name="Default" table:formula="of:=IF(MOD([.$F$4];[.A4223])=0;[.A4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style-name="Default" table:formula="of:=IF(MOD([.$F$4];[.A4224])=0;[.A4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style-name="Default" table:formula="of:=IF(MOD([.$F$4];[.A4225])=0;[.A4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style-name="Default" table:formula="of:=IF(MOD([.$F$4];[.A4226])=0;[.A4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style-name="Default" table:formula="of:=IF(MOD([.$F$4];[.A4227])=0;[.A4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style-name="Default" table:formula="of:=IF(MOD([.$F$4];[.A4228])=0;[.A4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style-name="Default" table:formula="of:=IF(MOD([.$F$4];[.A4229])=0;[.A4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style-name="Default" table:formula="of:=IF(MOD([.$F$4];[.A4230])=0;[.A4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style-name="Default" table:formula="of:=IF(MOD([.$F$4];[.A4231])=0;[.A4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style-name="Default" table:formula="of:=IF(MOD([.$F$4];[.A4232])=0;[.A4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style-name="Default" table:formula="of:=IF(MOD([.$F$4];[.A4233])=0;[.A4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style-name="Default" table:formula="of:=IF(MOD([.$F$4];[.A4234])=0;[.A4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style-name="Default" table:formula="of:=IF(MOD([.$F$4];[.A4235])=0;[.A4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style-name="Default" table:formula="of:=IF(MOD([.$F$4];[.A4236])=0;[.A4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style-name="Default" table:formula="of:=IF(MOD([.$F$4];[.A4237])=0;[.A4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style-name="Default" table:formula="of:=IF(MOD([.$F$4];[.A4238])=0;[.A4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style-name="Default" table:formula="of:=IF(MOD([.$F$4];[.A4239])=0;[.A4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style-name="Default" table:formula="of:=IF(MOD([.$F$4];[.A4240])=0;[.A4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style-name="Default" table:formula="of:=IF(MOD([.$F$4];[.A4241])=0;[.A4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style-name="Default" table:formula="of:=IF(MOD([.$F$4];[.A4242])=0;[.A4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style-name="Default" table:formula="of:=IF(MOD([.$F$4];[.A4243])=0;[.A4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style-name="Default" table:formula="of:=IF(MOD([.$F$4];[.A4244])=0;[.A4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style-name="Default" table:formula="of:=IF(MOD([.$F$4];[.A4245])=0;[.A4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style-name="Default" table:formula="of:=IF(MOD([.$F$4];[.A4246])=0;[.A4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style-name="Default" table:formula="of:=IF(MOD([.$F$4];[.A4247])=0;[.A4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style-name="Default" table:formula="of:=IF(MOD([.$F$4];[.A4248])=0;[.A4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style-name="Default" table:formula="of:=IF(MOD([.$F$4];[.A4249])=0;[.A4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style-name="Default" table:formula="of:=IF(MOD([.$F$4];[.A4250])=0;[.A4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style-name="Default" table:formula="of:=IF(MOD([.$F$4];[.A4251])=0;[.A4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style-name="Default" table:formula="of:=IF(MOD([.$F$4];[.A4252])=0;[.A4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style-name="Default" table:formula="of:=IF(MOD([.$F$4];[.A4253])=0;[.A4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style-name="Default" table:formula="of:=IF(MOD([.$F$4];[.A4254])=0;[.A4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style-name="Default" table:formula="of:=IF(MOD([.$F$4];[.A4255])=0;[.A4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style-name="Default" table:formula="of:=IF(MOD([.$F$4];[.A4256])=0;[.A4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style-name="Default" table:formula="of:=IF(MOD([.$F$4];[.A4257])=0;[.A4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style-name="Default" table:formula="of:=IF(MOD([.$F$4];[.A4258])=0;[.A4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style-name="Default" table:formula="of:=IF(MOD([.$F$4];[.A4259])=0;[.A4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style-name="Default" table:formula="of:=IF(MOD([.$F$4];[.A4260])=0;[.A4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style-name="Default" table:formula="of:=IF(MOD([.$F$4];[.A4261])=0;[.A4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style-name="Default" table:formula="of:=IF(MOD([.$F$4];[.A4262])=0;[.A4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style-name="Default" table:formula="of:=IF(MOD([.$F$4];[.A4263])=0;[.A4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style-name="Default" table:formula="of:=IF(MOD([.$F$4];[.A4264])=0;[.A4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style-name="Default" table:formula="of:=IF(MOD([.$F$4];[.A4265])=0;[.A4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style-name="Default" table:formula="of:=IF(MOD([.$F$4];[.A4266])=0;[.A4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style-name="Default" table:formula="of:=IF(MOD([.$F$4];[.A4267])=0;[.A4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style-name="Default" table:formula="of:=IF(MOD([.$F$4];[.A4268])=0;[.A4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style-name="Default" table:formula="of:=IF(MOD([.$F$4];[.A4269])=0;[.A4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style-name="Default" table:formula="of:=IF(MOD([.$F$4];[.A4270])=0;[.A4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style-name="Default" table:formula="of:=IF(MOD([.$F$4];[.A4271])=0;[.A4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style-name="Default" table:formula="of:=IF(MOD([.$F$4];[.A4272])=0;[.A4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style-name="Default" table:formula="of:=IF(MOD([.$F$4];[.A4273])=0;[.A4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style-name="Default" table:formula="of:=IF(MOD([.$F$4];[.A4274])=0;[.A4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style-name="Default" table:formula="of:=IF(MOD([.$F$4];[.A4275])=0;[.A4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style-name="Default" table:formula="of:=IF(MOD([.$F$4];[.A4276])=0;[.A4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style-name="Default" table:formula="of:=IF(MOD([.$F$4];[.A4277])=0;[.A4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style-name="Default" table:formula="of:=IF(MOD([.$F$4];[.A4278])=0;[.A4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style-name="Default" table:formula="of:=IF(MOD([.$F$4];[.A4279])=0;[.A4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style-name="Default" table:formula="of:=IF(MOD([.$F$4];[.A4280])=0;[.A4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style-name="Default" table:formula="of:=IF(MOD([.$F$4];[.A4281])=0;[.A4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style-name="Default" table:formula="of:=IF(MOD([.$F$4];[.A4282])=0;[.A4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style-name="Default" table:formula="of:=IF(MOD([.$F$4];[.A4283])=0;[.A4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style-name="Default" table:formula="of:=IF(MOD([.$F$4];[.A4284])=0;[.A4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style-name="Default" table:formula="of:=IF(MOD([.$F$4];[.A4285])=0;[.A4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style-name="Default" table:formula="of:=IF(MOD([.$F$4];[.A4286])=0;[.A4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style-name="Default" table:formula="of:=IF(MOD([.$F$4];[.A4287])=0;[.A4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style-name="Default" table:formula="of:=IF(MOD([.$F$4];[.A4288])=0;[.A4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style-name="Default" table:formula="of:=IF(MOD([.$F$4];[.A4289])=0;[.A4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style-name="Default" table:formula="of:=IF(MOD([.$F$4];[.A4290])=0;[.A4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style-name="Default" table:formula="of:=IF(MOD([.$F$4];[.A4291])=0;[.A4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style-name="Default" table:formula="of:=IF(MOD([.$F$4];[.A4292])=0;[.A4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style-name="Default" table:formula="of:=IF(MOD([.$F$4];[.A4293])=0;[.A4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style-name="Default" table:formula="of:=IF(MOD([.$F$4];[.A4294])=0;[.A4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style-name="Default" table:formula="of:=IF(MOD([.$F$4];[.A4295])=0;[.A4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style-name="Default" table:formula="of:=IF(MOD([.$F$4];[.A4296])=0;[.A4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style-name="Default" table:formula="of:=IF(MOD([.$F$4];[.A4297])=0;[.A4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style-name="Default" table:formula="of:=IF(MOD([.$F$4];[.A4298])=0;[.A4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style-name="Default" table:formula="of:=IF(MOD([.$F$4];[.A4299])=0;[.A4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style-name="Default" table:formula="of:=IF(MOD([.$F$4];[.A4300])=0;[.A4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style-name="Default" table:formula="of:=IF(MOD([.$F$4];[.A4301])=0;[.A4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style-name="Default" table:formula="of:=IF(MOD([.$F$4];[.A4302])=0;[.A4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style-name="Default" table:formula="of:=IF(MOD([.$F$4];[.A4303])=0;[.A4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style-name="Default" table:formula="of:=IF(MOD([.$F$4];[.A4304])=0;[.A4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style-name="Default" table:formula="of:=IF(MOD([.$F$4];[.A4305])=0;[.A4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style-name="Default" table:formula="of:=IF(MOD([.$F$4];[.A4306])=0;[.A4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style-name="Default" table:formula="of:=IF(MOD([.$F$4];[.A4307])=0;[.A4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style-name="Default" table:formula="of:=IF(MOD([.$F$4];[.A4308])=0;[.A4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style-name="Default" table:formula="of:=IF(MOD([.$F$4];[.A4309])=0;[.A4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style-name="Default" table:formula="of:=IF(MOD([.$F$4];[.A4310])=0;[.A4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style-name="Default" table:formula="of:=IF(MOD([.$F$4];[.A4311])=0;[.A4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style-name="Default" table:formula="of:=IF(MOD([.$F$4];[.A4312])=0;[.A4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style-name="Default" table:formula="of:=IF(MOD([.$F$4];[.A4313])=0;[.A4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style-name="Default" table:formula="of:=IF(MOD([.$F$4];[.A4314])=0;[.A4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style-name="Default" table:formula="of:=IF(MOD([.$F$4];[.A4315])=0;[.A4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style-name="Default" table:formula="of:=IF(MOD([.$F$4];[.A4316])=0;[.A4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style-name="Default" table:formula="of:=IF(MOD([.$F$4];[.A4317])=0;[.A4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style-name="Default" table:formula="of:=IF(MOD([.$F$4];[.A4318])=0;[.A4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style-name="Default" table:formula="of:=IF(MOD([.$F$4];[.A4319])=0;[.A4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style-name="Default" table:formula="of:=IF(MOD([.$F$4];[.A4320])=0;[.A4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style-name="Default" table:formula="of:=IF(MOD([.$F$4];[.A4321])=0;[.A4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style-name="Default" table:formula="of:=IF(MOD([.$F$4];[.A4322])=0;[.A4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style-name="Default" table:formula="of:=IF(MOD([.$F$4];[.A4323])=0;[.A4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style-name="Default" table:formula="of:=IF(MOD([.$F$4];[.A4324])=0;[.A4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style-name="Default" table:formula="of:=IF(MOD([.$F$4];[.A4325])=0;[.A4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style-name="Default" table:formula="of:=IF(MOD([.$F$4];[.A4326])=0;[.A4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style-name="Default" table:formula="of:=IF(MOD([.$F$4];[.A4327])=0;[.A4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style-name="Default" table:formula="of:=IF(MOD([.$F$4];[.A4328])=0;[.A4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style-name="Default" table:formula="of:=IF(MOD([.$F$4];[.A4329])=0;[.A4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style-name="Default" table:formula="of:=IF(MOD([.$F$4];[.A4330])=0;[.A4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style-name="Default" table:formula="of:=IF(MOD([.$F$4];[.A4331])=0;[.A4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style-name="Default" table:formula="of:=IF(MOD([.$F$4];[.A4332])=0;[.A4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style-name="Default" table:formula="of:=IF(MOD([.$F$4];[.A4333])=0;[.A4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style-name="Default" table:formula="of:=IF(MOD([.$F$4];[.A4334])=0;[.A4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style-name="Default" table:formula="of:=IF(MOD([.$F$4];[.A4335])=0;[.A4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style-name="Default" table:formula="of:=IF(MOD([.$F$4];[.A4336])=0;[.A4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style-name="Default" table:formula="of:=IF(MOD([.$F$4];[.A4337])=0;[.A4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style-name="Default" table:formula="of:=IF(MOD([.$F$4];[.A4338])=0;[.A4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style-name="Default" table:formula="of:=IF(MOD([.$F$4];[.A4339])=0;[.A4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style-name="Default" table:formula="of:=IF(MOD([.$F$4];[.A4340])=0;[.A4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style-name="Default" table:formula="of:=IF(MOD([.$F$4];[.A4341])=0;[.A4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style-name="Default" table:formula="of:=IF(MOD([.$F$4];[.A4342])=0;[.A4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style-name="Default" table:formula="of:=IF(MOD([.$F$4];[.A4343])=0;[.A4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style-name="Default" table:formula="of:=IF(MOD([.$F$4];[.A4344])=0;[.A4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style-name="Default" table:formula="of:=IF(MOD([.$F$4];[.A4345])=0;[.A4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style-name="Default" table:formula="of:=IF(MOD([.$F$4];[.A4346])=0;[.A4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style-name="Default" table:formula="of:=IF(MOD([.$F$4];[.A4347])=0;[.A4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style-name="Default" table:formula="of:=IF(MOD([.$F$4];[.A4348])=0;[.A4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style-name="Default" table:formula="of:=IF(MOD([.$F$4];[.A4349])=0;[.A4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style-name="Default" table:formula="of:=IF(MOD([.$F$4];[.A4350])=0;[.A4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style-name="Default" table:formula="of:=IF(MOD([.$F$4];[.A4351])=0;[.A4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style-name="Default" table:formula="of:=IF(MOD([.$F$4];[.A4352])=0;[.A4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style-name="Default" table:formula="of:=IF(MOD([.$F$4];[.A4353])=0;[.A4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style-name="Default" table:formula="of:=IF(MOD([.$F$4];[.A4354])=0;[.A4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style-name="Default" table:formula="of:=IF(MOD([.$F$4];[.A4355])=0;[.A4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style-name="Default" table:formula="of:=IF(MOD([.$F$4];[.A4356])=0;[.A4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style-name="Default" table:formula="of:=IF(MOD([.$F$4];[.A4357])=0;[.A4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style-name="Default" table:formula="of:=IF(MOD([.$F$4];[.A4358])=0;[.A4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style-name="Default" table:formula="of:=IF(MOD([.$F$4];[.A4359])=0;[.A4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style-name="Default" table:formula="of:=IF(MOD([.$F$4];[.A4360])=0;[.A4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style-name="Default" table:formula="of:=IF(MOD([.$F$4];[.A4361])=0;[.A4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style-name="Default" table:formula="of:=IF(MOD([.$F$4];[.A4362])=0;[.A4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style-name="Default" table:formula="of:=IF(MOD([.$F$4];[.A4363])=0;[.A4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style-name="Default" table:formula="of:=IF(MOD([.$F$4];[.A4364])=0;[.A4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style-name="Default" table:formula="of:=IF(MOD([.$F$4];[.A4365])=0;[.A4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style-name="Default" table:formula="of:=IF(MOD([.$F$4];[.A4366])=0;[.A4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style-name="Default" table:formula="of:=IF(MOD([.$F$4];[.A4367])=0;[.A4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style-name="Default" table:formula="of:=IF(MOD([.$F$4];[.A4368])=0;[.A4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style-name="Default" table:formula="of:=IF(MOD([.$F$4];[.A4369])=0;[.A4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style-name="Default" table:formula="of:=IF(MOD([.$F$4];[.A4370])=0;[.A4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style-name="Default" table:formula="of:=IF(MOD([.$F$4];[.A4371])=0;[.A4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style-name="Default" table:formula="of:=IF(MOD([.$F$4];[.A4372])=0;[.A4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style-name="Default" table:formula="of:=IF(MOD([.$F$4];[.A4373])=0;[.A4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style-name="Default" table:formula="of:=IF(MOD([.$F$4];[.A4374])=0;[.A4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style-name="Default" table:formula="of:=IF(MOD([.$F$4];[.A4375])=0;[.A4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style-name="Default" table:formula="of:=IF(MOD([.$F$4];[.A4376])=0;[.A4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style-name="Default" table:formula="of:=IF(MOD([.$F$4];[.A4377])=0;[.A4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style-name="Default" table:formula="of:=IF(MOD([.$F$4];[.A4378])=0;[.A4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style-name="Default" table:formula="of:=IF(MOD([.$F$4];[.A4379])=0;[.A4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style-name="Default" table:formula="of:=IF(MOD([.$F$4];[.A4380])=0;[.A4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style-name="Default" table:formula="of:=IF(MOD([.$F$4];[.A4381])=0;[.A4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style-name="Default" table:formula="of:=IF(MOD([.$F$4];[.A4382])=0;[.A4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style-name="Default" table:formula="of:=IF(MOD([.$F$4];[.A4383])=0;[.A4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style-name="Default" table:formula="of:=IF(MOD([.$F$4];[.A4384])=0;[.A4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style-name="Default" table:formula="of:=IF(MOD([.$F$4];[.A4385])=0;[.A4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style-name="Default" table:formula="of:=IF(MOD([.$F$4];[.A4386])=0;[.A4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style-name="Default" table:formula="of:=IF(MOD([.$F$4];[.A4387])=0;[.A4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style-name="Default" table:formula="of:=IF(MOD([.$F$4];[.A4388])=0;[.A4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style-name="Default" table:formula="of:=IF(MOD([.$F$4];[.A4389])=0;[.A4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style-name="Default" table:formula="of:=IF(MOD([.$F$4];[.A4390])=0;[.A4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style-name="Default" table:formula="of:=IF(MOD([.$F$4];[.A4391])=0;[.A4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style-name="Default" table:formula="of:=IF(MOD([.$F$4];[.A4392])=0;[.A4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style-name="Default" table:formula="of:=IF(MOD([.$F$4];[.A4393])=0;[.A4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style-name="Default" table:formula="of:=IF(MOD([.$F$4];[.A4394])=0;[.A4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style-name="Default" table:formula="of:=IF(MOD([.$F$4];[.A4395])=0;[.A4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style-name="Default" table:formula="of:=IF(MOD([.$F$4];[.A4396])=0;[.A4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style-name="Default" table:formula="of:=IF(MOD([.$F$4];[.A4397])=0;[.A4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style-name="Default" table:formula="of:=IF(MOD([.$F$4];[.A4398])=0;[.A4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style-name="Default" table:formula="of:=IF(MOD([.$F$4];[.A4399])=0;[.A4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style-name="Default" table:formula="of:=IF(MOD([.$F$4];[.A4400])=0;[.A4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style-name="Default" table:formula="of:=IF(MOD([.$F$4];[.A4401])=0;[.A4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style-name="Default" table:formula="of:=IF(MOD([.$F$4];[.A4402])=0;[.A4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style-name="Default" table:formula="of:=IF(MOD([.$F$4];[.A4403])=0;[.A4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style-name="Default" table:formula="of:=IF(MOD([.$F$4];[.A4404])=0;[.A4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style-name="Default" table:formula="of:=IF(MOD([.$F$4];[.A4405])=0;[.A4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style-name="Default" table:formula="of:=IF(MOD([.$F$4];[.A4406])=0;[.A4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style-name="Default" table:formula="of:=IF(MOD([.$F$4];[.A4407])=0;[.A4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style-name="Default" table:formula="of:=IF(MOD([.$F$4];[.A4408])=0;[.A4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style-name="Default" table:formula="of:=IF(MOD([.$F$4];[.A4409])=0;[.A4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style-name="Default" table:formula="of:=IF(MOD([.$F$4];[.A4410])=0;[.A4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style-name="Default" table:formula="of:=IF(MOD([.$F$4];[.A4411])=0;[.A4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style-name="Default" table:formula="of:=IF(MOD([.$F$4];[.A4412])=0;[.A4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style-name="Default" table:formula="of:=IF(MOD([.$F$4];[.A4413])=0;[.A4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style-name="Default" table:formula="of:=IF(MOD([.$F$4];[.A4414])=0;[.A4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style-name="Default" table:formula="of:=IF(MOD([.$F$4];[.A4415])=0;[.A4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style-name="Default" table:formula="of:=IF(MOD([.$F$4];[.A4416])=0;[.A4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style-name="Default" table:formula="of:=IF(MOD([.$F$4];[.A4417])=0;[.A4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style-name="Default" table:formula="of:=IF(MOD([.$F$4];[.A4418])=0;[.A4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style-name="Default" table:formula="of:=IF(MOD([.$F$4];[.A4419])=0;[.A4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style-name="Default" table:formula="of:=IF(MOD([.$F$4];[.A4420])=0;[.A4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style-name="Default" table:formula="of:=IF(MOD([.$F$4];[.A4421])=0;[.A4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style-name="Default" table:formula="of:=IF(MOD([.$F$4];[.A4422])=0;[.A4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style-name="Default" table:formula="of:=IF(MOD([.$F$4];[.A4423])=0;[.A4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style-name="Default" table:formula="of:=IF(MOD([.$F$4];[.A4424])=0;[.A4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style-name="Default" table:formula="of:=IF(MOD([.$F$4];[.A4425])=0;[.A4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style-name="Default" table:formula="of:=IF(MOD([.$F$4];[.A4426])=0;[.A4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style-name="Default" table:formula="of:=IF(MOD([.$F$4];[.A4427])=0;[.A4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style-name="Default" table:formula="of:=IF(MOD([.$F$4];[.A4428])=0;[.A4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style-name="Default" table:formula="of:=IF(MOD([.$F$4];[.A4429])=0;[.A4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style-name="Default" table:formula="of:=IF(MOD([.$F$4];[.A4430])=0;[.A4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style-name="Default" table:formula="of:=IF(MOD([.$F$4];[.A4431])=0;[.A4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style-name="Default" table:formula="of:=IF(MOD([.$F$4];[.A4432])=0;[.A4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style-name="Default" table:formula="of:=IF(MOD([.$F$4];[.A4433])=0;[.A4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style-name="Default" table:formula="of:=IF(MOD([.$F$4];[.A4434])=0;[.A4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style-name="Default" table:formula="of:=IF(MOD([.$F$4];[.A4435])=0;[.A4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style-name="Default" table:formula="of:=IF(MOD([.$F$4];[.A4436])=0;[.A4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style-name="Default" table:formula="of:=IF(MOD([.$F$4];[.A4437])=0;[.A4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style-name="Default" table:formula="of:=IF(MOD([.$F$4];[.A4438])=0;[.A4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style-name="Default" table:formula="of:=IF(MOD([.$F$4];[.A4439])=0;[.A4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style-name="Default" table:formula="of:=IF(MOD([.$F$4];[.A4440])=0;[.A4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style-name="Default" table:formula="of:=IF(MOD([.$F$4];[.A4441])=0;[.A4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style-name="Default" table:formula="of:=IF(MOD([.$F$4];[.A4442])=0;[.A4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style-name="Default" table:formula="of:=IF(MOD([.$F$4];[.A4443])=0;[.A4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style-name="Default" table:formula="of:=IF(MOD([.$F$4];[.A4444])=0;[.A4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style-name="Default" table:formula="of:=IF(MOD([.$F$4];[.A4445])=0;[.A4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style-name="Default" table:formula="of:=IF(MOD([.$F$4];[.A4446])=0;[.A4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style-name="Default" table:formula="of:=IF(MOD([.$F$4];[.A4447])=0;[.A4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style-name="Default" table:formula="of:=IF(MOD([.$F$4];[.A4448])=0;[.A4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style-name="Default" table:formula="of:=IF(MOD([.$F$4];[.A4449])=0;[.A4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style-name="Default" table:formula="of:=IF(MOD([.$F$4];[.A4450])=0;[.A4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style-name="Default" table:formula="of:=IF(MOD([.$F$4];[.A4451])=0;[.A4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style-name="Default" table:formula="of:=IF(MOD([.$F$4];[.A4452])=0;[.A4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style-name="Default" table:formula="of:=IF(MOD([.$F$4];[.A4453])=0;[.A4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style-name="Default" table:formula="of:=IF(MOD([.$F$4];[.A4454])=0;[.A4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style-name="Default" table:formula="of:=IF(MOD([.$F$4];[.A4455])=0;[.A4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style-name="Default" table:formula="of:=IF(MOD([.$F$4];[.A4456])=0;[.A4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style-name="Default" table:formula="of:=IF(MOD([.$F$4];[.A4457])=0;[.A4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style-name="Default" table:formula="of:=IF(MOD([.$F$4];[.A4458])=0;[.A4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style-name="Default" table:formula="of:=IF(MOD([.$F$4];[.A4459])=0;[.A4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style-name="Default" table:formula="of:=IF(MOD([.$F$4];[.A4460])=0;[.A4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style-name="Default" table:formula="of:=IF(MOD([.$F$4];[.A4461])=0;[.A4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style-name="Default" table:formula="of:=IF(MOD([.$F$4];[.A4462])=0;[.A4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style-name="Default" table:formula="of:=IF(MOD([.$F$4];[.A4463])=0;[.A4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style-name="Default" table:formula="of:=IF(MOD([.$F$4];[.A4464])=0;[.A4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style-name="Default" table:formula="of:=IF(MOD([.$F$4];[.A4465])=0;[.A4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style-name="Default" table:formula="of:=IF(MOD([.$F$4];[.A4466])=0;[.A4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style-name="Default" table:formula="of:=IF(MOD([.$F$4];[.A4467])=0;[.A4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style-name="Default" table:formula="of:=IF(MOD([.$F$4];[.A4468])=0;[.A4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style-name="Default" table:formula="of:=IF(MOD([.$F$4];[.A4469])=0;[.A4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style-name="Default" table:formula="of:=IF(MOD([.$F$4];[.A4470])=0;[.A4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style-name="Default" table:formula="of:=IF(MOD([.$F$4];[.A4471])=0;[.A4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style-name="Default" table:formula="of:=IF(MOD([.$F$4];[.A4472])=0;[.A4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style-name="Default" table:formula="of:=IF(MOD([.$F$4];[.A4473])=0;[.A4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style-name="Default" table:formula="of:=IF(MOD([.$F$4];[.A4474])=0;[.A4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style-name="Default" table:formula="of:=IF(MOD([.$F$4];[.A4475])=0;[.A4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style-name="Default" table:formula="of:=IF(MOD([.$F$4];[.A4476])=0;[.A4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style-name="Default" table:formula="of:=IF(MOD([.$F$4];[.A4477])=0;[.A4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style-name="Default" table:formula="of:=IF(MOD([.$F$4];[.A4478])=0;[.A4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style-name="Default" table:formula="of:=IF(MOD([.$F$4];[.A4479])=0;[.A4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style-name="Default" table:formula="of:=IF(MOD([.$F$4];[.A4480])=0;[.A4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style-name="Default" table:formula="of:=IF(MOD([.$F$4];[.A4481])=0;[.A4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style-name="Default" table:formula="of:=IF(MOD([.$F$4];[.A4482])=0;[.A4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style-name="Default" table:formula="of:=IF(MOD([.$F$4];[.A4483])=0;[.A4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style-name="Default" table:formula="of:=IF(MOD([.$F$4];[.A4484])=0;[.A4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style-name="Default" table:formula="of:=IF(MOD([.$F$4];[.A4485])=0;[.A4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style-name="Default" table:formula="of:=IF(MOD([.$F$4];[.A4486])=0;[.A4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style-name="Default" table:formula="of:=IF(MOD([.$F$4];[.A4487])=0;[.A4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style-name="Default" table:formula="of:=IF(MOD([.$F$4];[.A4488])=0;[.A4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style-name="Default" table:formula="of:=IF(MOD([.$F$4];[.A4489])=0;[.A4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style-name="Default" table:formula="of:=IF(MOD([.$F$4];[.A4490])=0;[.A4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style-name="Default" table:formula="of:=IF(MOD([.$F$4];[.A4491])=0;[.A4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style-name="Default" table:formula="of:=IF(MOD([.$F$4];[.A4492])=0;[.A4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style-name="Default" table:formula="of:=IF(MOD([.$F$4];[.A4493])=0;[.A4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style-name="Default" table:formula="of:=IF(MOD([.$F$4];[.A4494])=0;[.A4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style-name="Default" table:formula="of:=IF(MOD([.$F$4];[.A4495])=0;[.A4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style-name="Default" table:formula="of:=IF(MOD([.$F$4];[.A4496])=0;[.A4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style-name="Default" table:formula="of:=IF(MOD([.$F$4];[.A4497])=0;[.A4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style-name="Default" table:formula="of:=IF(MOD([.$F$4];[.A4498])=0;[.A4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style-name="Default" table:formula="of:=IF(MOD([.$F$4];[.A4499])=0;[.A4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style-name="Default" table:formula="of:=IF(MOD([.$F$4];[.A4500])=0;[.A4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style-name="Default" table:formula="of:=IF(MOD([.$F$4];[.A4501])=0;[.A4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style-name="Default" table:formula="of:=IF(MOD([.$F$4];[.A4502])=0;[.A4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style-name="Default" table:formula="of:=IF(MOD([.$F$4];[.A4503])=0;[.A4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style-name="Default" table:formula="of:=IF(MOD([.$F$4];[.A4504])=0;[.A4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style-name="Default" table:formula="of:=IF(MOD([.$F$4];[.A4505])=0;[.A4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style-name="Default" table:formula="of:=IF(MOD([.$F$4];[.A4506])=0;[.A4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style-name="Default" table:formula="of:=IF(MOD([.$F$4];[.A4507])=0;[.A4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style-name="Default" table:formula="of:=IF(MOD([.$F$4];[.A4508])=0;[.A4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style-name="Default" table:formula="of:=IF(MOD([.$F$4];[.A4509])=0;[.A4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style-name="Default" table:formula="of:=IF(MOD([.$F$4];[.A4510])=0;[.A4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style-name="Default" table:formula="of:=IF(MOD([.$F$4];[.A4511])=0;[.A4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style-name="Default" table:formula="of:=IF(MOD([.$F$4];[.A4512])=0;[.A4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style-name="Default" table:formula="of:=IF(MOD([.$F$4];[.A4513])=0;[.A4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style-name="Default" table:formula="of:=IF(MOD([.$F$4];[.A4514])=0;[.A4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style-name="Default" table:formula="of:=IF(MOD([.$F$4];[.A4515])=0;[.A4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style-name="Default" table:formula="of:=IF(MOD([.$F$4];[.A4516])=0;[.A4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style-name="Default" table:formula="of:=IF(MOD([.$F$4];[.A4517])=0;[.A4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style-name="Default" table:formula="of:=IF(MOD([.$F$4];[.A4518])=0;[.A4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style-name="Default" table:formula="of:=IF(MOD([.$F$4];[.A4519])=0;[.A4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style-name="Default" table:formula="of:=IF(MOD([.$F$4];[.A4520])=0;[.A4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style-name="Default" table:formula="of:=IF(MOD([.$F$4];[.A4521])=0;[.A4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style-name="Default" table:formula="of:=IF(MOD([.$F$4];[.A4522])=0;[.A4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style-name="Default" table:formula="of:=IF(MOD([.$F$4];[.A4523])=0;[.A4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style-name="Default" table:formula="of:=IF(MOD([.$F$4];[.A4524])=0;[.A4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style-name="Default" table:formula="of:=IF(MOD([.$F$4];[.A4525])=0;[.A4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style-name="Default" table:formula="of:=IF(MOD([.$F$4];[.A4526])=0;[.A4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style-name="Default" table:formula="of:=IF(MOD([.$F$4];[.A4527])=0;[.A4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style-name="Default" table:formula="of:=IF(MOD([.$F$4];[.A4528])=0;[.A4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style-name="Default" table:formula="of:=IF(MOD([.$F$4];[.A4529])=0;[.A4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style-name="Default" table:formula="of:=IF(MOD([.$F$4];[.A4530])=0;[.A4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style-name="Default" table:formula="of:=IF(MOD([.$F$4];[.A4531])=0;[.A4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style-name="Default" table:formula="of:=IF(MOD([.$F$4];[.A4532])=0;[.A4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style-name="Default" table:formula="of:=IF(MOD([.$F$4];[.A4533])=0;[.A4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style-name="Default" table:formula="of:=IF(MOD([.$F$4];[.A4534])=0;[.A4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style-name="Default" table:formula="of:=IF(MOD([.$F$4];[.A4535])=0;[.A4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style-name="Default" table:formula="of:=IF(MOD([.$F$4];[.A4536])=0;[.A4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style-name="Default" table:formula="of:=IF(MOD([.$F$4];[.A4537])=0;[.A4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style-name="Default" table:formula="of:=IF(MOD([.$F$4];[.A4538])=0;[.A4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style-name="Default" table:formula="of:=IF(MOD([.$F$4];[.A4539])=0;[.A4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style-name="Default" table:formula="of:=IF(MOD([.$F$4];[.A4540])=0;[.A4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style-name="Default" table:formula="of:=IF(MOD([.$F$4];[.A4541])=0;[.A4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style-name="Default" table:formula="of:=IF(MOD([.$F$4];[.A4542])=0;[.A4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style-name="Default" table:formula="of:=IF(MOD([.$F$4];[.A4543])=0;[.A4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style-name="Default" table:formula="of:=IF(MOD([.$F$4];[.A4544])=0;[.A4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style-name="Default" table:formula="of:=IF(MOD([.$F$4];[.A4545])=0;[.A4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style-name="Default" table:formula="of:=IF(MOD([.$F$4];[.A4546])=0;[.A4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style-name="Default" table:formula="of:=IF(MOD([.$F$4];[.A4547])=0;[.A4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style-name="Default" table:formula="of:=IF(MOD([.$F$4];[.A4548])=0;[.A4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style-name="Default" table:formula="of:=IF(MOD([.$F$4];[.A4549])=0;[.A4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style-name="Default" table:formula="of:=IF(MOD([.$F$4];[.A4550])=0;[.A4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style-name="Default" table:formula="of:=IF(MOD([.$F$4];[.A4551])=0;[.A4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style-name="Default" table:formula="of:=IF(MOD([.$F$4];[.A4552])=0;[.A4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style-name="Default" table:formula="of:=IF(MOD([.$F$4];[.A4553])=0;[.A4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style-name="Default" table:formula="of:=IF(MOD([.$F$4];[.A4554])=0;[.A4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style-name="Default" table:formula="of:=IF(MOD([.$F$4];[.A4555])=0;[.A4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style-name="Default" table:formula="of:=IF(MOD([.$F$4];[.A4556])=0;[.A4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style-name="Default" table:formula="of:=IF(MOD([.$F$4];[.A4557])=0;[.A4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style-name="Default" table:formula="of:=IF(MOD([.$F$4];[.A4558])=0;[.A4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style-name="Default" table:formula="of:=IF(MOD([.$F$4];[.A4559])=0;[.A4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style-name="Default" table:formula="of:=IF(MOD([.$F$4];[.A4560])=0;[.A4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style-name="Default" table:formula="of:=IF(MOD([.$F$4];[.A4561])=0;[.A4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style-name="Default" table:formula="of:=IF(MOD([.$F$4];[.A4562])=0;[.A4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style-name="Default" table:formula="of:=IF(MOD([.$F$4];[.A4563])=0;[.A4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style-name="Default" table:formula="of:=IF(MOD([.$F$4];[.A4564])=0;[.A4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style-name="Default" table:formula="of:=IF(MOD([.$F$4];[.A4565])=0;[.A4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style-name="Default" table:formula="of:=IF(MOD([.$F$4];[.A4566])=0;[.A4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style-name="Default" table:formula="of:=IF(MOD([.$F$4];[.A4567])=0;[.A4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style-name="Default" table:formula="of:=IF(MOD([.$F$4];[.A4568])=0;[.A4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style-name="Default" table:formula="of:=IF(MOD([.$F$4];[.A4569])=0;[.A4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style-name="Default" table:formula="of:=IF(MOD([.$F$4];[.A4570])=0;[.A4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style-name="Default" table:formula="of:=IF(MOD([.$F$4];[.A4571])=0;[.A4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style-name="Default" table:formula="of:=IF(MOD([.$F$4];[.A4572])=0;[.A4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style-name="Default" table:formula="of:=IF(MOD([.$F$4];[.A4573])=0;[.A4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style-name="Default" table:formula="of:=IF(MOD([.$F$4];[.A4574])=0;[.A4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style-name="Default" table:formula="of:=IF(MOD([.$F$4];[.A4575])=0;[.A4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style-name="Default" table:formula="of:=IF(MOD([.$F$4];[.A4576])=0;[.A4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style-name="Default" table:formula="of:=IF(MOD([.$F$4];[.A4577])=0;[.A4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style-name="Default" table:formula="of:=IF(MOD([.$F$4];[.A4578])=0;[.A4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style-name="Default" table:formula="of:=IF(MOD([.$F$4];[.A4579])=0;[.A4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style-name="Default" table:formula="of:=IF(MOD([.$F$4];[.A4580])=0;[.A4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style-name="Default" table:formula="of:=IF(MOD([.$F$4];[.A4581])=0;[.A4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style-name="Default" table:formula="of:=IF(MOD([.$F$4];[.A4582])=0;[.A4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style-name="Default" table:formula="of:=IF(MOD([.$F$4];[.A4583])=0;[.A4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style-name="Default" table:formula="of:=IF(MOD([.$F$4];[.A4584])=0;[.A4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style-name="Default" table:formula="of:=IF(MOD([.$F$4];[.A4585])=0;[.A4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style-name="Default" table:formula="of:=IF(MOD([.$F$4];[.A4586])=0;[.A4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style-name="Default" table:formula="of:=IF(MOD([.$F$4];[.A4587])=0;[.A4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style-name="Default" table:formula="of:=IF(MOD([.$F$4];[.A4588])=0;[.A4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style-name="Default" table:formula="of:=IF(MOD([.$F$4];[.A4589])=0;[.A4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style-name="Default" table:formula="of:=IF(MOD([.$F$4];[.A4590])=0;[.A4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style-name="Default" table:formula="of:=IF(MOD([.$F$4];[.A4591])=0;[.A4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style-name="Default" table:formula="of:=IF(MOD([.$F$4];[.A4592])=0;[.A4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style-name="Default" table:formula="of:=IF(MOD([.$F$4];[.A4593])=0;[.A4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style-name="Default" table:formula="of:=IF(MOD([.$F$4];[.A4594])=0;[.A4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style-name="Default" table:formula="of:=IF(MOD([.$F$4];[.A4595])=0;[.A4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style-name="Default" table:formula="of:=IF(MOD([.$F$4];[.A4596])=0;[.A4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style-name="Default" table:formula="of:=IF(MOD([.$F$4];[.A4597])=0;[.A4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style-name="Default" table:formula="of:=IF(MOD([.$F$4];[.A4598])=0;[.A4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style-name="Default" table:formula="of:=IF(MOD([.$F$4];[.A4599])=0;[.A4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style-name="Default" table:formula="of:=IF(MOD([.$F$4];[.A4600])=0;[.A4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style-name="Default" table:formula="of:=IF(MOD([.$F$4];[.A4601])=0;[.A4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style-name="Default" table:formula="of:=IF(MOD([.$F$4];[.A4602])=0;[.A4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style-name="Default" table:formula="of:=IF(MOD([.$F$4];[.A4603])=0;[.A4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style-name="Default" table:formula="of:=IF(MOD([.$F$4];[.A4604])=0;[.A4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style-name="Default" table:formula="of:=IF(MOD([.$F$4];[.A4605])=0;[.A4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style-name="Default" table:formula="of:=IF(MOD([.$F$4];[.A4606])=0;[.A4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style-name="Default" table:formula="of:=IF(MOD([.$F$4];[.A4607])=0;[.A4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style-name="Default" table:formula="of:=IF(MOD([.$F$4];[.A4608])=0;[.A4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style-name="Default" table:formula="of:=IF(MOD([.$F$4];[.A4609])=0;[.A4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style-name="Default" table:formula="of:=IF(MOD([.$F$4];[.A4610])=0;[.A4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style-name="Default" table:formula="of:=IF(MOD([.$F$4];[.A4611])=0;[.A4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style-name="Default" table:formula="of:=IF(MOD([.$F$4];[.A4612])=0;[.A4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style-name="Default" table:formula="of:=IF(MOD([.$F$4];[.A4613])=0;[.A4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style-name="Default" table:formula="of:=IF(MOD([.$F$4];[.A4614])=0;[.A4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style-name="Default" table:formula="of:=IF(MOD([.$F$4];[.A4615])=0;[.A4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style-name="Default" table:formula="of:=IF(MOD([.$F$4];[.A4616])=0;[.A4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style-name="Default" table:formula="of:=IF(MOD([.$F$4];[.A4617])=0;[.A4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style-name="Default" table:formula="of:=IF(MOD([.$F$4];[.A4618])=0;[.A4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style-name="Default" table:formula="of:=IF(MOD([.$F$4];[.A4619])=0;[.A4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style-name="Default" table:formula="of:=IF(MOD([.$F$4];[.A4620])=0;[.A4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style-name="Default" table:formula="of:=IF(MOD([.$F$4];[.A4621])=0;[.A4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style-name="Default" table:formula="of:=IF(MOD([.$F$4];[.A4622])=0;[.A4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style-name="Default" table:formula="of:=IF(MOD([.$F$4];[.A4623])=0;[.A4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style-name="Default" table:formula="of:=IF(MOD([.$F$4];[.A4624])=0;[.A4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style-name="Default" table:formula="of:=IF(MOD([.$F$4];[.A4625])=0;[.A4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style-name="Default" table:formula="of:=IF(MOD([.$F$4];[.A4626])=0;[.A4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style-name="Default" table:formula="of:=IF(MOD([.$F$4];[.A4627])=0;[.A4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style-name="Default" table:formula="of:=IF(MOD([.$F$4];[.A4628])=0;[.A4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style-name="Default" table:formula="of:=IF(MOD([.$F$4];[.A4629])=0;[.A4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style-name="Default" table:formula="of:=IF(MOD([.$F$4];[.A4630])=0;[.A4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style-name="Default" table:formula="of:=IF(MOD([.$F$4];[.A4631])=0;[.A4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style-name="Default" table:formula="of:=IF(MOD([.$F$4];[.A4632])=0;[.A4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style-name="Default" table:formula="of:=IF(MOD([.$F$4];[.A4633])=0;[.A4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style-name="Default" table:formula="of:=IF(MOD([.$F$4];[.A4634])=0;[.A4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style-name="Default" table:formula="of:=IF(MOD([.$F$4];[.A4635])=0;[.A4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style-name="Default" table:formula="of:=IF(MOD([.$F$4];[.A4636])=0;[.A4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style-name="Default" table:formula="of:=IF(MOD([.$F$4];[.A4637])=0;[.A4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style-name="Default" table:formula="of:=IF(MOD([.$F$4];[.A4638])=0;[.A4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style-name="Default" table:formula="of:=IF(MOD([.$F$4];[.A4639])=0;[.A4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style-name="Default" table:formula="of:=IF(MOD([.$F$4];[.A4640])=0;[.A4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style-name="Default" table:formula="of:=IF(MOD([.$F$4];[.A4641])=0;[.A4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style-name="Default" table:formula="of:=IF(MOD([.$F$4];[.A4642])=0;[.A4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style-name="Default" table:formula="of:=IF(MOD([.$F$4];[.A4643])=0;[.A4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style-name="Default" table:formula="of:=IF(MOD([.$F$4];[.A4644])=0;[.A4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style-name="Default" table:formula="of:=IF(MOD([.$F$4];[.A4645])=0;[.A4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style-name="Default" table:formula="of:=IF(MOD([.$F$4];[.A4646])=0;[.A4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style-name="Default" table:formula="of:=IF(MOD([.$F$4];[.A4647])=0;[.A4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style-name="Default" table:formula="of:=IF(MOD([.$F$4];[.A4648])=0;[.A4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style-name="Default" table:formula="of:=IF(MOD([.$F$4];[.A4649])=0;[.A4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style-name="Default" table:formula="of:=IF(MOD([.$F$4];[.A4650])=0;[.A4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style-name="Default" table:formula="of:=IF(MOD([.$F$4];[.A4651])=0;[.A4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style-name="Default" table:formula="of:=IF(MOD([.$F$4];[.A4652])=0;[.A4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style-name="Default" table:formula="of:=IF(MOD([.$F$4];[.A4653])=0;[.A4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style-name="Default" table:formula="of:=IF(MOD([.$F$4];[.A4654])=0;[.A4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style-name="Default" table:formula="of:=IF(MOD([.$F$4];[.A4655])=0;[.A4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style-name="Default" table:formula="of:=IF(MOD([.$F$4];[.A4656])=0;[.A4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style-name="Default" table:formula="of:=IF(MOD([.$F$4];[.A4657])=0;[.A4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style-name="Default" table:formula="of:=IF(MOD([.$F$4];[.A4658])=0;[.A4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style-name="Default" table:formula="of:=IF(MOD([.$F$4];[.A4659])=0;[.A4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style-name="Default" table:formula="of:=IF(MOD([.$F$4];[.A4660])=0;[.A4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style-name="Default" table:formula="of:=IF(MOD([.$F$4];[.A4661])=0;[.A4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style-name="Default" table:formula="of:=IF(MOD([.$F$4];[.A4662])=0;[.A4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style-name="Default" table:formula="of:=IF(MOD([.$F$4];[.A4663])=0;[.A4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style-name="Default" table:formula="of:=IF(MOD([.$F$4];[.A4664])=0;[.A4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style-name="Default" table:formula="of:=IF(MOD([.$F$4];[.A4665])=0;[.A4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style-name="Default" table:formula="of:=IF(MOD([.$F$4];[.A4666])=0;[.A4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style-name="Default" table:formula="of:=IF(MOD([.$F$4];[.A4667])=0;[.A4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style-name="Default" table:formula="of:=IF(MOD([.$F$4];[.A4668])=0;[.A4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style-name="Default" table:formula="of:=IF(MOD([.$F$4];[.A4669])=0;[.A4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style-name="Default" table:formula="of:=IF(MOD([.$F$4];[.A4670])=0;[.A4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style-name="Default" table:formula="of:=IF(MOD([.$F$4];[.A4671])=0;[.A4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style-name="Default" table:formula="of:=IF(MOD([.$F$4];[.A4672])=0;[.A4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style-name="Default" table:formula="of:=IF(MOD([.$F$4];[.A4673])=0;[.A4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style-name="Default" table:formula="of:=IF(MOD([.$F$4];[.A4674])=0;[.A4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style-name="Default" table:formula="of:=IF(MOD([.$F$4];[.A4675])=0;[.A4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style-name="Default" table:formula="of:=IF(MOD([.$F$4];[.A4676])=0;[.A4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style-name="Default" table:formula="of:=IF(MOD([.$F$4];[.A4677])=0;[.A4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style-name="Default" table:formula="of:=IF(MOD([.$F$4];[.A4678])=0;[.A4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style-name="Default" table:formula="of:=IF(MOD([.$F$4];[.A4679])=0;[.A4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style-name="Default" table:formula="of:=IF(MOD([.$F$4];[.A4680])=0;[.A4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style-name="Default" table:formula="of:=IF(MOD([.$F$4];[.A4681])=0;[.A4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style-name="Default" table:formula="of:=IF(MOD([.$F$4];[.A4682])=0;[.A4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style-name="Default" table:formula="of:=IF(MOD([.$F$4];[.A4683])=0;[.A4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style-name="Default" table:formula="of:=IF(MOD([.$F$4];[.A4684])=0;[.A4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style-name="Default" table:formula="of:=IF(MOD([.$F$4];[.A4685])=0;[.A4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style-name="Default" table:formula="of:=IF(MOD([.$F$4];[.A4686])=0;[.A4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style-name="Default" table:formula="of:=IF(MOD([.$F$4];[.A4687])=0;[.A4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style-name="Default" table:formula="of:=IF(MOD([.$F$4];[.A4688])=0;[.A4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style-name="Default" table:formula="of:=IF(MOD([.$F$4];[.A4689])=0;[.A4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style-name="Default" table:formula="of:=IF(MOD([.$F$4];[.A4690])=0;[.A4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style-name="Default" table:formula="of:=IF(MOD([.$F$4];[.A4691])=0;[.A4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style-name="Default" table:formula="of:=IF(MOD([.$F$4];[.A4692])=0;[.A4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style-name="Default" table:formula="of:=IF(MOD([.$F$4];[.A4693])=0;[.A4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style-name="Default" table:formula="of:=IF(MOD([.$F$4];[.A4694])=0;[.A4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style-name="Default" table:formula="of:=IF(MOD([.$F$4];[.A4695])=0;[.A4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style-name="Default" table:formula="of:=IF(MOD([.$F$4];[.A4696])=0;[.A4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style-name="Default" table:formula="of:=IF(MOD([.$F$4];[.A4697])=0;[.A4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style-name="Default" table:formula="of:=IF(MOD([.$F$4];[.A4698])=0;[.A4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style-name="Default" table:formula="of:=IF(MOD([.$F$4];[.A4699])=0;[.A4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style-name="Default" table:formula="of:=IF(MOD([.$F$4];[.A4700])=0;[.A4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style-name="Default" table:formula="of:=IF(MOD([.$F$4];[.A4701])=0;[.A4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style-name="Default" table:formula="of:=IF(MOD([.$F$4];[.A4702])=0;[.A4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style-name="Default" table:formula="of:=IF(MOD([.$F$4];[.A4703])=0;[.A4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style-name="Default" table:formula="of:=IF(MOD([.$F$4];[.A4704])=0;[.A4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style-name="Default" table:formula="of:=IF(MOD([.$F$4];[.A4705])=0;[.A4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style-name="Default" table:formula="of:=IF(MOD([.$F$4];[.A4706])=0;[.A4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style-name="Default" table:formula="of:=IF(MOD([.$F$4];[.A4707])=0;[.A4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style-name="Default" table:formula="of:=IF(MOD([.$F$4];[.A4708])=0;[.A4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style-name="Default" table:formula="of:=IF(MOD([.$F$4];[.A4709])=0;[.A4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style-name="Default" table:formula="of:=IF(MOD([.$F$4];[.A4710])=0;[.A4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style-name="Default" table:formula="of:=IF(MOD([.$F$4];[.A4711])=0;[.A4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style-name="Default" table:formula="of:=IF(MOD([.$F$4];[.A4712])=0;[.A4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style-name="Default" table:formula="of:=IF(MOD([.$F$4];[.A4713])=0;[.A4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style-name="Default" table:formula="of:=IF(MOD([.$F$4];[.A4714])=0;[.A4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style-name="Default" table:formula="of:=IF(MOD([.$F$4];[.A4715])=0;[.A4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style-name="Default" table:formula="of:=IF(MOD([.$F$4];[.A4716])=0;[.A4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style-name="Default" table:formula="of:=IF(MOD([.$F$4];[.A4717])=0;[.A4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style-name="Default" table:formula="of:=IF(MOD([.$F$4];[.A4718])=0;[.A4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style-name="Default" table:formula="of:=IF(MOD([.$F$4];[.A4719])=0;[.A4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style-name="Default" table:formula="of:=IF(MOD([.$F$4];[.A4720])=0;[.A4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style-name="Default" table:formula="of:=IF(MOD([.$F$4];[.A4721])=0;[.A4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style-name="Default" table:formula="of:=IF(MOD([.$F$4];[.A4722])=0;[.A4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style-name="Default" table:formula="of:=IF(MOD([.$F$4];[.A4723])=0;[.A4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style-name="Default" table:formula="of:=IF(MOD([.$F$4];[.A4724])=0;[.A4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style-name="Default" table:formula="of:=IF(MOD([.$F$4];[.A4725])=0;[.A4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style-name="Default" table:formula="of:=IF(MOD([.$F$4];[.A4726])=0;[.A4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style-name="Default" table:formula="of:=IF(MOD([.$F$4];[.A4727])=0;[.A4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style-name="Default" table:formula="of:=IF(MOD([.$F$4];[.A4728])=0;[.A4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style-name="Default" table:formula="of:=IF(MOD([.$F$4];[.A4729])=0;[.A4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style-name="Default" table:formula="of:=IF(MOD([.$F$4];[.A4730])=0;[.A4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style-name="Default" table:formula="of:=IF(MOD([.$F$4];[.A4731])=0;[.A4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style-name="Default" table:formula="of:=IF(MOD([.$F$4];[.A4732])=0;[.A4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style-name="Default" table:formula="of:=IF(MOD([.$F$4];[.A4733])=0;[.A4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style-name="Default" table:formula="of:=IF(MOD([.$F$4];[.A4734])=0;[.A4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style-name="Default" table:formula="of:=IF(MOD([.$F$4];[.A4735])=0;[.A4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style-name="Default" table:formula="of:=IF(MOD([.$F$4];[.A4736])=0;[.A4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style-name="Default" table:formula="of:=IF(MOD([.$F$4];[.A4737])=0;[.A4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style-name="Default" table:formula="of:=IF(MOD([.$F$4];[.A4738])=0;[.A4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style-name="Default" table:formula="of:=IF(MOD([.$F$4];[.A4739])=0;[.A4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style-name="Default" table:formula="of:=IF(MOD([.$F$4];[.A4740])=0;[.A4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style-name="Default" table:formula="of:=IF(MOD([.$F$4];[.A4741])=0;[.A4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style-name="Default" table:formula="of:=IF(MOD([.$F$4];[.A4742])=0;[.A4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style-name="Default" table:formula="of:=IF(MOD([.$F$4];[.A4743])=0;[.A4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style-name="Default" table:formula="of:=IF(MOD([.$F$4];[.A4744])=0;[.A4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style-name="Default" table:formula="of:=IF(MOD([.$F$4];[.A4745])=0;[.A4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style-name="Default" table:formula="of:=IF(MOD([.$F$4];[.A4746])=0;[.A4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style-name="Default" table:formula="of:=IF(MOD([.$F$4];[.A4747])=0;[.A4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style-name="Default" table:formula="of:=IF(MOD([.$F$4];[.A4748])=0;[.A4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style-name="Default" table:formula="of:=IF(MOD([.$F$4];[.A4749])=0;[.A4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style-name="Default" table:formula="of:=IF(MOD([.$F$4];[.A4750])=0;[.A4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style-name="Default" table:formula="of:=IF(MOD([.$F$4];[.A4751])=0;[.A4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style-name="Default" table:formula="of:=IF(MOD([.$F$4];[.A4752])=0;[.A4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style-name="Default" table:formula="of:=IF(MOD([.$F$4];[.A4753])=0;[.A4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style-name="Default" table:formula="of:=IF(MOD([.$F$4];[.A4754])=0;[.A4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style-name="Default" table:formula="of:=IF(MOD([.$F$4];[.A4755])=0;[.A4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style-name="Default" table:formula="of:=IF(MOD([.$F$4];[.A4756])=0;[.A4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style-name="Default" table:formula="of:=IF(MOD([.$F$4];[.A4757])=0;[.A4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style-name="Default" table:formula="of:=IF(MOD([.$F$4];[.A4758])=0;[.A4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style-name="Default" table:formula="of:=IF(MOD([.$F$4];[.A4759])=0;[.A4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style-name="Default" table:formula="of:=IF(MOD([.$F$4];[.A4760])=0;[.A4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style-name="Default" table:formula="of:=IF(MOD([.$F$4];[.A4761])=0;[.A4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style-name="Default" table:formula="of:=IF(MOD([.$F$4];[.A4762])=0;[.A4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style-name="Default" table:formula="of:=IF(MOD([.$F$4];[.A4763])=0;[.A4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style-name="Default" table:formula="of:=IF(MOD([.$F$4];[.A4764])=0;[.A4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style-name="Default" table:formula="of:=IF(MOD([.$F$4];[.A4765])=0;[.A4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style-name="Default" table:formula="of:=IF(MOD([.$F$4];[.A4766])=0;[.A4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style-name="Default" table:formula="of:=IF(MOD([.$F$4];[.A4767])=0;[.A4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style-name="Default" table:formula="of:=IF(MOD([.$F$4];[.A4768])=0;[.A4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style-name="Default" table:formula="of:=IF(MOD([.$F$4];[.A4769])=0;[.A4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style-name="Default" table:formula="of:=IF(MOD([.$F$4];[.A4770])=0;[.A4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style-name="Default" table:formula="of:=IF(MOD([.$F$4];[.A4771])=0;[.A4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style-name="Default" table:formula="of:=IF(MOD([.$F$4];[.A4772])=0;[.A4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style-name="Default" table:formula="of:=IF(MOD([.$F$4];[.A4773])=0;[.A4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style-name="Default" table:formula="of:=IF(MOD([.$F$4];[.A4774])=0;[.A4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style-name="Default" table:formula="of:=IF(MOD([.$F$4];[.A4775])=0;[.A4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style-name="Default" table:formula="of:=IF(MOD([.$F$4];[.A4776])=0;[.A4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style-name="Default" table:formula="of:=IF(MOD([.$F$4];[.A4777])=0;[.A4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style-name="Default" table:formula="of:=IF(MOD([.$F$4];[.A4778])=0;[.A4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style-name="Default" table:formula="of:=IF(MOD([.$F$4];[.A4779])=0;[.A4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style-name="Default" table:formula="of:=IF(MOD([.$F$4];[.A4780])=0;[.A4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style-name="Default" table:formula="of:=IF(MOD([.$F$4];[.A4781])=0;[.A4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style-name="Default" table:formula="of:=IF(MOD([.$F$4];[.A4782])=0;[.A4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style-name="Default" table:formula="of:=IF(MOD([.$F$4];[.A4783])=0;[.A4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style-name="Default" table:formula="of:=IF(MOD([.$F$4];[.A4784])=0;[.A4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style-name="Default" table:formula="of:=IF(MOD([.$F$4];[.A4785])=0;[.A4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style-name="Default" table:formula="of:=IF(MOD([.$F$4];[.A4786])=0;[.A4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style-name="Default" table:formula="of:=IF(MOD([.$F$4];[.A4787])=0;[.A4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style-name="Default" table:formula="of:=IF(MOD([.$F$4];[.A4788])=0;[.A4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style-name="Default" table:formula="of:=IF(MOD([.$F$4];[.A4789])=0;[.A4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style-name="Default" table:formula="of:=IF(MOD([.$F$4];[.A4790])=0;[.A4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style-name="Default" table:formula="of:=IF(MOD([.$F$4];[.A4791])=0;[.A4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style-name="Default" table:formula="of:=IF(MOD([.$F$4];[.A4792])=0;[.A4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style-name="Default" table:formula="of:=IF(MOD([.$F$4];[.A4793])=0;[.A4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style-name="Default" table:formula="of:=IF(MOD([.$F$4];[.A4794])=0;[.A4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style-name="Default" table:formula="of:=IF(MOD([.$F$4];[.A4795])=0;[.A4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style-name="Default" table:formula="of:=IF(MOD([.$F$4];[.A4796])=0;[.A4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style-name="Default" table:formula="of:=IF(MOD([.$F$4];[.A4797])=0;[.A4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style-name="Default" table:formula="of:=IF(MOD([.$F$4];[.A4798])=0;[.A4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style-name="Default" table:formula="of:=IF(MOD([.$F$4];[.A4799])=0;[.A4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style-name="Default" table:formula="of:=IF(MOD([.$F$4];[.A4800])=0;[.A4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style-name="Default" table:formula="of:=IF(MOD([.$F$4];[.A4801])=0;[.A4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style-name="Default" table:formula="of:=IF(MOD([.$F$4];[.A4802])=0;[.A4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style-name="Default" table:formula="of:=IF(MOD([.$F$4];[.A4803])=0;[.A4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style-name="Default" table:formula="of:=IF(MOD([.$F$4];[.A4804])=0;[.A4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style-name="Default" table:formula="of:=IF(MOD([.$F$4];[.A4805])=0;[.A4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style-name="Default" table:formula="of:=IF(MOD([.$F$4];[.A4806])=0;[.A4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style-name="Default" table:formula="of:=IF(MOD([.$F$4];[.A4807])=0;[.A4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style-name="Default" table:formula="of:=IF(MOD([.$F$4];[.A4808])=0;[.A4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style-name="Default" table:formula="of:=IF(MOD([.$F$4];[.A4809])=0;[.A4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style-name="Default" table:formula="of:=IF(MOD([.$F$4];[.A4810])=0;[.A4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style-name="Default" table:formula="of:=IF(MOD([.$F$4];[.A4811])=0;[.A4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style-name="Default" table:formula="of:=IF(MOD([.$F$4];[.A4812])=0;[.A4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style-name="Default" table:formula="of:=IF(MOD([.$F$4];[.A4813])=0;[.A4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style-name="Default" table:formula="of:=IF(MOD([.$F$4];[.A4814])=0;[.A4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style-name="Default" table:formula="of:=IF(MOD([.$F$4];[.A4815])=0;[.A4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style-name="Default" table:formula="of:=IF(MOD([.$F$4];[.A4816])=0;[.A4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style-name="Default" table:formula="of:=IF(MOD([.$F$4];[.A4817])=0;[.A4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style-name="Default" table:formula="of:=IF(MOD([.$F$4];[.A4818])=0;[.A4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style-name="Default" table:formula="of:=IF(MOD([.$F$4];[.A4819])=0;[.A4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style-name="Default" table:formula="of:=IF(MOD([.$F$4];[.A4820])=0;[.A4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style-name="Default" table:formula="of:=IF(MOD([.$F$4];[.A4821])=0;[.A4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style-name="Default" table:formula="of:=IF(MOD([.$F$4];[.A4822])=0;[.A4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style-name="Default" table:formula="of:=IF(MOD([.$F$4];[.A4823])=0;[.A4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style-name="Default" table:formula="of:=IF(MOD([.$F$4];[.A4824])=0;[.A4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style-name="Default" table:formula="of:=IF(MOD([.$F$4];[.A4825])=0;[.A4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style-name="Default" table:formula="of:=IF(MOD([.$F$4];[.A4826])=0;[.A4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style-name="Default" table:formula="of:=IF(MOD([.$F$4];[.A4827])=0;[.A4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style-name="Default" table:formula="of:=IF(MOD([.$F$4];[.A4828])=0;[.A4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style-name="Default" table:formula="of:=IF(MOD([.$F$4];[.A4829])=0;[.A4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style-name="Default" table:formula="of:=IF(MOD([.$F$4];[.A4830])=0;[.A4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style-name="Default" table:formula="of:=IF(MOD([.$F$4];[.A4831])=0;[.A4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style-name="Default" table:formula="of:=IF(MOD([.$F$4];[.A4832])=0;[.A4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style-name="Default" table:formula="of:=IF(MOD([.$F$4];[.A4833])=0;[.A4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style-name="Default" table:formula="of:=IF(MOD([.$F$4];[.A4834])=0;[.A4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style-name="Default" table:formula="of:=IF(MOD([.$F$4];[.A4835])=0;[.A4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style-name="Default" table:formula="of:=IF(MOD([.$F$4];[.A4836])=0;[.A4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style-name="Default" table:formula="of:=IF(MOD([.$F$4];[.A4837])=0;[.A4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style-name="Default" table:formula="of:=IF(MOD([.$F$4];[.A4838])=0;[.A4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style-name="Default" table:formula="of:=IF(MOD([.$F$4];[.A4839])=0;[.A4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style-name="Default" table:formula="of:=IF(MOD([.$F$4];[.A4840])=0;[.A4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style-name="Default" table:formula="of:=IF(MOD([.$F$4];[.A4841])=0;[.A4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style-name="Default" table:formula="of:=IF(MOD([.$F$4];[.A4842])=0;[.A4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style-name="Default" table:formula="of:=IF(MOD([.$F$4];[.A4843])=0;[.A4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style-name="Default" table:formula="of:=IF(MOD([.$F$4];[.A4844])=0;[.A4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style-name="Default" table:formula="of:=IF(MOD([.$F$4];[.A4845])=0;[.A4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style-name="Default" table:formula="of:=IF(MOD([.$F$4];[.A4846])=0;[.A4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style-name="Default" table:formula="of:=IF(MOD([.$F$4];[.A4847])=0;[.A4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style-name="Default" table:formula="of:=IF(MOD([.$F$4];[.A4848])=0;[.A4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style-name="Default" table:formula="of:=IF(MOD([.$F$4];[.A4849])=0;[.A4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style-name="Default" table:formula="of:=IF(MOD([.$F$4];[.A4850])=0;[.A4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style-name="Default" table:formula="of:=IF(MOD([.$F$4];[.A4851])=0;[.A4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style-name="Default" table:formula="of:=IF(MOD([.$F$4];[.A4852])=0;[.A4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style-name="Default" table:formula="of:=IF(MOD([.$F$4];[.A4853])=0;[.A4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style-name="Default" table:formula="of:=IF(MOD([.$F$4];[.A4854])=0;[.A4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style-name="Default" table:formula="of:=IF(MOD([.$F$4];[.A4855])=0;[.A4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style-name="Default" table:formula="of:=IF(MOD([.$F$4];[.A4856])=0;[.A4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style-name="Default" table:formula="of:=IF(MOD([.$F$4];[.A4857])=0;[.A4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style-name="Default" table:formula="of:=IF(MOD([.$F$4];[.A4858])=0;[.A4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style-name="Default" table:formula="of:=IF(MOD([.$F$4];[.A4859])=0;[.A4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style-name="Default" table:formula="of:=IF(MOD([.$F$4];[.A4860])=0;[.A4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style-name="Default" table:formula="of:=IF(MOD([.$F$4];[.A4861])=0;[.A4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style-name="Default" table:formula="of:=IF(MOD([.$F$4];[.A4862])=0;[.A4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style-name="Default" table:formula="of:=IF(MOD([.$F$4];[.A4863])=0;[.A4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style-name="Default" table:formula="of:=IF(MOD([.$F$4];[.A4864])=0;[.A4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style-name="Default" table:formula="of:=IF(MOD([.$F$4];[.A4865])=0;[.A4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style-name="Default" table:formula="of:=IF(MOD([.$F$4];[.A4866])=0;[.A4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style-name="Default" table:formula="of:=IF(MOD([.$F$4];[.A4867])=0;[.A4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style-name="Default" table:formula="of:=IF(MOD([.$F$4];[.A4868])=0;[.A4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style-name="Default" table:formula="of:=IF(MOD([.$F$4];[.A4869])=0;[.A4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style-name="Default" table:formula="of:=IF(MOD([.$F$4];[.A4870])=0;[.A4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style-name="Default" table:formula="of:=IF(MOD([.$F$4];[.A4871])=0;[.A4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style-name="Default" table:formula="of:=IF(MOD([.$F$4];[.A4872])=0;[.A4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style-name="Default" table:formula="of:=IF(MOD([.$F$4];[.A4873])=0;[.A4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style-name="Default" table:formula="of:=IF(MOD([.$F$4];[.A4874])=0;[.A4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style-name="Default" table:formula="of:=IF(MOD([.$F$4];[.A4875])=0;[.A4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style-name="Default" table:formula="of:=IF(MOD([.$F$4];[.A4876])=0;[.A4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style-name="Default" table:formula="of:=IF(MOD([.$F$4];[.A4877])=0;[.A4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style-name="Default" table:formula="of:=IF(MOD([.$F$4];[.A4878])=0;[.A4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style-name="Default" table:formula="of:=IF(MOD([.$F$4];[.A4879])=0;[.A4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style-name="Default" table:formula="of:=IF(MOD([.$F$4];[.A4880])=0;[.A4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style-name="Default" table:formula="of:=IF(MOD([.$F$4];[.A4881])=0;[.A4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style-name="Default" table:formula="of:=IF(MOD([.$F$4];[.A4882])=0;[.A4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style-name="Default" table:formula="of:=IF(MOD([.$F$4];[.A4883])=0;[.A4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style-name="Default" table:formula="of:=IF(MOD([.$F$4];[.A4884])=0;[.A4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style-name="Default" table:formula="of:=IF(MOD([.$F$4];[.A4885])=0;[.A4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style-name="Default" table:formula="of:=IF(MOD([.$F$4];[.A4886])=0;[.A4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style-name="Default" table:formula="of:=IF(MOD([.$F$4];[.A4887])=0;[.A4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style-name="Default" table:formula="of:=IF(MOD([.$F$4];[.A4888])=0;[.A4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style-name="Default" table:formula="of:=IF(MOD([.$F$4];[.A4889])=0;[.A4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style-name="Default" table:formula="of:=IF(MOD([.$F$4];[.A4890])=0;[.A4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style-name="Default" table:formula="of:=IF(MOD([.$F$4];[.A4891])=0;[.A4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style-name="Default" table:formula="of:=IF(MOD([.$F$4];[.A4892])=0;[.A4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style-name="Default" table:formula="of:=IF(MOD([.$F$4];[.A4893])=0;[.A4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style-name="Default" table:formula="of:=IF(MOD([.$F$4];[.A4894])=0;[.A4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style-name="Default" table:formula="of:=IF(MOD([.$F$4];[.A4895])=0;[.A4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style-name="Default" table:formula="of:=IF(MOD([.$F$4];[.A4896])=0;[.A4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style-name="Default" table:formula="of:=IF(MOD([.$F$4];[.A4897])=0;[.A4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style-name="Default" table:formula="of:=IF(MOD([.$F$4];[.A4898])=0;[.A4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style-name="Default" table:formula="of:=IF(MOD([.$F$4];[.A4899])=0;[.A4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style-name="Default" table:formula="of:=IF(MOD([.$F$4];[.A4900])=0;[.A4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style-name="Default" table:formula="of:=IF(MOD([.$F$4];[.A4901])=0;[.A4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style-name="Default" table:formula="of:=IF(MOD([.$F$4];[.A4902])=0;[.A4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style-name="Default" table:formula="of:=IF(MOD([.$F$4];[.A4903])=0;[.A4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style-name="Default" table:formula="of:=IF(MOD([.$F$4];[.A4904])=0;[.A4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style-name="Default" table:formula="of:=IF(MOD([.$F$4];[.A4905])=0;[.A4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style-name="Default" table:formula="of:=IF(MOD([.$F$4];[.A4906])=0;[.A4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style-name="Default" table:formula="of:=IF(MOD([.$F$4];[.A4907])=0;[.A4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style-name="Default" table:formula="of:=IF(MOD([.$F$4];[.A4908])=0;[.A4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style-name="Default" table:formula="of:=IF(MOD([.$F$4];[.A4909])=0;[.A4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style-name="Default" table:formula="of:=IF(MOD([.$F$4];[.A4910])=0;[.A4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style-name="Default" table:formula="of:=IF(MOD([.$F$4];[.A4911])=0;[.A4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style-name="Default" table:formula="of:=IF(MOD([.$F$4];[.A4912])=0;[.A4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style-name="Default" table:formula="of:=IF(MOD([.$F$4];[.A4913])=0;[.A4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style-name="Default" table:formula="of:=IF(MOD([.$F$4];[.A4914])=0;[.A4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style-name="Default" table:formula="of:=IF(MOD([.$F$4];[.A4915])=0;[.A4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style-name="Default" table:formula="of:=IF(MOD([.$F$4];[.A4916])=0;[.A4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style-name="Default" table:formula="of:=IF(MOD([.$F$4];[.A4917])=0;[.A4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style-name="Default" table:formula="of:=IF(MOD([.$F$4];[.A4918])=0;[.A4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style-name="Default" table:formula="of:=IF(MOD([.$F$4];[.A4919])=0;[.A4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style-name="Default" table:formula="of:=IF(MOD([.$F$4];[.A4920])=0;[.A4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style-name="Default" table:formula="of:=IF(MOD([.$F$4];[.A4921])=0;[.A4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style-name="Default" table:formula="of:=IF(MOD([.$F$4];[.A4922])=0;[.A4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style-name="Default" table:formula="of:=IF(MOD([.$F$4];[.A4923])=0;[.A4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style-name="Default" table:formula="of:=IF(MOD([.$F$4];[.A4924])=0;[.A4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style-name="Default" table:formula="of:=IF(MOD([.$F$4];[.A4925])=0;[.A4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style-name="Default" table:formula="of:=IF(MOD([.$F$4];[.A4926])=0;[.A4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style-name="Default" table:formula="of:=IF(MOD([.$F$4];[.A4927])=0;[.A4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style-name="Default" table:formula="of:=IF(MOD([.$F$4];[.A4928])=0;[.A4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style-name="Default" table:formula="of:=IF(MOD([.$F$4];[.A4929])=0;[.A4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style-name="Default" table:formula="of:=IF(MOD([.$F$4];[.A4930])=0;[.A4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style-name="Default" table:formula="of:=IF(MOD([.$F$4];[.A4931])=0;[.A4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style-name="Default" table:formula="of:=IF(MOD([.$F$4];[.A4932])=0;[.A4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style-name="Default" table:formula="of:=IF(MOD([.$F$4];[.A4933])=0;[.A4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style-name="Default" table:formula="of:=IF(MOD([.$F$4];[.A4934])=0;[.A4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style-name="Default" table:formula="of:=IF(MOD([.$F$4];[.A4935])=0;[.A4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style-name="Default" table:formula="of:=IF(MOD([.$F$4];[.A4936])=0;[.A4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style-name="Default" table:formula="of:=IF(MOD([.$F$4];[.A4937])=0;[.A4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style-name="Default" table:formula="of:=IF(MOD([.$F$4];[.A4938])=0;[.A4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style-name="Default" table:formula="of:=IF(MOD([.$F$4];[.A4939])=0;[.A4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style-name="Default" table:formula="of:=IF(MOD([.$F$4];[.A4940])=0;[.A4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style-name="Default" table:formula="of:=IF(MOD([.$F$4];[.A4941])=0;[.A4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style-name="Default" table:formula="of:=IF(MOD([.$F$4];[.A4942])=0;[.A4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style-name="Default" table:formula="of:=IF(MOD([.$F$4];[.A4943])=0;[.A4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style-name="Default" table:formula="of:=IF(MOD([.$F$4];[.A4944])=0;[.A4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style-name="Default" table:formula="of:=IF(MOD([.$F$4];[.A4945])=0;[.A4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style-name="Default" table:formula="of:=IF(MOD([.$F$4];[.A4946])=0;[.A4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style-name="Default" table:formula="of:=IF(MOD([.$F$4];[.A4947])=0;[.A4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style-name="Default" table:formula="of:=IF(MOD([.$F$4];[.A4948])=0;[.A4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style-name="Default" table:formula="of:=IF(MOD([.$F$4];[.A4949])=0;[.A4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style-name="Default" table:formula="of:=IF(MOD([.$F$4];[.A4950])=0;[.A4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style-name="Default" table:formula="of:=IF(MOD([.$F$4];[.A4951])=0;[.A4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style-name="Default" table:formula="of:=IF(MOD([.$F$4];[.A4952])=0;[.A4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style-name="Default" table:formula="of:=IF(MOD([.$F$4];[.A4953])=0;[.A4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style-name="Default" table:formula="of:=IF(MOD([.$F$4];[.A4954])=0;[.A4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style-name="Default" table:formula="of:=IF(MOD([.$F$4];[.A4955])=0;[.A4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style-name="Default" table:formula="of:=IF(MOD([.$F$4];[.A4956])=0;[.A4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style-name="Default" table:formula="of:=IF(MOD([.$F$4];[.A4957])=0;[.A4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style-name="Default" table:formula="of:=IF(MOD([.$F$4];[.A4958])=0;[.A4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style-name="Default" table:formula="of:=IF(MOD([.$F$4];[.A4959])=0;[.A4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style-name="Default" table:formula="of:=IF(MOD([.$F$4];[.A4960])=0;[.A4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style-name="Default" table:formula="of:=IF(MOD([.$F$4];[.A4961])=0;[.A4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style-name="Default" table:formula="of:=IF(MOD([.$F$4];[.A4962])=0;[.A4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style-name="Default" table:formula="of:=IF(MOD([.$F$4];[.A4963])=0;[.A4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style-name="Default" table:formula="of:=IF(MOD([.$F$4];[.A4964])=0;[.A4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style-name="Default" table:formula="of:=IF(MOD([.$F$4];[.A4965])=0;[.A4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style-name="Default" table:formula="of:=IF(MOD([.$F$4];[.A4966])=0;[.A4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style-name="Default" table:formula="of:=IF(MOD([.$F$4];[.A4967])=0;[.A4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style-name="Default" table:formula="of:=IF(MOD([.$F$4];[.A4968])=0;[.A4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style-name="Default" table:formula="of:=IF(MOD([.$F$4];[.A4969])=0;[.A4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style-name="Default" table:formula="of:=IF(MOD([.$F$4];[.A4970])=0;[.A4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style-name="Default" table:formula="of:=IF(MOD([.$F$4];[.A4971])=0;[.A4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style-name="Default" table:formula="of:=IF(MOD([.$F$4];[.A4972])=0;[.A4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style-name="Default" table:formula="of:=IF(MOD([.$F$4];[.A4973])=0;[.A4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style-name="Default" table:formula="of:=IF(MOD([.$F$4];[.A4974])=0;[.A4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style-name="Default" table:formula="of:=IF(MOD([.$F$4];[.A4975])=0;[.A4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style-name="Default" table:formula="of:=IF(MOD([.$F$4];[.A4976])=0;[.A4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style-name="Default" table:formula="of:=IF(MOD([.$F$4];[.A4977])=0;[.A4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style-name="Default" table:formula="of:=IF(MOD([.$F$4];[.A4978])=0;[.A4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style-name="Default" table:formula="of:=IF(MOD([.$F$4];[.A4979])=0;[.A4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style-name="Default" table:formula="of:=IF(MOD([.$F$4];[.A4980])=0;[.A4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style-name="Default" table:formula="of:=IF(MOD([.$F$4];[.A4981])=0;[.A4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style-name="Default" table:formula="of:=IF(MOD([.$F$4];[.A4982])=0;[.A4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style-name="Default" table:formula="of:=IF(MOD([.$F$4];[.A4983])=0;[.A4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style-name="Default" table:formula="of:=IF(MOD([.$F$4];[.A4984])=0;[.A4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style-name="Default" table:formula="of:=IF(MOD([.$F$4];[.A4985])=0;[.A4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style-name="Default" table:formula="of:=IF(MOD([.$F$4];[.A4986])=0;[.A4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style-name="Default" table:formula="of:=IF(MOD([.$F$4];[.A4987])=0;[.A4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style-name="Default" table:formula="of:=IF(MOD([.$F$4];[.A4988])=0;[.A4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style-name="Default" table:formula="of:=IF(MOD([.$F$4];[.A4989])=0;[.A4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style-name="Default" table:formula="of:=IF(MOD([.$F$4];[.A4990])=0;[.A4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style-name="Default" table:formula="of:=IF(MOD([.$F$4];[.A4991])=0;[.A4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style-name="Default" table:formula="of:=IF(MOD([.$F$4];[.A4992])=0;[.A4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style-name="Default" table:formula="of:=IF(MOD([.$F$4];[.A4993])=0;[.A4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style-name="Default" table:formula="of:=IF(MOD([.$F$4];[.A4994])=0;[.A4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style-name="Default" table:formula="of:=IF(MOD([.$F$4];[.A4995])=0;[.A4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style-name="Default" table:formula="of:=IF(MOD([.$F$4];[.A4996])=0;[.A4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style-name="Default" table:formula="of:=IF(MOD([.$F$4];[.A4997])=0;[.A4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style-name="Default" table:formula="of:=IF(MOD([.$F$4];[.A4998])=0;[.A4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style-name="Default" table:formula="of:=IF(MOD([.$F$4];[.A4999])=0;[.A4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style-name="Default" table:formula="of:=IF(MOD([.$F$4];[.A5000])=0;[.A5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style-name="Default" table:formula="of:=IF(MOD([.$F$4];[.A5001])=0;[.A5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style-name="Default" table:formula="of:=IF(MOD([.$F$4];[.A5002])=0;[.A5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style-name="Default" table:formula="of:=IF(MOD([.$F$4];[.A5003])=0;[.A5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style-name="Default" table:formula="of:=IF(MOD([.$F$4];[.A5004])=0;[.A5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style-name="Default" table:formula="of:=IF(MOD([.$F$4];[.A5005])=0;[.A5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style-name="Default" table:formula="of:=IF(MOD([.$F$4];[.A5006])=0;[.A50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style-name="Default" table:formula="of:=IF(MOD([.$F$4];[.A5007])=0;[.A50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style-name="Default" table:formula="of:=IF(MOD([.$F$4];[.A5008])=0;[.A50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style-name="Default" table:formula="of:=IF(MOD([.$F$4];[.A5009])=0;[.A50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style-name="Default" table:formula="of:=IF(MOD([.$F$4];[.A5010])=0;[.A50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style-name="Default" table:formula="of:=IF(MOD([.$F$4];[.A5011])=0;[.A50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style-name="Default" table:formula="of:=IF(MOD([.$F$4];[.A5012])=0;[.A50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style-name="Default" table:formula="of:=IF(MOD([.$F$4];[.A5013])=0;[.A50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style-name="Default" table:formula="of:=IF(MOD([.$F$4];[.A5014])=0;[.A50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style-name="Default" table:formula="of:=IF(MOD([.$F$4];[.A5015])=0;[.A50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style-name="Default" table:formula="of:=IF(MOD([.$F$4];[.A5016])=0;[.A50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style-name="Default" table:formula="of:=IF(MOD([.$F$4];[.A5017])=0;[.A50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style-name="Default" table:formula="of:=IF(MOD([.$F$4];[.A5018])=0;[.A50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style-name="Default" table:formula="of:=IF(MOD([.$F$4];[.A5019])=0;[.A50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style-name="Default" table:formula="of:=IF(MOD([.$F$4];[.A5020])=0;[.A50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style-name="Default" table:formula="of:=IF(MOD([.$F$4];[.A5021])=0;[.A50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style-name="Default" table:formula="of:=IF(MOD([.$F$4];[.A5022])=0;[.A50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style-name="Default" table:formula="of:=IF(MOD([.$F$4];[.A5023])=0;[.A50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style-name="Default" table:formula="of:=IF(MOD([.$F$4];[.A5024])=0;[.A50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style-name="Default" table:formula="of:=IF(MOD([.$F$4];[.A5025])=0;[.A50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style-name="Default" table:formula="of:=IF(MOD([.$F$4];[.A5026])=0;[.A50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style-name="Default" table:formula="of:=IF(MOD([.$F$4];[.A5027])=0;[.A50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style-name="Default" table:formula="of:=IF(MOD([.$F$4];[.A5028])=0;[.A50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style-name="Default" table:formula="of:=IF(MOD([.$F$4];[.A5029])=0;[.A50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style-name="Default" table:formula="of:=IF(MOD([.$F$4];[.A5030])=0;[.A50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style-name="Default" table:formula="of:=IF(MOD([.$F$4];[.A5031])=0;[.A50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style-name="Default" table:formula="of:=IF(MOD([.$F$4];[.A5032])=0;[.A50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style-name="Default" table:formula="of:=IF(MOD([.$F$4];[.A5033])=0;[.A50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style-name="Default" table:formula="of:=IF(MOD([.$F$4];[.A5034])=0;[.A50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style-name="Default" table:formula="of:=IF(MOD([.$F$4];[.A5035])=0;[.A50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style-name="Default" table:formula="of:=IF(MOD([.$F$4];[.A5036])=0;[.A50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style-name="Default" table:formula="of:=IF(MOD([.$F$4];[.A5037])=0;[.A50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style-name="Default" table:formula="of:=IF(MOD([.$F$4];[.A5038])=0;[.A50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style-name="Default" table:formula="of:=IF(MOD([.$F$4];[.A5039])=0;[.A50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style-name="Default" table:formula="of:=IF(MOD([.$F$4];[.A5040])=0;[.A50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style-name="Default" table:formula="of:=IF(MOD([.$F$4];[.A5041])=0;[.A50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style-name="Default" table:formula="of:=IF(MOD([.$F$4];[.A5042])=0;[.A50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style-name="Default" table:formula="of:=IF(MOD([.$F$4];[.A5043])=0;[.A50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style-name="Default" table:formula="of:=IF(MOD([.$F$4];[.A5044])=0;[.A50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style-name="Default" table:formula="of:=IF(MOD([.$F$4];[.A5045])=0;[.A50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style-name="Default" table:formula="of:=IF(MOD([.$F$4];[.A5046])=0;[.A50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style-name="Default" table:formula="of:=IF(MOD([.$F$4];[.A5047])=0;[.A50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style-name="Default" table:formula="of:=IF(MOD([.$F$4];[.A5048])=0;[.A50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style-name="Default" table:formula="of:=IF(MOD([.$F$4];[.A5049])=0;[.A50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style-name="Default" table:formula="of:=IF(MOD([.$F$4];[.A5050])=0;[.A50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style-name="Default" table:formula="of:=IF(MOD([.$F$4];[.A5051])=0;[.A50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style-name="Default" table:formula="of:=IF(MOD([.$F$4];[.A5052])=0;[.A50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style-name="Default" table:formula="of:=IF(MOD([.$F$4];[.A5053])=0;[.A50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style-name="Default" table:formula="of:=IF(MOD([.$F$4];[.A5054])=0;[.A50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style-name="Default" table:formula="of:=IF(MOD([.$F$4];[.A5055])=0;[.A50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style-name="Default" table:formula="of:=IF(MOD([.$F$4];[.A5056])=0;[.A50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style-name="Default" table:formula="of:=IF(MOD([.$F$4];[.A5057])=0;[.A50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style-name="Default" table:formula="of:=IF(MOD([.$F$4];[.A5058])=0;[.A50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style-name="Default" table:formula="of:=IF(MOD([.$F$4];[.A5059])=0;[.A50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style-name="Default" table:formula="of:=IF(MOD([.$F$4];[.A5060])=0;[.A50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style-name="Default" table:formula="of:=IF(MOD([.$F$4];[.A5061])=0;[.A50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style-name="Default" table:formula="of:=IF(MOD([.$F$4];[.A5062])=0;[.A50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style-name="Default" table:formula="of:=IF(MOD([.$F$4];[.A5063])=0;[.A50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style-name="Default" table:formula="of:=IF(MOD([.$F$4];[.A5064])=0;[.A50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style-name="Default" table:formula="of:=IF(MOD([.$F$4];[.A5065])=0;[.A50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style-name="Default" table:formula="of:=IF(MOD([.$F$4];[.A5066])=0;[.A50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style-name="Default" table:formula="of:=IF(MOD([.$F$4];[.A5067])=0;[.A50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style-name="Default" table:formula="of:=IF(MOD([.$F$4];[.A5068])=0;[.A50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style-name="Default" table:formula="of:=IF(MOD([.$F$4];[.A5069])=0;[.A50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style-name="Default" table:formula="of:=IF(MOD([.$F$4];[.A5070])=0;[.A50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style-name="Default" table:formula="of:=IF(MOD([.$F$4];[.A5071])=0;[.A50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style-name="Default" table:formula="of:=IF(MOD([.$F$4];[.A5072])=0;[.A50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style-name="Default" table:formula="of:=IF(MOD([.$F$4];[.A5073])=0;[.A50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style-name="Default" table:formula="of:=IF(MOD([.$F$4];[.A5074])=0;[.A50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style-name="Default" table:formula="of:=IF(MOD([.$F$4];[.A5075])=0;[.A50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style-name="Default" table:formula="of:=IF(MOD([.$F$4];[.A5076])=0;[.A50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style-name="Default" table:formula="of:=IF(MOD([.$F$4];[.A5077])=0;[.A50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style-name="Default" table:formula="of:=IF(MOD([.$F$4];[.A5078])=0;[.A50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style-name="Default" table:formula="of:=IF(MOD([.$F$4];[.A5079])=0;[.A50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style-name="Default" table:formula="of:=IF(MOD([.$F$4];[.A5080])=0;[.A50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style-name="Default" table:formula="of:=IF(MOD([.$F$4];[.A5081])=0;[.A50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style-name="Default" table:formula="of:=IF(MOD([.$F$4];[.A5082])=0;[.A50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style-name="Default" table:formula="of:=IF(MOD([.$F$4];[.A5083])=0;[.A50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style-name="Default" table:formula="of:=IF(MOD([.$F$4];[.A5084])=0;[.A50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style-name="Default" table:formula="of:=IF(MOD([.$F$4];[.A5085])=0;[.A50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style-name="Default" table:formula="of:=IF(MOD([.$F$4];[.A5086])=0;[.A50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style-name="Default" table:formula="of:=IF(MOD([.$F$4];[.A5087])=0;[.A50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style-name="Default" table:formula="of:=IF(MOD([.$F$4];[.A5088])=0;[.A50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style-name="Default" table:formula="of:=IF(MOD([.$F$4];[.A5089])=0;[.A50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style-name="Default" table:formula="of:=IF(MOD([.$F$4];[.A5090])=0;[.A50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style-name="Default" table:formula="of:=IF(MOD([.$F$4];[.A5091])=0;[.A50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style-name="Default" table:formula="of:=IF(MOD([.$F$4];[.A5092])=0;[.A50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style-name="Default" table:formula="of:=IF(MOD([.$F$4];[.A5093])=0;[.A50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style-name="Default" table:formula="of:=IF(MOD([.$F$4];[.A5094])=0;[.A50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style-name="Default" table:formula="of:=IF(MOD([.$F$4];[.A5095])=0;[.A50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style-name="Default" table:formula="of:=IF(MOD([.$F$4];[.A5096])=0;[.A50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style-name="Default" table:formula="of:=IF(MOD([.$F$4];[.A5097])=0;[.A50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style-name="Default" table:formula="of:=IF(MOD([.$F$4];[.A5098])=0;[.A50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style-name="Default" table:formula="of:=IF(MOD([.$F$4];[.A5099])=0;[.A50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style-name="Default" table:formula="of:=IF(MOD([.$F$4];[.A5100])=0;[.A5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style-name="Default" table:formula="of:=IF(MOD([.$F$4];[.A5101])=0;[.A5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style-name="Default" table:formula="of:=IF(MOD([.$F$4];[.A5102])=0;[.A5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style-name="Default" table:formula="of:=IF(MOD([.$F$4];[.A5103])=0;[.A5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style-name="Default" table:formula="of:=IF(MOD([.$F$4];[.A5104])=0;[.A5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style-name="Default" table:formula="of:=IF(MOD([.$F$4];[.A5105])=0;[.A5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style-name="Default" table:formula="of:=IF(MOD([.$F$4];[.A5106])=0;[.A5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style-name="Default" table:formula="of:=IF(MOD([.$F$4];[.A5107])=0;[.A5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style-name="Default" table:formula="of:=IF(MOD([.$F$4];[.A5108])=0;[.A5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style-name="Default" table:formula="of:=IF(MOD([.$F$4];[.A5109])=0;[.A5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style-name="Default" table:formula="of:=IF(MOD([.$F$4];[.A5110])=0;[.A5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style-name="Default" table:formula="of:=IF(MOD([.$F$4];[.A5111])=0;[.A5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style-name="Default" table:formula="of:=IF(MOD([.$F$4];[.A5112])=0;[.A5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style-name="Default" table:formula="of:=IF(MOD([.$F$4];[.A5113])=0;[.A5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style-name="Default" table:formula="of:=IF(MOD([.$F$4];[.A5114])=0;[.A5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style-name="Default" table:formula="of:=IF(MOD([.$F$4];[.A5115])=0;[.A5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style-name="Default" table:formula="of:=IF(MOD([.$F$4];[.A5116])=0;[.A5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style-name="Default" table:formula="of:=IF(MOD([.$F$4];[.A5117])=0;[.A5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style-name="Default" table:formula="of:=IF(MOD([.$F$4];[.A5118])=0;[.A5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style-name="Default" table:formula="of:=IF(MOD([.$F$4];[.A5119])=0;[.A5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style-name="Default" table:formula="of:=IF(MOD([.$F$4];[.A5120])=0;[.A5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style-name="Default" table:formula="of:=IF(MOD([.$F$4];[.A5121])=0;[.A5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style-name="Default" table:formula="of:=IF(MOD([.$F$4];[.A5122])=0;[.A5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style-name="Default" table:formula="of:=IF(MOD([.$F$4];[.A5123])=0;[.A5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style-name="Default" table:formula="of:=IF(MOD([.$F$4];[.A5124])=0;[.A5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style-name="Default" table:formula="of:=IF(MOD([.$F$4];[.A5125])=0;[.A5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style-name="Default" table:formula="of:=IF(MOD([.$F$4];[.A5126])=0;[.A5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style-name="Default" table:formula="of:=IF(MOD([.$F$4];[.A5127])=0;[.A5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style-name="Default" table:formula="of:=IF(MOD([.$F$4];[.A5128])=0;[.A5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style-name="Default" table:formula="of:=IF(MOD([.$F$4];[.A5129])=0;[.A5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style-name="Default" table:formula="of:=IF(MOD([.$F$4];[.A5130])=0;[.A5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style-name="Default" table:formula="of:=IF(MOD([.$F$4];[.A5131])=0;[.A5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style-name="Default" table:formula="of:=IF(MOD([.$F$4];[.A5132])=0;[.A5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style-name="Default" table:formula="of:=IF(MOD([.$F$4];[.A5133])=0;[.A5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style-name="Default" table:formula="of:=IF(MOD([.$F$4];[.A5134])=0;[.A5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style-name="Default" table:formula="of:=IF(MOD([.$F$4];[.A5135])=0;[.A5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style-name="Default" table:formula="of:=IF(MOD([.$F$4];[.A5136])=0;[.A5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style-name="Default" table:formula="of:=IF(MOD([.$F$4];[.A5137])=0;[.A5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style-name="Default" table:formula="of:=IF(MOD([.$F$4];[.A5138])=0;[.A5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style-name="Default" table:formula="of:=IF(MOD([.$F$4];[.A5139])=0;[.A5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style-name="Default" table:formula="of:=IF(MOD([.$F$4];[.A5140])=0;[.A5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style-name="Default" table:formula="of:=IF(MOD([.$F$4];[.A5141])=0;[.A5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style-name="Default" table:formula="of:=IF(MOD([.$F$4];[.A5142])=0;[.A5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style-name="Default" table:formula="of:=IF(MOD([.$F$4];[.A5143])=0;[.A5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style-name="Default" table:formula="of:=IF(MOD([.$F$4];[.A5144])=0;[.A5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style-name="Default" table:formula="of:=IF(MOD([.$F$4];[.A5145])=0;[.A5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style-name="Default" table:formula="of:=IF(MOD([.$F$4];[.A5146])=0;[.A5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style-name="Default" table:formula="of:=IF(MOD([.$F$4];[.A5147])=0;[.A5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style-name="Default" table:formula="of:=IF(MOD([.$F$4];[.A5148])=0;[.A5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style-name="Default" table:formula="of:=IF(MOD([.$F$4];[.A5149])=0;[.A5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style-name="Default" table:formula="of:=IF(MOD([.$F$4];[.A5150])=0;[.A5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style-name="Default" table:formula="of:=IF(MOD([.$F$4];[.A5151])=0;[.A5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style-name="Default" table:formula="of:=IF(MOD([.$F$4];[.A5152])=0;[.A5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style-name="Default" table:formula="of:=IF(MOD([.$F$4];[.A5153])=0;[.A5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style-name="Default" table:formula="of:=IF(MOD([.$F$4];[.A5154])=0;[.A5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style-name="Default" table:formula="of:=IF(MOD([.$F$4];[.A5155])=0;[.A5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style-name="Default" table:formula="of:=IF(MOD([.$F$4];[.A5156])=0;[.A5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style-name="Default" table:formula="of:=IF(MOD([.$F$4];[.A5157])=0;[.A5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style-name="Default" table:formula="of:=IF(MOD([.$F$4];[.A5158])=0;[.A5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style-name="Default" table:formula="of:=IF(MOD([.$F$4];[.A5159])=0;[.A5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style-name="Default" table:formula="of:=IF(MOD([.$F$4];[.A5160])=0;[.A5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style-name="Default" table:formula="of:=IF(MOD([.$F$4];[.A5161])=0;[.A5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style-name="Default" table:formula="of:=IF(MOD([.$F$4];[.A5162])=0;[.A5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style-name="Default" table:formula="of:=IF(MOD([.$F$4];[.A5163])=0;[.A5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style-name="Default" table:formula="of:=IF(MOD([.$F$4];[.A5164])=0;[.A5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style-name="Default" table:formula="of:=IF(MOD([.$F$4];[.A5165])=0;[.A5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style-name="Default" table:formula="of:=IF(MOD([.$F$4];[.A5166])=0;[.A5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style-name="Default" table:formula="of:=IF(MOD([.$F$4];[.A5167])=0;[.A5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style-name="Default" table:formula="of:=IF(MOD([.$F$4];[.A5168])=0;[.A5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style-name="Default" table:formula="of:=IF(MOD([.$F$4];[.A5169])=0;[.A5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style-name="Default" table:formula="of:=IF(MOD([.$F$4];[.A5170])=0;[.A5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style-name="Default" table:formula="of:=IF(MOD([.$F$4];[.A5171])=0;[.A5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style-name="Default" table:formula="of:=IF(MOD([.$F$4];[.A5172])=0;[.A5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style-name="Default" table:formula="of:=IF(MOD([.$F$4];[.A5173])=0;[.A5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style-name="Default" table:formula="of:=IF(MOD([.$F$4];[.A5174])=0;[.A5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style-name="Default" table:formula="of:=IF(MOD([.$F$4];[.A5175])=0;[.A5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style-name="Default" table:formula="of:=IF(MOD([.$F$4];[.A5176])=0;[.A5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style-name="Default" table:formula="of:=IF(MOD([.$F$4];[.A5177])=0;[.A5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style-name="Default" table:formula="of:=IF(MOD([.$F$4];[.A5178])=0;[.A5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style-name="Default" table:formula="of:=IF(MOD([.$F$4];[.A5179])=0;[.A5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style-name="Default" table:formula="of:=IF(MOD([.$F$4];[.A5180])=0;[.A5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style-name="Default" table:formula="of:=IF(MOD([.$F$4];[.A5181])=0;[.A5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style-name="Default" table:formula="of:=IF(MOD([.$F$4];[.A5182])=0;[.A5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style-name="Default" table:formula="of:=IF(MOD([.$F$4];[.A5183])=0;[.A5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style-name="Default" table:formula="of:=IF(MOD([.$F$4];[.A5184])=0;[.A5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style-name="Default" table:formula="of:=IF(MOD([.$F$4];[.A5185])=0;[.A5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style-name="Default" table:formula="of:=IF(MOD([.$F$4];[.A5186])=0;[.A5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style-name="Default" table:formula="of:=IF(MOD([.$F$4];[.A5187])=0;[.A5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style-name="Default" table:formula="of:=IF(MOD([.$F$4];[.A5188])=0;[.A5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style-name="Default" table:formula="of:=IF(MOD([.$F$4];[.A5189])=0;[.A5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style-name="Default" table:formula="of:=IF(MOD([.$F$4];[.A5190])=0;[.A5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style-name="Default" table:formula="of:=IF(MOD([.$F$4];[.A5191])=0;[.A5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style-name="Default" table:formula="of:=IF(MOD([.$F$4];[.A5192])=0;[.A5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style-name="Default" table:formula="of:=IF(MOD([.$F$4];[.A5193])=0;[.A5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style-name="Default" table:formula="of:=IF(MOD([.$F$4];[.A5194])=0;[.A5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style-name="Default" table:formula="of:=IF(MOD([.$F$4];[.A5195])=0;[.A5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style-name="Default" table:formula="of:=IF(MOD([.$F$4];[.A5196])=0;[.A5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style-name="Default" table:formula="of:=IF(MOD([.$F$4];[.A5197])=0;[.A5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style-name="Default" table:formula="of:=IF(MOD([.$F$4];[.A5198])=0;[.A5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style-name="Default" table:formula="of:=IF(MOD([.$F$4];[.A5199])=0;[.A5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style-name="Default" table:formula="of:=IF(MOD([.$F$4];[.A5200])=0;[.A5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style-name="Default" table:formula="of:=IF(MOD([.$F$4];[.A5201])=0;[.A5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style-name="Default" table:formula="of:=IF(MOD([.$F$4];[.A5202])=0;[.A5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style-name="Default" table:formula="of:=IF(MOD([.$F$4];[.A5203])=0;[.A5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style-name="Default" table:formula="of:=IF(MOD([.$F$4];[.A5204])=0;[.A5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style-name="Default" table:formula="of:=IF(MOD([.$F$4];[.A5205])=0;[.A5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style-name="Default" table:formula="of:=IF(MOD([.$F$4];[.A5206])=0;[.A5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style-name="Default" table:formula="of:=IF(MOD([.$F$4];[.A5207])=0;[.A5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style-name="Default" table:formula="of:=IF(MOD([.$F$4];[.A5208])=0;[.A5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style-name="Default" table:formula="of:=IF(MOD([.$F$4];[.A5209])=0;[.A5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style-name="Default" table:formula="of:=IF(MOD([.$F$4];[.A5210])=0;[.A5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style-name="Default" table:formula="of:=IF(MOD([.$F$4];[.A5211])=0;[.A5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style-name="Default" table:formula="of:=IF(MOD([.$F$4];[.A5212])=0;[.A5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style-name="Default" table:formula="of:=IF(MOD([.$F$4];[.A5213])=0;[.A5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style-name="Default" table:formula="of:=IF(MOD([.$F$4];[.A5214])=0;[.A5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style-name="Default" table:formula="of:=IF(MOD([.$F$4];[.A5215])=0;[.A5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style-name="Default" table:formula="of:=IF(MOD([.$F$4];[.A5216])=0;[.A5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style-name="Default" table:formula="of:=IF(MOD([.$F$4];[.A5217])=0;[.A5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style-name="Default" table:formula="of:=IF(MOD([.$F$4];[.A5218])=0;[.A5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style-name="Default" table:formula="of:=IF(MOD([.$F$4];[.A5219])=0;[.A5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style-name="Default" table:formula="of:=IF(MOD([.$F$4];[.A5220])=0;[.A5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style-name="Default" table:formula="of:=IF(MOD([.$F$4];[.A5221])=0;[.A5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style-name="Default" table:formula="of:=IF(MOD([.$F$4];[.A5222])=0;[.A5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style-name="Default" table:formula="of:=IF(MOD([.$F$4];[.A5223])=0;[.A5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style-name="Default" table:formula="of:=IF(MOD([.$F$4];[.A5224])=0;[.A5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style-name="Default" table:formula="of:=IF(MOD([.$F$4];[.A5225])=0;[.A5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style-name="Default" table:formula="of:=IF(MOD([.$F$4];[.A5226])=0;[.A5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style-name="Default" table:formula="of:=IF(MOD([.$F$4];[.A5227])=0;[.A5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style-name="Default" table:formula="of:=IF(MOD([.$F$4];[.A5228])=0;[.A5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style-name="Default" table:formula="of:=IF(MOD([.$F$4];[.A5229])=0;[.A5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style-name="Default" table:formula="of:=IF(MOD([.$F$4];[.A5230])=0;[.A5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style-name="Default" table:formula="of:=IF(MOD([.$F$4];[.A5231])=0;[.A5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style-name="Default" table:formula="of:=IF(MOD([.$F$4];[.A5232])=0;[.A5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style-name="Default" table:formula="of:=IF(MOD([.$F$4];[.A5233])=0;[.A5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style-name="Default" table:formula="of:=IF(MOD([.$F$4];[.A5234])=0;[.A5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style-name="Default" table:formula="of:=IF(MOD([.$F$4];[.A5235])=0;[.A5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style-name="Default" table:formula="of:=IF(MOD([.$F$4];[.A5236])=0;[.A5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style-name="Default" table:formula="of:=IF(MOD([.$F$4];[.A5237])=0;[.A5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style-name="Default" table:formula="of:=IF(MOD([.$F$4];[.A5238])=0;[.A5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style-name="Default" table:formula="of:=IF(MOD([.$F$4];[.A5239])=0;[.A5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style-name="Default" table:formula="of:=IF(MOD([.$F$4];[.A5240])=0;[.A5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style-name="Default" table:formula="of:=IF(MOD([.$F$4];[.A5241])=0;[.A5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style-name="Default" table:formula="of:=IF(MOD([.$F$4];[.A5242])=0;[.A5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style-name="Default" table:formula="of:=IF(MOD([.$F$4];[.A5243])=0;[.A5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style-name="Default" table:formula="of:=IF(MOD([.$F$4];[.A5244])=0;[.A5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style-name="Default" table:formula="of:=IF(MOD([.$F$4];[.A5245])=0;[.A5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style-name="Default" table:formula="of:=IF(MOD([.$F$4];[.A5246])=0;[.A5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style-name="Default" table:formula="of:=IF(MOD([.$F$4];[.A5247])=0;[.A5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style-name="Default" table:formula="of:=IF(MOD([.$F$4];[.A5248])=0;[.A5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style-name="Default" table:formula="of:=IF(MOD([.$F$4];[.A5249])=0;[.A5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style-name="Default" table:formula="of:=IF(MOD([.$F$4];[.A5250])=0;[.A5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style-name="Default" table:formula="of:=IF(MOD([.$F$4];[.A5251])=0;[.A5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style-name="Default" table:formula="of:=IF(MOD([.$F$4];[.A5252])=0;[.A5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style-name="Default" table:formula="of:=IF(MOD([.$F$4];[.A5253])=0;[.A5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style-name="Default" table:formula="of:=IF(MOD([.$F$4];[.A5254])=0;[.A5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style-name="Default" table:formula="of:=IF(MOD([.$F$4];[.A5255])=0;[.A5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style-name="Default" table:formula="of:=IF(MOD([.$F$4];[.A5256])=0;[.A5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style-name="Default" table:formula="of:=IF(MOD([.$F$4];[.A5257])=0;[.A5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style-name="Default" table:formula="of:=IF(MOD([.$F$4];[.A5258])=0;[.A5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style-name="Default" table:formula="of:=IF(MOD([.$F$4];[.A5259])=0;[.A5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style-name="Default" table:formula="of:=IF(MOD([.$F$4];[.A5260])=0;[.A5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style-name="Default" table:formula="of:=IF(MOD([.$F$4];[.A5261])=0;[.A5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style-name="Default" table:formula="of:=IF(MOD([.$F$4];[.A5262])=0;[.A5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style-name="Default" table:formula="of:=IF(MOD([.$F$4];[.A5263])=0;[.A5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style-name="Default" table:formula="of:=IF(MOD([.$F$4];[.A5264])=0;[.A5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style-name="Default" table:formula="of:=IF(MOD([.$F$4];[.A5265])=0;[.A5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style-name="Default" table:formula="of:=IF(MOD([.$F$4];[.A5266])=0;[.A5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style-name="Default" table:formula="of:=IF(MOD([.$F$4];[.A5267])=0;[.A5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style-name="Default" table:formula="of:=IF(MOD([.$F$4];[.A5268])=0;[.A5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style-name="Default" table:formula="of:=IF(MOD([.$F$4];[.A5269])=0;[.A5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style-name="Default" table:formula="of:=IF(MOD([.$F$4];[.A5270])=0;[.A5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style-name="Default" table:formula="of:=IF(MOD([.$F$4];[.A5271])=0;[.A5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style-name="Default" table:formula="of:=IF(MOD([.$F$4];[.A5272])=0;[.A5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style-name="Default" table:formula="of:=IF(MOD([.$F$4];[.A5273])=0;[.A5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style-name="Default" table:formula="of:=IF(MOD([.$F$4];[.A5274])=0;[.A5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style-name="Default" table:formula="of:=IF(MOD([.$F$4];[.A5275])=0;[.A5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style-name="Default" table:formula="of:=IF(MOD([.$F$4];[.A5276])=0;[.A5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style-name="Default" table:formula="of:=IF(MOD([.$F$4];[.A5277])=0;[.A5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style-name="Default" table:formula="of:=IF(MOD([.$F$4];[.A5278])=0;[.A5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style-name="Default" table:formula="of:=IF(MOD([.$F$4];[.A5279])=0;[.A5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style-name="Default" table:formula="of:=IF(MOD([.$F$4];[.A5280])=0;[.A5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style-name="Default" table:formula="of:=IF(MOD([.$F$4];[.A5281])=0;[.A5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style-name="Default" table:formula="of:=IF(MOD([.$F$4];[.A5282])=0;[.A5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style-name="Default" table:formula="of:=IF(MOD([.$F$4];[.A5283])=0;[.A5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style-name="Default" table:formula="of:=IF(MOD([.$F$4];[.A5284])=0;[.A5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style-name="Default" table:formula="of:=IF(MOD([.$F$4];[.A5285])=0;[.A5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style-name="Default" table:formula="of:=IF(MOD([.$F$4];[.A5286])=0;[.A5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style-name="Default" table:formula="of:=IF(MOD([.$F$4];[.A5287])=0;[.A5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style-name="Default" table:formula="of:=IF(MOD([.$F$4];[.A5288])=0;[.A5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style-name="Default" table:formula="of:=IF(MOD([.$F$4];[.A5289])=0;[.A5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style-name="Default" table:formula="of:=IF(MOD([.$F$4];[.A5290])=0;[.A5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style-name="Default" table:formula="of:=IF(MOD([.$F$4];[.A5291])=0;[.A5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style-name="Default" table:formula="of:=IF(MOD([.$F$4];[.A5292])=0;[.A5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style-name="Default" table:formula="of:=IF(MOD([.$F$4];[.A5293])=0;[.A5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style-name="Default" table:formula="of:=IF(MOD([.$F$4];[.A5294])=0;[.A5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style-name="Default" table:formula="of:=IF(MOD([.$F$4];[.A5295])=0;[.A5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style-name="Default" table:formula="of:=IF(MOD([.$F$4];[.A5296])=0;[.A5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style-name="Default" table:formula="of:=IF(MOD([.$F$4];[.A5297])=0;[.A5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style-name="Default" table:formula="of:=IF(MOD([.$F$4];[.A5298])=0;[.A5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style-name="Default" table:formula="of:=IF(MOD([.$F$4];[.A5299])=0;[.A5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style-name="Default" table:formula="of:=IF(MOD([.$F$4];[.A5300])=0;[.A5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style-name="Default" table:formula="of:=IF(MOD([.$F$4];[.A5301])=0;[.A5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style-name="Default" table:formula="of:=IF(MOD([.$F$4];[.A5302])=0;[.A5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style-name="Default" table:formula="of:=IF(MOD([.$F$4];[.A5303])=0;[.A5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style-name="Default" table:formula="of:=IF(MOD([.$F$4];[.A5304])=0;[.A5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style-name="Default" table:formula="of:=IF(MOD([.$F$4];[.A5305])=0;[.A5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style-name="Default" table:formula="of:=IF(MOD([.$F$4];[.A5306])=0;[.A5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style-name="Default" table:formula="of:=IF(MOD([.$F$4];[.A5307])=0;[.A5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style-name="Default" table:formula="of:=IF(MOD([.$F$4];[.A5308])=0;[.A5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style-name="Default" table:formula="of:=IF(MOD([.$F$4];[.A5309])=0;[.A5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style-name="Default" table:formula="of:=IF(MOD([.$F$4];[.A5310])=0;[.A5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style-name="Default" table:formula="of:=IF(MOD([.$F$4];[.A5311])=0;[.A5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style-name="Default" table:formula="of:=IF(MOD([.$F$4];[.A5312])=0;[.A5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style-name="Default" table:formula="of:=IF(MOD([.$F$4];[.A5313])=0;[.A5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style-name="Default" table:formula="of:=IF(MOD([.$F$4];[.A5314])=0;[.A5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style-name="Default" table:formula="of:=IF(MOD([.$F$4];[.A5315])=0;[.A5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style-name="Default" table:formula="of:=IF(MOD([.$F$4];[.A5316])=0;[.A5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style-name="Default" table:formula="of:=IF(MOD([.$F$4];[.A5317])=0;[.A5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style-name="Default" table:formula="of:=IF(MOD([.$F$4];[.A5318])=0;[.A5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style-name="Default" table:formula="of:=IF(MOD([.$F$4];[.A5319])=0;[.A5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style-name="Default" table:formula="of:=IF(MOD([.$F$4];[.A5320])=0;[.A5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style-name="Default" table:formula="of:=IF(MOD([.$F$4];[.A5321])=0;[.A5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style-name="Default" table:formula="of:=IF(MOD([.$F$4];[.A5322])=0;[.A5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style-name="Default" table:formula="of:=IF(MOD([.$F$4];[.A5323])=0;[.A5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style-name="Default" table:formula="of:=IF(MOD([.$F$4];[.A5324])=0;[.A5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style-name="Default" table:formula="of:=IF(MOD([.$F$4];[.A5325])=0;[.A5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style-name="Default" table:formula="of:=IF(MOD([.$F$4];[.A5326])=0;[.A5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style-name="Default" table:formula="of:=IF(MOD([.$F$4];[.A5327])=0;[.A5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style-name="Default" table:formula="of:=IF(MOD([.$F$4];[.A5328])=0;[.A5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style-name="Default" table:formula="of:=IF(MOD([.$F$4];[.A5329])=0;[.A5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style-name="Default" table:formula="of:=IF(MOD([.$F$4];[.A5330])=0;[.A5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style-name="Default" table:formula="of:=IF(MOD([.$F$4];[.A5331])=0;[.A5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style-name="Default" table:formula="of:=IF(MOD([.$F$4];[.A5332])=0;[.A5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style-name="Default" table:formula="of:=IF(MOD([.$F$4];[.A5333])=0;[.A5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style-name="Default" table:formula="of:=IF(MOD([.$F$4];[.A5334])=0;[.A5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style-name="Default" table:formula="of:=IF(MOD([.$F$4];[.A5335])=0;[.A5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style-name="Default" table:formula="of:=IF(MOD([.$F$4];[.A5336])=0;[.A5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style-name="Default" table:formula="of:=IF(MOD([.$F$4];[.A5337])=0;[.A5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style-name="Default" table:formula="of:=IF(MOD([.$F$4];[.A5338])=0;[.A5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style-name="Default" table:formula="of:=IF(MOD([.$F$4];[.A5339])=0;[.A5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style-name="Default" table:formula="of:=IF(MOD([.$F$4];[.A5340])=0;[.A5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style-name="Default" table:formula="of:=IF(MOD([.$F$4];[.A5341])=0;[.A5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style-name="Default" table:formula="of:=IF(MOD([.$F$4];[.A5342])=0;[.A5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style-name="Default" table:formula="of:=IF(MOD([.$F$4];[.A5343])=0;[.A5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style-name="Default" table:formula="of:=IF(MOD([.$F$4];[.A5344])=0;[.A5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style-name="Default" table:formula="of:=IF(MOD([.$F$4];[.A5345])=0;[.A5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style-name="Default" table:formula="of:=IF(MOD([.$F$4];[.A5346])=0;[.A5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style-name="Default" table:formula="of:=IF(MOD([.$F$4];[.A5347])=0;[.A5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style-name="Default" table:formula="of:=IF(MOD([.$F$4];[.A5348])=0;[.A5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style-name="Default" table:formula="of:=IF(MOD([.$F$4];[.A5349])=0;[.A5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style-name="Default" table:formula="of:=IF(MOD([.$F$4];[.A5350])=0;[.A5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style-name="Default" table:formula="of:=IF(MOD([.$F$4];[.A5351])=0;[.A5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style-name="Default" table:formula="of:=IF(MOD([.$F$4];[.A5352])=0;[.A5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style-name="Default" table:formula="of:=IF(MOD([.$F$4];[.A5353])=0;[.A5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style-name="Default" table:formula="of:=IF(MOD([.$F$4];[.A5354])=0;[.A5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style-name="Default" table:formula="of:=IF(MOD([.$F$4];[.A5355])=0;[.A5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style-name="Default" table:formula="of:=IF(MOD([.$F$4];[.A5356])=0;[.A5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style-name="Default" table:formula="of:=IF(MOD([.$F$4];[.A5357])=0;[.A5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style-name="Default" table:formula="of:=IF(MOD([.$F$4];[.A5358])=0;[.A5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style-name="Default" table:formula="of:=IF(MOD([.$F$4];[.A5359])=0;[.A5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style-name="Default" table:formula="of:=IF(MOD([.$F$4];[.A5360])=0;[.A5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style-name="Default" table:formula="of:=IF(MOD([.$F$4];[.A5361])=0;[.A5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style-name="Default" table:formula="of:=IF(MOD([.$F$4];[.A5362])=0;[.A5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style-name="Default" table:formula="of:=IF(MOD([.$F$4];[.A5363])=0;[.A5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style-name="Default" table:formula="of:=IF(MOD([.$F$4];[.A5364])=0;[.A5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style-name="Default" table:formula="of:=IF(MOD([.$F$4];[.A5365])=0;[.A5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style-name="Default" table:formula="of:=IF(MOD([.$F$4];[.A5366])=0;[.A5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style-name="Default" table:formula="of:=IF(MOD([.$F$4];[.A5367])=0;[.A5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style-name="Default" table:formula="of:=IF(MOD([.$F$4];[.A5368])=0;[.A5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style-name="Default" table:formula="of:=IF(MOD([.$F$4];[.A5369])=0;[.A5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style-name="Default" table:formula="of:=IF(MOD([.$F$4];[.A5370])=0;[.A5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style-name="Default" table:formula="of:=IF(MOD([.$F$4];[.A5371])=0;[.A5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style-name="Default" table:formula="of:=IF(MOD([.$F$4];[.A5372])=0;[.A5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style-name="Default" table:formula="of:=IF(MOD([.$F$4];[.A5373])=0;[.A5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style-name="Default" table:formula="of:=IF(MOD([.$F$4];[.A5374])=0;[.A5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style-name="Default" table:formula="of:=IF(MOD([.$F$4];[.A5375])=0;[.A5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style-name="Default" table:formula="of:=IF(MOD([.$F$4];[.A5376])=0;[.A5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style-name="Default" table:formula="of:=IF(MOD([.$F$4];[.A5377])=0;[.A5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style-name="Default" table:formula="of:=IF(MOD([.$F$4];[.A5378])=0;[.A5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style-name="Default" table:formula="of:=IF(MOD([.$F$4];[.A5379])=0;[.A5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style-name="Default" table:formula="of:=IF(MOD([.$F$4];[.A5380])=0;[.A5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style-name="Default" table:formula="of:=IF(MOD([.$F$4];[.A5381])=0;[.A5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style-name="Default" table:formula="of:=IF(MOD([.$F$4];[.A5382])=0;[.A5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style-name="Default" table:formula="of:=IF(MOD([.$F$4];[.A5383])=0;[.A5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style-name="Default" table:formula="of:=IF(MOD([.$F$4];[.A5384])=0;[.A5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style-name="Default" table:formula="of:=IF(MOD([.$F$4];[.A5385])=0;[.A5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style-name="Default" table:formula="of:=IF(MOD([.$F$4];[.A5386])=0;[.A5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style-name="Default" table:formula="of:=IF(MOD([.$F$4];[.A5387])=0;[.A5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style-name="Default" table:formula="of:=IF(MOD([.$F$4];[.A5388])=0;[.A5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style-name="Default" table:formula="of:=IF(MOD([.$F$4];[.A5389])=0;[.A5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style-name="Default" table:formula="of:=IF(MOD([.$F$4];[.A5390])=0;[.A5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style-name="Default" table:formula="of:=IF(MOD([.$F$4];[.A5391])=0;[.A5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style-name="Default" table:formula="of:=IF(MOD([.$F$4];[.A5392])=0;[.A5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style-name="Default" table:formula="of:=IF(MOD([.$F$4];[.A5393])=0;[.A5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style-name="Default" table:formula="of:=IF(MOD([.$F$4];[.A5394])=0;[.A5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style-name="Default" table:formula="of:=IF(MOD([.$F$4];[.A5395])=0;[.A5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style-name="Default" table:formula="of:=IF(MOD([.$F$4];[.A5396])=0;[.A5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style-name="Default" table:formula="of:=IF(MOD([.$F$4];[.A5397])=0;[.A5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style-name="Default" table:formula="of:=IF(MOD([.$F$4];[.A5398])=0;[.A5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style-name="Default" table:formula="of:=IF(MOD([.$F$4];[.A5399])=0;[.A5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style-name="Default" table:formula="of:=IF(MOD([.$F$4];[.A5400])=0;[.A5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style-name="Default" table:formula="of:=IF(MOD([.$F$4];[.A5401])=0;[.A5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style-name="Default" table:formula="of:=IF(MOD([.$F$4];[.A5402])=0;[.A5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style-name="Default" table:formula="of:=IF(MOD([.$F$4];[.A5403])=0;[.A5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style-name="Default" table:formula="of:=IF(MOD([.$F$4];[.A5404])=0;[.A5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style-name="Default" table:formula="of:=IF(MOD([.$F$4];[.A5405])=0;[.A5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style-name="Default" table:formula="of:=IF(MOD([.$F$4];[.A5406])=0;[.A5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style-name="Default" table:formula="of:=IF(MOD([.$F$4];[.A5407])=0;[.A5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style-name="Default" table:formula="of:=IF(MOD([.$F$4];[.A5408])=0;[.A5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style-name="Default" table:formula="of:=IF(MOD([.$F$4];[.A5409])=0;[.A5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style-name="Default" table:formula="of:=IF(MOD([.$F$4];[.A5410])=0;[.A5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style-name="Default" table:formula="of:=IF(MOD([.$F$4];[.A5411])=0;[.A5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style-name="Default" table:formula="of:=IF(MOD([.$F$4];[.A5412])=0;[.A5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style-name="Default" table:formula="of:=IF(MOD([.$F$4];[.A5413])=0;[.A5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style-name="Default" table:formula="of:=IF(MOD([.$F$4];[.A5414])=0;[.A5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style-name="Default" table:formula="of:=IF(MOD([.$F$4];[.A5415])=0;[.A5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style-name="Default" table:formula="of:=IF(MOD([.$F$4];[.A5416])=0;[.A5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style-name="Default" table:formula="of:=IF(MOD([.$F$4];[.A5417])=0;[.A5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style-name="Default" table:formula="of:=IF(MOD([.$F$4];[.A5418])=0;[.A5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style-name="Default" table:formula="of:=IF(MOD([.$F$4];[.A5419])=0;[.A5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style-name="Default" table:formula="of:=IF(MOD([.$F$4];[.A5420])=0;[.A5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style-name="Default" table:formula="of:=IF(MOD([.$F$4];[.A5421])=0;[.A5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style-name="Default" table:formula="of:=IF(MOD([.$F$4];[.A5422])=0;[.A5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style-name="Default" table:formula="of:=IF(MOD([.$F$4];[.A5423])=0;[.A5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style-name="Default" table:formula="of:=IF(MOD([.$F$4];[.A5424])=0;[.A5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style-name="Default" table:formula="of:=IF(MOD([.$F$4];[.A5425])=0;[.A5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style-name="Default" table:formula="of:=IF(MOD([.$F$4];[.A5426])=0;[.A5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style-name="Default" table:formula="of:=IF(MOD([.$F$4];[.A5427])=0;[.A5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style-name="Default" table:formula="of:=IF(MOD([.$F$4];[.A5428])=0;[.A5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style-name="Default" table:formula="of:=IF(MOD([.$F$4];[.A5429])=0;[.A5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style-name="Default" table:formula="of:=IF(MOD([.$F$4];[.A5430])=0;[.A5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style-name="Default" table:formula="of:=IF(MOD([.$F$4];[.A5431])=0;[.A5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style-name="Default" table:formula="of:=IF(MOD([.$F$4];[.A5432])=0;[.A5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style-name="Default" table:formula="of:=IF(MOD([.$F$4];[.A5433])=0;[.A5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style-name="Default" table:formula="of:=IF(MOD([.$F$4];[.A5434])=0;[.A5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style-name="Default" table:formula="of:=IF(MOD([.$F$4];[.A5435])=0;[.A5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style-name="Default" table:formula="of:=IF(MOD([.$F$4];[.A5436])=0;[.A5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style-name="Default" table:formula="of:=IF(MOD([.$F$4];[.A5437])=0;[.A5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style-name="Default" table:formula="of:=IF(MOD([.$F$4];[.A5438])=0;[.A5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style-name="Default" table:formula="of:=IF(MOD([.$F$4];[.A5439])=0;[.A5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style-name="Default" table:formula="of:=IF(MOD([.$F$4];[.A5440])=0;[.A5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style-name="Default" table:formula="of:=IF(MOD([.$F$4];[.A5441])=0;[.A5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style-name="Default" table:formula="of:=IF(MOD([.$F$4];[.A5442])=0;[.A5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style-name="Default" table:formula="of:=IF(MOD([.$F$4];[.A5443])=0;[.A5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style-name="Default" table:formula="of:=IF(MOD([.$F$4];[.A5444])=0;[.A5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style-name="Default" table:formula="of:=IF(MOD([.$F$4];[.A5445])=0;[.A5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style-name="Default" table:formula="of:=IF(MOD([.$F$4];[.A5446])=0;[.A5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style-name="Default" table:formula="of:=IF(MOD([.$F$4];[.A5447])=0;[.A5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style-name="Default" table:formula="of:=IF(MOD([.$F$4];[.A5448])=0;[.A5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style-name="Default" table:formula="of:=IF(MOD([.$F$4];[.A5449])=0;[.A5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style-name="Default" table:formula="of:=IF(MOD([.$F$4];[.A5450])=0;[.A5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style-name="Default" table:formula="of:=IF(MOD([.$F$4];[.A5451])=0;[.A5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style-name="Default" table:formula="of:=IF(MOD([.$F$4];[.A5452])=0;[.A5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style-name="Default" table:formula="of:=IF(MOD([.$F$4];[.A5453])=0;[.A5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style-name="Default" table:formula="of:=IF(MOD([.$F$4];[.A5454])=0;[.A5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style-name="Default" table:formula="of:=IF(MOD([.$F$4];[.A5455])=0;[.A5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style-name="Default" table:formula="of:=IF(MOD([.$F$4];[.A5456])=0;[.A5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style-name="Default" table:formula="of:=IF(MOD([.$F$4];[.A5457])=0;[.A5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style-name="Default" table:formula="of:=IF(MOD([.$F$4];[.A5458])=0;[.A5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style-name="Default" table:formula="of:=IF(MOD([.$F$4];[.A5459])=0;[.A5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style-name="Default" table:formula="of:=IF(MOD([.$F$4];[.A5460])=0;[.A5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style-name="Default" table:formula="of:=IF(MOD([.$F$4];[.A5461])=0;[.A5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style-name="Default" table:formula="of:=IF(MOD([.$F$4];[.A5462])=0;[.A5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style-name="Default" table:formula="of:=IF(MOD([.$F$4];[.A5463])=0;[.A5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style-name="Default" table:formula="of:=IF(MOD([.$F$4];[.A5464])=0;[.A5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style-name="Default" table:formula="of:=IF(MOD([.$F$4];[.A5465])=0;[.A5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style-name="Default" table:formula="of:=IF(MOD([.$F$4];[.A5466])=0;[.A5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style-name="Default" table:formula="of:=IF(MOD([.$F$4];[.A5467])=0;[.A5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style-name="Default" table:formula="of:=IF(MOD([.$F$4];[.A5468])=0;[.A5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style-name="Default" table:formula="of:=IF(MOD([.$F$4];[.A5469])=0;[.A5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style-name="Default" table:formula="of:=IF(MOD([.$F$4];[.A5470])=0;[.A5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style-name="Default" table:formula="of:=IF(MOD([.$F$4];[.A5471])=0;[.A5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style-name="Default" table:formula="of:=IF(MOD([.$F$4];[.A5472])=0;[.A5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style-name="Default" table:formula="of:=IF(MOD([.$F$4];[.A5473])=0;[.A5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style-name="Default" table:formula="of:=IF(MOD([.$F$4];[.A5474])=0;[.A5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style-name="Default" table:formula="of:=IF(MOD([.$F$4];[.A5475])=0;[.A5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style-name="Default" table:formula="of:=IF(MOD([.$F$4];[.A5476])=0;[.A5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style-name="Default" table:formula="of:=IF(MOD([.$F$4];[.A5477])=0;[.A54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style-name="Default" table:formula="of:=IF(MOD([.$F$4];[.A5478])=0;[.A54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style-name="Default" table:formula="of:=IF(MOD([.$F$4];[.A5479])=0;[.A54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style-name="Default" table:formula="of:=IF(MOD([.$F$4];[.A5480])=0;[.A54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style-name="Default" table:formula="of:=IF(MOD([.$F$4];[.A5481])=0;[.A54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style-name="Default" table:formula="of:=IF(MOD([.$F$4];[.A5482])=0;[.A54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style-name="Default" table:formula="of:=IF(MOD([.$F$4];[.A5483])=0;[.A54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style-name="Default" table:formula="of:=IF(MOD([.$F$4];[.A5484])=0;[.A54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style-name="Default" table:formula="of:=IF(MOD([.$F$4];[.A5485])=0;[.A54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style-name="Default" table:formula="of:=IF(MOD([.$F$4];[.A5486])=0;[.A54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style-name="Default" table:formula="of:=IF(MOD([.$F$4];[.A5487])=0;[.A54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style-name="Default" table:formula="of:=IF(MOD([.$F$4];[.A5488])=0;[.A54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style-name="Default" table:formula="of:=IF(MOD([.$F$4];[.A5489])=0;[.A54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style-name="Default" table:formula="of:=IF(MOD([.$F$4];[.A5490])=0;[.A54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style-name="Default" table:formula="of:=IF(MOD([.$F$4];[.A5491])=0;[.A54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style-name="Default" table:formula="of:=IF(MOD([.$F$4];[.A5492])=0;[.A54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style-name="Default" table:formula="of:=IF(MOD([.$F$4];[.A5493])=0;[.A54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style-name="Default" table:formula="of:=IF(MOD([.$F$4];[.A5494])=0;[.A54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style-name="Default" table:formula="of:=IF(MOD([.$F$4];[.A5495])=0;[.A54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style-name="Default" table:formula="of:=IF(MOD([.$F$4];[.A5496])=0;[.A54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style-name="Default" table:formula="of:=IF(MOD([.$F$4];[.A5497])=0;[.A54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style-name="Default" table:formula="of:=IF(MOD([.$F$4];[.A5498])=0;[.A54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style-name="Default" table:formula="of:=IF(MOD([.$F$4];[.A5499])=0;[.A54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style-name="Default" table:formula="of:=IF(MOD([.$F$4];[.A5500])=0;[.A55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style-name="Default" table:formula="of:=IF(MOD([.$F$4];[.A5501])=0;[.A55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style-name="Default" table:formula="of:=IF(MOD([.$F$4];[.A5502])=0;[.A55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style-name="Default" table:formula="of:=IF(MOD([.$F$4];[.A5503])=0;[.A55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style-name="Default" table:formula="of:=IF(MOD([.$F$4];[.A5504])=0;[.A55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style-name="Default" table:formula="of:=IF(MOD([.$F$4];[.A5505])=0;[.A55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style-name="Default" table:formula="of:=IF(MOD([.$F$4];[.A5506])=0;[.A55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style-name="Default" table:formula="of:=IF(MOD([.$F$4];[.A5507])=0;[.A55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style-name="Default" table:formula="of:=IF(MOD([.$F$4];[.A5508])=0;[.A55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style-name="Default" table:formula="of:=IF(MOD([.$F$4];[.A5509])=0;[.A55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style-name="Default" table:formula="of:=IF(MOD([.$F$4];[.A5510])=0;[.A55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style-name="Default" table:formula="of:=IF(MOD([.$F$4];[.A5511])=0;[.A55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style-name="Default" table:formula="of:=IF(MOD([.$F$4];[.A5512])=0;[.A55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style-name="Default" table:formula="of:=IF(MOD([.$F$4];[.A5513])=0;[.A55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style-name="Default" table:formula="of:=IF(MOD([.$F$4];[.A5514])=0;[.A55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style-name="Default" table:formula="of:=IF(MOD([.$F$4];[.A5515])=0;[.A55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style-name="Default" table:formula="of:=IF(MOD([.$F$4];[.A5516])=0;[.A55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style-name="Default" table:formula="of:=IF(MOD([.$F$4];[.A5517])=0;[.A55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style-name="Default" table:formula="of:=IF(MOD([.$F$4];[.A5518])=0;[.A55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style-name="Default" table:formula="of:=IF(MOD([.$F$4];[.A5519])=0;[.A55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style-name="Default" table:formula="of:=IF(MOD([.$F$4];[.A5520])=0;[.A55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style-name="Default" table:formula="of:=IF(MOD([.$F$4];[.A5521])=0;[.A55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style-name="Default" table:formula="of:=IF(MOD([.$F$4];[.A5522])=0;[.A55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style-name="Default" table:formula="of:=IF(MOD([.$F$4];[.A5523])=0;[.A55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style-name="Default" table:formula="of:=IF(MOD([.$F$4];[.A5524])=0;[.A55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style-name="Default" table:formula="of:=IF(MOD([.$F$4];[.A5525])=0;[.A55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style-name="Default" table:formula="of:=IF(MOD([.$F$4];[.A5526])=0;[.A55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style-name="Default" table:formula="of:=IF(MOD([.$F$4];[.A5527])=0;[.A55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style-name="Default" table:formula="of:=IF(MOD([.$F$4];[.A5528])=0;[.A55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style-name="Default" table:formula="of:=IF(MOD([.$F$4];[.A5529])=0;[.A55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style-name="Default" table:formula="of:=IF(MOD([.$F$4];[.A5530])=0;[.A55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style-name="Default" table:formula="of:=IF(MOD([.$F$4];[.A5531])=0;[.A55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style-name="Default" table:formula="of:=IF(MOD([.$F$4];[.A5532])=0;[.A55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style-name="Default" table:formula="of:=IF(MOD([.$F$4];[.A5533])=0;[.A55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style-name="Default" table:formula="of:=IF(MOD([.$F$4];[.A5534])=0;[.A55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style-name="Default" table:formula="of:=IF(MOD([.$F$4];[.A5535])=0;[.A55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style-name="Default" table:formula="of:=IF(MOD([.$F$4];[.A5536])=0;[.A55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style-name="Default" table:formula="of:=IF(MOD([.$F$4];[.A5537])=0;[.A55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style-name="Default" table:formula="of:=IF(MOD([.$F$4];[.A5538])=0;[.A55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style-name="Default" table:formula="of:=IF(MOD([.$F$4];[.A5539])=0;[.A55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style-name="Default" table:formula="of:=IF(MOD([.$F$4];[.A5540])=0;[.A55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style-name="Default" table:formula="of:=IF(MOD([.$F$4];[.A5541])=0;[.A55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style-name="Default" table:formula="of:=IF(MOD([.$F$4];[.A5542])=0;[.A55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style-name="Default" table:formula="of:=IF(MOD([.$F$4];[.A5543])=0;[.A55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style-name="Default" table:formula="of:=IF(MOD([.$F$4];[.A5544])=0;[.A55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style-name="Default" table:formula="of:=IF(MOD([.$F$4];[.A5545])=0;[.A55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style-name="Default" table:formula="of:=IF(MOD([.$F$4];[.A5546])=0;[.A55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style-name="Default" table:formula="of:=IF(MOD([.$F$4];[.A5547])=0;[.A55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style-name="Default" table:formula="of:=IF(MOD([.$F$4];[.A5548])=0;[.A55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style-name="Default" table:formula="of:=IF(MOD([.$F$4];[.A5549])=0;[.A55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style-name="Default" table:formula="of:=IF(MOD([.$F$4];[.A5550])=0;[.A55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style-name="Default" table:formula="of:=IF(MOD([.$F$4];[.A5551])=0;[.A55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style-name="Default" table:formula="of:=IF(MOD([.$F$4];[.A5552])=0;[.A55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style-name="Default" table:formula="of:=IF(MOD([.$F$4];[.A5553])=0;[.A55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style-name="Default" table:formula="of:=IF(MOD([.$F$4];[.A5554])=0;[.A55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style-name="Default" table:formula="of:=IF(MOD([.$F$4];[.A5555])=0;[.A55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style-name="Default" table:formula="of:=IF(MOD([.$F$4];[.A5556])=0;[.A55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style-name="Default" table:formula="of:=IF(MOD([.$F$4];[.A5557])=0;[.A55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style-name="Default" table:formula="of:=IF(MOD([.$F$4];[.A5558])=0;[.A55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style-name="Default" table:formula="of:=IF(MOD([.$F$4];[.A5559])=0;[.A55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style-name="Default" table:formula="of:=IF(MOD([.$F$4];[.A5560])=0;[.A55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style-name="Default" table:formula="of:=IF(MOD([.$F$4];[.A5561])=0;[.A55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style-name="Default" table:formula="of:=IF(MOD([.$F$4];[.A5562])=0;[.A55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style-name="Default" table:formula="of:=IF(MOD([.$F$4];[.A5563])=0;[.A55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style-name="Default" table:formula="of:=IF(MOD([.$F$4];[.A5564])=0;[.A55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style-name="Default" table:formula="of:=IF(MOD([.$F$4];[.A5565])=0;[.A55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style-name="Default" table:formula="of:=IF(MOD([.$F$4];[.A5566])=0;[.A55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style-name="Default" table:formula="of:=IF(MOD([.$F$4];[.A5567])=0;[.A55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style-name="Default" table:formula="of:=IF(MOD([.$F$4];[.A5568])=0;[.A55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style-name="Default" table:formula="of:=IF(MOD([.$F$4];[.A5569])=0;[.A55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style-name="Default" table:formula="of:=IF(MOD([.$F$4];[.A5570])=0;[.A55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style-name="Default" table:formula="of:=IF(MOD([.$F$4];[.A5571])=0;[.A55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style-name="Default" table:formula="of:=IF(MOD([.$F$4];[.A5572])=0;[.A55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style-name="Default" table:formula="of:=IF(MOD([.$F$4];[.A5573])=0;[.A55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style-name="Default" table:formula="of:=IF(MOD([.$F$4];[.A5574])=0;[.A55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style-name="Default" table:formula="of:=IF(MOD([.$F$4];[.A5575])=0;[.A55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style-name="Default" table:formula="of:=IF(MOD([.$F$4];[.A5576])=0;[.A55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style-name="Default" table:formula="of:=IF(MOD([.$F$4];[.A5577])=0;[.A55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style-name="Default" table:formula="of:=IF(MOD([.$F$4];[.A5578])=0;[.A55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style-name="Default" table:formula="of:=IF(MOD([.$F$4];[.A5579])=0;[.A55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style-name="Default" table:formula="of:=IF(MOD([.$F$4];[.A5580])=0;[.A55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style-name="Default" table:formula="of:=IF(MOD([.$F$4];[.A5581])=0;[.A55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style-name="Default" table:formula="of:=IF(MOD([.$F$4];[.A5582])=0;[.A55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style-name="Default" table:formula="of:=IF(MOD([.$F$4];[.A5583])=0;[.A55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style-name="Default" table:formula="of:=IF(MOD([.$F$4];[.A5584])=0;[.A55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style-name="Default" table:formula="of:=IF(MOD([.$F$4];[.A5585])=0;[.A55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style-name="Default" table:formula="of:=IF(MOD([.$F$4];[.A5586])=0;[.A55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style-name="Default" table:formula="of:=IF(MOD([.$F$4];[.A5587])=0;[.A55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style-name="Default" table:formula="of:=IF(MOD([.$F$4];[.A5588])=0;[.A55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style-name="Default" table:formula="of:=IF(MOD([.$F$4];[.A5589])=0;[.A55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style-name="Default" table:formula="of:=IF(MOD([.$F$4];[.A5590])=0;[.A55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style-name="Default" table:formula="of:=IF(MOD([.$F$4];[.A5591])=0;[.A55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style-name="Default" table:formula="of:=IF(MOD([.$F$4];[.A5592])=0;[.A55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style-name="Default" table:formula="of:=IF(MOD([.$F$4];[.A5593])=0;[.A55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style-name="Default" table:formula="of:=IF(MOD([.$F$4];[.A5594])=0;[.A55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style-name="Default" table:formula="of:=IF(MOD([.$F$4];[.A5595])=0;[.A55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style-name="Default" table:formula="of:=IF(MOD([.$F$4];[.A5596])=0;[.A55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style-name="Default" table:formula="of:=IF(MOD([.$F$4];[.A5597])=0;[.A55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style-name="Default" table:formula="of:=IF(MOD([.$F$4];[.A5598])=0;[.A55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style-name="Default" table:formula="of:=IF(MOD([.$F$4];[.A5599])=0;[.A55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style-name="Default" table:formula="of:=IF(MOD([.$F$4];[.A5600])=0;[.A56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style-name="Default" table:formula="of:=IF(MOD([.$F$4];[.A5601])=0;[.A56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style-name="Default" table:formula="of:=IF(MOD([.$F$4];[.A5602])=0;[.A56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style-name="Default" table:formula="of:=IF(MOD([.$F$4];[.A5603])=0;[.A56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style-name="Default" table:formula="of:=IF(MOD([.$F$4];[.A5604])=0;[.A56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style-name="Default" table:formula="of:=IF(MOD([.$F$4];[.A5605])=0;[.A56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style-name="Default" table:formula="of:=IF(MOD([.$F$4];[.A5606])=0;[.A56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style-name="Default" table:formula="of:=IF(MOD([.$F$4];[.A5607])=0;[.A56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style-name="Default" table:formula="of:=IF(MOD([.$F$4];[.A5608])=0;[.A56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style-name="Default" table:formula="of:=IF(MOD([.$F$4];[.A5609])=0;[.A56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style-name="Default" table:formula="of:=IF(MOD([.$F$4];[.A5610])=0;[.A56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style-name="Default" table:formula="of:=IF(MOD([.$F$4];[.A5611])=0;[.A56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style-name="Default" table:formula="of:=IF(MOD([.$F$4];[.A5612])=0;[.A56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style-name="Default" table:formula="of:=IF(MOD([.$F$4];[.A5613])=0;[.A56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style-name="Default" table:formula="of:=IF(MOD([.$F$4];[.A5614])=0;[.A56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style-name="Default" table:formula="of:=IF(MOD([.$F$4];[.A5615])=0;[.A56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style-name="Default" table:formula="of:=IF(MOD([.$F$4];[.A5616])=0;[.A56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style-name="Default" table:formula="of:=IF(MOD([.$F$4];[.A5617])=0;[.A56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style-name="Default" table:formula="of:=IF(MOD([.$F$4];[.A5618])=0;[.A56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style-name="Default" table:formula="of:=IF(MOD([.$F$4];[.A5619])=0;[.A56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style-name="Default" table:formula="of:=IF(MOD([.$F$4];[.A5620])=0;[.A56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style-name="Default" table:formula="of:=IF(MOD([.$F$4];[.A5621])=0;[.A56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style-name="Default" table:formula="of:=IF(MOD([.$F$4];[.A5622])=0;[.A56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style-name="Default" table:formula="of:=IF(MOD([.$F$4];[.A5623])=0;[.A56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style-name="Default" table:formula="of:=IF(MOD([.$F$4];[.A5624])=0;[.A56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style-name="Default" table:formula="of:=IF(MOD([.$F$4];[.A5625])=0;[.A56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style-name="Default" table:formula="of:=IF(MOD([.$F$4];[.A5626])=0;[.A56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style-name="Default" table:formula="of:=IF(MOD([.$F$4];[.A5627])=0;[.A56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style-name="Default" table:formula="of:=IF(MOD([.$F$4];[.A5628])=0;[.A56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style-name="Default" table:formula="of:=IF(MOD([.$F$4];[.A5629])=0;[.A56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style-name="Default" table:formula="of:=IF(MOD([.$F$4];[.A5630])=0;[.A56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style-name="Default" table:formula="of:=IF(MOD([.$F$4];[.A5631])=0;[.A56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style-name="Default" table:formula="of:=IF(MOD([.$F$4];[.A5632])=0;[.A56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style-name="Default" table:formula="of:=IF(MOD([.$F$4];[.A5633])=0;[.A56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style-name="Default" table:formula="of:=IF(MOD([.$F$4];[.A5634])=0;[.A56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style-name="Default" table:formula="of:=IF(MOD([.$F$4];[.A5635])=0;[.A56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style-name="Default" table:formula="of:=IF(MOD([.$F$4];[.A5636])=0;[.A56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style-name="Default" table:formula="of:=IF(MOD([.$F$4];[.A5637])=0;[.A56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style-name="Default" table:formula="of:=IF(MOD([.$F$4];[.A5638])=0;[.A56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style-name="Default" table:formula="of:=IF(MOD([.$F$4];[.A5639])=0;[.A56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style-name="Default" table:formula="of:=IF(MOD([.$F$4];[.A5640])=0;[.A56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style-name="Default" table:formula="of:=IF(MOD([.$F$4];[.A5641])=0;[.A56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style-name="Default" table:formula="of:=IF(MOD([.$F$4];[.A5642])=0;[.A56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style-name="Default" table:formula="of:=IF(MOD([.$F$4];[.A5643])=0;[.A56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style-name="Default" table:formula="of:=IF(MOD([.$F$4];[.A5644])=0;[.A56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style-name="Default" table:formula="of:=IF(MOD([.$F$4];[.A5645])=0;[.A56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style-name="Default" table:formula="of:=IF(MOD([.$F$4];[.A5646])=0;[.A56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style-name="Default" table:formula="of:=IF(MOD([.$F$4];[.A5647])=0;[.A56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style-name="Default" table:formula="of:=IF(MOD([.$F$4];[.A5648])=0;[.A56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style-name="Default" table:formula="of:=IF(MOD([.$F$4];[.A5649])=0;[.A56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style-name="Default" table:formula="of:=IF(MOD([.$F$4];[.A5650])=0;[.A56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style-name="Default" table:formula="of:=IF(MOD([.$F$4];[.A5651])=0;[.A56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style-name="Default" table:formula="of:=IF(MOD([.$F$4];[.A5652])=0;[.A56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style-name="Default" table:formula="of:=IF(MOD([.$F$4];[.A5653])=0;[.A56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style-name="Default" table:formula="of:=IF(MOD([.$F$4];[.A5654])=0;[.A56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style-name="Default" table:formula="of:=IF(MOD([.$F$4];[.A5655])=0;[.A56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style-name="Default" table:formula="of:=IF(MOD([.$F$4];[.A5656])=0;[.A56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style-name="Default" table:formula="of:=IF(MOD([.$F$4];[.A5657])=0;[.A56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style-name="Default" table:formula="of:=IF(MOD([.$F$4];[.A5658])=0;[.A56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style-name="Default" table:formula="of:=IF(MOD([.$F$4];[.A5659])=0;[.A56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style-name="Default" table:formula="of:=IF(MOD([.$F$4];[.A5660])=0;[.A56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style-name="Default" table:formula="of:=IF(MOD([.$F$4];[.A5661])=0;[.A56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style-name="Default" table:formula="of:=IF(MOD([.$F$4];[.A5662])=0;[.A56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style-name="Default" table:formula="of:=IF(MOD([.$F$4];[.A5663])=0;[.A56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style-name="Default" table:formula="of:=IF(MOD([.$F$4];[.A5664])=0;[.A56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style-name="Default" table:formula="of:=IF(MOD([.$F$4];[.A5665])=0;[.A56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style-name="Default" table:formula="of:=IF(MOD([.$F$4];[.A5666])=0;[.A56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style-name="Default" table:formula="of:=IF(MOD([.$F$4];[.A5667])=0;[.A56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style-name="Default" table:formula="of:=IF(MOD([.$F$4];[.A5668])=0;[.A56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style-name="Default" table:formula="of:=IF(MOD([.$F$4];[.A5669])=0;[.A56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style-name="Default" table:formula="of:=IF(MOD([.$F$4];[.A5670])=0;[.A56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style-name="Default" table:formula="of:=IF(MOD([.$F$4];[.A5671])=0;[.A56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style-name="Default" table:formula="of:=IF(MOD([.$F$4];[.A5672])=0;[.A56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style-name="Default" table:formula="of:=IF(MOD([.$F$4];[.A5673])=0;[.A56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style-name="Default" table:formula="of:=IF(MOD([.$F$4];[.A5674])=0;[.A56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style-name="Default" table:formula="of:=IF(MOD([.$F$4];[.A5675])=0;[.A56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style-name="Default" table:formula="of:=IF(MOD([.$F$4];[.A5676])=0;[.A56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style-name="Default" table:formula="of:=IF(MOD([.$F$4];[.A5677])=0;[.A56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style-name="Default" table:formula="of:=IF(MOD([.$F$4];[.A5678])=0;[.A56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style-name="Default" table:formula="of:=IF(MOD([.$F$4];[.A5679])=0;[.A56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style-name="Default" table:formula="of:=IF(MOD([.$F$4];[.A5680])=0;[.A56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style-name="Default" table:formula="of:=IF(MOD([.$F$4];[.A5681])=0;[.A56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style-name="Default" table:formula="of:=IF(MOD([.$F$4];[.A5682])=0;[.A56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style-name="Default" table:formula="of:=IF(MOD([.$F$4];[.A5683])=0;[.A56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style-name="Default" table:formula="of:=IF(MOD([.$F$4];[.A5684])=0;[.A56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style-name="Default" table:formula="of:=IF(MOD([.$F$4];[.A5685])=0;[.A56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style-name="Default" table:formula="of:=IF(MOD([.$F$4];[.A5686])=0;[.A56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style-name="Default" table:formula="of:=IF(MOD([.$F$4];[.A5687])=0;[.A56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style-name="Default" table:formula="of:=IF(MOD([.$F$4];[.A5688])=0;[.A56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style-name="Default" table:formula="of:=IF(MOD([.$F$4];[.A5689])=0;[.A56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style-name="Default" table:formula="of:=IF(MOD([.$F$4];[.A5690])=0;[.A56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style-name="Default" table:formula="of:=IF(MOD([.$F$4];[.A5691])=0;[.A56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style-name="Default" table:formula="of:=IF(MOD([.$F$4];[.A5692])=0;[.A56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style-name="Default" table:formula="of:=IF(MOD([.$F$4];[.A5693])=0;[.A56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style-name="Default" table:formula="of:=IF(MOD([.$F$4];[.A5694])=0;[.A56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style-name="Default" table:formula="of:=IF(MOD([.$F$4];[.A5695])=0;[.A56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style-name="Default" table:formula="of:=IF(MOD([.$F$4];[.A5696])=0;[.A56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style-name="Default" table:formula="of:=IF(MOD([.$F$4];[.A5697])=0;[.A56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style-name="Default" table:formula="of:=IF(MOD([.$F$4];[.A5698])=0;[.A56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style-name="Default" table:formula="of:=IF(MOD([.$F$4];[.A5699])=0;[.A56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style-name="Default" table:formula="of:=IF(MOD([.$F$4];[.A5700])=0;[.A57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style-name="Default" table:formula="of:=IF(MOD([.$F$4];[.A5701])=0;[.A57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style-name="Default" table:formula="of:=IF(MOD([.$F$4];[.A5702])=0;[.A57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style-name="Default" table:formula="of:=IF(MOD([.$F$4];[.A5703])=0;[.A57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style-name="Default" table:formula="of:=IF(MOD([.$F$4];[.A5704])=0;[.A57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style-name="Default" table:formula="of:=IF(MOD([.$F$4];[.A5705])=0;[.A57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style-name="Default" table:formula="of:=IF(MOD([.$F$4];[.A5706])=0;[.A57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style-name="Default" table:formula="of:=IF(MOD([.$F$4];[.A5707])=0;[.A57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style-name="Default" table:formula="of:=IF(MOD([.$F$4];[.A5708])=0;[.A57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style-name="Default" table:formula="of:=IF(MOD([.$F$4];[.A5709])=0;[.A57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style-name="Default" table:formula="of:=IF(MOD([.$F$4];[.A5710])=0;[.A57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style-name="Default" table:formula="of:=IF(MOD([.$F$4];[.A5711])=0;[.A57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style-name="Default" table:formula="of:=IF(MOD([.$F$4];[.A5712])=0;[.A57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style-name="Default" table:formula="of:=IF(MOD([.$F$4];[.A5713])=0;[.A57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style-name="Default" table:formula="of:=IF(MOD([.$F$4];[.A5714])=0;[.A57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style-name="Default" table:formula="of:=IF(MOD([.$F$4];[.A5715])=0;[.A57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style-name="Default" table:formula="of:=IF(MOD([.$F$4];[.A5716])=0;[.A57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style-name="Default" table:formula="of:=IF(MOD([.$F$4];[.A5717])=0;[.A57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style-name="Default" table:formula="of:=IF(MOD([.$F$4];[.A5718])=0;[.A57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style-name="Default" table:formula="of:=IF(MOD([.$F$4];[.A5719])=0;[.A57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style-name="Default" table:formula="of:=IF(MOD([.$F$4];[.A5720])=0;[.A57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style-name="Default" table:formula="of:=IF(MOD([.$F$4];[.A5721])=0;[.A57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style-name="Default" table:formula="of:=IF(MOD([.$F$4];[.A5722])=0;[.A57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style-name="Default" table:formula="of:=IF(MOD([.$F$4];[.A5723])=0;[.A57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style-name="Default" table:formula="of:=IF(MOD([.$F$4];[.A5724])=0;[.A57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style-name="Default" table:formula="of:=IF(MOD([.$F$4];[.A5725])=0;[.A57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style-name="Default" table:formula="of:=IF(MOD([.$F$4];[.A5726])=0;[.A57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style-name="Default" table:formula="of:=IF(MOD([.$F$4];[.A5727])=0;[.A57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style-name="Default" table:formula="of:=IF(MOD([.$F$4];[.A5728])=0;[.A57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style-name="Default" table:formula="of:=IF(MOD([.$F$4];[.A5729])=0;[.A57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style-name="Default" table:formula="of:=IF(MOD([.$F$4];[.A5730])=0;[.A57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style-name="Default" table:formula="of:=IF(MOD([.$F$4];[.A5731])=0;[.A57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style-name="Default" table:formula="of:=IF(MOD([.$F$4];[.A5732])=0;[.A57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style-name="Default" table:formula="of:=IF(MOD([.$F$4];[.A5733])=0;[.A57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style-name="Default" table:formula="of:=IF(MOD([.$F$4];[.A5734])=0;[.A57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style-name="Default" table:formula="of:=IF(MOD([.$F$4];[.A5735])=0;[.A57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style-name="Default" table:formula="of:=IF(MOD([.$F$4];[.A5736])=0;[.A57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style-name="Default" table:formula="of:=IF(MOD([.$F$4];[.A5737])=0;[.A57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style-name="Default" table:formula="of:=IF(MOD([.$F$4];[.A5738])=0;[.A57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style-name="Default" table:formula="of:=IF(MOD([.$F$4];[.A5739])=0;[.A57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style-name="Default" table:formula="of:=IF(MOD([.$F$4];[.A5740])=0;[.A57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style-name="Default" table:formula="of:=IF(MOD([.$F$4];[.A5741])=0;[.A57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style-name="Default" table:formula="of:=IF(MOD([.$F$4];[.A5742])=0;[.A57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style-name="Default" table:formula="of:=IF(MOD([.$F$4];[.A5743])=0;[.A57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style-name="Default" table:formula="of:=IF(MOD([.$F$4];[.A5744])=0;[.A57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style-name="Default" table:formula="of:=IF(MOD([.$F$4];[.A5745])=0;[.A57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style-name="Default" table:formula="of:=IF(MOD([.$F$4];[.A5746])=0;[.A57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style-name="Default" table:formula="of:=IF(MOD([.$F$4];[.A5747])=0;[.A57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style-name="Default" table:formula="of:=IF(MOD([.$F$4];[.A5748])=0;[.A57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style-name="Default" table:formula="of:=IF(MOD([.$F$4];[.A5749])=0;[.A57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style-name="Default" table:formula="of:=IF(MOD([.$F$4];[.A5750])=0;[.A57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style-name="Default" table:formula="of:=IF(MOD([.$F$4];[.A5751])=0;[.A57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style-name="Default" table:formula="of:=IF(MOD([.$F$4];[.A5752])=0;[.A57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style-name="Default" table:formula="of:=IF(MOD([.$F$4];[.A5753])=0;[.A57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style-name="Default" table:formula="of:=IF(MOD([.$F$4];[.A5754])=0;[.A57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style-name="Default" table:formula="of:=IF(MOD([.$F$4];[.A5755])=0;[.A57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style-name="Default" table:formula="of:=IF(MOD([.$F$4];[.A5756])=0;[.A57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style-name="Default" table:formula="of:=IF(MOD([.$F$4];[.A5757])=0;[.A57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style-name="Default" table:formula="of:=IF(MOD([.$F$4];[.A5758])=0;[.A57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style-name="Default" table:formula="of:=IF(MOD([.$F$4];[.A5759])=0;[.A57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style-name="Default" table:formula="of:=IF(MOD([.$F$4];[.A5760])=0;[.A57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style-name="Default" table:formula="of:=IF(MOD([.$F$4];[.A5761])=0;[.A57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style-name="Default" table:formula="of:=IF(MOD([.$F$4];[.A5762])=0;[.A57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style-name="Default" table:formula="of:=IF(MOD([.$F$4];[.A5763])=0;[.A57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style-name="Default" table:formula="of:=IF(MOD([.$F$4];[.A5764])=0;[.A57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style-name="Default" table:formula="of:=IF(MOD([.$F$4];[.A5765])=0;[.A57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style-name="Default" table:formula="of:=IF(MOD([.$F$4];[.A5766])=0;[.A57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style-name="Default" table:formula="of:=IF(MOD([.$F$4];[.A5767])=0;[.A57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style-name="Default" table:formula="of:=IF(MOD([.$F$4];[.A5768])=0;[.A57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style-name="Default" table:formula="of:=IF(MOD([.$F$4];[.A5769])=0;[.A57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style-name="Default" table:formula="of:=IF(MOD([.$F$4];[.A5770])=0;[.A57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style-name="Default" table:formula="of:=IF(MOD([.$F$4];[.A5771])=0;[.A57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style-name="Default" table:formula="of:=IF(MOD([.$F$4];[.A5772])=0;[.A57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style-name="Default" table:formula="of:=IF(MOD([.$F$4];[.A5773])=0;[.A57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style-name="Default" table:formula="of:=IF(MOD([.$F$4];[.A5774])=0;[.A57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style-name="Default" table:formula="of:=IF(MOD([.$F$4];[.A5775])=0;[.A57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style-name="Default" table:formula="of:=IF(MOD([.$F$4];[.A5776])=0;[.A57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style-name="Default" table:formula="of:=IF(MOD([.$F$4];[.A5777])=0;[.A57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style-name="Default" table:formula="of:=IF(MOD([.$F$4];[.A5778])=0;[.A57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style-name="Default" table:formula="of:=IF(MOD([.$F$4];[.A5779])=0;[.A57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style-name="Default" table:formula="of:=IF(MOD([.$F$4];[.A5780])=0;[.A57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style-name="Default" table:formula="of:=IF(MOD([.$F$4];[.A5781])=0;[.A57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style-name="Default" table:formula="of:=IF(MOD([.$F$4];[.A5782])=0;[.A57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style-name="Default" table:formula="of:=IF(MOD([.$F$4];[.A5783])=0;[.A57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style-name="Default" table:formula="of:=IF(MOD([.$F$4];[.A5784])=0;[.A57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style-name="Default" table:formula="of:=IF(MOD([.$F$4];[.A5785])=0;[.A57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style-name="Default" table:formula="of:=IF(MOD([.$F$4];[.A5786])=0;[.A57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style-name="Default" table:formula="of:=IF(MOD([.$F$4];[.A5787])=0;[.A57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style-name="Default" table:formula="of:=IF(MOD([.$F$4];[.A5788])=0;[.A57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style-name="Default" table:formula="of:=IF(MOD([.$F$4];[.A5789])=0;[.A57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style-name="Default" table:formula="of:=IF(MOD([.$F$4];[.A5790])=0;[.A57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style-name="Default" table:formula="of:=IF(MOD([.$F$4];[.A5791])=0;[.A57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style-name="Default" table:formula="of:=IF(MOD([.$F$4];[.A5792])=0;[.A57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style-name="Default" table:formula="of:=IF(MOD([.$F$4];[.A5793])=0;[.A57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style-name="Default" table:formula="of:=IF(MOD([.$F$4];[.A5794])=0;[.A57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style-name="Default" table:formula="of:=IF(MOD([.$F$4];[.A5795])=0;[.A57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style-name="Default" table:formula="of:=IF(MOD([.$F$4];[.A5796])=0;[.A57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style-name="Default" table:formula="of:=IF(MOD([.$F$4];[.A5797])=0;[.A57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style-name="Default" table:formula="of:=IF(MOD([.$F$4];[.A5798])=0;[.A57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style-name="Default" table:formula="of:=IF(MOD([.$F$4];[.A5799])=0;[.A57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style-name="Default" table:formula="of:=IF(MOD([.$F$4];[.A5800])=0;[.A58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style-name="Default" table:formula="of:=IF(MOD([.$F$4];[.A5801])=0;[.A58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style-name="Default" table:formula="of:=IF(MOD([.$F$4];[.A5802])=0;[.A58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style-name="Default" table:formula="of:=IF(MOD([.$F$4];[.A5803])=0;[.A58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style-name="Default" table:formula="of:=IF(MOD([.$F$4];[.A5804])=0;[.A58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style-name="Default" table:formula="of:=IF(MOD([.$F$4];[.A5805])=0;[.A58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style-name="Default" table:formula="of:=IF(MOD([.$F$4];[.A5806])=0;[.A58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style-name="Default" table:formula="of:=IF(MOD([.$F$4];[.A5807])=0;[.A58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style-name="Default" table:formula="of:=IF(MOD([.$F$4];[.A5808])=0;[.A58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style-name="Default" table:formula="of:=IF(MOD([.$F$4];[.A5809])=0;[.A58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style-name="Default" table:formula="of:=IF(MOD([.$F$4];[.A5810])=0;[.A58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style-name="Default" table:formula="of:=IF(MOD([.$F$4];[.A5811])=0;[.A58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style-name="Default" table:formula="of:=IF(MOD([.$F$4];[.A5812])=0;[.A58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style-name="Default" table:formula="of:=IF(MOD([.$F$4];[.A5813])=0;[.A58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style-name="Default" table:formula="of:=IF(MOD([.$F$4];[.A5814])=0;[.A58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style-name="Default" table:formula="of:=IF(MOD([.$F$4];[.A5815])=0;[.A58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style-name="Default" table:formula="of:=IF(MOD([.$F$4];[.A5816])=0;[.A58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style-name="Default" table:formula="of:=IF(MOD([.$F$4];[.A5817])=0;[.A58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style-name="Default" table:formula="of:=IF(MOD([.$F$4];[.A5818])=0;[.A58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style-name="Default" table:formula="of:=IF(MOD([.$F$4];[.A5819])=0;[.A58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style-name="Default" table:formula="of:=IF(MOD([.$F$4];[.A5820])=0;[.A58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style-name="Default" table:formula="of:=IF(MOD([.$F$4];[.A5821])=0;[.A58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style-name="Default" table:formula="of:=IF(MOD([.$F$4];[.A5822])=0;[.A58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style-name="Default" table:formula="of:=IF(MOD([.$F$4];[.A5823])=0;[.A58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style-name="Default" table:formula="of:=IF(MOD([.$F$4];[.A5824])=0;[.A58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style-name="Default" table:formula="of:=IF(MOD([.$F$4];[.A5825])=0;[.A58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style-name="Default" table:formula="of:=IF(MOD([.$F$4];[.A5826])=0;[.A58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style-name="Default" table:formula="of:=IF(MOD([.$F$4];[.A5827])=0;[.A58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style-name="Default" table:formula="of:=IF(MOD([.$F$4];[.A5828])=0;[.A58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style-name="Default" table:formula="of:=IF(MOD([.$F$4];[.A5829])=0;[.A58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style-name="Default" table:formula="of:=IF(MOD([.$F$4];[.A5830])=0;[.A58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style-name="Default" table:formula="of:=IF(MOD([.$F$4];[.A5831])=0;[.A58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style-name="Default" table:formula="of:=IF(MOD([.$F$4];[.A5832])=0;[.A58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style-name="Default" table:formula="of:=IF(MOD([.$F$4];[.A5833])=0;[.A58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style-name="Default" table:formula="of:=IF(MOD([.$F$4];[.A5834])=0;[.A58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style-name="Default" table:formula="of:=IF(MOD([.$F$4];[.A5835])=0;[.A58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style-name="Default" table:formula="of:=IF(MOD([.$F$4];[.A5836])=0;[.A58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style-name="Default" table:formula="of:=IF(MOD([.$F$4];[.A5837])=0;[.A58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style-name="Default" table:formula="of:=IF(MOD([.$F$4];[.A5838])=0;[.A58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style-name="Default" table:formula="of:=IF(MOD([.$F$4];[.A5839])=0;[.A58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style-name="Default" table:formula="of:=IF(MOD([.$F$4];[.A5840])=0;[.A58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style-name="Default" table:formula="of:=IF(MOD([.$F$4];[.A5841])=0;[.A58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style-name="Default" table:formula="of:=IF(MOD([.$F$4];[.A5842])=0;[.A58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style-name="Default" table:formula="of:=IF(MOD([.$F$4];[.A5843])=0;[.A58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style-name="Default" table:formula="of:=IF(MOD([.$F$4];[.A5844])=0;[.A58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style-name="Default" table:formula="of:=IF(MOD([.$F$4];[.A5845])=0;[.A58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style-name="Default" table:formula="of:=IF(MOD([.$F$4];[.A5846])=0;[.A58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style-name="Default" table:formula="of:=IF(MOD([.$F$4];[.A5847])=0;[.A58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style-name="Default" table:formula="of:=IF(MOD([.$F$4];[.A5848])=0;[.A58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style-name="Default" table:formula="of:=IF(MOD([.$F$4];[.A5849])=0;[.A58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style-name="Default" table:formula="of:=IF(MOD([.$F$4];[.A5850])=0;[.A58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style-name="Default" table:formula="of:=IF(MOD([.$F$4];[.A5851])=0;[.A58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style-name="Default" table:formula="of:=IF(MOD([.$F$4];[.A5852])=0;[.A58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style-name="Default" table:formula="of:=IF(MOD([.$F$4];[.A5853])=0;[.A58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style-name="Default" table:formula="of:=IF(MOD([.$F$4];[.A5854])=0;[.A58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style-name="Default" table:formula="of:=IF(MOD([.$F$4];[.A5855])=0;[.A58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style-name="Default" table:formula="of:=IF(MOD([.$F$4];[.A5856])=0;[.A58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style-name="Default" table:formula="of:=IF(MOD([.$F$4];[.A5857])=0;[.A58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style-name="Default" table:formula="of:=IF(MOD([.$F$4];[.A5858])=0;[.A58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style-name="Default" table:formula="of:=IF(MOD([.$F$4];[.A5859])=0;[.A58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style-name="Default" table:formula="of:=IF(MOD([.$F$4];[.A5860])=0;[.A58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style-name="Default" table:formula="of:=IF(MOD([.$F$4];[.A5861])=0;[.A58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style-name="Default" table:formula="of:=IF(MOD([.$F$4];[.A5862])=0;[.A58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style-name="Default" table:formula="of:=IF(MOD([.$F$4];[.A5863])=0;[.A58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style-name="Default" table:formula="of:=IF(MOD([.$F$4];[.A5864])=0;[.A58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style-name="Default" table:formula="of:=IF(MOD([.$F$4];[.A5865])=0;[.A58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style-name="Default" table:formula="of:=IF(MOD([.$F$4];[.A5866])=0;[.A58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style-name="Default" table:formula="of:=IF(MOD([.$F$4];[.A5867])=0;[.A58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style-name="Default" table:formula="of:=IF(MOD([.$F$4];[.A5868])=0;[.A58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style-name="Default" table:formula="of:=IF(MOD([.$F$4];[.A5869])=0;[.A58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style-name="Default" table:formula="of:=IF(MOD([.$F$4];[.A5870])=0;[.A58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style-name="Default" table:formula="of:=IF(MOD([.$F$4];[.A5871])=0;[.A58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style-name="Default" table:formula="of:=IF(MOD([.$F$4];[.A5872])=0;[.A58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style-name="Default" table:formula="of:=IF(MOD([.$F$4];[.A5873])=0;[.A58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style-name="Default" table:formula="of:=IF(MOD([.$F$4];[.A5874])=0;[.A58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style-name="Default" table:formula="of:=IF(MOD([.$F$4];[.A5875])=0;[.A58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style-name="Default" table:formula="of:=IF(MOD([.$F$4];[.A5876])=0;[.A58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style-name="Default" table:formula="of:=IF(MOD([.$F$4];[.A5877])=0;[.A58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style-name="Default" table:formula="of:=IF(MOD([.$F$4];[.A5878])=0;[.A58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style-name="Default" table:formula="of:=IF(MOD([.$F$4];[.A5879])=0;[.A58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style-name="Default" table:formula="of:=IF(MOD([.$F$4];[.A5880])=0;[.A58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style-name="Default" table:formula="of:=IF(MOD([.$F$4];[.A5881])=0;[.A58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style-name="Default" table:formula="of:=IF(MOD([.$F$4];[.A5882])=0;[.A58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style-name="Default" table:formula="of:=IF(MOD([.$F$4];[.A5883])=0;[.A58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style-name="Default" table:formula="of:=IF(MOD([.$F$4];[.A5884])=0;[.A58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style-name="Default" table:formula="of:=IF(MOD([.$F$4];[.A5885])=0;[.A58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style-name="Default" table:formula="of:=IF(MOD([.$F$4];[.A5886])=0;[.A58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style-name="Default" table:formula="of:=IF(MOD([.$F$4];[.A5887])=0;[.A58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style-name="Default" table:formula="of:=IF(MOD([.$F$4];[.A5888])=0;[.A58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style-name="Default" table:formula="of:=IF(MOD([.$F$4];[.A5889])=0;[.A58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style-name="Default" table:formula="of:=IF(MOD([.$F$4];[.A5890])=0;[.A58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style-name="Default" table:formula="of:=IF(MOD([.$F$4];[.A5891])=0;[.A58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style-name="Default" table:formula="of:=IF(MOD([.$F$4];[.A5892])=0;[.A58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style-name="Default" table:formula="of:=IF(MOD([.$F$4];[.A5893])=0;[.A58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style-name="Default" table:formula="of:=IF(MOD([.$F$4];[.A5894])=0;[.A58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style-name="Default" table:formula="of:=IF(MOD([.$F$4];[.A5895])=0;[.A58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style-name="Default" table:formula="of:=IF(MOD([.$F$4];[.A5896])=0;[.A58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style-name="Default" table:formula="of:=IF(MOD([.$F$4];[.A5897])=0;[.A58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style-name="Default" table:formula="of:=IF(MOD([.$F$4];[.A5898])=0;[.A58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style-name="Default" table:formula="of:=IF(MOD([.$F$4];[.A5899])=0;[.A58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style-name="Default" table:formula="of:=IF(MOD([.$F$4];[.A5900])=0;[.A59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style-name="Default" table:formula="of:=IF(MOD([.$F$4];[.A5901])=0;[.A59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style-name="Default" table:formula="of:=IF(MOD([.$F$4];[.A5902])=0;[.A59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style-name="Default" table:formula="of:=IF(MOD([.$F$4];[.A5903])=0;[.A59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style-name="Default" table:formula="of:=IF(MOD([.$F$4];[.A5904])=0;[.A59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style-name="Default" table:formula="of:=IF(MOD([.$F$4];[.A5905])=0;[.A59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style-name="Default" table:formula="of:=IF(MOD([.$F$4];[.A5906])=0;[.A59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style-name="Default" table:formula="of:=IF(MOD([.$F$4];[.A5907])=0;[.A59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style-name="Default" table:formula="of:=IF(MOD([.$F$4];[.A5908])=0;[.A59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style-name="Default" table:formula="of:=IF(MOD([.$F$4];[.A5909])=0;[.A59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style-name="Default" table:formula="of:=IF(MOD([.$F$4];[.A5910])=0;[.A59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style-name="Default" table:formula="of:=IF(MOD([.$F$4];[.A5911])=0;[.A59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style-name="Default" table:formula="of:=IF(MOD([.$F$4];[.A5912])=0;[.A59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style-name="Default" table:formula="of:=IF(MOD([.$F$4];[.A5913])=0;[.A59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style-name="Default" table:formula="of:=IF(MOD([.$F$4];[.A5914])=0;[.A59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style-name="Default" table:formula="of:=IF(MOD([.$F$4];[.A5915])=0;[.A59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style-name="Default" table:formula="of:=IF(MOD([.$F$4];[.A5916])=0;[.A59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style-name="Default" table:formula="of:=IF(MOD([.$F$4];[.A5917])=0;[.A59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style-name="Default" table:formula="of:=IF(MOD([.$F$4];[.A5918])=0;[.A59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style-name="Default" table:formula="of:=IF(MOD([.$F$4];[.A5919])=0;[.A59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style-name="Default" table:formula="of:=IF(MOD([.$F$4];[.A5920])=0;[.A59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style-name="Default" table:formula="of:=IF(MOD([.$F$4];[.A5921])=0;[.A59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style-name="Default" table:formula="of:=IF(MOD([.$F$4];[.A5922])=0;[.A59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style-name="Default" table:formula="of:=IF(MOD([.$F$4];[.A5923])=0;[.A59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style-name="Default" table:formula="of:=IF(MOD([.$F$4];[.A5924])=0;[.A59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style-name="Default" table:formula="of:=IF(MOD([.$F$4];[.A5925])=0;[.A59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style-name="Default" table:formula="of:=IF(MOD([.$F$4];[.A5926])=0;[.A59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style-name="Default" table:formula="of:=IF(MOD([.$F$4];[.A5927])=0;[.A59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style-name="Default" table:formula="of:=IF(MOD([.$F$4];[.A5928])=0;[.A59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style-name="Default" table:formula="of:=IF(MOD([.$F$4];[.A5929])=0;[.A59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style-name="Default" table:formula="of:=IF(MOD([.$F$4];[.A5930])=0;[.A59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style-name="Default" table:formula="of:=IF(MOD([.$F$4];[.A5931])=0;[.A59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style-name="Default" table:formula="of:=IF(MOD([.$F$4];[.A5932])=0;[.A59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style-name="Default" table:formula="of:=IF(MOD([.$F$4];[.A5933])=0;[.A59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style-name="Default" table:formula="of:=IF(MOD([.$F$4];[.A5934])=0;[.A59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style-name="Default" table:formula="of:=IF(MOD([.$F$4];[.A5935])=0;[.A59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style-name="Default" table:formula="of:=IF(MOD([.$F$4];[.A5936])=0;[.A59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style-name="Default" table:formula="of:=IF(MOD([.$F$4];[.A5937])=0;[.A59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style-name="Default" table:formula="of:=IF(MOD([.$F$4];[.A5938])=0;[.A59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style-name="Default" table:formula="of:=IF(MOD([.$F$4];[.A5939])=0;[.A59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style-name="Default" table:formula="of:=IF(MOD([.$F$4];[.A5940])=0;[.A59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style-name="Default" table:formula="of:=IF(MOD([.$F$4];[.A5941])=0;[.A59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style-name="Default" table:formula="of:=IF(MOD([.$F$4];[.A5942])=0;[.A59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style-name="Default" table:formula="of:=IF(MOD([.$F$4];[.A5943])=0;[.A59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style-name="Default" table:formula="of:=IF(MOD([.$F$4];[.A5944])=0;[.A59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style-name="Default" table:formula="of:=IF(MOD([.$F$4];[.A5945])=0;[.A59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style-name="Default" table:formula="of:=IF(MOD([.$F$4];[.A5946])=0;[.A59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style-name="Default" table:formula="of:=IF(MOD([.$F$4];[.A5947])=0;[.A59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style-name="Default" table:formula="of:=IF(MOD([.$F$4];[.A5948])=0;[.A59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style-name="Default" table:formula="of:=IF(MOD([.$F$4];[.A5949])=0;[.A59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style-name="Default" table:formula="of:=IF(MOD([.$F$4];[.A5950])=0;[.A59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style-name="Default" table:formula="of:=IF(MOD([.$F$4];[.A5951])=0;[.A59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style-name="Default" table:formula="of:=IF(MOD([.$F$4];[.A5952])=0;[.A59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style-name="Default" table:formula="of:=IF(MOD([.$F$4];[.A5953])=0;[.A59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style-name="Default" table:formula="of:=IF(MOD([.$F$4];[.A5954])=0;[.A59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style-name="Default" table:formula="of:=IF(MOD([.$F$4];[.A5955])=0;[.A59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style-name="Default" table:formula="of:=IF(MOD([.$F$4];[.A5956])=0;[.A59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style-name="Default" table:formula="of:=IF(MOD([.$F$4];[.A5957])=0;[.A59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style-name="Default" table:formula="of:=IF(MOD([.$F$4];[.A5958])=0;[.A59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style-name="Default" table:formula="of:=IF(MOD([.$F$4];[.A5959])=0;[.A59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style-name="Default" table:formula="of:=IF(MOD([.$F$4];[.A5960])=0;[.A59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style-name="Default" table:formula="of:=IF(MOD([.$F$4];[.A5961])=0;[.A59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style-name="Default" table:formula="of:=IF(MOD([.$F$4];[.A5962])=0;[.A59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style-name="Default" table:formula="of:=IF(MOD([.$F$4];[.A5963])=0;[.A59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style-name="Default" table:formula="of:=IF(MOD([.$F$4];[.A5964])=0;[.A59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style-name="Default" table:formula="of:=IF(MOD([.$F$4];[.A5965])=0;[.A59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style-name="Default" table:formula="of:=IF(MOD([.$F$4];[.A5966])=0;[.A59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style-name="Default" table:formula="of:=IF(MOD([.$F$4];[.A5967])=0;[.A59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style-name="Default" table:formula="of:=IF(MOD([.$F$4];[.A5968])=0;[.A59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style-name="Default" table:formula="of:=IF(MOD([.$F$4];[.A5969])=0;[.A59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style-name="Default" table:formula="of:=IF(MOD([.$F$4];[.A5970])=0;[.A59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style-name="Default" table:formula="of:=IF(MOD([.$F$4];[.A5971])=0;[.A59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style-name="Default" table:formula="of:=IF(MOD([.$F$4];[.A5972])=0;[.A59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style-name="Default" table:formula="of:=IF(MOD([.$F$4];[.A5973])=0;[.A59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style-name="Default" table:formula="of:=IF(MOD([.$F$4];[.A5974])=0;[.A59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style-name="Default" table:formula="of:=IF(MOD([.$F$4];[.A5975])=0;[.A59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style-name="Default" table:formula="of:=IF(MOD([.$F$4];[.A5976])=0;[.A59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style-name="Default" table:formula="of:=IF(MOD([.$F$4];[.A5977])=0;[.A59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style-name="Default" table:formula="of:=IF(MOD([.$F$4];[.A5978])=0;[.A59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style-name="Default" table:formula="of:=IF(MOD([.$F$4];[.A5979])=0;[.A59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style-name="Default" table:formula="of:=IF(MOD([.$F$4];[.A5980])=0;[.A59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style-name="Default" table:formula="of:=IF(MOD([.$F$4];[.A5981])=0;[.A59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style-name="Default" table:formula="of:=IF(MOD([.$F$4];[.A5982])=0;[.A59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style-name="Default" table:formula="of:=IF(MOD([.$F$4];[.A5983])=0;[.A59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style-name="Default" table:formula="of:=IF(MOD([.$F$4];[.A5984])=0;[.A59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style-name="Default" table:formula="of:=IF(MOD([.$F$4];[.A5985])=0;[.A59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style-name="Default" table:formula="of:=IF(MOD([.$F$4];[.A5986])=0;[.A59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style-name="Default" table:formula="of:=IF(MOD([.$F$4];[.A5987])=0;[.A59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style-name="Default" table:formula="of:=IF(MOD([.$F$4];[.A5988])=0;[.A59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style-name="Default" table:formula="of:=IF(MOD([.$F$4];[.A5989])=0;[.A59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style-name="Default" table:formula="of:=IF(MOD([.$F$4];[.A5990])=0;[.A59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style-name="Default" table:formula="of:=IF(MOD([.$F$4];[.A5991])=0;[.A59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style-name="Default" table:formula="of:=IF(MOD([.$F$4];[.A5992])=0;[.A59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style-name="Default" table:formula="of:=IF(MOD([.$F$4];[.A5993])=0;[.A59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style-name="Default" table:formula="of:=IF(MOD([.$F$4];[.A5994])=0;[.A59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style-name="Default" table:formula="of:=IF(MOD([.$F$4];[.A5995])=0;[.A59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style-name="Default" table:formula="of:=IF(MOD([.$F$4];[.A5996])=0;[.A59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style-name="Default" table:formula="of:=IF(MOD([.$F$4];[.A5997])=0;[.A59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style-name="Default" table:formula="of:=IF(MOD([.$F$4];[.A5998])=0;[.A59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style-name="Default" table:formula="of:=IF(MOD([.$F$4];[.A5999])=0;[.A59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style-name="Default" table:formula="of:=IF(MOD([.$F$4];[.A6000])=0;[.A60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style-name="Default" table:formula="of:=IF(MOD([.$F$4];[.A6001])=0;[.A60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style-name="Default" table:formula="of:=IF(MOD([.$F$4];[.A6002])=0;[.A60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style-name="Default" table:formula="of:=IF(MOD([.$F$4];[.A6003])=0;[.A60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style-name="Default" table:formula="of:=IF(MOD([.$F$4];[.A6004])=0;[.A60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style-name="Default" table:formula="of:=IF(MOD([.$F$4];[.A6005])=0;[.A60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0:59:08.85015987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11:15:52.825964683</dc:date>
    <meta:generator>LibreOffice/6.0.2.1$Linux_X86_64 LibreOffice_project/00m0$Build-1</meta:generator>
    <meta:editing-duration>PT48M29S</meta:editing-duration>
    <meta:editing-cycles>4</meta:editing-cycles>
    <meta:document-statistic meta:table-count="3" meta:cell-count="12007" meta:object-count="0"/>
  </office:meta>
</office:document-meta>
</file>